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6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6.A" style:family="table-column">
      <style:table-column-properties style:column-width="2.404cm"/>
    </style:style>
    <style:style style:name="Taula6.B" style:family="table-column">
      <style:table-column-properties style:column-width="3.307cm"/>
    </style:style>
    <style:style style:name="Taula6.C" style:family="table-column">
      <style:table-column-properties style:column-width="0.882cm"/>
    </style:style>
    <style:style style:name="Taula6.D" style:family="table-column">
      <style:table-column-properties style:column-width="6.502cm"/>
    </style:style>
    <style:style style:name="Taula6.E" style:family="table-column">
      <style:table-column-properties style:column-width="3.918cm"/>
    </style:style>
    <style:style style:name="Taula6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.A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.3" style:family="table-row">
      <style:table-row-properties fo:background-color="transparent" fo:keep-together="auto">
        <style:background-image/>
      </style:table-row-properties>
    </style:style>
    <style:style style:name="Taula6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.A4" style:family="table-cell">
      <style:table-cell-properties fo:background-color="transparent" fo:padding="0.101cm" fo:border="0.05pt solid #000000">
        <style:background-image/>
      </style:table-cell-properties>
    </style:style>
    <style:style style:name="Taula6.B4" style:family="table-cell">
      <style:table-cell-properties fo:padding="0.101cm" fo:border-left="0.05pt solid #000000" fo:border-right="none" fo:border-top="none" fo:border-bottom="0.05pt solid #000000"/>
    </style:style>
    <style:style style:name="Taula6.C4" style:family="table-cell">
      <style:table-cell-properties fo:padding="0.101cm" fo:border-left="0.05pt solid #000000" fo:border-right="none" fo:border-top="none" fo:border-bottom="0.05pt solid #000000"/>
    </style:style>
    <style:style style:name="Taula6.D4" style:family="table-cell">
      <style:table-cell-properties fo:padding="0.101cm" fo:border-left="0.05pt solid #000000" fo:border-right="none" fo:border-top="none" fo:border-bottom="0.05pt solid #000000"/>
    </style:style>
    <style:style style:name="Taula6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6.B5" style:family="table-cell">
      <style:table-cell-properties fo:padding="0.101cm" fo:border-left="0.05pt solid #000000" fo:border-right="none" fo:border-top="none" fo:border-bottom="0.05pt solid #000000"/>
    </style:style>
    <style:style style:name="Taula6.C5" style:family="table-cell">
      <style:table-cell-properties fo:padding="0.101cm" fo:border-left="0.05pt solid #000000" fo:border-right="none" fo:border-top="none" fo:border-bottom="0.05pt solid #000000"/>
    </style:style>
    <style:style style:name="Taula6.D5" style:family="table-cell">
      <style:table-cell-properties fo:padding="0.101cm" fo:border-left="0.05pt solid #000000" fo:border-right="none" fo:border-top="none" fo:border-bottom="0.05pt solid #000000"/>
    </style:style>
    <style:style style:name="Taula6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.B6" style:family="table-cell">
      <style:table-cell-properties fo:padding="0.101cm" fo:border-left="0.05pt solid #000000" fo:border-right="none" fo:border-top="none" fo:border-bottom="0.05pt solid #000000"/>
    </style:style>
    <style:style style:name="Taula6.C6" style:family="table-cell">
      <style:table-cell-properties fo:padding="0.101cm" fo:border-left="0.05pt solid #000000" fo:border-right="none" fo:border-top="none" fo:border-bottom="0.05pt solid #000000"/>
    </style:style>
    <style:style style:name="Taula6.D6" style:family="table-cell">
      <style:table-cell-properties fo:padding="0.101cm" fo:border-left="0.05pt solid #000000" fo:border-right="none" fo:border-top="none" fo:border-bottom="0.05pt solid #000000"/>
    </style:style>
    <style:style style:name="Taula6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.B7" style:family="table-cell">
      <style:table-cell-properties fo:padding="0.101cm" fo:border-left="0.05pt solid #000000" fo:border-right="none" fo:border-top="none" fo:border-bottom="0.05pt solid #000000"/>
    </style:style>
    <style:style style:name="Taula6.C7" style:family="table-cell">
      <style:table-cell-properties fo:padding="0.101cm" fo:border-left="0.05pt solid #000000" fo:border-right="none" fo:border-top="none" fo:border-bottom="0.05pt solid #000000"/>
    </style:style>
    <style:style style:name="Taula6.D7" style:family="table-cell">
      <style:table-cell-properties fo:padding="0.101cm" fo:border-left="0.05pt solid #000000" fo:border-right="none" fo:border-top="none" fo:border-bottom="0.05pt solid #000000"/>
    </style:style>
    <style:style style:name="Taula6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8" style:family="table">
      <style:table-properties style:width="17.013cm" fo:margin-left="0cm" table:align="left"/>
    </style:style>
    <style:style style:name="Taula8.A" style:family="table-column">
      <style:table-column-properties style:column-width="17.013cm"/>
    </style:style>
    <style:style style:name="Taula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9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9.A" style:family="table-column">
      <style:table-column-properties style:column-width="17.013cm"/>
    </style:style>
    <style:style style:name="Taula9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12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2.A" style:family="table-column">
      <style:table-column-properties style:column-width="2.205cm"/>
    </style:style>
    <style:style style:name="Taula12.B" style:family="table-column">
      <style:table-column-properties style:column-width="3.903cm"/>
    </style:style>
    <style:style style:name="Taula12.C" style:family="table-column">
      <style:table-column-properties style:column-width="0.882cm"/>
    </style:style>
    <style:style style:name="Taula12.D" style:family="table-column">
      <style:table-column-properties style:column-width="6.105cm"/>
    </style:style>
    <style:style style:name="Taula12.E" style:family="table-column">
      <style:table-column-properties style:column-width="3.918cm"/>
    </style:style>
    <style:style style:name="Taula12.1" style:family="table-row">
      <style:table-row-properties fo:background-color="transparent" fo:keep-together="auto">
        <style:background-image/>
      </style:table-row-properties>
    </style:style>
    <style:style style:name="Taula12.A1" style:family="table-cell">
      <style:table-cell-properties style:vertical-align="" fo:background-color="#e6e6ff" fo:padding="0.10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ula12.E1" style:family="table-cell">
      <style:table-cell-properties style:vertical-align="" fo:background-color="#e6e6ff" fo:padding="0.101cm" fo:border="0.05pt solid #000000" style:writing-mode="lr-tb">
        <style:background-image/>
      </style:table-cell-properties>
    </style:style>
    <style:style style:name="Taula12.A2" style:family="table-cell">
      <style:table-cell-properties fo:background-color="transparent" fo:padding="0.101cm" fo:border="0.05pt solid #000000">
        <style:background-image/>
      </style:table-cell-properties>
    </style:style>
    <style:style style:name="Taula12.B2" style:family="table-cell">
      <style:table-cell-properties fo:padding="0.101cm" fo:border-left="0.05pt solid #000000" fo:border-right="none" fo:border-top="none" fo:border-bottom="0.05pt solid #000000"/>
    </style:style>
    <style:style style:name="Taula12.C2" style:family="table-cell">
      <style:table-cell-properties fo:padding="0.101cm" fo:border-left="0.05pt solid #000000" fo:border-right="none" fo:border-top="none" fo:border-bottom="0.05pt solid #000000"/>
    </style:style>
    <style:style style:name="Taula12.D2" style:family="table-cell">
      <style:table-cell-properties fo:padding="0.101cm" fo:border-left="0.05pt solid #000000" fo:border-right="none" fo:border-top="none" fo:border-bottom="0.05pt solid #000000"/>
    </style:style>
    <style:style style:name="Taula12.E2" style:family="table-cell">
      <style:table-cell-properties fo:padding="0.101cm" fo:border-left="0.05pt solid #000000" fo:border-right="0.05pt solid #000000" fo:border-top="none" fo:border-bottom="0.05pt solid #000000"/>
    </style:style>
    <style:style style:name="Taula12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2.B3" style:family="table-cell">
      <style:table-cell-properties fo:padding="0.101cm" fo:border-left="0.05pt solid #000000" fo:border-right="none" fo:border-top="none" fo:border-bottom="0.05pt solid #000000"/>
    </style:style>
    <style:style style:name="Taula12.C3" style:family="table-cell">
      <style:table-cell-properties fo:padding="0.101cm" fo:border-left="0.05pt solid #000000" fo:border-right="none" fo:border-top="none" fo:border-bottom="0.05pt solid #000000"/>
    </style:style>
    <style:style style:name="Taula12.D3" style:family="table-cell">
      <style:table-cell-properties fo:padding="0.101cm" fo:border-left="0.05pt solid #000000" fo:border-right="none" fo:border-top="none" fo:border-bottom="0.05pt solid #000000"/>
    </style:style>
    <style:style style:name="Taula12.E3" style:family="table-cell">
      <style:table-cell-properties fo:padding="0.101cm" fo:border-left="0.05pt solid #000000" fo:border-right="0.05pt solid #000000" fo:border-top="none" fo:border-bottom="0.05pt solid #000000"/>
    </style:style>
    <style:style style:name="Taula12.A4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2.B4" style:family="table-cell">
      <style:table-cell-properties fo:padding="0.101cm" fo:border-left="0.05pt solid #000000" fo:border-right="none" fo:border-top="none" fo:border-bottom="0.05pt solid #000000"/>
    </style:style>
    <style:style style:name="Taula12.C4" style:family="table-cell">
      <style:table-cell-properties fo:padding="0.101cm" fo:border-left="0.05pt solid #000000" fo:border-right="none" fo:border-top="none" fo:border-bottom="0.05pt solid #000000"/>
    </style:style>
    <style:style style:name="Taula12.D4" style:family="table-cell">
      <style:table-cell-properties fo:padding="0.101cm" fo:border-left="0.05pt solid #000000" fo:border-right="none" fo:border-top="none" fo:border-bottom="0.05pt solid #000000"/>
    </style:style>
    <style:style style:name="Taula12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12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2.B5" style:family="table-cell">
      <style:table-cell-properties fo:padding="0.101cm" fo:border-left="0.05pt solid #000000" fo:border-right="none" fo:border-top="none" fo:border-bottom="0.05pt solid #000000"/>
    </style:style>
    <style:style style:name="Taula12.C5" style:family="table-cell">
      <style:table-cell-properties fo:padding="0.101cm" fo:border-left="0.05pt solid #000000" fo:border-right="none" fo:border-top="none" fo:border-bottom="0.05pt solid #000000"/>
    </style:style>
    <style:style style:name="Taula12.D5" style:family="table-cell">
      <style:table-cell-properties fo:padding="0.101cm" fo:border-left="0.05pt solid #000000" fo:border-right="none" fo:border-top="none" fo:border-bottom="0.05pt solid #000000"/>
    </style:style>
    <style:style style:name="Taula12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2.A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2.B6" style:family="table-cell">
      <style:table-cell-properties fo:padding="0.101cm" fo:border-left="0.05pt solid #000000" fo:border-right="none" fo:border-top="none" fo:border-bottom="0.05pt solid #000000"/>
    </style:style>
    <style:style style:name="Taula12.C6" style:family="table-cell">
      <style:table-cell-properties fo:padding="0.101cm" fo:border-left="0.05pt solid #000000" fo:border-right="none" fo:border-top="none" fo:border-bottom="0.05pt solid #000000"/>
    </style:style>
    <style:style style:name="Taula12.D6" style:family="table-cell">
      <style:table-cell-properties fo:padding="0.101cm" fo:border-left="0.05pt solid #000000" fo:border-right="none" fo:border-top="none" fo:border-bottom="0.05pt solid #000000"/>
    </style:style>
    <style:style style:name="Taula12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2.A7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2.B7" style:family="table-cell">
      <style:table-cell-properties fo:padding="0.101cm" fo:border-left="0.05pt solid #000000" fo:border-right="none" fo:border-top="none" fo:border-bottom="0.05pt solid #000000"/>
    </style:style>
    <style:style style:name="Taula12.C7" style:family="table-cell">
      <style:table-cell-properties fo:padding="0.101cm" fo:border-left="0.05pt solid #000000" fo:border-right="none" fo:border-top="none" fo:border-bottom="0.05pt solid #000000"/>
    </style:style>
    <style:style style:name="Taula12.D7" style:family="table-cell">
      <style:table-cell-properties fo:padding="0.101cm" fo:border-left="0.05pt solid #000000" fo:border-right="none" fo:border-top="none" fo:border-bottom="0.05pt solid #000000"/>
    </style:style>
    <style:style style:name="Taula12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13" style:family="table">
      <style:table-properties style:width="17.013cm" fo:margin-left="0cm" table:align="left"/>
    </style:style>
    <style:style style:name="Taula13.A" style:family="table-column">
      <style:table-column-properties style:column-width="17.013cm"/>
    </style:style>
    <style:style style:name="Taula1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16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6.A" style:family="table-column">
      <style:table-column-properties style:column-width="2.205cm"/>
    </style:style>
    <style:style style:name="Taula16.B" style:family="table-column">
      <style:table-column-properties style:column-width="3.903cm"/>
    </style:style>
    <style:style style:name="Taula16.C" style:family="table-column">
      <style:table-column-properties style:column-width="0.882cm"/>
    </style:style>
    <style:style style:name="Taula16.D" style:family="table-column">
      <style:table-column-properties style:column-width="6.105cm"/>
    </style:style>
    <style:style style:name="Taula16.E" style:family="table-column">
      <style:table-column-properties style:column-width="3.918cm"/>
    </style:style>
    <style:style style:name="Taula16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16.2" style:family="table-row">
      <style:table-row-properties fo:background-color="transparent" fo:keep-together="auto">
        <style:background-image/>
      </style:table-row-properties>
    </style:style>
    <style:style style:name="Taula16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6.E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6.B3" style:family="table-cell">
      <style:table-cell-properties fo:padding="0.101cm" fo:border-left="0.05pt solid #000000" fo:border-right="none" fo:border-top="none" fo:border-bottom="0.05pt solid #000000"/>
    </style:style>
    <style:style style:name="Taula16.C3" style:family="table-cell">
      <style:table-cell-properties fo:padding="0.101cm" fo:border-left="0.05pt solid #000000" fo:border-right="none" fo:border-top="none" fo:border-bottom="0.05pt solid #000000"/>
    </style:style>
    <style:style style:name="Taula16.D3" style:family="table-cell">
      <style:table-cell-properties fo:padding="0.101cm" fo:border-left="0.05pt solid #000000" fo:border-right="none" fo:border-top="none" fo:border-bottom="0.05pt solid #000000"/>
    </style:style>
    <style:style style:name="Taula16.E3" style:family="table-cell">
      <style:table-cell-properties fo:padding="0.101cm" fo:border-left="0.05pt solid #000000" fo:border-right="0.05pt solid #000000" fo:border-top="none" fo:border-bottom="0.05pt solid #000000"/>
    </style:style>
    <style:style style:name="Taula16.A4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6.B4" style:family="table-cell">
      <style:table-cell-properties fo:padding="0.101cm" fo:border-left="0.05pt solid #000000" fo:border-right="none" fo:border-top="none" fo:border-bottom="0.05pt solid #000000"/>
    </style:style>
    <style:style style:name="Taula16.C4" style:family="table-cell">
      <style:table-cell-properties fo:padding="0.101cm" fo:border-left="0.05pt solid #000000" fo:border-right="none" fo:border-top="none" fo:border-bottom="0.05pt solid #000000"/>
    </style:style>
    <style:style style:name="Taula16.D4" style:family="table-cell">
      <style:table-cell-properties fo:padding="0.101cm" fo:border-left="0.05pt solid #000000" fo:border-right="none" fo:border-top="none" fo:border-bottom="0.05pt solid #000000"/>
    </style:style>
    <style:style style:name="Taula16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16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6.B5" style:family="table-cell">
      <style:table-cell-properties fo:padding="0.101cm" fo:border-left="0.05pt solid #000000" fo:border-right="none" fo:border-top="none" fo:border-bottom="0.05pt solid #000000"/>
    </style:style>
    <style:style style:name="Taula16.C5" style:family="table-cell">
      <style:table-cell-properties fo:padding="0.101cm" fo:border-left="0.05pt solid #000000" fo:border-right="none" fo:border-top="none" fo:border-bottom="0.05pt solid #000000"/>
    </style:style>
    <style:style style:name="Taula16.D5" style:family="table-cell">
      <style:table-cell-properties fo:padding="0.101cm" fo:border-left="0.05pt solid #000000" fo:border-right="none" fo:border-top="none" fo:border-bottom="0.05pt solid #000000"/>
    </style:style>
    <style:style style:name="Taula16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.A" style:family="table-column">
      <style:table-column-properties style:column-width="3.198cm"/>
    </style:style>
    <style:style style:name="Taula1.B" style:family="table-column">
      <style:table-column-properties style:column-width="2.006cm"/>
    </style:style>
    <style:style style:name="Taula1.C" style:family="table-column">
      <style:table-column-properties style:column-width="0.794cm"/>
    </style:style>
    <style:style style:name="Taula1.D" style:family="table-column">
      <style:table-column-properties style:column-width="6.703cm"/>
    </style:style>
    <style:style style:name="Taula1.E" style:family="table-column">
      <style:table-column-properties style:column-width="4.313cm"/>
    </style:style>
    <style:style style:name="Taula1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1.A2" style:family="table-cell">
      <style:table-cell-properties fo:background-color="transparent" fo:padding="0.101cm" fo:border="0.05pt solid #000000">
        <style:background-image/>
      </style:table-cell-properties>
    </style:style>
    <style:style style:name="Taula1.3" style:family="table-row">
      <style:table-row-properties fo:background-color="transparent" fo:keep-together="auto">
        <style:background-image/>
      </style:table-row-properties>
    </style:style>
    <style:style style:name="Taula1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.B4" style:family="table-cell">
      <style:table-cell-properties fo:padding="0.101cm" fo:border-left="0.05pt solid #000000" fo:border-right="none" fo:border-top="none" fo:border-bottom="0.05pt solid #000000"/>
    </style:style>
    <style:style style:name="Taula1.C4" style:family="table-cell">
      <style:table-cell-properties fo:padding="0.101cm" fo:border-left="0.05pt solid #000000" fo:border-right="none" fo:border-top="none" fo:border-bottom="0.05pt solid #000000"/>
    </style:style>
    <style:style style:name="Taula1.D4" style:family="table-cell">
      <style:table-cell-properties fo:padding="0.101cm" fo:border-left="0.05pt solid #000000" fo:border-right="none" fo:border-top="none" fo:border-bottom="0.05pt solid #000000"/>
    </style:style>
    <style:style style:name="Taula1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1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.B5" style:family="table-cell">
      <style:table-cell-properties fo:padding="0.101cm" fo:border-left="0.05pt solid #000000" fo:border-right="none" fo:border-top="none" fo:border-bottom="0.05pt solid #000000"/>
    </style:style>
    <style:style style:name="Taula1.C5" style:family="table-cell">
      <style:table-cell-properties fo:padding="0.101cm" fo:border-left="0.05pt solid #000000" fo:border-right="none" fo:border-top="none" fo:border-bottom="0.05pt solid #000000"/>
    </style:style>
    <style:style style:name="Taula1.D5" style:family="table-cell">
      <style:table-cell-properties fo:padding="0.101cm" fo:border-left="0.05pt solid #000000" fo:border-right="none" fo:border-top="none" fo:border-bottom="0.05pt solid #000000"/>
    </style:style>
    <style:style style:name="Taula1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.A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.B6" style:family="table-cell">
      <style:table-cell-properties fo:padding="0.101cm" fo:border-left="0.05pt solid #000000" fo:border-right="none" fo:border-top="none" fo:border-bottom="0.05pt solid #000000"/>
    </style:style>
    <style:style style:name="Taula1.C6" style:family="table-cell">
      <style:table-cell-properties fo:padding="0.101cm" fo:border-left="0.05pt solid #000000" fo:border-right="none" fo:border-top="none" fo:border-bottom="0.05pt solid #000000"/>
    </style:style>
    <style:style style:name="Taula1.D6" style:family="table-cell">
      <style:table-cell-properties fo:padding="0.101cm" fo:border-left="0.05pt solid #000000" fo:border-right="none" fo:border-top="none" fo:border-bottom="0.05pt solid #000000"/>
    </style:style>
    <style:style style:name="Taula1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.A7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.B7" style:family="table-cell">
      <style:table-cell-properties fo:padding="0.101cm" fo:border-left="0.05pt solid #000000" fo:border-right="none" fo:border-top="none" fo:border-bottom="0.05pt solid #000000"/>
    </style:style>
    <style:style style:name="Taula1.C7" style:family="table-cell">
      <style:table-cell-properties fo:padding="0.101cm" fo:border-left="0.05pt solid #000000" fo:border-right="none" fo:border-top="none" fo:border-bottom="0.05pt solid #000000"/>
    </style:style>
    <style:style style:name="Taula1.D7" style:family="table-cell">
      <style:table-cell-properties fo:padding="0.101cm" fo:border-left="0.05pt solid #000000" fo:border-right="none" fo:border-top="none" fo:border-bottom="0.05pt solid #000000"/>
    </style:style>
    <style:style style:name="Taula1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1.A8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.B8" style:family="table-cell">
      <style:table-cell-properties fo:padding="0.101cm" fo:border-left="0.05pt solid #000000" fo:border-right="none" fo:border-top="none" fo:border-bottom="0.05pt solid #000000"/>
    </style:style>
    <style:style style:name="Taula1.C8" style:family="table-cell">
      <style:table-cell-properties fo:padding="0.101cm" fo:border-left="0.05pt solid #000000" fo:border-right="none" fo:border-top="none" fo:border-bottom="0.05pt solid #000000"/>
    </style:style>
    <style:style style:name="Taula1.D8" style:family="table-cell">
      <style:table-cell-properties fo:padding="0.101cm" fo:border-left="0.05pt solid #000000" fo:border-right="none" fo:border-top="none" fo:border-bottom="0.05pt solid #000000"/>
    </style:style>
    <style:style style:name="Taula1.E8" style:family="table-cell">
      <style:table-cell-properties fo:padding="0.101cm" fo:border-left="0.05pt solid #000000" fo:border-right="0.05pt solid #000000" fo:border-top="none" fo:border-bottom="0.05pt solid #000000"/>
    </style:style>
    <style:style style:name="Taula1.A9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.B9" style:family="table-cell">
      <style:table-cell-properties fo:padding="0.101cm" fo:border-left="0.05pt solid #000000" fo:border-right="none" fo:border-top="none" fo:border-bottom="0.05pt solid #000000"/>
    </style:style>
    <style:style style:name="Taula1.C9" style:family="table-cell">
      <style:table-cell-properties fo:padding="0.101cm" fo:border-left="0.05pt solid #000000" fo:border-right="none" fo:border-top="none" fo:border-bottom="0.05pt solid #000000"/>
    </style:style>
    <style:style style:name="Taula1.D9" style:family="table-cell">
      <style:table-cell-properties fo:padding="0.101cm" fo:border-left="0.05pt solid #000000" fo:border-right="none" fo:border-top="none" fo:border-bottom="0.05pt solid #000000"/>
    </style:style>
    <style:style style:name="Taula1.E9" style:family="table-cell">
      <style:table-cell-properties fo:padding="0.101cm" fo:border-left="0.05pt solid #000000" fo:border-right="0.05pt solid #000000" fo:border-top="none" fo:border-bottom="0.05pt solid #000000"/>
    </style:style>
    <style:style style:name="Taula1.A10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.B10" style:family="table-cell">
      <style:table-cell-properties fo:padding="0.101cm" fo:border-left="0.05pt solid #000000" fo:border-right="none" fo:border-top="none" fo:border-bottom="0.05pt solid #000000"/>
    </style:style>
    <style:style style:name="Taula1.C10" style:family="table-cell">
      <style:table-cell-properties fo:padding="0.101cm" fo:border-left="0.05pt solid #000000" fo:border-right="none" fo:border-top="none" fo:border-bottom="0.05pt solid #000000"/>
    </style:style>
    <style:style style:name="Taula1.D10" style:family="table-cell">
      <style:table-cell-properties fo:padding="0.101cm" fo:border-left="0.05pt solid #000000" fo:border-right="none" fo:border-top="none" fo:border-bottom="0.05pt solid #000000"/>
    </style:style>
    <style:style style:name="Taula1.E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1.A11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.B11" style:family="table-cell">
      <style:table-cell-properties fo:padding="0.101cm" fo:border-left="0.05pt solid #000000" fo:border-right="none" fo:border-top="none" fo:border-bottom="0.05pt solid #000000"/>
    </style:style>
    <style:style style:name="Taula1.C11" style:family="table-cell">
      <style:table-cell-properties fo:padding="0.101cm" fo:border-left="0.05pt solid #000000" fo:border-right="none" fo:border-top="none" fo:border-bottom="0.05pt solid #000000"/>
    </style:style>
    <style:style style:name="Taula1.D11" style:family="table-cell">
      <style:table-cell-properties fo:padding="0.101cm" fo:border-left="0.05pt solid #000000" fo:border-right="none" fo:border-top="none" fo:border-bottom="0.05pt solid #000000"/>
    </style:style>
    <style:style style:name="Taula1.E11" style:family="table-cell">
      <style:table-cell-properties fo:padding="0.101cm" fo:border-left="0.05pt solid #000000" fo:border-right="0.05pt solid #000000" fo:border-top="none" fo:border-bottom="0.05pt solid #000000"/>
    </style:style>
    <style:style style:name="Taula1.A1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.B12" style:family="table-cell">
      <style:table-cell-properties fo:padding="0.101cm" fo:border-left="0.05pt solid #000000" fo:border-right="none" fo:border-top="none" fo:border-bottom="0.05pt solid #000000"/>
    </style:style>
    <style:style style:name="Taula1.C12" style:family="table-cell">
      <style:table-cell-properties fo:padding="0.101cm" fo:border-left="0.05pt solid #000000" fo:border-right="none" fo:border-top="none" fo:border-bottom="0.05pt solid #000000"/>
    </style:style>
    <style:style style:name="Taula1.D12" style:family="table-cell">
      <style:table-cell-properties fo:padding="0.101cm" fo:border-left="0.05pt solid #000000" fo:border-right="none" fo:border-top="none" fo:border-bottom="0.05pt solid #000000"/>
    </style:style>
    <style:style style:name="Taula1.E12" style:family="table-cell">
      <style:table-cell-properties fo:padding="0.101cm" fo:border-left="0.05pt solid #000000" fo:border-right="0.05pt solid #000000" fo:border-top="none" fo:border-bottom="0.05pt solid #000000"/>
    </style:style>
    <style:style style:name="Taula3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.A" style:family="table-column">
      <style:table-column-properties style:column-width="3.198cm"/>
    </style:style>
    <style:style style:name="Taula3.B" style:family="table-column">
      <style:table-column-properties style:column-width="2.006cm"/>
    </style:style>
    <style:style style:name="Taula3.C" style:family="table-column">
      <style:table-column-properties style:column-width="0.794cm"/>
    </style:style>
    <style:style style:name="Taula3.D" style:family="table-column">
      <style:table-column-properties style:column-width="6.306cm"/>
    </style:style>
    <style:style style:name="Taula3.E" style:family="table-column">
      <style:table-column-properties style:column-width="4.71cm"/>
    </style:style>
    <style:style style:name="Taula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3.A2" style:family="table-cell">
      <style:table-cell-properties fo:background-color="transparent" fo:padding="0.101cm" fo:border="0.05pt solid #000000">
        <style:background-image/>
      </style:table-cell-properties>
    </style:style>
    <style:style style:name="Taula3.3" style:family="table-row">
      <style:table-row-properties fo:background-color="transparent" fo:keep-together="auto">
        <style:background-image/>
      </style:table-row-properties>
    </style:style>
    <style:style style:name="Taula3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.B4" style:family="table-cell">
      <style:table-cell-properties fo:padding="0.101cm" fo:border-left="0.05pt solid #000000" fo:border-right="none" fo:border-top="none" fo:border-bottom="0.05pt solid #000000"/>
    </style:style>
    <style:style style:name="Taula3.C4" style:family="table-cell">
      <style:table-cell-properties fo:padding="0.101cm" fo:border-left="0.05pt solid #000000" fo:border-right="none" fo:border-top="none" fo:border-bottom="0.05pt solid #000000"/>
    </style:style>
    <style:style style:name="Taula3.D4" style:family="table-cell">
      <style:table-cell-properties fo:padding="0.101cm" fo:border-left="0.05pt solid #000000" fo:border-right="none" fo:border-top="none" fo:border-bottom="0.05pt solid #000000"/>
    </style:style>
    <style:style style:name="Taula3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5" style:family="table-cell">
      <style:table-cell-properties fo:padding="0.101cm" fo:border-left="0.05pt solid #000000" fo:border-right="none" fo:border-top="none" fo:border-bottom="0.05pt solid #000000"/>
    </style:style>
    <style:style style:name="Taula3.C5" style:family="table-cell">
      <style:table-cell-properties fo:padding="0.101cm" fo:border-left="0.05pt solid #000000" fo:border-right="none" fo:border-top="none" fo:border-bottom="0.05pt solid #000000"/>
    </style:style>
    <style:style style:name="Taula3.D5" style:family="table-cell">
      <style:table-cell-properties fo:padding="0.101cm" fo:border-left="0.05pt solid #000000" fo:border-right="none" fo:border-top="none" fo:border-bottom="0.05pt solid #000000"/>
    </style:style>
    <style:style style:name="Taula3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6" style:family="table-cell">
      <style:table-cell-properties fo:padding="0.101cm" fo:border-left="0.05pt solid #000000" fo:border-right="none" fo:border-top="none" fo:border-bottom="0.05pt solid #000000"/>
    </style:style>
    <style:style style:name="Taula3.C6" style:family="table-cell">
      <style:table-cell-properties fo:padding="0.101cm" fo:border-left="0.05pt solid #000000" fo:border-right="none" fo:border-top="none" fo:border-bottom="0.05pt solid #000000"/>
    </style:style>
    <style:style style:name="Taula3.D6" style:family="table-cell">
      <style:table-cell-properties fo:padding="0.101cm" fo:border-left="0.05pt solid #000000" fo:border-right="none" fo:border-top="none" fo:border-bottom="0.05pt solid #000000"/>
    </style:style>
    <style:style style:name="Taula3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7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7" style:family="table-cell">
      <style:table-cell-properties fo:padding="0.101cm" fo:border-left="0.05pt solid #000000" fo:border-right="none" fo:border-top="none" fo:border-bottom="0.05pt solid #000000"/>
    </style:style>
    <style:style style:name="Taula3.C7" style:family="table-cell">
      <style:table-cell-properties fo:padding="0.101cm" fo:border-left="0.05pt solid #000000" fo:border-right="none" fo:border-top="none" fo:border-bottom="0.05pt solid #000000"/>
    </style:style>
    <style:style style:name="Taula3.D7" style:family="table-cell">
      <style:table-cell-properties fo:padding="0.101cm" fo:border-left="0.05pt solid #000000" fo:border-right="none" fo:border-top="none" fo:border-bottom="0.05pt solid #000000"/>
    </style:style>
    <style:style style:name="Taula3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8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8" style:family="table-cell">
      <style:table-cell-properties fo:padding="0.101cm" fo:border-left="0.05pt solid #000000" fo:border-right="none" fo:border-top="none" fo:border-bottom="0.05pt solid #000000"/>
    </style:style>
    <style:style style:name="Taula3.C8" style:family="table-cell">
      <style:table-cell-properties fo:padding="0.101cm" fo:border-left="0.05pt solid #000000" fo:border-right="none" fo:border-top="none" fo:border-bottom="0.05pt solid #000000"/>
    </style:style>
    <style:style style:name="Taula3.D8" style:family="table-cell">
      <style:table-cell-properties fo:padding="0.101cm" fo:border-left="0.05pt solid #000000" fo:border-right="none" fo:border-top="none" fo:border-bottom="0.05pt solid #000000"/>
    </style:style>
    <style:style style:name="Taula3.E8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9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9" style:family="table-cell">
      <style:table-cell-properties fo:padding="0.101cm" fo:border-left="0.05pt solid #000000" fo:border-right="none" fo:border-top="none" fo:border-bottom="0.05pt solid #000000"/>
    </style:style>
    <style:style style:name="Taula3.C9" style:family="table-cell">
      <style:table-cell-properties fo:padding="0.101cm" fo:border-left="0.05pt solid #000000" fo:border-right="none" fo:border-top="none" fo:border-bottom="0.05pt solid #000000"/>
    </style:style>
    <style:style style:name="Taula3.D9" style:family="table-cell">
      <style:table-cell-properties fo:padding="0.101cm" fo:border-left="0.05pt solid #000000" fo:border-right="none" fo:border-top="none" fo:border-bottom="0.05pt solid #000000"/>
    </style:style>
    <style:style style:name="Taula3.E9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10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10" style:family="table-cell">
      <style:table-cell-properties fo:padding="0.101cm" fo:border-left="0.05pt solid #000000" fo:border-right="none" fo:border-top="none" fo:border-bottom="0.05pt solid #000000"/>
    </style:style>
    <style:style style:name="Taula3.C10" style:family="table-cell">
      <style:table-cell-properties fo:padding="0.101cm" fo:border-left="0.05pt solid #000000" fo:border-right="none" fo:border-top="none" fo:border-bottom="0.05pt solid #000000"/>
    </style:style>
    <style:style style:name="Taula3.D10" style:family="table-cell">
      <style:table-cell-properties fo:padding="0.101cm" fo:border-left="0.05pt solid #000000" fo:border-right="none" fo:border-top="none" fo:border-bottom="0.05pt solid #000000"/>
    </style:style>
    <style:style style:name="Taula3.E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11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11" style:family="table-cell">
      <style:table-cell-properties fo:padding="0.101cm" fo:border-left="0.05pt solid #000000" fo:border-right="none" fo:border-top="none" fo:border-bottom="0.05pt solid #000000"/>
    </style:style>
    <style:style style:name="Taula3.C11" style:family="table-cell">
      <style:table-cell-properties fo:padding="0.101cm" fo:border-left="0.05pt solid #000000" fo:border-right="none" fo:border-top="none" fo:border-bottom="0.05pt solid #000000"/>
    </style:style>
    <style:style style:name="Taula3.D11" style:family="table-cell">
      <style:table-cell-properties fo:padding="0.101cm" fo:border-left="0.05pt solid #000000" fo:border-right="none" fo:border-top="none" fo:border-bottom="0.05pt solid #000000"/>
    </style:style>
    <style:style style:name="Taula3.E11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1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12" style:family="table-cell">
      <style:table-cell-properties fo:padding="0.101cm" fo:border-left="0.05pt solid #000000" fo:border-right="none" fo:border-top="none" fo:border-bottom="0.05pt solid #000000"/>
    </style:style>
    <style:style style:name="Taula3.C12" style:family="table-cell">
      <style:table-cell-properties fo:padding="0.101cm" fo:border-left="0.05pt solid #000000" fo:border-right="none" fo:border-top="none" fo:border-bottom="0.05pt solid #000000"/>
    </style:style>
    <style:style style:name="Taula3.D12" style:family="table-cell">
      <style:table-cell-properties fo:padding="0.101cm" fo:border-left="0.05pt solid #000000" fo:border-right="none" fo:border-top="none" fo:border-bottom="0.05pt solid #000000"/>
    </style:style>
    <style:style style:name="Taula3.E12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1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13" style:family="table-cell">
      <style:table-cell-properties fo:padding="0.101cm" fo:border-left="0.05pt solid #000000" fo:border-right="none" fo:border-top="none" fo:border-bottom="0.05pt solid #000000"/>
    </style:style>
    <style:style style:name="Taula3.C13" style:family="table-cell">
      <style:table-cell-properties fo:padding="0.101cm" fo:border-left="0.05pt solid #000000" fo:border-right="none" fo:border-top="none" fo:border-bottom="0.05pt solid #000000"/>
    </style:style>
    <style:style style:name="Taula3.D13" style:family="table-cell">
      <style:table-cell-properties fo:padding="0.101cm" fo:border-left="0.05pt solid #000000" fo:border-right="none" fo:border-top="none" fo:border-bottom="0.05pt solid #000000"/>
    </style:style>
    <style:style style:name="Taula3.E13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14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14" style:family="table-cell">
      <style:table-cell-properties fo:padding="0.101cm" fo:border-left="0.05pt solid #000000" fo:border-right="none" fo:border-top="none" fo:border-bottom="0.05pt solid #000000"/>
    </style:style>
    <style:style style:name="Taula3.C14" style:family="table-cell">
      <style:table-cell-properties fo:padding="0.101cm" fo:border-left="0.05pt solid #000000" fo:border-right="none" fo:border-top="none" fo:border-bottom="0.05pt solid #000000"/>
    </style:style>
    <style:style style:name="Taula3.D14" style:family="table-cell">
      <style:table-cell-properties fo:padding="0.101cm" fo:border-left="0.05pt solid #000000" fo:border-right="none" fo:border-top="none" fo:border-bottom="0.05pt solid #000000"/>
    </style:style>
    <style:style style:name="Taula3.E14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1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15" style:family="table-cell">
      <style:table-cell-properties fo:padding="0.101cm" fo:border-left="0.05pt solid #000000" fo:border-right="none" fo:border-top="none" fo:border-bottom="0.05pt solid #000000"/>
    </style:style>
    <style:style style:name="Taula3.C15" style:family="table-cell">
      <style:table-cell-properties fo:padding="0.101cm" fo:border-left="0.05pt solid #000000" fo:border-right="none" fo:border-top="none" fo:border-bottom="0.05pt solid #000000"/>
    </style:style>
    <style:style style:name="Taula3.D15" style:family="table-cell">
      <style:table-cell-properties fo:padding="0.101cm" fo:border-left="0.05pt solid #000000" fo:border-right="none" fo:border-top="none" fo:border-bottom="0.05pt solid #000000"/>
    </style:style>
    <style:style style:name="Taula3.E1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8" style:family="table">
      <style:table-properties style:width="17.013cm" fo:margin-left="0cm" table:align="left"/>
    </style:style>
    <style:style style:name="Taula58.A" style:family="table-column">
      <style:table-column-properties style:column-width="3.198cm"/>
    </style:style>
    <style:style style:name="Taula58.B" style:family="table-column">
      <style:table-column-properties style:column-width="2.006cm"/>
    </style:style>
    <style:style style:name="Taula58.C" style:family="table-column">
      <style:table-column-properties style:column-width="0.794cm"/>
    </style:style>
    <style:style style:name="Taula58.D" style:family="table-column">
      <style:table-column-properties style:column-width="7.098cm"/>
    </style:style>
    <style:style style:name="Taula58.E" style:family="table-column">
      <style:table-column-properties style:column-width="3.918cm"/>
    </style:style>
    <style:style style:name="Taula5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58.A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8.3" style:family="table-row">
      <style:table-row-properties fo:background-color="transparent" fo:keep-together="auto">
        <style:background-image/>
      </style:table-row-properties>
    </style:style>
    <style:style style:name="Taula58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8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8.A4" style:family="table-cell">
      <style:table-cell-properties fo:background-color="transparent" fo:padding="0.101cm" fo:border="0.05pt solid #000000">
        <style:background-image/>
      </style:table-cell-properties>
    </style:style>
    <style:style style:name="Taula58.B4" style:family="table-cell">
      <style:table-cell-properties fo:padding="0.101cm" fo:border-left="0.05pt solid #000000" fo:border-right="none" fo:border-top="none" fo:border-bottom="0.05pt solid #000000"/>
    </style:style>
    <style:style style:name="Taula58.C4" style:family="table-cell">
      <style:table-cell-properties fo:padding="0.101cm" fo:border-left="0.05pt solid #000000" fo:border-right="none" fo:border-top="none" fo:border-bottom="0.05pt solid #000000"/>
    </style:style>
    <style:style style:name="Taula58.D4" style:family="table-cell">
      <style:table-cell-properties fo:padding="0.101cm" fo:border-left="0.05pt solid #000000" fo:border-right="none" fo:border-top="none" fo:border-bottom="0.05pt solid #000000"/>
    </style:style>
    <style:style style:name="Taula58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58.B5" style:family="table-cell">
      <style:table-cell-properties fo:padding="0.101cm" fo:border-left="0.05pt solid #000000" fo:border-right="none" fo:border-top="none" fo:border-bottom="0.05pt solid #000000"/>
    </style:style>
    <style:style style:name="Taula58.C5" style:family="table-cell">
      <style:table-cell-properties fo:padding="0.101cm" fo:border-left="0.05pt solid #000000" fo:border-right="none" fo:border-top="none" fo:border-bottom="0.05pt solid #000000"/>
    </style:style>
    <style:style style:name="Taula58.D5" style:family="table-cell">
      <style:table-cell-properties fo:padding="0.101cm" fo:border-left="0.05pt solid #000000" fo:border-right="none" fo:border-top="none" fo:border-bottom="0.05pt solid #000000"/>
    </style:style>
    <style:style style:name="Taula58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8.B6" style:family="table-cell">
      <style:table-cell-properties fo:padding="0.101cm" fo:border-left="0.05pt solid #000000" fo:border-right="none" fo:border-top="none" fo:border-bottom="0.05pt solid #000000"/>
    </style:style>
    <style:style style:name="Taula58.C6" style:family="table-cell">
      <style:table-cell-properties fo:padding="0.101cm" fo:border-left="0.05pt solid #000000" fo:border-right="none" fo:border-top="none" fo:border-bottom="0.05pt solid #000000"/>
    </style:style>
    <style:style style:name="Taula58.D6" style:family="table-cell">
      <style:table-cell-properties fo:padding="0.101cm" fo:border-left="0.05pt solid #000000" fo:border-right="none" fo:border-top="none" fo:border-bottom="0.05pt solid #000000"/>
    </style:style>
    <style:style style:name="Taula58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58.B7" style:family="table-cell">
      <style:table-cell-properties fo:padding="0.101cm" fo:border-left="0.05pt solid #000000" fo:border-right="none" fo:border-top="none" fo:border-bottom="0.05pt solid #000000"/>
    </style:style>
    <style:style style:name="Taula58.C7" style:family="table-cell">
      <style:table-cell-properties fo:padding="0.101cm" fo:border-left="0.05pt solid #000000" fo:border-right="none" fo:border-top="none" fo:border-bottom="0.05pt solid #000000"/>
    </style:style>
    <style:style style:name="Taula58.D7" style:family="table-cell">
      <style:table-cell-properties fo:padding="0.101cm" fo:border-left="0.05pt solid #000000" fo:border-right="none" fo:border-top="none" fo:border-bottom="0.05pt solid #000000"/>
    </style:style>
    <style:style style:name="Taula58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2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.A" style:family="table-column">
      <style:table-column-properties style:column-width="2.492cm"/>
    </style:style>
    <style:style style:name="Taula2.B" style:family="table-column">
      <style:table-column-properties style:column-width="1.808cm"/>
    </style:style>
    <style:style style:name="Taula2.C" style:family="table-column">
      <style:table-column-properties style:column-width="1.191cm"/>
    </style:style>
    <style:style style:name="Taula2.D" style:family="table-column">
      <style:table-column-properties style:column-width="5.203cm"/>
    </style:style>
    <style:style style:name="Taula2.E" style:family="table-column">
      <style:table-column-properties style:column-width="6.318cm"/>
    </style:style>
    <style:style style:name="Taula2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.A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.3" style:family="table-row">
      <style:table-row-properties fo:background-color="transparent" fo:keep-together="auto">
        <style:background-image/>
      </style:table-row-properties>
    </style:style>
    <style:style style:name="Taula2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.A4" style:family="table-cell">
      <style:table-cell-properties fo:background-color="transparent" fo:padding="0.101cm" fo:border="0.05pt solid #000000">
        <style:background-image/>
      </style:table-cell-properties>
    </style:style>
    <style:style style:name="Taula2.B4" style:family="table-cell">
      <style:table-cell-properties fo:padding="0.101cm" fo:border-left="0.05pt solid #000000" fo:border-right="none" fo:border-top="none" fo:border-bottom="0.05pt solid #000000"/>
    </style:style>
    <style:style style:name="Taula2.C4" style:family="table-cell">
      <style:table-cell-properties fo:padding="0.101cm" fo:border-left="0.05pt solid #000000" fo:border-right="none" fo:border-top="none" fo:border-bottom="0.05pt solid #000000"/>
    </style:style>
    <style:style style:name="Taula2.D4" style:family="table-cell">
      <style:table-cell-properties fo:padding="0.101cm" fo:border-left="0.05pt solid #000000" fo:border-right="none" fo:border-top="none" fo:border-bottom="0.05pt solid #000000"/>
    </style:style>
    <style:style style:name="Taula2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2.B5" style:family="table-cell">
      <style:table-cell-properties fo:padding="0.101cm" fo:border-left="0.05pt solid #000000" fo:border-right="none" fo:border-top="none" fo:border-bottom="0.05pt solid #000000"/>
    </style:style>
    <style:style style:name="Taula2.C5" style:family="table-cell">
      <style:table-cell-properties fo:padding="0.101cm" fo:border-left="0.05pt solid #000000" fo:border-right="none" fo:border-top="none" fo:border-bottom="0.05pt solid #000000"/>
    </style:style>
    <style:style style:name="Taula2.D5" style:family="table-cell">
      <style:table-cell-properties fo:padding="0.101cm" fo:border-left="0.05pt solid #000000" fo:border-right="none" fo:border-top="none" fo:border-bottom="0.05pt solid #000000"/>
    </style:style>
    <style:style style:name="Taula2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.B6" style:family="table-cell">
      <style:table-cell-properties fo:padding="0.101cm" fo:border-left="0.05pt solid #000000" fo:border-right="none" fo:border-top="none" fo:border-bottom="0.05pt solid #000000"/>
    </style:style>
    <style:style style:name="Taula2.C6" style:family="table-cell">
      <style:table-cell-properties fo:padding="0.101cm" fo:border-left="0.05pt solid #000000" fo:border-right="none" fo:border-top="none" fo:border-bottom="0.05pt solid #000000"/>
    </style:style>
    <style:style style:name="Taula2.D6" style:family="table-cell">
      <style:table-cell-properties fo:padding="0.101cm" fo:border-left="0.05pt solid #000000" fo:border-right="none" fo:border-top="none" fo:border-bottom="0.05pt solid #000000"/>
    </style:style>
    <style:style style:name="Taula2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.B7" style:family="table-cell">
      <style:table-cell-properties fo:padding="0.101cm" fo:border-left="0.05pt solid #000000" fo:border-right="none" fo:border-top="none" fo:border-bottom="0.05pt solid #000000"/>
    </style:style>
    <style:style style:name="Taula2.C7" style:family="table-cell">
      <style:table-cell-properties fo:padding="0.101cm" fo:border-left="0.05pt solid #000000" fo:border-right="none" fo:border-top="none" fo:border-bottom="0.05pt solid #000000"/>
    </style:style>
    <style:style style:name="Taula2.D7" style:family="table-cell">
      <style:table-cell-properties fo:padding="0.101cm" fo:border-left="0.05pt solid #000000" fo:border-right="none" fo:border-top="none" fo:border-bottom="0.05pt solid #000000"/>
    </style:style>
    <style:style style:name="Taula2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2.B8" style:family="table-cell">
      <style:table-cell-properties fo:padding="0.101cm" fo:border-left="0.05pt solid #000000" fo:border-right="none" fo:border-top="none" fo:border-bottom="0.05pt solid #000000"/>
    </style:style>
    <style:style style:name="Taula2.C8" style:family="table-cell">
      <style:table-cell-properties fo:padding="0.101cm" fo:border-left="0.05pt solid #000000" fo:border-right="none" fo:border-top="none" fo:border-bottom="0.05pt solid #000000"/>
    </style:style>
    <style:style style:name="Taula2.D8" style:family="table-cell">
      <style:table-cell-properties fo:padding="0.101cm" fo:border-left="0.05pt solid #000000" fo:border-right="none" fo:border-top="none" fo:border-bottom="0.05pt solid #000000"/>
    </style:style>
    <style:style style:name="Taula2.E8" style:family="table-cell">
      <style:table-cell-properties fo:padding="0.101cm" fo:border-left="0.05pt solid #000000" fo:border-right="0.05pt solid #000000" fo:border-top="none" fo:border-bottom="0.05pt solid #000000"/>
    </style:style>
    <style:style style:name="Taula2.B9" style:family="table-cell">
      <style:table-cell-properties fo:padding="0.101cm" fo:border-left="0.05pt solid #000000" fo:border-right="none" fo:border-top="none" fo:border-bottom="0.05pt solid #000000"/>
    </style:style>
    <style:style style:name="Taula2.C9" style:family="table-cell">
      <style:table-cell-properties fo:padding="0.101cm" fo:border-left="0.05pt solid #000000" fo:border-right="none" fo:border-top="none" fo:border-bottom="0.05pt solid #000000"/>
    </style:style>
    <style:style style:name="Taula2.D9" style:family="table-cell">
      <style:table-cell-properties fo:padding="0.101cm" fo:border-left="0.05pt solid #000000" fo:border-right="none" fo:border-top="none" fo:border-bottom="0.05pt solid #000000"/>
    </style:style>
    <style:style style:name="Taula2.E9" style:family="table-cell">
      <style:table-cell-properties fo:padding="0.101cm" fo:border-left="0.05pt solid #000000" fo:border-right="0.05pt solid #000000" fo:border-top="none" fo:border-bottom="0.05pt solid #000000"/>
    </style:style>
    <style:style style:name="Taula2.B10" style:family="table-cell">
      <style:table-cell-properties fo:padding="0.101cm" fo:border-left="0.05pt solid #000000" fo:border-right="none" fo:border-top="none" fo:border-bottom="0.05pt solid #000000"/>
    </style:style>
    <style:style style:name="Taula2.C10" style:family="table-cell">
      <style:table-cell-properties fo:padding="0.101cm" fo:border-left="0.05pt solid #000000" fo:border-right="none" fo:border-top="none" fo:border-bottom="0.05pt solid #000000"/>
    </style:style>
    <style:style style:name="Taula2.D10" style:family="table-cell">
      <style:table-cell-properties fo:padding="0.101cm" fo:border-left="0.05pt solid #000000" fo:border-right="none" fo:border-top="none" fo:border-bottom="0.05pt solid #000000"/>
    </style:style>
    <style:style style:name="Taula2.E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5" style:family="table">
      <style:table-properties style:width="17.013cm" fo:margin-left="0cm" table:align="left"/>
    </style:style>
    <style:style style:name="Taula5.A" style:family="table-column">
      <style:table-column-properties style:column-width="17.013cm"/>
    </style:style>
    <style:style style:name="Taula5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15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5.A" style:family="table-column">
      <style:table-column-properties style:column-width="2.492cm"/>
    </style:style>
    <style:style style:name="Taula15.B" style:family="table-column">
      <style:table-column-properties style:column-width="2.711cm"/>
    </style:style>
    <style:style style:name="Taula15.C" style:family="table-column">
      <style:table-column-properties style:column-width="0.794cm"/>
    </style:style>
    <style:style style:name="Taula15.D" style:family="table-column">
      <style:table-column-properties style:column-width="7.098cm"/>
    </style:style>
    <style:style style:name="Taula15.E" style:family="table-column">
      <style:table-column-properties style:column-width="3.918cm"/>
    </style:style>
    <style:style style:name="Taula15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15.2" style:family="table-row">
      <style:table-row-properties fo:background-color="transparent" fo:keep-together="auto">
        <style:background-image/>
      </style:table-row-properties>
    </style:style>
    <style:style style:name="Taula15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5.E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5.B3" style:family="table-cell">
      <style:table-cell-properties fo:padding="0.101cm" fo:border-left="0.05pt solid #000000" fo:border-right="none" fo:border-top="none" fo:border-bottom="0.05pt solid #000000"/>
    </style:style>
    <style:style style:name="Taula15.C3" style:family="table-cell">
      <style:table-cell-properties fo:padding="0.101cm" fo:border-left="0.05pt solid #000000" fo:border-right="none" fo:border-top="none" fo:border-bottom="0.05pt solid #000000"/>
    </style:style>
    <style:style style:name="Taula15.D3" style:family="table-cell">
      <style:table-cell-properties fo:padding="0.101cm" fo:border-left="0.05pt solid #000000" fo:border-right="none" fo:border-top="none" fo:border-bottom="0.05pt solid #000000"/>
    </style:style>
    <style:style style:name="Taula15.E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5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15.B4" style:family="table-cell">
      <style:table-cell-properties fo:padding="0.101cm" fo:border-left="0.05pt solid #000000" fo:border-right="none" fo:border-top="none" fo:border-bottom="0.05pt solid #000000"/>
    </style:style>
    <style:style style:name="Taula15.C4" style:family="table-cell">
      <style:table-cell-properties fo:padding="0.101cm" fo:border-left="0.05pt solid #000000" fo:border-right="none" fo:border-top="none" fo:border-bottom="0.05pt solid #000000"/>
    </style:style>
    <style:style style:name="Taula15.D4" style:family="table-cell">
      <style:table-cell-properties fo:padding="0.101cm" fo:border-left="0.05pt solid #000000" fo:border-right="none" fo:border-top="none" fo:border-bottom="0.05pt solid #000000"/>
    </style:style>
    <style:style style:name="Taula15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15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5.B5" style:family="table-cell">
      <style:table-cell-properties fo:padding="0.101cm" fo:border-left="0.05pt solid #000000" fo:border-right="none" fo:border-top="none" fo:border-bottom="0.05pt solid #000000"/>
    </style:style>
    <style:style style:name="Taula15.C5" style:family="table-cell">
      <style:table-cell-properties fo:padding="0.101cm" fo:border-left="0.05pt solid #000000" fo:border-right="none" fo:border-top="none" fo:border-bottom="0.05pt solid #000000"/>
    </style:style>
    <style:style style:name="Taula15.D5" style:family="table-cell">
      <style:table-cell-properties fo:padding="0.101cm" fo:border-left="0.05pt solid #000000" fo:border-right="none" fo:border-top="none" fo:border-bottom="0.05pt solid #000000"/>
    </style:style>
    <style:style style:name="Taula15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5.A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5.B6" style:family="table-cell">
      <style:table-cell-properties fo:padding="0.101cm" fo:border-left="0.05pt solid #000000" fo:border-right="none" fo:border-top="none" fo:border-bottom="0.05pt solid #000000"/>
    </style:style>
    <style:style style:name="Taula15.C6" style:family="table-cell">
      <style:table-cell-properties fo:padding="0.101cm" fo:border-left="0.05pt solid #000000" fo:border-right="none" fo:border-top="none" fo:border-bottom="0.05pt solid #000000"/>
    </style:style>
    <style:style style:name="Taula15.D6" style:family="table-cell">
      <style:table-cell-properties fo:padding="0.101cm" fo:border-left="0.05pt solid #000000" fo:border-right="none" fo:border-top="none" fo:border-bottom="0.05pt solid #000000"/>
    </style:style>
    <style:style style:name="Taula15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0" style:family="table">
      <style:table-properties style:width="17.013cm" fo:margin-left="0cm" table:align="left"/>
    </style:style>
    <style:style style:name="Taula10.A" style:family="table-column">
      <style:table-column-properties style:column-width="3.198cm"/>
    </style:style>
    <style:style style:name="Taula10.B" style:family="table-column">
      <style:table-column-properties style:column-width="2.006cm"/>
    </style:style>
    <style:style style:name="Taula10.C" style:family="table-column">
      <style:table-column-properties style:column-width="0.794cm"/>
    </style:style>
    <style:style style:name="Taula10.D" style:family="table-column">
      <style:table-column-properties style:column-width="7.098cm"/>
    </style:style>
    <style:style style:name="Taula10.E" style:family="table-column">
      <style:table-column-properties style:column-width="3.918cm"/>
    </style:style>
    <style:style style:name="Taula10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10.A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0.3" style:family="table-row">
      <style:table-row-properties fo:background-color="transparent" fo:keep-together="auto">
        <style:background-image/>
      </style:table-row-properties>
    </style:style>
    <style:style style:name="Taula10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0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0.A4" style:family="table-cell">
      <style:table-cell-properties fo:background-color="transparent" fo:padding="0.101cm" fo:border="0.05pt solid #000000">
        <style:background-image/>
      </style:table-cell-properties>
    </style:style>
    <style:style style:name="Taula10.B4" style:family="table-cell">
      <style:table-cell-properties fo:padding="0.101cm" fo:border-left="0.05pt solid #000000" fo:border-right="none" fo:border-top="none" fo:border-bottom="0.05pt solid #000000"/>
    </style:style>
    <style:style style:name="Taula10.C4" style:family="table-cell">
      <style:table-cell-properties fo:padding="0.101cm" fo:border-left="0.05pt solid #000000" fo:border-right="none" fo:border-top="none" fo:border-bottom="0.05pt solid #000000"/>
    </style:style>
    <style:style style:name="Taula10.D4" style:family="table-cell">
      <style:table-cell-properties fo:padding="0.101cm" fo:border-left="0.05pt solid #000000" fo:border-right="none" fo:border-top="none" fo:border-bottom="0.05pt solid #000000"/>
    </style:style>
    <style:style style:name="Taula10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10.B5" style:family="table-cell">
      <style:table-cell-properties fo:padding="0.101cm" fo:border-left="0.05pt solid #000000" fo:border-right="none" fo:border-top="none" fo:border-bottom="0.05pt solid #000000"/>
    </style:style>
    <style:style style:name="Taula10.C5" style:family="table-cell">
      <style:table-cell-properties fo:padding="0.101cm" fo:border-left="0.05pt solid #000000" fo:border-right="none" fo:border-top="none" fo:border-bottom="0.05pt solid #000000"/>
    </style:style>
    <style:style style:name="Taula10.D5" style:family="table-cell">
      <style:table-cell-properties fo:padding="0.101cm" fo:border-left="0.05pt solid #000000" fo:border-right="none" fo:border-top="none" fo:border-bottom="0.05pt solid #000000"/>
    </style:style>
    <style:style style:name="Taula10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0.B6" style:family="table-cell">
      <style:table-cell-properties fo:padding="0.101cm" fo:border-left="0.05pt solid #000000" fo:border-right="none" fo:border-top="none" fo:border-bottom="0.05pt solid #000000"/>
    </style:style>
    <style:style style:name="Taula10.C6" style:family="table-cell">
      <style:table-cell-properties fo:padding="0.101cm" fo:border-left="0.05pt solid #000000" fo:border-right="none" fo:border-top="none" fo:border-bottom="0.05pt solid #000000"/>
    </style:style>
    <style:style style:name="Taula10.D6" style:family="table-cell">
      <style:table-cell-properties fo:padding="0.101cm" fo:border-left="0.05pt solid #000000" fo:border-right="none" fo:border-top="none" fo:border-bottom="0.05pt solid #000000"/>
    </style:style>
    <style:style style:name="Taula10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4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4.A" style:family="table-column">
      <style:table-column-properties style:column-width="2.492cm"/>
    </style:style>
    <style:style style:name="Taula14.B" style:family="table-column">
      <style:table-column-properties style:column-width="3.219cm"/>
    </style:style>
    <style:style style:name="Taula14.C" style:family="table-column">
      <style:table-column-properties style:column-width="0.794cm"/>
    </style:style>
    <style:style style:name="Taula14.D" style:family="table-column">
      <style:table-column-properties style:column-width="6.59cm"/>
    </style:style>
    <style:style style:name="Taula14.E" style:family="table-column">
      <style:table-column-properties style:column-width="3.918cm"/>
    </style:style>
    <style:style style:name="Taula1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14.A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4.3" style:family="table-row">
      <style:table-row-properties fo:background-color="transparent" fo:keep-together="auto">
        <style:background-image/>
      </style:table-row-properties>
    </style:style>
    <style:style style:name="Taula14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4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4.A4" style:family="table-cell">
      <style:table-cell-properties fo:background-color="transparent" fo:padding="0.101cm" fo:border="0.05pt solid #000000">
        <style:background-image/>
      </style:table-cell-properties>
    </style:style>
    <style:style style:name="Taula14.B4" style:family="table-cell">
      <style:table-cell-properties fo:padding="0.101cm" fo:border-left="0.05pt solid #000000" fo:border-right="none" fo:border-top="none" fo:border-bottom="0.05pt solid #000000"/>
    </style:style>
    <style:style style:name="Taula14.C4" style:family="table-cell">
      <style:table-cell-properties fo:padding="0.101cm" fo:border-left="0.05pt solid #000000" fo:border-right="none" fo:border-top="none" fo:border-bottom="0.05pt solid #000000"/>
    </style:style>
    <style:style style:name="Taula14.D4" style:family="table-cell">
      <style:table-cell-properties fo:padding="0.101cm" fo:border-left="0.05pt solid #000000" fo:border-right="none" fo:border-top="none" fo:border-bottom="0.05pt solid #000000"/>
    </style:style>
    <style:style style:name="Taula14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14.B5" style:family="table-cell">
      <style:table-cell-properties fo:padding="0.101cm" fo:border-left="0.05pt solid #000000" fo:border-right="none" fo:border-top="none" fo:border-bottom="0.05pt solid #000000"/>
    </style:style>
    <style:style style:name="Taula14.C5" style:family="table-cell">
      <style:table-cell-properties fo:padding="0.101cm" fo:border-left="0.05pt solid #000000" fo:border-right="none" fo:border-top="none" fo:border-bottom="0.05pt solid #000000"/>
    </style:style>
    <style:style style:name="Taula14.D5" style:family="table-cell">
      <style:table-cell-properties fo:padding="0.101cm" fo:border-left="0.05pt solid #000000" fo:border-right="none" fo:border-top="none" fo:border-bottom="0.05pt solid #000000"/>
    </style:style>
    <style:style style:name="Taula14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4.B6" style:family="table-cell">
      <style:table-cell-properties fo:padding="0.101cm" fo:border-left="0.05pt solid #000000" fo:border-right="none" fo:border-top="none" fo:border-bottom="0.05pt solid #000000"/>
    </style:style>
    <style:style style:name="Taula14.C6" style:family="table-cell">
      <style:table-cell-properties fo:padding="0.101cm" fo:border-left="0.05pt solid #000000" fo:border-right="none" fo:border-top="none" fo:border-bottom="0.05pt solid #000000"/>
    </style:style>
    <style:style style:name="Taula14.D6" style:family="table-cell">
      <style:table-cell-properties fo:padding="0.101cm" fo:border-left="0.05pt solid #000000" fo:border-right="none" fo:border-top="none" fo:border-bottom="0.05pt solid #000000"/>
    </style:style>
    <style:style style:name="Taula14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4.B7" style:family="table-cell">
      <style:table-cell-properties fo:padding="0.101cm" fo:border-left="0.05pt solid #000000" fo:border-right="none" fo:border-top="none" fo:border-bottom="0.05pt solid #000000"/>
    </style:style>
    <style:style style:name="Taula14.C7" style:family="table-cell">
      <style:table-cell-properties fo:padding="0.101cm" fo:border-left="0.05pt solid #000000" fo:border-right="none" fo:border-top="none" fo:border-bottom="0.05pt solid #000000"/>
    </style:style>
    <style:style style:name="Taula14.D7" style:family="table-cell">
      <style:table-cell-properties fo:padding="0.101cm" fo:border-left="0.05pt solid #000000" fo:border-right="none" fo:border-top="none" fo:border-bottom="0.05pt solid #000000"/>
    </style:style>
    <style:style style:name="Taula14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14.B8" style:family="table-cell">
      <style:table-cell-properties fo:padding="0.101cm" fo:border-left="0.05pt solid #000000" fo:border-right="none" fo:border-top="none" fo:border-bottom="0.05pt solid #000000"/>
    </style:style>
    <style:style style:name="Taula14.C8" style:family="table-cell">
      <style:table-cell-properties fo:padding="0.101cm" fo:border-left="0.05pt solid #000000" fo:border-right="none" fo:border-top="none" fo:border-bottom="0.05pt solid #000000"/>
    </style:style>
    <style:style style:name="Taula14.D8" style:family="table-cell">
      <style:table-cell-properties fo:padding="0.101cm" fo:border-left="0.05pt solid #000000" fo:border-right="none" fo:border-top="none" fo:border-bottom="0.05pt solid #000000"/>
    </style:style>
    <style:style style:name="Taula14.E8" style:family="table-cell">
      <style:table-cell-properties fo:padding="0.101cm" fo:border-left="0.05pt solid #000000" fo:border-right="0.05pt solid #000000" fo:border-top="none" fo:border-bottom="0.05pt solid #000000"/>
    </style:style>
    <style:style style:name="Taula23" style:family="table">
      <style:table-properties style:width="17.013cm" fo:margin-left="0cm" table:align="left"/>
    </style:style>
    <style:style style:name="Taula23.A" style:family="table-column">
      <style:table-column-properties style:column-width="17.013cm"/>
    </style:style>
    <style:style style:name="Taula2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6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6.A" style:family="table-column">
      <style:table-column-properties style:column-width="4.807cm"/>
    </style:style>
    <style:style style:name="Taula26.B" style:family="table-column">
      <style:table-column-properties style:column-width="4.542cm"/>
    </style:style>
    <style:style style:name="Taula26.C" style:family="table-column">
      <style:table-column-properties style:column-width="7.664cm"/>
    </style:style>
    <style:style style:name="Taula26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26.2" style:family="table-row">
      <style:table-row-properties fo:background-color="transparent" fo:keep-together="auto">
        <style:background-image/>
      </style:table-row-properties>
    </style:style>
    <style:style style:name="Taula26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6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6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6.B3" style:family="table-cell">
      <style:table-cell-properties fo:padding="0.101cm" fo:border-left="0.05pt solid #000000" fo:border-right="none" fo:border-top="none" fo:border-bottom="0.05pt solid #000000"/>
    </style:style>
    <style:style style:name="Taula26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6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26.B4" style:family="table-cell">
      <style:table-cell-properties fo:padding="0.101cm" fo:border-left="0.05pt solid #000000" fo:border-right="none" fo:border-top="none" fo:border-bottom="0.05pt solid #000000"/>
    </style:style>
    <style:style style:name="Taula26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29" style:family="table">
      <style:table-properties style:width="17.013cm" fo:margin-left="0cm" table:align="left"/>
    </style:style>
    <style:style style:name="Taula29.A" style:family="table-column">
      <style:table-column-properties style:column-width="17.013cm"/>
    </style:style>
    <style:style style:name="Taula29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34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4.A" style:family="table-column">
      <style:table-column-properties style:column-width="4.807cm"/>
    </style:style>
    <style:style style:name="Taula34.B" style:family="table-column">
      <style:table-column-properties style:column-width="4.542cm"/>
    </style:style>
    <style:style style:name="Taula34.C" style:family="table-column">
      <style:table-column-properties style:column-width="7.664cm"/>
    </style:style>
    <style:style style:name="Taula34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34.2" style:family="table-row">
      <style:table-row-properties fo:background-color="transparent" fo:keep-together="auto">
        <style:background-image/>
      </style:table-row-properties>
    </style:style>
    <style:style style:name="Taula34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4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4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4.B3" style:family="table-cell">
      <style:table-cell-properties fo:padding="0.101cm" fo:border-left="0.05pt solid #000000" fo:border-right="none" fo:border-top="none" fo:border-bottom="0.05pt solid #000000"/>
    </style:style>
    <style:style style:name="Taula34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4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34.B4" style:family="table-cell">
      <style:table-cell-properties fo:padding="0.101cm" fo:border-left="0.05pt solid #000000" fo:border-right="none" fo:border-top="none" fo:border-bottom="0.05pt solid #000000"/>
    </style:style>
    <style:style style:name="Taula34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34.A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34.B5" style:family="table-cell">
      <style:table-cell-properties fo:padding="0.101cm" fo:border-left="0.05pt solid #000000" fo:border-right="none" fo:border-top="none" fo:border-bottom="0.05pt solid #000000"/>
    </style:style>
    <style:style style:name="Taula34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35" style:family="table">
      <style:table-properties style:width="17.013cm" fo:margin-left="0cm" table:align="left"/>
    </style:style>
    <style:style style:name="Taula35.A" style:family="table-column">
      <style:table-column-properties style:column-width="17.013cm"/>
    </style:style>
    <style:style style:name="Taula35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36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6.A" style:family="table-column">
      <style:table-column-properties style:column-width="4.807cm"/>
    </style:style>
    <style:style style:name="Taula36.B" style:family="table-column">
      <style:table-column-properties style:column-width="2.184cm"/>
    </style:style>
    <style:style style:name="Taula36.C" style:family="table-column">
      <style:table-column-properties style:column-width="10.022cm"/>
    </style:style>
    <style:style style:name="Taula36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36.2" style:family="table-row">
      <style:table-row-properties fo:background-color="transparent" fo:keep-together="auto">
        <style:background-image/>
      </style:table-row-properties>
    </style:style>
    <style:style style:name="Taula36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6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6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6.B3" style:family="table-cell">
      <style:table-cell-properties fo:padding="0.101cm" fo:border-left="0.05pt solid #000000" fo:border-right="none" fo:border-top="none" fo:border-bottom="0.05pt solid #000000"/>
    </style:style>
    <style:style style:name="Taula36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6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36.B4" style:family="table-cell">
      <style:table-cell-properties fo:padding="0.101cm" fo:border-left="0.05pt solid #000000" fo:border-right="none" fo:border-top="none" fo:border-bottom="0.05pt solid #000000"/>
    </style:style>
    <style:style style:name="Taula36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37" style:family="table">
      <style:table-properties style:width="17.013cm" fo:margin-left="0cm" table:align="left"/>
    </style:style>
    <style:style style:name="Taula37.A" style:family="table-column">
      <style:table-column-properties style:column-width="17.013cm"/>
    </style:style>
    <style:style style:name="Taula3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38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8.A" style:family="table-column">
      <style:table-column-properties style:column-width="4.807cm"/>
    </style:style>
    <style:style style:name="Taula38.B" style:family="table-column">
      <style:table-column-properties style:column-width="2.184cm"/>
    </style:style>
    <style:style style:name="Taula38.C" style:family="table-column">
      <style:table-column-properties style:column-width="10.022cm"/>
    </style:style>
    <style:style style:name="Taula38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38.2" style:family="table-row">
      <style:table-row-properties fo:background-color="transparent" fo:keep-together="auto">
        <style:background-image/>
      </style:table-row-properties>
    </style:style>
    <style:style style:name="Taula38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8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8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8.B3" style:family="table-cell">
      <style:table-cell-properties fo:padding="0.101cm" fo:border-left="0.05pt solid #000000" fo:border-right="none" fo:border-top="none" fo:border-bottom="0.05pt solid #000000"/>
    </style:style>
    <style:style style:name="Taula38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8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38.B4" style:family="table-cell">
      <style:table-cell-properties fo:padding="0.101cm" fo:border-left="0.05pt solid #000000" fo:border-right="none" fo:border-top="none" fo:border-bottom="0.05pt solid #000000"/>
    </style:style>
    <style:style style:name="Taula38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38.A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38.B5" style:family="table-cell">
      <style:table-cell-properties fo:padding="0.101cm" fo:border-left="0.05pt solid #000000" fo:border-right="none" fo:border-top="none" fo:border-bottom="0.05pt solid #000000"/>
    </style:style>
    <style:style style:name="Taula38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38.A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38.B6" style:family="table-cell">
      <style:table-cell-properties fo:padding="0.101cm" fo:border-left="0.05pt solid #000000" fo:border-right="none" fo:border-top="none" fo:border-bottom="0.05pt solid #000000"/>
    </style:style>
    <style:style style:name="Taula38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38.A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38.B7" style:family="table-cell">
      <style:table-cell-properties fo:padding="0.101cm" fo:border-left="0.05pt solid #000000" fo:border-right="none" fo:border-top="none" fo:border-bottom="0.05pt solid #000000"/>
    </style:style>
    <style:style style:name="Taula38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39" style:family="table">
      <style:table-properties style:width="17.013cm" fo:margin-left="0cm" table:align="left"/>
    </style:style>
    <style:style style:name="Taula39.A" style:family="table-column">
      <style:table-column-properties style:column-width="17.013cm"/>
    </style:style>
    <style:style style:name="Taula39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2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2.A" style:family="table-column">
      <style:table-column-properties style:column-width="4.807cm"/>
    </style:style>
    <style:style style:name="Taula42.B" style:family="table-column">
      <style:table-column-properties style:column-width="2.184cm"/>
    </style:style>
    <style:style style:name="Taula42.C" style:family="table-column">
      <style:table-column-properties style:column-width="10.022cm"/>
    </style:style>
    <style:style style:name="Taula42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42.2" style:family="table-row">
      <style:table-row-properties fo:background-color="transparent" fo:keep-together="auto">
        <style:background-image/>
      </style:table-row-properties>
    </style:style>
    <style:style style:name="Taula42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2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2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2.B3" style:family="table-cell">
      <style:table-cell-properties fo:padding="0.101cm" fo:border-left="0.05pt solid #000000" fo:border-right="none" fo:border-top="none" fo:border-bottom="0.05pt solid #000000"/>
    </style:style>
    <style:style style:name="Taula42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2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4" style:family="table-cell">
      <style:table-cell-properties fo:padding="0.101cm" fo:border-left="0.05pt solid #000000" fo:border-right="none" fo:border-top="none" fo:border-bottom="0.05pt solid #000000"/>
    </style:style>
    <style:style style:name="Taula42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5" style:family="table-cell">
      <style:table-cell-properties fo:padding="0.101cm" fo:border-left="0.05pt solid #000000" fo:border-right="none" fo:border-top="none" fo:border-bottom="0.05pt solid #000000"/>
    </style:style>
    <style:style style:name="Taula42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6" style:family="table-cell">
      <style:table-cell-properties fo:padding="0.101cm" fo:border-left="0.05pt solid #000000" fo:border-right="none" fo:border-top="none" fo:border-bottom="0.05pt solid #000000"/>
    </style:style>
    <style:style style:name="Taula42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7" style:family="table-cell">
      <style:table-cell-properties fo:padding="0.101cm" fo:border-left="0.05pt solid #000000" fo:border-right="none" fo:border-top="none" fo:border-bottom="0.05pt solid #000000"/>
    </style:style>
    <style:style style:name="Taula42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8" style:family="table-cell">
      <style:table-cell-properties fo:padding="0.101cm" fo:border-left="0.05pt solid #000000" fo:border-right="none" fo:border-top="none" fo:border-bottom="0.05pt solid #000000"/>
    </style:style>
    <style:style style:name="Taula42.C8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9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9" style:family="table-cell">
      <style:table-cell-properties fo:padding="0.101cm" fo:border-left="0.05pt solid #000000" fo:border-right="none" fo:border-top="none" fo:border-bottom="0.05pt solid #000000"/>
    </style:style>
    <style:style style:name="Taula42.C9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1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10" style:family="table-cell">
      <style:table-cell-properties fo:padding="0.101cm" fo:border-left="0.05pt solid #000000" fo:border-right="none" fo:border-top="none" fo:border-bottom="0.05pt solid #000000"/>
    </style:style>
    <style:style style:name="Taula42.C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1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11" style:family="table-cell">
      <style:table-cell-properties fo:padding="0.101cm" fo:border-left="0.05pt solid #000000" fo:border-right="none" fo:border-top="none" fo:border-bottom="0.05pt solid #000000"/>
    </style:style>
    <style:style style:name="Taula42.C11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1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12" style:family="table-cell">
      <style:table-cell-properties fo:padding="0.101cm" fo:border-left="0.05pt solid #000000" fo:border-right="none" fo:border-top="none" fo:border-bottom="0.05pt solid #000000"/>
    </style:style>
    <style:style style:name="Taula42.C12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1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13" style:family="table-cell">
      <style:table-cell-properties fo:padding="0.101cm" fo:border-left="0.05pt solid #000000" fo:border-right="none" fo:border-top="none" fo:border-bottom="0.05pt solid #000000"/>
    </style:style>
    <style:style style:name="Taula42.C13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1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14" style:family="table-cell">
      <style:table-cell-properties fo:padding="0.101cm" fo:border-left="0.05pt solid #000000" fo:border-right="none" fo:border-top="none" fo:border-bottom="0.05pt solid #000000"/>
    </style:style>
    <style:style style:name="Taula42.C1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1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15" style:family="table-cell">
      <style:table-cell-properties fo:padding="0.101cm" fo:border-left="0.05pt solid #000000" fo:border-right="none" fo:border-top="none" fo:border-bottom="0.05pt solid #000000"/>
    </style:style>
    <style:style style:name="Taula42.C1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1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16" style:family="table-cell">
      <style:table-cell-properties fo:padding="0.101cm" fo:border-left="0.05pt solid #000000" fo:border-right="none" fo:border-top="none" fo:border-bottom="0.05pt solid #000000"/>
    </style:style>
    <style:style style:name="Taula42.C1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1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17" style:family="table-cell">
      <style:table-cell-properties fo:padding="0.101cm" fo:border-left="0.05pt solid #000000" fo:border-right="none" fo:border-top="none" fo:border-bottom="0.05pt solid #000000"/>
    </style:style>
    <style:style style:name="Taula42.C1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1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18" style:family="table-cell">
      <style:table-cell-properties fo:padding="0.101cm" fo:border-left="0.05pt solid #000000" fo:border-right="none" fo:border-top="none" fo:border-bottom="0.05pt solid #000000"/>
    </style:style>
    <style:style style:name="Taula42.C18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19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19" style:family="table-cell">
      <style:table-cell-properties fo:padding="0.101cm" fo:border-left="0.05pt solid #000000" fo:border-right="none" fo:border-top="none" fo:border-bottom="0.05pt solid #000000"/>
    </style:style>
    <style:style style:name="Taula42.C19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2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20" style:family="table-cell">
      <style:table-cell-properties fo:padding="0.101cm" fo:border-left="0.05pt solid #000000" fo:border-right="none" fo:border-top="none" fo:border-bottom="0.05pt solid #000000"/>
    </style:style>
    <style:style style:name="Taula42.C20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2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21" style:family="table-cell">
      <style:table-cell-properties fo:padding="0.101cm" fo:border-left="0.05pt solid #000000" fo:border-right="none" fo:border-top="none" fo:border-bottom="0.05pt solid #000000"/>
    </style:style>
    <style:style style:name="Taula42.C21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2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22" style:family="table-cell">
      <style:table-cell-properties fo:padding="0.101cm" fo:border-left="0.05pt solid #000000" fo:border-right="none" fo:border-top="none" fo:border-bottom="0.05pt solid #000000"/>
    </style:style>
    <style:style style:name="Taula42.C22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2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23" style:family="table-cell">
      <style:table-cell-properties fo:padding="0.101cm" fo:border-left="0.05pt solid #000000" fo:border-right="none" fo:border-top="none" fo:border-bottom="0.05pt solid #000000"/>
    </style:style>
    <style:style style:name="Taula42.C23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2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24" style:family="table-cell">
      <style:table-cell-properties fo:padding="0.101cm" fo:border-left="0.05pt solid #000000" fo:border-right="none" fo:border-top="none" fo:border-bottom="0.05pt solid #000000"/>
    </style:style>
    <style:style style:name="Taula42.C2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2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25" style:family="table-cell">
      <style:table-cell-properties fo:padding="0.101cm" fo:border-left="0.05pt solid #000000" fo:border-right="none" fo:border-top="none" fo:border-bottom="0.05pt solid #000000"/>
    </style:style>
    <style:style style:name="Taula42.C2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2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26" style:family="table-cell">
      <style:table-cell-properties fo:padding="0.101cm" fo:border-left="0.05pt solid #000000" fo:border-right="none" fo:border-top="none" fo:border-bottom="0.05pt solid #000000"/>
    </style:style>
    <style:style style:name="Taula42.C2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2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27" style:family="table-cell">
      <style:table-cell-properties fo:padding="0.101cm" fo:border-left="0.05pt solid #000000" fo:border-right="none" fo:border-top="none" fo:border-bottom="0.05pt solid #000000"/>
    </style:style>
    <style:style style:name="Taula42.C2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2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28" style:family="table-cell">
      <style:table-cell-properties fo:padding="0.101cm" fo:border-left="0.05pt solid #000000" fo:border-right="none" fo:border-top="none" fo:border-bottom="0.05pt solid #000000"/>
    </style:style>
    <style:style style:name="Taula42.C28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29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29" style:family="table-cell">
      <style:table-cell-properties fo:padding="0.101cm" fo:border-left="0.05pt solid #000000" fo:border-right="none" fo:border-top="none" fo:border-bottom="0.05pt solid #000000"/>
    </style:style>
    <style:style style:name="Taula42.C29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3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30" style:family="table-cell">
      <style:table-cell-properties fo:padding="0.101cm" fo:border-left="0.05pt solid #000000" fo:border-right="none" fo:border-top="none" fo:border-bottom="0.05pt solid #000000"/>
    </style:style>
    <style:style style:name="Taula42.C30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3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31" style:family="table-cell">
      <style:table-cell-properties fo:padding="0.101cm" fo:border-left="0.05pt solid #000000" fo:border-right="none" fo:border-top="none" fo:border-bottom="0.05pt solid #000000"/>
    </style:style>
    <style:style style:name="Taula42.C31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3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32" style:family="table-cell">
      <style:table-cell-properties fo:padding="0.101cm" fo:border-left="0.05pt solid #000000" fo:border-right="none" fo:border-top="none" fo:border-bottom="0.05pt solid #000000"/>
    </style:style>
    <style:style style:name="Taula42.C32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3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33" style:family="table-cell">
      <style:table-cell-properties fo:padding="0.101cm" fo:border-left="0.05pt solid #000000" fo:border-right="none" fo:border-top="none" fo:border-bottom="0.05pt solid #000000"/>
    </style:style>
    <style:style style:name="Taula42.C33" style:family="table-cell">
      <style:table-cell-properties fo:padding="0.101cm" fo:border-left="0.05pt solid #000000" fo:border-right="0.05pt solid #000000" fo:border-top="none" fo:border-bottom="0.05pt solid #000000"/>
    </style:style>
    <style:style style:name="Taula43" style:family="table">
      <style:table-properties style:width="17.013cm" fo:margin-left="0cm" table:align="left"/>
    </style:style>
    <style:style style:name="Taula43.A" style:family="table-column">
      <style:table-column-properties style:column-width="17.013cm"/>
    </style:style>
    <style:style style:name="Taula4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4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4.A" style:family="table-column">
      <style:table-column-properties style:column-width="4.807cm"/>
    </style:style>
    <style:style style:name="Taula44.B" style:family="table-column">
      <style:table-column-properties style:column-width="2.184cm"/>
    </style:style>
    <style:style style:name="Taula44.C" style:family="table-column">
      <style:table-column-properties style:column-width="10.022cm"/>
    </style:style>
    <style:style style:name="Taula44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44.2" style:family="table-row">
      <style:table-row-properties fo:background-color="transparent" fo:keep-together="auto">
        <style:background-image/>
      </style:table-row-properties>
    </style:style>
    <style:style style:name="Taula44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4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4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4.B3" style:family="table-cell">
      <style:table-cell-properties fo:padding="0.101cm" fo:border-left="0.05pt solid #000000" fo:border-right="none" fo:border-top="none" fo:border-bottom="0.05pt solid #000000"/>
    </style:style>
    <style:style style:name="Taula44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4.A4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4.B4" style:family="table-cell">
      <style:table-cell-properties fo:padding="0.101cm" fo:border-left="0.05pt solid #000000" fo:border-right="none" fo:border-top="none" fo:border-bottom="0.05pt solid #000000"/>
    </style:style>
    <style:style style:name="Taula44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4.B5" style:family="table-cell">
      <style:table-cell-properties fo:padding="0.101cm" fo:border-left="0.05pt solid #000000" fo:border-right="none" fo:border-top="none" fo:border-bottom="0.05pt solid #000000"/>
    </style:style>
    <style:style style:name="Taula44.A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4.B6" style:family="table-cell">
      <style:table-cell-properties fo:padding="0.101cm" fo:border-left="0.05pt solid #000000" fo:border-right="none" fo:border-top="none" fo:border-bottom="0.05pt solid #000000"/>
    </style:style>
    <style:style style:name="Taula44.A7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4.B7" style:family="table-cell">
      <style:table-cell-properties fo:padding="0.101cm" fo:border-left="0.05pt solid #000000" fo:border-right="none" fo:border-top="none" fo:border-bottom="0.05pt solid #000000"/>
    </style:style>
    <style:style style:name="Taula44.A8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4.B8" style:family="table-cell">
      <style:table-cell-properties fo:padding="0.101cm" fo:border-left="0.05pt solid #000000" fo:border-right="none" fo:border-top="none" fo:border-bottom="0.05pt solid #000000"/>
    </style:style>
    <style:style style:name="Taula44.A9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4.B9" style:family="table-cell">
      <style:table-cell-properties fo:padding="0.101cm" fo:border-left="0.05pt solid #000000" fo:border-right="none" fo:border-top="none" fo:border-bottom="0.05pt solid #000000"/>
    </style:style>
    <style:style style:name="Taula44.A1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10" style:family="table-cell">
      <style:table-cell-properties fo:padding="0.101cm" fo:border-left="0.05pt solid #000000" fo:border-right="none" fo:border-top="none" fo:border-bottom="0.05pt solid #000000"/>
    </style:style>
    <style:style style:name="Taula44.C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1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11" style:family="table-cell">
      <style:table-cell-properties fo:padding="0.101cm" fo:border-left="0.05pt solid #000000" fo:border-right="none" fo:border-top="none" fo:border-bottom="0.05pt solid #000000"/>
    </style:style>
    <style:style style:name="Taula44.C11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1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12" style:family="table-cell">
      <style:table-cell-properties fo:padding="0.101cm" fo:border-left="0.05pt solid #000000" fo:border-right="none" fo:border-top="none" fo:border-bottom="0.05pt solid #000000"/>
    </style:style>
    <style:style style:name="Taula44.C12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1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13" style:family="table-cell">
      <style:table-cell-properties fo:padding="0.101cm" fo:border-left="0.05pt solid #000000" fo:border-right="none" fo:border-top="none" fo:border-bottom="0.05pt solid #000000"/>
    </style:style>
    <style:style style:name="Taula44.C13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1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14" style:family="table-cell">
      <style:table-cell-properties fo:padding="0.101cm" fo:border-left="0.05pt solid #000000" fo:border-right="none" fo:border-top="none" fo:border-bottom="0.05pt solid #000000"/>
    </style:style>
    <style:style style:name="Taula44.C1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1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15" style:family="table-cell">
      <style:table-cell-properties fo:padding="0.101cm" fo:border-left="0.05pt solid #000000" fo:border-right="none" fo:border-top="none" fo:border-bottom="0.05pt solid #000000"/>
    </style:style>
    <style:style style:name="Taula44.C1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1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16" style:family="table-cell">
      <style:table-cell-properties fo:padding="0.101cm" fo:border-left="0.05pt solid #000000" fo:border-right="none" fo:border-top="none" fo:border-bottom="0.05pt solid #000000"/>
    </style:style>
    <style:style style:name="Taula44.C1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1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17" style:family="table-cell">
      <style:table-cell-properties fo:padding="0.101cm" fo:border-left="0.05pt solid #000000" fo:border-right="none" fo:border-top="none" fo:border-bottom="0.05pt solid #000000"/>
    </style:style>
    <style:style style:name="Taula44.C1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1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18" style:family="table-cell">
      <style:table-cell-properties fo:padding="0.101cm" fo:border-left="0.05pt solid #000000" fo:border-right="none" fo:border-top="none" fo:border-bottom="0.05pt solid #000000"/>
    </style:style>
    <style:style style:name="Taula44.C18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19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19" style:family="table-cell">
      <style:table-cell-properties fo:padding="0.101cm" fo:border-left="0.05pt solid #000000" fo:border-right="none" fo:border-top="none" fo:border-bottom="0.05pt solid #000000"/>
    </style:style>
    <style:style style:name="Taula44.C19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2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20" style:family="table-cell">
      <style:table-cell-properties fo:padding="0.101cm" fo:border-left="0.05pt solid #000000" fo:border-right="none" fo:border-top="none" fo:border-bottom="0.05pt solid #000000"/>
    </style:style>
    <style:style style:name="Taula44.C20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2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21" style:family="table-cell">
      <style:table-cell-properties fo:padding="0.101cm" fo:border-left="0.05pt solid #000000" fo:border-right="none" fo:border-top="none" fo:border-bottom="0.05pt solid #000000"/>
    </style:style>
    <style:style style:name="Taula44.C21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2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22" style:family="table-cell">
      <style:table-cell-properties fo:padding="0.101cm" fo:border-left="0.05pt solid #000000" fo:border-right="none" fo:border-top="none" fo:border-bottom="0.05pt solid #000000"/>
    </style:style>
    <style:style style:name="Taula44.C22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2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23" style:family="table-cell">
      <style:table-cell-properties fo:padding="0.101cm" fo:border-left="0.05pt solid #000000" fo:border-right="none" fo:border-top="none" fo:border-bottom="0.05pt solid #000000"/>
    </style:style>
    <style:style style:name="Taula44.C23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2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24" style:family="table-cell">
      <style:table-cell-properties fo:padding="0.101cm" fo:border-left="0.05pt solid #000000" fo:border-right="none" fo:border-top="none" fo:border-bottom="0.05pt solid #000000"/>
    </style:style>
    <style:style style:name="Taula44.C2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2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25" style:family="table-cell">
      <style:table-cell-properties fo:padding="0.101cm" fo:border-left="0.05pt solid #000000" fo:border-right="none" fo:border-top="none" fo:border-bottom="0.05pt solid #000000"/>
    </style:style>
    <style:style style:name="Taula44.C2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2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26" style:family="table-cell">
      <style:table-cell-properties fo:padding="0.101cm" fo:border-left="0.05pt solid #000000" fo:border-right="none" fo:border-top="none" fo:border-bottom="0.05pt solid #000000"/>
    </style:style>
    <style:style style:name="Taula44.C2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2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27" style:family="table-cell">
      <style:table-cell-properties fo:padding="0.101cm" fo:border-left="0.05pt solid #000000" fo:border-right="none" fo:border-top="none" fo:border-bottom="0.05pt solid #000000"/>
    </style:style>
    <style:style style:name="Taula44.C2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2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28" style:family="table-cell">
      <style:table-cell-properties fo:padding="0.101cm" fo:border-left="0.05pt solid #000000" fo:border-right="none" fo:border-top="none" fo:border-bottom="0.05pt solid #000000"/>
    </style:style>
    <style:style style:name="Taula44.C28" style:family="table-cell">
      <style:table-cell-properties fo:padding="0.101cm" fo:border-left="0.05pt solid #000000" fo:border-right="0.05pt solid #000000" fo:border-top="none" fo:border-bottom="0.05pt solid #000000"/>
    </style:style>
    <style:style style:name="Taula46" style:family="table">
      <style:table-properties style:width="17.013cm" fo:margin-left="0cm" table:align="left"/>
    </style:style>
    <style:style style:name="Taula46.A" style:family="table-column">
      <style:table-column-properties style:column-width="17.013cm"/>
    </style:style>
    <style:style style:name="Taula46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7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7.A" style:family="table-column">
      <style:table-column-properties style:column-width="4.807cm"/>
    </style:style>
    <style:style style:name="Taula47.B" style:family="table-column">
      <style:table-column-properties style:column-width="2.184cm"/>
    </style:style>
    <style:style style:name="Taula47.C" style:family="table-column">
      <style:table-column-properties style:column-width="10.022cm"/>
    </style:style>
    <style:style style:name="Taula47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47.2" style:family="table-row">
      <style:table-row-properties fo:background-color="transparent" fo:keep-together="auto">
        <style:background-image/>
      </style:table-row-properties>
    </style:style>
    <style:style style:name="Taula47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7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7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7.B3" style:family="table-cell">
      <style:table-cell-properties fo:padding="0.101cm" fo:border-left="0.05pt solid #000000" fo:border-right="none" fo:border-top="none" fo:border-bottom="0.05pt solid #000000"/>
    </style:style>
    <style:style style:name="Taula47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7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4" style:family="table-cell">
      <style:table-cell-properties fo:padding="0.101cm" fo:border-left="0.05pt solid #000000" fo:border-right="none" fo:border-top="none" fo:border-bottom="0.05pt solid #000000"/>
    </style:style>
    <style:style style:name="Taula47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5" style:family="table-cell">
      <style:table-cell-properties fo:padding="0.101cm" fo:border-left="0.05pt solid #000000" fo:border-right="none" fo:border-top="none" fo:border-bottom="0.05pt solid #000000"/>
    </style:style>
    <style:style style:name="Taula47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6" style:family="table-cell">
      <style:table-cell-properties fo:padding="0.101cm" fo:border-left="0.05pt solid #000000" fo:border-right="none" fo:border-top="none" fo:border-bottom="0.05pt solid #000000"/>
    </style:style>
    <style:style style:name="Taula47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7" style:family="table-cell">
      <style:table-cell-properties fo:padding="0.101cm" fo:border-left="0.05pt solid #000000" fo:border-right="none" fo:border-top="none" fo:border-bottom="0.05pt solid #000000"/>
    </style:style>
    <style:style style:name="Taula47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8" style:family="table-cell">
      <style:table-cell-properties fo:padding="0.101cm" fo:border-left="0.05pt solid #000000" fo:border-right="none" fo:border-top="none" fo:border-bottom="0.05pt solid #000000"/>
    </style:style>
    <style:style style:name="Taula47.C8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9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9" style:family="table-cell">
      <style:table-cell-properties fo:padding="0.101cm" fo:border-left="0.05pt solid #000000" fo:border-right="none" fo:border-top="none" fo:border-bottom="0.05pt solid #000000"/>
    </style:style>
    <style:style style:name="Taula47.C9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1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10" style:family="table-cell">
      <style:table-cell-properties fo:padding="0.101cm" fo:border-left="0.05pt solid #000000" fo:border-right="none" fo:border-top="none" fo:border-bottom="0.05pt solid #000000"/>
    </style:style>
    <style:style style:name="Taula47.C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1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11" style:family="table-cell">
      <style:table-cell-properties fo:padding="0.101cm" fo:border-left="0.05pt solid #000000" fo:border-right="none" fo:border-top="none" fo:border-bottom="0.05pt solid #000000"/>
    </style:style>
    <style:style style:name="Taula47.C11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1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12" style:family="table-cell">
      <style:table-cell-properties fo:padding="0.101cm" fo:border-left="0.05pt solid #000000" fo:border-right="none" fo:border-top="none" fo:border-bottom="0.05pt solid #000000"/>
    </style:style>
    <style:style style:name="Taula47.C12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1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13" style:family="table-cell">
      <style:table-cell-properties fo:padding="0.101cm" fo:border-left="0.05pt solid #000000" fo:border-right="none" fo:border-top="none" fo:border-bottom="0.05pt solid #000000"/>
    </style:style>
    <style:style style:name="Taula47.C13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1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14" style:family="table-cell">
      <style:table-cell-properties fo:padding="0.101cm" fo:border-left="0.05pt solid #000000" fo:border-right="none" fo:border-top="none" fo:border-bottom="0.05pt solid #000000"/>
    </style:style>
    <style:style style:name="Taula47.C1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1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15" style:family="table-cell">
      <style:table-cell-properties fo:padding="0.101cm" fo:border-left="0.05pt solid #000000" fo:border-right="none" fo:border-top="none" fo:border-bottom="0.05pt solid #000000"/>
    </style:style>
    <style:style style:name="Taula47.C1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1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16" style:family="table-cell">
      <style:table-cell-properties fo:padding="0.101cm" fo:border-left="0.05pt solid #000000" fo:border-right="none" fo:border-top="none" fo:border-bottom="0.05pt solid #000000"/>
    </style:style>
    <style:style style:name="Taula47.C1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1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17" style:family="table-cell">
      <style:table-cell-properties fo:padding="0.101cm" fo:border-left="0.05pt solid #000000" fo:border-right="none" fo:border-top="none" fo:border-bottom="0.05pt solid #000000"/>
    </style:style>
    <style:style style:name="Taula47.C1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1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18" style:family="table-cell">
      <style:table-cell-properties fo:padding="0.101cm" fo:border-left="0.05pt solid #000000" fo:border-right="none" fo:border-top="none" fo:border-bottom="0.05pt solid #000000"/>
    </style:style>
    <style:style style:name="Taula47.C18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19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19" style:family="table-cell">
      <style:table-cell-properties fo:padding="0.101cm" fo:border-left="0.05pt solid #000000" fo:border-right="none" fo:border-top="none" fo:border-bottom="0.05pt solid #000000"/>
    </style:style>
    <style:style style:name="Taula47.C19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2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20" style:family="table-cell">
      <style:table-cell-properties fo:padding="0.101cm" fo:border-left="0.05pt solid #000000" fo:border-right="none" fo:border-top="none" fo:border-bottom="0.05pt solid #000000"/>
    </style:style>
    <style:style style:name="Taula47.C20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2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21" style:family="table-cell">
      <style:table-cell-properties fo:padding="0.101cm" fo:border-left="0.05pt solid #000000" fo:border-right="none" fo:border-top="none" fo:border-bottom="0.05pt solid #000000"/>
    </style:style>
    <style:style style:name="Taula47.C21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2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22" style:family="table-cell">
      <style:table-cell-properties fo:padding="0.101cm" fo:border-left="0.05pt solid #000000" fo:border-right="none" fo:border-top="none" fo:border-bottom="0.05pt solid #000000"/>
    </style:style>
    <style:style style:name="Taula47.C22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2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23" style:family="table-cell">
      <style:table-cell-properties fo:padding="0.101cm" fo:border-left="0.05pt solid #000000" fo:border-right="none" fo:border-top="none" fo:border-bottom="0.05pt solid #000000"/>
    </style:style>
    <style:style style:name="Taula47.C23" style:family="table-cell">
      <style:table-cell-properties fo:padding="0.101cm" fo:border-left="0.05pt solid #000000" fo:border-right="0.05pt solid #000000" fo:border-top="none" fo:border-bottom="0.05pt solid #000000"/>
    </style:style>
    <style:style style:name="Taula48" style:family="table">
      <style:table-properties style:width="17.013cm" fo:margin-left="0cm" table:align="left"/>
    </style:style>
    <style:style style:name="Taula48.A" style:family="table-column">
      <style:table-column-properties style:column-width="17.013cm"/>
    </style:style>
    <style:style style:name="Taula4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9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9.A" style:family="table-column">
      <style:table-column-properties style:column-width="4.807cm"/>
    </style:style>
    <style:style style:name="Taula49.B" style:family="table-column">
      <style:table-column-properties style:column-width="2.184cm"/>
    </style:style>
    <style:style style:name="Taula49.C" style:family="table-column">
      <style:table-column-properties style:column-width="10.022cm"/>
    </style:style>
    <style:style style:name="Taula49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49.2" style:family="table-row">
      <style:table-row-properties fo:background-color="transparent" fo:keep-together="auto">
        <style:background-image/>
      </style:table-row-properties>
    </style:style>
    <style:style style:name="Taula49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9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9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9.B3" style:family="table-cell">
      <style:table-cell-properties fo:padding="0.101cm" fo:border-left="0.05pt solid #000000" fo:border-right="none" fo:border-top="none" fo:border-bottom="0.05pt solid #000000"/>
    </style:style>
    <style:style style:name="Taula49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9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9.B4" style:family="table-cell">
      <style:table-cell-properties fo:padding="0.101cm" fo:border-left="0.05pt solid #000000" fo:border-right="none" fo:border-top="none" fo:border-bottom="0.05pt solid #000000"/>
    </style:style>
    <style:style style:name="Taula49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9.A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9.B5" style:family="table-cell">
      <style:table-cell-properties fo:padding="0.101cm" fo:border-left="0.05pt solid #000000" fo:border-right="none" fo:border-top="none" fo:border-bottom="0.05pt solid #000000"/>
    </style:style>
    <style:style style:name="Taula49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0" style:family="table">
      <style:table-properties style:width="17.013cm" fo:margin-left="0cm" table:align="left"/>
    </style:style>
    <style:style style:name="Taula50.A" style:family="table-column">
      <style:table-column-properties style:column-width="17.013cm"/>
    </style:style>
    <style:style style:name="Taula50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51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51.A" style:family="table-column">
      <style:table-column-properties style:column-width="4.807cm"/>
    </style:style>
    <style:style style:name="Taula51.B" style:family="table-column">
      <style:table-column-properties style:column-width="2.184cm"/>
    </style:style>
    <style:style style:name="Taula51.C" style:family="table-column">
      <style:table-column-properties style:column-width="10.022cm"/>
    </style:style>
    <style:style style:name="Taula51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51.2" style:family="table-row">
      <style:table-row-properties fo:background-color="transparent" fo:keep-together="auto">
        <style:background-image/>
      </style:table-row-properties>
    </style:style>
    <style:style style:name="Taula51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1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1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1.B3" style:family="table-cell">
      <style:table-cell-properties fo:padding="0.101cm" fo:border-left="0.05pt solid #000000" fo:border-right="none" fo:border-top="none" fo:border-bottom="0.05pt solid #000000"/>
    </style:style>
    <style:style style:name="Taula51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1.A4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1.B4" style:family="table-cell">
      <style:table-cell-properties fo:padding="0.101cm" fo:border-left="0.05pt solid #000000" fo:border-right="none" fo:border-top="none" fo:border-bottom="0.05pt solid #000000"/>
    </style:style>
    <style:style style:name="Taula51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1.B5" style:family="table-cell">
      <style:table-cell-properties fo:padding="0.101cm" fo:border-left="0.05pt solid #000000" fo:border-right="none" fo:border-top="none" fo:border-bottom="0.05pt solid #000000"/>
    </style:style>
    <style:style style:name="Taula51.A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1.B6" style:family="table-cell">
      <style:table-cell-properties fo:padding="0.101cm" fo:border-left="0.05pt solid #000000" fo:border-right="none" fo:border-top="none" fo:border-bottom="0.05pt solid #000000"/>
    </style:style>
    <style:style style:name="Taula51.A7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1.B7" style:family="table-cell">
      <style:table-cell-properties fo:padding="0.101cm" fo:border-left="0.05pt solid #000000" fo:border-right="none" fo:border-top="none" fo:border-bottom="0.05pt solid #000000"/>
    </style:style>
    <style:style style:name="Taula51.A8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1.B8" style:family="table-cell">
      <style:table-cell-properties fo:padding="0.101cm" fo:border-left="0.05pt solid #000000" fo:border-right="none" fo:border-top="none" fo:border-bottom="0.05pt solid #000000"/>
    </style:style>
    <style:style style:name="Taula51.A9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1.B9" style:family="table-cell">
      <style:table-cell-properties fo:padding="0.101cm" fo:border-left="0.05pt solid #000000" fo:border-right="none" fo:border-top="none" fo:border-bottom="0.05pt solid #000000"/>
    </style:style>
    <style:style style:name="Taula51.A1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1.B10" style:family="table-cell">
      <style:table-cell-properties fo:padding="0.101cm" fo:border-left="0.05pt solid #000000" fo:border-right="none" fo:border-top="none" fo:border-bottom="0.05pt solid #000000"/>
    </style:style>
    <style:style style:name="Taula51.C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52" style:family="table">
      <style:table-properties style:width="17.013cm" fo:margin-left="0cm" table:align="left"/>
    </style:style>
    <style:style style:name="Taula52.A" style:family="table-column">
      <style:table-column-properties style:column-width="17.013cm"/>
    </style:style>
    <style:style style:name="Taula52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53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53.A" style:family="table-column">
      <style:table-column-properties style:column-width="4.807cm"/>
    </style:style>
    <style:style style:name="Taula53.B" style:family="table-column">
      <style:table-column-properties style:column-width="2.184cm"/>
    </style:style>
    <style:style style:name="Taula53.C" style:family="table-column">
      <style:table-column-properties style:column-width="10.022cm"/>
    </style:style>
    <style:style style:name="Taula53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53.2" style:family="table-row">
      <style:table-row-properties fo:background-color="transparent" fo:keep-together="auto">
        <style:background-image/>
      </style:table-row-properties>
    </style:style>
    <style:style style:name="Taula53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3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3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3.B3" style:family="table-cell">
      <style:table-cell-properties fo:padding="0.101cm" fo:border-left="0.05pt solid #000000" fo:border-right="none" fo:border-top="none" fo:border-bottom="0.05pt solid #000000"/>
    </style:style>
    <style:style style:name="Taula53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3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3.B4" style:family="table-cell">
      <style:table-cell-properties fo:padding="0.101cm" fo:border-left="0.05pt solid #000000" fo:border-right="none" fo:border-top="none" fo:border-bottom="0.05pt solid #000000"/>
    </style:style>
    <style:style style:name="Taula53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53.A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3.B5" style:family="table-cell">
      <style:table-cell-properties fo:padding="0.101cm" fo:border-left="0.05pt solid #000000" fo:border-right="none" fo:border-top="none" fo:border-bottom="0.05pt solid #000000"/>
    </style:style>
    <style:style style:name="Taula53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3.A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3.B6" style:family="table-cell">
      <style:table-cell-properties fo:padding="0.101cm" fo:border-left="0.05pt solid #000000" fo:border-right="none" fo:border-top="none" fo:border-bottom="0.05pt solid #000000"/>
    </style:style>
    <style:style style:name="Taula53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53.A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3.B7" style:family="table-cell">
      <style:table-cell-properties fo:padding="0.101cm" fo:border-left="0.05pt solid #000000" fo:border-right="none" fo:border-top="none" fo:border-bottom="0.05pt solid #000000"/>
    </style:style>
    <style:style style:name="Taula53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53.A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3.B8" style:family="table-cell">
      <style:table-cell-properties fo:padding="0.101cm" fo:border-left="0.05pt solid #000000" fo:border-right="none" fo:border-top="none" fo:border-bottom="0.05pt solid #000000"/>
    </style:style>
    <style:style style:name="Taula53.C8" style:family="table-cell">
      <style:table-cell-properties fo:padding="0.101cm" fo:border-left="0.05pt solid #000000" fo:border-right="0.05pt solid #000000" fo:border-top="none" fo:border-bottom="0.05pt solid #000000"/>
    </style:style>
    <style:style style:name="Taula53.A9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3.B9" style:family="table-cell">
      <style:table-cell-properties fo:padding="0.101cm" fo:border-left="0.05pt solid #000000" fo:border-right="none" fo:border-top="none" fo:border-bottom="0.05pt solid #000000"/>
    </style:style>
    <style:style style:name="Taula53.C9" style:family="table-cell">
      <style:table-cell-properties fo:padding="0.101cm" fo:border-left="0.05pt solid #000000" fo:border-right="0.05pt solid #000000" fo:border-top="none" fo:border-bottom="0.05pt solid #000000"/>
    </style:style>
    <style:style style:name="Taula53.A1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3.B10" style:family="table-cell">
      <style:table-cell-properties fo:padding="0.101cm" fo:border-left="0.05pt solid #000000" fo:border-right="none" fo:border-top="none" fo:border-bottom="0.05pt solid #000000"/>
    </style:style>
    <style:style style:name="Taula53.C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53.A1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3.B11" style:family="table-cell">
      <style:table-cell-properties fo:padding="0.101cm" fo:border-left="0.05pt solid #000000" fo:border-right="none" fo:border-top="none" fo:border-bottom="0.05pt solid #000000"/>
    </style:style>
    <style:style style:name="Taula53.C11" style:family="table-cell">
      <style:table-cell-properties fo:padding="0.101cm" fo:border-left="0.05pt solid #000000" fo:border-right="0.05pt solid #000000" fo:border-top="none" fo:border-bottom="0.05pt solid #000000"/>
    </style:style>
    <style:style style:name="Taula17" style:family="table">
      <style:table-properties style:width="17.013cm" fo:margin-left="0cm" table:align="left"/>
    </style:style>
    <style:style style:name="Taula17.A" style:family="table-column">
      <style:table-column-properties style:column-width="2.69cm"/>
    </style:style>
    <style:style style:name="Taula17.B" style:family="table-column">
      <style:table-column-properties style:column-width="2.713cm"/>
    </style:style>
    <style:style style:name="Taula17.C" style:family="table-column">
      <style:table-column-properties style:column-width="3.307cm"/>
    </style:style>
    <style:style style:name="Taula17.D" style:family="table-column">
      <style:table-column-properties style:column-width="8.303cm"/>
    </style:style>
    <style:style style:name="Taula1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17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17.B2" style:family="table-cell">
      <style:table-cell-properties fo:padding="0.101cm" fo:border="0.05pt solid #000000"/>
    </style:style>
    <style:style style:name="Taula17.3" style:family="table-row">
      <style:table-row-properties fo:background-color="transparent" fo:keep-together="auto">
        <style:background-image/>
      </style:table-row-properties>
    </style:style>
    <style:style style:name="Taula17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7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7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7.B4" style:family="table-cell">
      <style:table-cell-properties fo:background-color="transparent" fo:padding-left="0.101cm" fo:padding-right="0.101cm" fo:padding-top="0.3cm" fo:padding-bottom="0.3cm" fo:border-left="0.05pt solid #000000" fo:border-right="0.05pt solid #000000" fo:border-top="none" fo:border-bottom="0.05pt solid #000000">
        <style:background-image/>
      </style:table-cell-properties>
    </style:style>
    <style:style style:name="Taula17.C4" style:family="table-cell">
      <style:table-cell-properties fo:padding="0.101cm" fo:border-left="0.05pt solid #000000" fo:border-right="none" fo:border-top="none" fo:border-bottom="0.05pt solid #000000"/>
    </style:style>
    <style:style style:name="Taula17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17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17.B5" style:family="table-cell">
      <style:table-cell-properties fo:padding="0.101cm" fo:border-left="0.05pt solid #000000" fo:border-right="none" fo:border-top="none" fo:border-bottom="0.05pt solid #000000"/>
    </style:style>
    <style:style style:name="Taula17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7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17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" style:family="table">
      <style:table-properties style:width="17.013cm" fo:margin-left="0cm" table:align="left"/>
    </style:style>
    <style:style style:name="Taula4.A" style:family="table-column">
      <style:table-column-properties style:column-width="2.713cm"/>
    </style:style>
    <style:style style:name="Taula4.B" style:family="table-column">
      <style:table-column-properties style:column-width="2.734cm"/>
    </style:style>
    <style:style style:name="Taula4.C" style:family="table-column">
      <style:table-column-properties style:column-width="3.263cm"/>
    </style:style>
    <style:style style:name="Taula4.D" style:family="table-column">
      <style:table-column-properties style:column-width="8.303cm"/>
    </style:style>
    <style:style style:name="Taula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4.B2" style:family="table-cell">
      <style:table-cell-properties fo:padding="0.101cm" fo:border="0.05pt solid #000000"/>
    </style:style>
    <style:style style:name="Taula4.3" style:family="table-row">
      <style:table-row-properties fo:background-color="transparent" fo:keep-together="auto">
        <style:background-image/>
      </style:table-row-properties>
    </style:style>
    <style:style style:name="Taula4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.B4" style:family="table-cell">
      <style:table-cell-properties fo:background-color="transparent" fo:padding-left="0.101cm" fo:padding-right="0.101cm" fo:padding-top="0.3cm" fo:padding-bottom="0.3cm" fo:border-left="0.05pt solid #000000" fo:border-right="0.05pt solid #000000" fo:border-top="none" fo:border-bottom="0.05pt solid #000000">
        <style:background-image/>
      </style:table-cell-properties>
    </style:style>
    <style:style style:name="Taula4.C4" style:family="table-cell">
      <style:table-cell-properties fo:padding="0.101cm" fo:border-left="0.05pt solid #000000" fo:border-right="none" fo:border-top="none" fo:border-bottom="0.05pt solid #000000"/>
    </style:style>
    <style:style style:name="Taula4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4.B5" style:family="table-cell">
      <style:table-cell-properties fo:padding="0.101cm" fo:border-left="0.05pt solid #000000" fo:border-right="none" fo:border-top="none" fo:border-bottom="0.05pt solid #000000"/>
    </style:style>
    <style:style style:name="Taula4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4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33" style:family="table">
      <style:table-properties style:width="17.013cm" fo:margin-left="0cm" table:align="left"/>
    </style:style>
    <style:style style:name="Taula33.A" style:family="table-column">
      <style:table-column-properties style:column-width="2.69cm"/>
    </style:style>
    <style:style style:name="Taula33.B" style:family="table-column">
      <style:table-column-properties style:column-width="2.746cm"/>
    </style:style>
    <style:style style:name="Taula33.C" style:family="table-column">
      <style:table-column-properties style:column-width="3.274cm"/>
    </style:style>
    <style:style style:name="Taula33.D" style:family="table-column">
      <style:table-column-properties style:column-width="8.303cm"/>
    </style:style>
    <style:style style:name="Taula3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33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33.B2" style:family="table-cell">
      <style:table-cell-properties fo:padding="0.101cm" fo:border="0.05pt solid #000000"/>
    </style:style>
    <style:style style:name="Taula33.3" style:family="table-row">
      <style:table-row-properties fo:background-color="transparent" fo:keep-together="auto">
        <style:background-image/>
      </style:table-row-properties>
    </style:style>
    <style:style style:name="Taula33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3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3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3.B4" style:family="table-cell">
      <style:table-cell-properties fo:background-color="transparent" fo:padding-left="0.101cm" fo:padding-right="0.101cm" fo:padding-top="0.3cm" fo:padding-bottom="0.3cm" fo:border-left="0.05pt solid #000000" fo:border-right="none" fo:border-top="none" fo:border-bottom="0.05pt solid #000000">
        <style:background-image/>
      </style:table-cell-properties>
    </style:style>
    <style:style style:name="Taula33.C4" style:family="table-cell">
      <style:table-cell-properties fo:padding="0.101cm" fo:border-left="0.05pt solid #000000" fo:border-right="none" fo:border-top="none" fo:border-bottom="0.05pt solid #000000"/>
    </style:style>
    <style:style style:name="Taula33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33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3.B5" style:family="table-cell">
      <style:table-cell-properties fo:padding="0.101cm" fo:border-left="0.05pt solid #000000" fo:border-right="none" fo:border-top="none" fo:border-bottom="0.05pt solid #000000"/>
    </style:style>
    <style:style style:name="Taula33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33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3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0" style:family="table">
      <style:table-properties style:width="17.013cm" fo:margin-left="0cm" table:align="left"/>
    </style:style>
    <style:style style:name="Taula20.A" style:family="table-column">
      <style:table-column-properties style:column-width="2.69cm"/>
    </style:style>
    <style:style style:name="Taula20.B" style:family="table-column">
      <style:table-column-properties style:column-width="2.713cm"/>
    </style:style>
    <style:style style:name="Taula20.C" style:family="table-column">
      <style:table-column-properties style:column-width="3.307cm"/>
    </style:style>
    <style:style style:name="Taula20.D" style:family="table-column">
      <style:table-column-properties style:column-width="8.303cm"/>
    </style:style>
    <style:style style:name="Taula20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0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0.B2" style:family="table-cell">
      <style:table-cell-properties fo:padding="0.101cm" fo:border="0.05pt solid #000000"/>
    </style:style>
    <style:style style:name="Taula20.3" style:family="table-row">
      <style:table-row-properties fo:background-color="transparent" fo:keep-together="auto">
        <style:background-image/>
      </style:table-row-properties>
    </style:style>
    <style:style style:name="Taula20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0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0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0.B4" style:family="table-cell">
      <style:table-cell-properties fo:background-color="transparent" fo:padding-left="0.101cm" fo:padding-right="0.101cm" fo:padding-top="0.3cm" fo:padding-bottom="0.3cm" fo:border-left="0.05pt solid #000000" fo:border-right="0.05pt solid #000000" fo:border-top="none" fo:border-bottom="0.05pt solid #000000">
        <style:background-image/>
      </style:table-cell-properties>
    </style:style>
    <style:style style:name="Taula20.C4" style:family="table-cell">
      <style:table-cell-properties fo:padding="0.101cm" fo:border-left="0.05pt solid #000000" fo:border-right="none" fo:border-top="none" fo:border-bottom="0.05pt solid #000000"/>
    </style:style>
    <style:style style:name="Taula20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20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0.C5" style:family="table-cell">
      <style:table-cell-properties fo:padding="0.101cm" fo:border-left="0.05pt solid #000000" fo:border-right="none" fo:border-top="none" fo:border-bottom="0.05pt solid #000000"/>
    </style:style>
    <style:style style:name="Taula20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0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0.B6" style:family="table-cell">
      <style:table-cell-properties fo:padding="0.101cm" fo:border-left="0.05pt solid #000000" fo:border-right="none" fo:border-top="none" fo:border-bottom="0.05pt solid #000000"/>
    </style:style>
    <style:style style:name="Taula20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0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0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21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1.A" style:family="table-column">
      <style:table-column-properties style:column-width="2.69cm"/>
    </style:style>
    <style:style style:name="Taula21.B" style:family="table-column">
      <style:table-column-properties style:column-width="2.713cm"/>
    </style:style>
    <style:style style:name="Taula21.C" style:family="table-column">
      <style:table-column-properties style:column-width="3.307cm"/>
    </style:style>
    <style:style style:name="Taula21.D" style:family="table-column">
      <style:table-column-properties style:column-width="8.303cm"/>
    </style:style>
    <style:style style:name="Taula21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1.2" style:family="table-row">
      <style:table-row-properties style:min-row-height="0.727cm"/>
    </style:style>
    <style:style style:name="Taula21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1.B2" style:family="table-cell">
      <style:table-cell-properties fo:padding="0.101cm" fo:border="0.05pt solid #000000"/>
    </style:style>
    <style:style style:name="Taula21.3" style:family="table-row">
      <style:table-row-properties fo:background-color="transparent" fo:keep-together="auto">
        <style:background-image/>
      </style:table-row-properties>
    </style:style>
    <style:style style:name="Taula21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1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1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1.4" style:family="table-row">
      <style:table-row-properties style:min-row-height="0.646cm" fo:background-color="transparent" fo:keep-together="auto">
        <style:background-image/>
      </style:table-row-properties>
    </style:style>
    <style:style style:name="Taula21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1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1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1.C5" style:family="table-cell">
      <style:table-cell-properties fo:padding="0.101cm" fo:border-left="0.05pt solid #000000" fo:border-right="none" fo:border-top="none" fo:border-bottom="0.05pt solid #000000"/>
    </style:style>
    <style:style style:name="Taula21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1.B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1.C6" style:family="table-cell">
      <style:table-cell-properties fo:padding="0.101cm" fo:border-left="0.05pt solid #000000" fo:border-right="none" fo:border-top="none" fo:border-bottom="0.05pt solid #000000"/>
    </style:style>
    <style:style style:name="Taula21.D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1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1.B7" style:family="table-cell">
      <style:table-cell-properties fo:padding="0.101cm" fo:border-left="0.05pt solid #000000" fo:border-right="none" fo:border-top="none" fo:border-bottom="0.05pt solid #000000"/>
    </style:style>
    <style:style style:name="Taula21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21.A8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1.B8" style:family="table-cell">
      <style:table-cell-properties fo:padding="0.101cm" fo:border-left="0.05pt solid #000000" fo:border-right="0.05pt solid #000000" fo:border-top="none" fo:border-bottom="0.05pt solid #000000"/>
    </style:style>
    <style:style style:name="Taula54" style:family="table">
      <style:table-properties style:width="17.013cm" fo:margin-left="0cm" table:align="left"/>
    </style:style>
    <style:style style:name="Taula54.A" style:family="table-column">
      <style:table-column-properties style:column-width="2.69cm"/>
    </style:style>
    <style:style style:name="Taula54.B" style:family="table-column">
      <style:table-column-properties style:column-width="2.801cm"/>
    </style:style>
    <style:style style:name="Taula54.C" style:family="table-column">
      <style:table-column-properties style:column-width="3.219cm"/>
    </style:style>
    <style:style style:name="Taula54.D" style:family="table-column">
      <style:table-column-properties style:column-width="8.303cm"/>
    </style:style>
    <style:style style:name="Taula5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54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54.B2" style:family="table-cell">
      <style:table-cell-properties fo:padding="0.101cm" fo:border="0.05pt solid #000000"/>
    </style:style>
    <style:style style:name="Taula54.3" style:family="table-row">
      <style:table-row-properties fo:background-color="transparent" fo:keep-together="auto">
        <style:background-image/>
      </style:table-row-properties>
    </style:style>
    <style:style style:name="Taula54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4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4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4.B4" style:family="table-cell">
      <style:table-cell-properties fo:background-color="transparent" fo:padding-left="0.101cm" fo:padding-right="0.101cm" fo:padding-top="0.3cm" fo:padding-bottom="0.3cm" fo:border-left="0.05pt solid #000000" fo:border-right="0.05pt solid #000000" fo:border-top="none" fo:border-bottom="0.05pt solid #000000">
        <style:background-image/>
      </style:table-cell-properties>
    </style:style>
    <style:style style:name="Taula54.C4" style:family="table-cell">
      <style:table-cell-properties fo:padding="0.101cm" fo:border-left="0.05pt solid #000000" fo:border-right="none" fo:border-top="none" fo:border-bottom="0.05pt solid #000000"/>
    </style:style>
    <style:style style:name="Taula54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54.B5" style:family="table-cell">
      <style:table-cell-properties fo:background-color="transparent" fo:padding-left="0.101cm" fo:padding-right="0.101cm" fo:padding-top="0.3cm" fo:padding-bottom="0.3cm" fo:border-left="0.05pt solid #000000" fo:border-right="0.05pt solid #000000" fo:border-top="none" fo:border-bottom="0.05pt solid #000000">
        <style:background-image/>
      </style:table-cell-properties>
    </style:style>
    <style:style style:name="Taula54.C5" style:family="table-cell">
      <style:table-cell-properties fo:padding="0.101cm" fo:border-left="0.05pt solid #000000" fo:border-right="none" fo:border-top="none" fo:border-bottom="0.05pt solid #000000"/>
    </style:style>
    <style:style style:name="Taula54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4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54.B6" style:family="table-cell">
      <style:table-cell-properties fo:padding="0.101cm" fo:border-left="0.05pt solid #000000" fo:border-right="none" fo:border-top="none" fo:border-bottom="0.05pt solid #000000"/>
    </style:style>
    <style:style style:name="Taula54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54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54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22" style:family="table">
      <style:table-properties style:width="17.013cm" fo:margin-left="0cm" table:align="left"/>
    </style:style>
    <style:style style:name="Taula22.A" style:family="table-column">
      <style:table-column-properties style:column-width="2.69cm"/>
    </style:style>
    <style:style style:name="Taula22.B" style:family="table-column">
      <style:table-column-properties style:column-width="2.713cm"/>
    </style:style>
    <style:style style:name="Taula22.C" style:family="table-column">
      <style:table-column-properties style:column-width="3.307cm"/>
    </style:style>
    <style:style style:name="Taula22.D" style:family="table-column">
      <style:table-column-properties style:column-width="8.303cm"/>
    </style:style>
    <style:style style:name="Taula22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2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2.B2" style:family="table-cell">
      <style:table-cell-properties fo:padding="0.101cm" fo:border="0.05pt solid #000000"/>
    </style:style>
    <style:style style:name="Taula22.3" style:family="table-row">
      <style:table-row-properties fo:background-color="transparent" fo:keep-together="auto">
        <style:background-image/>
      </style:table-row-properties>
    </style:style>
    <style:style style:name="Taula22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2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2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2.B4" style:family="table-cell">
      <style:table-cell-properties fo:background-color="transparent" fo:padding-left="0.101cm" fo:padding-right="0.101cm" fo:padding-top="0.3cm" fo:padding-bottom="0.3cm" fo:border-left="0.05pt solid #000000" fo:border-right="none" fo:border-top="none" fo:border-bottom="0.05pt solid #000000">
        <style:background-image/>
      </style:table-cell-properties>
    </style:style>
    <style:style style:name="Taula22.C4" style:family="table-cell">
      <style:table-cell-properties fo:padding="0.101cm" fo:border-left="0.05pt solid #000000" fo:border-right="none" fo:border-top="none" fo:border-bottom="0.05pt solid #000000"/>
    </style:style>
    <style:style style:name="Taula22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22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2.B5" style:family="table-cell">
      <style:table-cell-properties fo:padding="0.101cm" fo:border-left="0.05pt solid #000000" fo:border-right="none" fo:border-top="none" fo:border-bottom="0.05pt solid #000000"/>
    </style:style>
    <style:style style:name="Taula22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2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2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32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2.A" style:family="table-column">
      <style:table-column-properties style:column-width="2.69cm"/>
    </style:style>
    <style:style style:name="Taula32.B" style:family="table-column">
      <style:table-column-properties style:column-width="2.757cm"/>
    </style:style>
    <style:style style:name="Taula32.C" style:family="table-column">
      <style:table-column-properties style:column-width="3.263cm"/>
    </style:style>
    <style:style style:name="Taula32.D" style:family="table-column">
      <style:table-column-properties style:column-width="8.303cm"/>
    </style:style>
    <style:style style:name="Taula32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32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32.B2" style:family="table-cell">
      <style:table-cell-properties fo:padding="0.101cm" fo:border="0.05pt solid #000000"/>
    </style:style>
    <style:style style:name="Taula32.3" style:family="table-row">
      <style:table-row-properties fo:background-color="transparent" fo:keep-together="auto">
        <style:background-image/>
      </style:table-row-properties>
    </style:style>
    <style:style style:name="Taula32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2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2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2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2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2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2.B5" style:family="table-cell">
      <style:table-cell-properties fo:padding="0.101cm" fo:border-left="0.05pt solid #000000" fo:border-right="none" fo:border-top="none" fo:border-bottom="0.05pt solid #000000"/>
    </style:style>
    <style:style style:name="Taula32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32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2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4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4.A" style:family="table-column">
      <style:table-column-properties style:column-width="2.69cm"/>
    </style:style>
    <style:style style:name="Taula24.B" style:family="table-column">
      <style:table-column-properties style:column-width="2.713cm"/>
    </style:style>
    <style:style style:name="Taula24.C" style:family="table-column">
      <style:table-column-properties style:column-width="3.307cm"/>
    </style:style>
    <style:style style:name="Taula24.D" style:family="table-column">
      <style:table-column-properties style:column-width="8.303cm"/>
    </style:style>
    <style:style style:name="Taula2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4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4.B2" style:family="table-cell">
      <style:table-cell-properties fo:padding="0.101cm" fo:border="0.05pt solid #000000"/>
    </style:style>
    <style:style style:name="Taula24.3" style:family="table-row">
      <style:table-row-properties fo:background-color="transparent" fo:keep-together="auto">
        <style:background-image/>
      </style:table-row-properties>
    </style:style>
    <style:style style:name="Taula24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4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4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4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4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4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4.B5" style:family="table-cell">
      <style:table-cell-properties fo:padding="0.101cm" fo:border-left="0.05pt solid #000000" fo:border-right="none" fo:border-top="none" fo:border-bottom="0.05pt solid #000000"/>
    </style:style>
    <style:style style:name="Taula24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4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4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94" style:family="table">
      <style:table-properties style:width="17.013cm" fo:margin-left="0cm" table:align="left"/>
    </style:style>
    <style:style style:name="Taula94.A" style:family="table-column">
      <style:table-column-properties style:column-width="2.69cm"/>
    </style:style>
    <style:style style:name="Taula94.B" style:family="table-column">
      <style:table-column-properties style:column-width="2.713cm"/>
    </style:style>
    <style:style style:name="Taula94.C" style:family="table-column">
      <style:table-column-properties style:column-width="3.307cm"/>
    </style:style>
    <style:style style:name="Taula94.D" style:family="table-column">
      <style:table-column-properties style:column-width="8.303cm"/>
    </style:style>
    <style:style style:name="Taula9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94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94.B2" style:family="table-cell">
      <style:table-cell-properties fo:padding="0.101cm" fo:border="0.05pt solid #000000"/>
    </style:style>
    <style:style style:name="Taula94.3" style:family="table-row">
      <style:table-row-properties fo:background-color="transparent" fo:keep-together="auto">
        <style:background-image/>
      </style:table-row-properties>
    </style:style>
    <style:style style:name="Taula94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94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94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94.B4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94.C4" style:family="table-cell">
      <style:table-cell-properties fo:padding="0.101cm" fo:border-left="0.05pt solid #000000" fo:border-right="none" fo:border-top="none" fo:border-bottom="0.05pt solid #000000"/>
    </style:style>
    <style:style style:name="Taula94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94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94.B5" style:family="table-cell">
      <style:table-cell-properties fo:padding="0.101cm" fo:border-left="0.05pt solid #000000" fo:border-right="none" fo:border-top="none" fo:border-bottom="0.05pt solid #000000"/>
    </style:style>
    <style:style style:name="Taula94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94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94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5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5.A" style:family="table-column">
      <style:table-column-properties style:column-width="2.69cm"/>
    </style:style>
    <style:style style:name="Taula45.B" style:family="table-column">
      <style:table-column-properties style:column-width="2.801cm"/>
    </style:style>
    <style:style style:name="Taula45.C" style:family="table-column">
      <style:table-column-properties style:column-width="3.219cm"/>
    </style:style>
    <style:style style:name="Taula45.D" style:family="table-column">
      <style:table-column-properties style:column-width="8.303cm"/>
    </style:style>
    <style:style style:name="Taula45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5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45.B2" style:family="table-cell">
      <style:table-cell-properties fo:padding="0.101cm" fo:border="0.05pt solid #000000"/>
    </style:style>
    <style:style style:name="Taula45.3" style:family="table-row">
      <style:table-row-properties fo:background-color="transparent" fo:keep-together="auto">
        <style:background-image/>
      </style:table-row-properties>
    </style:style>
    <style:style style:name="Taula45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5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5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5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5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5.B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5.C5" style:family="table-cell">
      <style:table-cell-properties fo:padding="0.101cm" fo:border-left="0.05pt solid #000000" fo:border-right="none" fo:border-top="none" fo:border-bottom="0.05pt solid #000000"/>
    </style:style>
    <style:style style:name="Taula45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5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45.B6" style:family="table-cell">
      <style:table-cell-properties fo:padding="0.101cm" fo:border-left="0.05pt solid #000000" fo:border-right="none" fo:border-top="none" fo:border-bottom="0.05pt solid #000000"/>
    </style:style>
    <style:style style:name="Taula45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5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45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0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0.A" style:family="table-column">
      <style:table-column-properties style:column-width="2.69cm"/>
    </style:style>
    <style:style style:name="Taula40.B" style:family="table-column">
      <style:table-column-properties style:column-width="2.757cm"/>
    </style:style>
    <style:style style:name="Taula40.C" style:family="table-column">
      <style:table-column-properties style:column-width="3.263cm"/>
    </style:style>
    <style:style style:name="Taula40.D" style:family="table-column">
      <style:table-column-properties style:column-width="8.303cm"/>
    </style:style>
    <style:style style:name="Taula40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0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40.B2" style:family="table-cell">
      <style:table-cell-properties fo:padding="0.101cm" fo:border="0.05pt solid #000000"/>
    </style:style>
    <style:style style:name="Taula40.3" style:family="table-row">
      <style:table-row-properties fo:background-color="transparent" fo:keep-together="auto">
        <style:background-image/>
      </style:table-row-properties>
    </style:style>
    <style:style style:name="Taula40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0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0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0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0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0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40.B6" style:family="table-cell">
      <style:table-cell-properties fo:padding="0.101cm" fo:border-left="0.05pt solid #000000" fo:border-right="none" fo:border-top="none" fo:border-bottom="0.05pt solid #000000"/>
    </style:style>
    <style:style style:name="Taula40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0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40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1" style:family="table">
      <style:table-properties style:width="17.013cm" fo:margin-left="0cm" table:align="left"/>
    </style:style>
    <style:style style:name="Taula41.A" style:family="table-column">
      <style:table-column-properties style:column-width="2.69cm"/>
    </style:style>
    <style:style style:name="Taula41.B" style:family="table-column">
      <style:table-column-properties style:column-width="14.323cm"/>
    </style:style>
    <style:style style:name="Taula41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1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41.B2" style:family="table-cell">
      <style:table-cell-properties fo:padding="0.101cm" fo:border="0.05pt solid #000000"/>
    </style:style>
    <style:style style:name="Taula30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0.A" style:family="table-column">
      <style:table-column-properties style:column-width="2.69cm"/>
    </style:style>
    <style:style style:name="Taula30.B" style:family="table-column">
      <style:table-column-properties style:column-width="2.757cm"/>
    </style:style>
    <style:style style:name="Taula30.C" style:family="table-column">
      <style:table-column-properties style:column-width="3.263cm"/>
    </style:style>
    <style:style style:name="Taula30.D" style:family="table-column">
      <style:table-column-properties style:column-width="8.303cm"/>
    </style:style>
    <style:style style:name="Taula30.1" style:family="table-row">
      <style:table-row-properties fo:background-color="transparent" fo:keep-together="auto">
        <style:background-image/>
      </style:table-row-properties>
    </style:style>
    <style:style style:name="Taula30.A1" style:family="table-cell">
      <style:table-cell-properties style:vertical-align="" fo:background-color="#cccc99" fo:padding="0.10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ula30.B1" style:family="table-cell">
      <style:table-cell-properties style:vertical-align="" fo:background-color="#e6e6ff" fo:padding="0.101cm" fo:border="0.05pt solid #000000" style:writing-mode="lr-tb">
        <style:background-image/>
      </style:table-cell-properties>
    </style:style>
    <style:style style:name="Taula30.C1" style:family="table-cell">
      <style:table-cell-properties style:vertical-align="" fo:background-color="#e6e6ff" fo:padding="0.10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ula30.B2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0.D2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0.A3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0.B3" style:family="table-cell">
      <style:table-cell-properties fo:padding="0.101cm" fo:border-left="0.05pt solid #000000" fo:border-right="none" fo:border-top="none" fo:border-bottom="0.05pt solid #000000"/>
    </style:style>
    <style:style style:name="Taula30.C3" style:family="table-cell">
      <style:table-cell-properties fo:padding="0.101cm" fo:border-left="0.05pt solid #000000" fo:border-right="0.05pt solid #000000" fo:border-top="none" fo:border-bottom="0.05pt solid #000000"/>
    </style:style>
    <style:style style:name="Taula30.A4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0.B4" style:family="table-cell">
      <style:table-cell-properties fo:padding="0.101cm" fo:border="0.05pt solid #000000"/>
    </style:style>
    <style:style style:name="Taula25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5.A" style:family="table-column">
      <style:table-column-properties style:column-width="2.69cm"/>
    </style:style>
    <style:style style:name="Taula25.B" style:family="table-column">
      <style:table-column-properties style:column-width="2.757cm"/>
    </style:style>
    <style:style style:name="Taula25.C" style:family="table-column">
      <style:table-column-properties style:column-width="3.263cm"/>
    </style:style>
    <style:style style:name="Taula25.D" style:family="table-column">
      <style:table-column-properties style:column-width="8.303cm"/>
    </style:style>
    <style:style style:name="Taula25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5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5.B2" style:family="table-cell">
      <style:table-cell-properties fo:padding="0.101cm" fo:border="0.05pt solid #000000"/>
    </style:style>
    <style:style style:name="Taula25.3" style:family="table-row">
      <style:table-row-properties fo:background-color="transparent" fo:keep-together="auto">
        <style:background-image/>
      </style:table-row-properties>
    </style:style>
    <style:style style:name="Taula25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5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5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5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5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5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5.C5" style:family="table-cell">
      <style:table-cell-properties fo:padding="0.101cm" fo:border-left="0.05pt solid #000000" fo:border-right="none" fo:border-top="none" fo:border-bottom="0.05pt solid #000000"/>
    </style:style>
    <style:style style:name="Taula25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5.B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5.C6" style:family="table-cell">
      <style:table-cell-properties fo:padding="0.101cm" fo:border-left="0.05pt solid #000000" fo:border-right="none" fo:border-top="none" fo:border-bottom="0.05pt solid #000000"/>
    </style:style>
    <style:style style:name="Taula25.D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5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5.B7" style:family="table-cell">
      <style:table-cell-properties fo:padding="0.101cm" fo:border-left="0.05pt solid #000000" fo:border-right="none" fo:border-top="none" fo:border-bottom="0.05pt solid #000000"/>
    </style:style>
    <style:style style:name="Taula25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31" style:family="table">
      <style:table-properties style:width="17.013cm" fo:margin-left="0cm" table:align="left"/>
    </style:style>
    <style:style style:name="Taula31.A" style:family="table-column">
      <style:table-column-properties style:column-width="2.69cm"/>
    </style:style>
    <style:style style:name="Taula31.B" style:family="table-column">
      <style:table-column-properties style:column-width="14.323cm"/>
    </style:style>
    <style:style style:name="Taula31.A1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31.B1" style:family="table-cell">
      <style:table-cell-properties fo:padding="0.101cm" fo:border="0.05pt solid #000000"/>
    </style:style>
    <style:style style:name="Taula57" style:family="table">
      <style:table-properties style:width="17.013cm" fo:margin-left="0cm" table:align="left"/>
    </style:style>
    <style:style style:name="Taula57.A" style:family="table-column">
      <style:table-column-properties style:column-width="2.69cm"/>
    </style:style>
    <style:style style:name="Taula57.B" style:family="table-column">
      <style:table-column-properties style:column-width="2.757cm"/>
    </style:style>
    <style:style style:name="Taula57.C" style:family="table-column">
      <style:table-column-properties style:column-width="3.263cm"/>
    </style:style>
    <style:style style:name="Taula57.D" style:family="table-column">
      <style:table-column-properties style:column-width="8.303cm"/>
    </style:style>
    <style:style style:name="Taula5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57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57.B2" style:family="table-cell">
      <style:table-cell-properties fo:padding="0.101cm" fo:border="0.05pt solid #000000"/>
    </style:style>
    <style:style style:name="Taula57.3" style:family="table-row">
      <style:table-row-properties fo:background-color="transparent" fo:keep-together="auto">
        <style:background-image/>
      </style:table-row-properties>
    </style:style>
    <style:style style:name="Taula57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7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7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7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7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7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7.C5" style:family="table-cell">
      <style:table-cell-properties fo:padding="0.101cm" fo:border-left="0.05pt solid #000000" fo:border-right="none" fo:border-top="none" fo:border-bottom="0.05pt solid #000000"/>
    </style:style>
    <style:style style:name="Taula57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7.B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7.C6" style:family="table-cell">
      <style:table-cell-properties fo:padding="0.101cm" fo:border-left="0.05pt solid #000000" fo:border-right="none" fo:border-top="none" fo:border-bottom="0.05pt solid #000000"/>
    </style:style>
    <style:style style:name="Taula57.D6" style:family="table-cell">
      <style:table-cell-properties fo:padding="0.101cm" fo:border-left="0.05pt solid #000000" fo:border-right="0.05pt solid #000000" fo:border-top="none" fo:border-bottom="0.05pt solid #000000"/>
    </style:style>
    <style:style style:name="Taula57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57.B7" style:family="table-cell">
      <style:table-cell-properties fo:padding="0.101cm" fo:border-left="0.05pt solid #000000" fo:border-right="none" fo:border-top="none" fo:border-bottom="0.05pt solid #000000"/>
    </style:style>
    <style:style style:name="Taula57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57.A8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57.B8" style:family="table-cell">
      <style:table-cell-properties fo:padding="0.101cm" fo:border-left="0.05pt solid #000000" fo:border-right="0.05pt solid #000000" fo:border-top="none" fo:border-bottom="0.05pt solid #000000"/>
    </style:style>
    <style:style style:name="Taula59" style:family="table">
      <style:table-properties style:width="17.013cm" fo:margin-left="0cm" table:align="left"/>
    </style:style>
    <style:style style:name="Taula59.A" style:family="table-column">
      <style:table-column-properties style:column-width="2.69cm"/>
    </style:style>
    <style:style style:name="Taula59.B" style:family="table-column">
      <style:table-column-properties style:column-width="2.757cm"/>
    </style:style>
    <style:style style:name="Taula59.C" style:family="table-column">
      <style:table-column-properties style:column-width="3.263cm"/>
    </style:style>
    <style:style style:name="Taula59.D" style:family="table-column">
      <style:table-column-properties style:column-width="8.303cm"/>
    </style:style>
    <style:style style:name="Taula59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59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59.B2" style:family="table-cell">
      <style:table-cell-properties fo:padding="0.101cm" fo:border="0.05pt solid #000000"/>
    </style:style>
    <style:style style:name="Taula59.3" style:family="table-row">
      <style:table-row-properties fo:background-color="transparent" fo:keep-together="auto">
        <style:background-image/>
      </style:table-row-properties>
    </style:style>
    <style:style style:name="Taula59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9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9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9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9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9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59.B5" style:family="table-cell">
      <style:table-cell-properties fo:padding="0.101cm" fo:border-left="0.05pt solid #000000" fo:border-right="none" fo:border-top="none" fo:border-bottom="0.05pt solid #000000"/>
    </style:style>
    <style:style style:name="Taula59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9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59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1" style:family="table">
      <style:table-properties style:width="17.013cm" fo:margin-left="0cm" table:align="left"/>
    </style:style>
    <style:style style:name="Taula61.A" style:family="table-column">
      <style:table-column-properties style:column-width="2.69cm"/>
    </style:style>
    <style:style style:name="Taula61.B" style:family="table-column">
      <style:table-column-properties style:column-width="2.91cm"/>
    </style:style>
    <style:style style:name="Taula61.C" style:family="table-column">
      <style:table-column-properties style:column-width="3.11cm"/>
    </style:style>
    <style:style style:name="Taula61.D" style:family="table-column">
      <style:table-column-properties style:column-width="8.303cm"/>
    </style:style>
    <style:style style:name="Taula61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1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1.B2" style:family="table-cell">
      <style:table-cell-properties fo:padding="0.101cm" fo:border="0.05pt solid #000000"/>
    </style:style>
    <style:style style:name="Taula61.3" style:family="table-row">
      <style:table-row-properties fo:background-color="transparent" fo:keep-together="auto">
        <style:background-image/>
      </style:table-row-properties>
    </style:style>
    <style:style style:name="Taula61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1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1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1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1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1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1.C5" style:family="table-cell">
      <style:table-cell-properties fo:padding="0.101cm" fo:border-left="0.05pt solid #000000" fo:border-right="none" fo:border-top="none" fo:border-bottom="0.05pt solid #000000"/>
    </style:style>
    <style:style style:name="Taula61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1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1.B6" style:family="table-cell">
      <style:table-cell-properties fo:padding="0.101cm" fo:border-left="0.05pt solid #000000" fo:border-right="none" fo:border-top="none" fo:border-bottom="0.05pt solid #000000"/>
    </style:style>
    <style:style style:name="Taula61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1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1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62" style:family="table">
      <style:table-properties style:width="17.013cm" fo:margin-left="0cm" table:align="left"/>
    </style:style>
    <style:style style:name="Taula62.A" style:family="table-column">
      <style:table-column-properties style:column-width="2.69cm"/>
    </style:style>
    <style:style style:name="Taula62.B" style:family="table-column">
      <style:table-column-properties style:column-width="2.91cm"/>
    </style:style>
    <style:style style:name="Taula62.C" style:family="table-column">
      <style:table-column-properties style:column-width="3.11cm"/>
    </style:style>
    <style:style style:name="Taula62.D" style:family="table-column">
      <style:table-column-properties style:column-width="8.303cm"/>
    </style:style>
    <style:style style:name="Taula62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2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2.B2" style:family="table-cell">
      <style:table-cell-properties fo:padding="0.101cm" fo:border="0.05pt solid #000000"/>
    </style:style>
    <style:style style:name="Taula62.3" style:family="table-row">
      <style:table-row-properties fo:background-color="transparent" fo:keep-together="auto">
        <style:background-image/>
      </style:table-row-properties>
    </style:style>
    <style:style style:name="Taula62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2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2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2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2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2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2.C5" style:family="table-cell">
      <style:table-cell-properties fo:padding="0.101cm" fo:border-left="0.05pt solid #000000" fo:border-right="none" fo:border-top="none" fo:border-bottom="0.05pt solid #000000"/>
    </style:style>
    <style:style style:name="Taula62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2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2.B6" style:family="table-cell">
      <style:table-cell-properties fo:padding="0.101cm" fo:border-left="0.05pt solid #000000" fo:border-right="none" fo:border-top="none" fo:border-bottom="0.05pt solid #000000"/>
    </style:style>
    <style:style style:name="Taula62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2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2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63" style:family="table">
      <style:table-properties style:width="17.013cm" fo:margin-left="0cm" table:align="left"/>
    </style:style>
    <style:style style:name="Taula63.A" style:family="table-column">
      <style:table-column-properties style:column-width="2.69cm"/>
    </style:style>
    <style:style style:name="Taula63.B" style:family="table-column">
      <style:table-column-properties style:column-width="2.757cm"/>
    </style:style>
    <style:style style:name="Taula63.C" style:family="table-column">
      <style:table-column-properties style:column-width="3.263cm"/>
    </style:style>
    <style:style style:name="Taula63.D" style:family="table-column">
      <style:table-column-properties style:column-width="8.303cm"/>
    </style:style>
    <style:style style:name="Taula6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3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3.B2" style:family="table-cell">
      <style:table-cell-properties fo:padding="0.101cm" fo:border="0.05pt solid #000000"/>
    </style:style>
    <style:style style:name="Taula63.3" style:family="table-row">
      <style:table-row-properties fo:background-color="transparent" fo:keep-together="auto">
        <style:background-image/>
      </style:table-row-properties>
    </style:style>
    <style:style style:name="Taula63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3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3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3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3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3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3.B5" style:family="table-cell">
      <style:table-cell-properties fo:padding="0.101cm" fo:border-left="0.05pt solid #000000" fo:border-right="none" fo:border-top="none" fo:border-bottom="0.05pt solid #000000"/>
    </style:style>
    <style:style style:name="Taula63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3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3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7" style:family="table">
      <style:table-properties style:width="17.013cm" fo:margin-left="0cm" table:align="left"/>
    </style:style>
    <style:style style:name="Taula7.A" style:family="table-column">
      <style:table-column-properties style:column-width="2.69cm"/>
    </style:style>
    <style:style style:name="Taula7.B" style:family="table-column">
      <style:table-column-properties style:column-width="2.757cm"/>
    </style:style>
    <style:style style:name="Taula7.C" style:family="table-column">
      <style:table-column-properties style:column-width="3.263cm"/>
    </style:style>
    <style:style style:name="Taula7.D" style:family="table-column">
      <style:table-column-properties style:column-width="8.303cm"/>
    </style:style>
    <style:style style:name="Taula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7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7.B2" style:family="table-cell">
      <style:table-cell-properties fo:padding="0.101cm" fo:border="0.05pt solid #000000"/>
    </style:style>
    <style:style style:name="Taula7.3" style:family="table-row">
      <style:table-row-properties fo:background-color="transparent" fo:keep-together="auto">
        <style:background-image/>
      </style:table-row-properties>
    </style:style>
    <style:style style:name="Taula7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7.B5" style:family="table-cell">
      <style:table-cell-properties fo:padding="0.101cm" fo:border-left="0.05pt solid #000000" fo:border-right="none" fo:border-top="none" fo:border-bottom="0.05pt solid #000000"/>
    </style:style>
    <style:style style:name="Taula7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7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7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8" style:family="table">
      <style:table-properties style:width="17.013cm" fo:margin-left="0cm" table:align="left"/>
    </style:style>
    <style:style style:name="Taula18.A" style:family="table-column">
      <style:table-column-properties style:column-width="2.69cm"/>
    </style:style>
    <style:style style:name="Taula18.B" style:family="table-column">
      <style:table-column-properties style:column-width="2.801cm"/>
    </style:style>
    <style:style style:name="Taula18.C" style:family="table-column">
      <style:table-column-properties style:column-width="3.219cm"/>
    </style:style>
    <style:style style:name="Taula18.D" style:family="table-column">
      <style:table-column-properties style:column-width="8.303cm"/>
    </style:style>
    <style:style style:name="Taula1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18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18.B2" style:family="table-cell">
      <style:table-cell-properties fo:padding="0.101cm" fo:border="0.05pt solid #000000"/>
    </style:style>
    <style:style style:name="Taula18.3" style:family="table-row">
      <style:table-row-properties fo:background-color="transparent" fo:keep-together="auto">
        <style:background-image/>
      </style:table-row-properties>
    </style:style>
    <style:style style:name="Taula18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8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8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8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8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8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8.C5" style:family="table-cell">
      <style:table-cell-properties fo:padding="0.101cm" fo:border-left="0.05pt solid #000000" fo:border-right="none" fo:border-top="none" fo:border-bottom="0.05pt solid #000000"/>
    </style:style>
    <style:style style:name="Taula18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8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18.B6" style:family="table-cell">
      <style:table-cell-properties fo:padding="0.101cm" fo:border-left="0.05pt solid #000000" fo:border-right="none" fo:border-top="none" fo:border-bottom="0.05pt solid #000000"/>
    </style:style>
    <style:style style:name="Taula18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8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18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64" style:family="table">
      <style:table-properties style:width="17.013cm" fo:margin-left="0cm" table:align="left"/>
    </style:style>
    <style:style style:name="Taula64.A" style:family="table-column">
      <style:table-column-properties style:column-width="2.69cm"/>
    </style:style>
    <style:style style:name="Taula64.B" style:family="table-column">
      <style:table-column-properties style:column-width="2.757cm"/>
    </style:style>
    <style:style style:name="Taula64.C" style:family="table-column">
      <style:table-column-properties style:column-width="3.263cm"/>
    </style:style>
    <style:style style:name="Taula64.D" style:family="table-column">
      <style:table-column-properties style:column-width="8.303cm"/>
    </style:style>
    <style:style style:name="Taula6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4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4.B2" style:family="table-cell">
      <style:table-cell-properties fo:padding="0.101cm" fo:border="0.05pt solid #000000"/>
    </style:style>
    <style:style style:name="Taula64.3" style:family="table-row">
      <style:table-row-properties fo:background-color="transparent" fo:keep-together="auto">
        <style:background-image/>
      </style:table-row-properties>
    </style:style>
    <style:style style:name="Taula64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4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4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4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4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4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4.B5" style:family="table-cell">
      <style:table-cell-properties fo:padding="0.101cm" fo:border-left="0.05pt solid #000000" fo:border-right="none" fo:border-top="none" fo:border-bottom="0.05pt solid #000000"/>
    </style:style>
    <style:style style:name="Taula64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4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4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73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73.A" style:family="table-column">
      <style:table-column-properties style:column-width="2.69cm"/>
    </style:style>
    <style:style style:name="Taula73.B" style:family="table-column">
      <style:table-column-properties style:column-width="2.757cm"/>
    </style:style>
    <style:style style:name="Taula73.C" style:family="table-column">
      <style:table-column-properties style:column-width="3.263cm"/>
    </style:style>
    <style:style style:name="Taula73.D" style:family="table-column">
      <style:table-column-properties style:column-width="8.303cm"/>
    </style:style>
    <style:style style:name="Taula7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73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73.B2" style:family="table-cell">
      <style:table-cell-properties fo:padding="0.101cm" fo:border="0.05pt solid #000000"/>
    </style:style>
    <style:style style:name="Taula73.3" style:family="table-row">
      <style:table-row-properties fo:background-color="transparent" fo:keep-together="auto">
        <style:background-image/>
      </style:table-row-properties>
    </style:style>
    <style:style style:name="Taula73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3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3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3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3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3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73.B5" style:family="table-cell">
      <style:table-cell-properties fo:padding="0.101cm" fo:border-left="0.05pt solid #000000" fo:border-right="none" fo:border-top="none" fo:border-bottom="0.05pt solid #000000"/>
    </style:style>
    <style:style style:name="Taula73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73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73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6" style:family="table">
      <style:table-properties style:width="17.013cm" fo:margin-left="0cm" table:align="left"/>
    </style:style>
    <style:style style:name="Taula66.A" style:family="table-column">
      <style:table-column-properties style:column-width="2.69cm"/>
    </style:style>
    <style:style style:name="Taula66.B" style:family="table-column">
      <style:table-column-properties style:column-width="2.757cm"/>
    </style:style>
    <style:style style:name="Taula66.C" style:family="table-column">
      <style:table-column-properties style:column-width="3.263cm"/>
    </style:style>
    <style:style style:name="Taula66.D" style:family="table-column">
      <style:table-column-properties style:column-width="8.303cm"/>
    </style:style>
    <style:style style:name="Taula66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6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6.B2" style:family="table-cell">
      <style:table-cell-properties fo:padding="0.101cm" fo:border="0.05pt solid #000000"/>
    </style:style>
    <style:style style:name="Taula66.3" style:family="table-row">
      <style:table-row-properties fo:background-color="transparent" fo:keep-together="auto">
        <style:background-image/>
      </style:table-row-properties>
    </style:style>
    <style:style style:name="Taula66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6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6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6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6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6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6.B5" style:family="table-cell">
      <style:table-cell-properties fo:padding="0.101cm" fo:border-left="0.05pt solid #000000" fo:border-right="none" fo:border-top="none" fo:border-bottom="0.05pt solid #000000"/>
    </style:style>
    <style:style style:name="Taula66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6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6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7" style:family="table">
      <style:table-properties style:width="17.013cm" fo:margin-left="0cm" table:align="left"/>
    </style:style>
    <style:style style:name="Taula67.A" style:family="table-column">
      <style:table-column-properties style:column-width="2.69cm"/>
    </style:style>
    <style:style style:name="Taula67.B" style:family="table-column">
      <style:table-column-properties style:column-width="2.91cm"/>
    </style:style>
    <style:style style:name="Taula67.C" style:family="table-column">
      <style:table-column-properties style:column-width="3.11cm"/>
    </style:style>
    <style:style style:name="Taula67.D" style:family="table-column">
      <style:table-column-properties style:column-width="8.303cm"/>
    </style:style>
    <style:style style:name="Taula6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7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7.B2" style:family="table-cell">
      <style:table-cell-properties fo:padding="0.101cm" fo:border="0.05pt solid #000000"/>
    </style:style>
    <style:style style:name="Taula67.3" style:family="table-row">
      <style:table-row-properties fo:background-color="transparent" fo:keep-together="auto">
        <style:background-image/>
      </style:table-row-properties>
    </style:style>
    <style:style style:name="Taula67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7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7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7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7.C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7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67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7.C5" style:family="table-cell">
      <style:table-cell-properties fo:padding="0.101cm" fo:border-left="0.05pt solid #000000" fo:border-right="none" fo:border-top="none" fo:border-bottom="0.05pt solid #000000"/>
    </style:style>
    <style:style style:name="Taula67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7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7.B6" style:family="table-cell">
      <style:table-cell-properties fo:padding="0.101cm" fo:border-left="0.05pt solid #000000" fo:border-right="none" fo:border-top="none" fo:border-bottom="0.05pt solid #000000"/>
    </style:style>
    <style:style style:name="Taula67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7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7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68" style:family="table">
      <style:table-properties style:width="17.013cm" fo:margin-left="0cm" table:align="left"/>
    </style:style>
    <style:style style:name="Taula68.A" style:family="table-column">
      <style:table-column-properties style:column-width="2.69cm"/>
    </style:style>
    <style:style style:name="Taula68.B" style:family="table-column">
      <style:table-column-properties style:column-width="2.91cm"/>
    </style:style>
    <style:style style:name="Taula68.C" style:family="table-column">
      <style:table-column-properties style:column-width="3.11cm"/>
    </style:style>
    <style:style style:name="Taula68.D" style:family="table-column">
      <style:table-column-properties style:column-width="8.303cm"/>
    </style:style>
    <style:style style:name="Taula6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8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8.B2" style:family="table-cell">
      <style:table-cell-properties fo:padding="0.101cm" fo:border="0.05pt solid #000000"/>
    </style:style>
    <style:style style:name="Taula68.3" style:family="table-row">
      <style:table-row-properties fo:background-color="transparent" fo:keep-together="auto">
        <style:background-image/>
      </style:table-row-properties>
    </style:style>
    <style:style style:name="Taula68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8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8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8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8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8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8.C5" style:family="table-cell">
      <style:table-cell-properties fo:padding="0.101cm" fo:border-left="0.05pt solid #000000" fo:border-right="none" fo:border-top="none" fo:border-bottom="0.05pt solid #000000"/>
    </style:style>
    <style:style style:name="Taula68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8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8.B6" style:family="table-cell">
      <style:table-cell-properties fo:padding="0.101cm" fo:border-left="0.05pt solid #000000" fo:border-right="none" fo:border-top="none" fo:border-bottom="0.05pt solid #000000"/>
    </style:style>
    <style:style style:name="Taula68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8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8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28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8.A" style:family="table-column">
      <style:table-column-properties style:column-width="2.69cm"/>
    </style:style>
    <style:style style:name="Taula28.B" style:family="table-column">
      <style:table-column-properties style:column-width="2.757cm"/>
    </style:style>
    <style:style style:name="Taula28.C" style:family="table-column">
      <style:table-column-properties style:column-width="3.263cm"/>
    </style:style>
    <style:style style:name="Taula28.D" style:family="table-column">
      <style:table-column-properties style:column-width="8.303cm"/>
    </style:style>
    <style:style style:name="Taula2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8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8.B2" style:family="table-cell">
      <style:table-cell-properties fo:padding="0.101cm" fo:border="0.05pt solid #000000"/>
    </style:style>
    <style:style style:name="Taula28.3" style:family="table-row">
      <style:table-row-properties fo:background-color="transparent" fo:keep-together="auto">
        <style:background-image/>
      </style:table-row-properties>
    </style:style>
    <style:style style:name="Taula28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8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8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8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8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8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8.B5" style:family="table-cell">
      <style:table-cell-properties fo:padding="0.101cm" fo:border-left="0.05pt solid #000000" fo:border-right="none" fo:border-top="none" fo:border-bottom="0.05pt solid #000000"/>
    </style:style>
    <style:style style:name="Taula28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8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8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7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7.A" style:family="table-column">
      <style:table-column-properties style:column-width="2.69cm"/>
    </style:style>
    <style:style style:name="Taula27.B" style:family="table-column">
      <style:table-column-properties style:column-width="2.801cm"/>
    </style:style>
    <style:style style:name="Taula27.C" style:family="table-column">
      <style:table-column-properties style:column-width="3.307cm"/>
    </style:style>
    <style:style style:name="Taula27.D" style:family="table-column">
      <style:table-column-properties style:column-width="8.214cm"/>
    </style:style>
    <style:style style:name="Taula2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7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7.B2" style:family="table-cell">
      <style:table-cell-properties fo:padding="0.101cm" fo:border="0.05pt solid #000000"/>
    </style:style>
    <style:style style:name="Taula27.3" style:family="table-row">
      <style:table-row-properties fo:background-color="transparent" fo:keep-together="auto">
        <style:background-image/>
      </style:table-row-properties>
    </style:style>
    <style:style style:name="Taula27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7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7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7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7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7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7.C5" style:family="table-cell">
      <style:table-cell-properties fo:padding="0.101cm" fo:border-left="0.05pt solid #000000" fo:border-right="none" fo:border-top="none" fo:border-bottom="0.05pt solid #000000"/>
    </style:style>
    <style:style style:name="Taula27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7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7.B6" style:family="table-cell">
      <style:table-cell-properties fo:padding="0.101cm" fo:border-left="0.05pt solid #000000" fo:border-right="none" fo:border-top="none" fo:border-bottom="0.05pt solid #000000"/>
    </style:style>
    <style:style style:name="Taula27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7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7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60" style:family="table">
      <style:table-properties style:width="17.013cm" fo:margin-left="0cm" table:align="left"/>
    </style:style>
    <style:style style:name="Taula60.A" style:family="table-column">
      <style:table-column-properties style:column-width="2.69cm"/>
    </style:style>
    <style:style style:name="Taula60.B" style:family="table-column">
      <style:table-column-properties style:column-width="2.757cm"/>
    </style:style>
    <style:style style:name="Taula60.C" style:family="table-column">
      <style:table-column-properties style:column-width="3.263cm"/>
    </style:style>
    <style:style style:name="Taula60.D" style:family="table-column">
      <style:table-column-properties style:column-width="8.303cm"/>
    </style:style>
    <style:style style:name="Taula60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0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0.B2" style:family="table-cell">
      <style:table-cell-properties fo:padding="0.101cm" fo:border="0.05pt solid #000000"/>
    </style:style>
    <style:style style:name="Taula60.3" style:family="table-row">
      <style:table-row-properties fo:background-color="transparent" fo:keep-together="auto">
        <style:background-image/>
      </style:table-row-properties>
    </style:style>
    <style:style style:name="Taula60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0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0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0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0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0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0.B5" style:family="table-cell">
      <style:table-cell-properties fo:padding="0.101cm" fo:border-left="0.05pt solid #000000" fo:border-right="none" fo:border-top="none" fo:border-bottom="0.05pt solid #000000"/>
    </style:style>
    <style:style style:name="Taula60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0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0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9" style:family="table">
      <style:table-properties style:width="17.013cm" fo:margin-left="0cm" table:align="left"/>
    </style:style>
    <style:style style:name="Taula19.A" style:family="table-column">
      <style:table-column-properties style:column-width="2.713cm"/>
    </style:style>
    <style:style style:name="Taula19.B" style:family="table-column">
      <style:table-column-properties style:column-width="14.3cm"/>
    </style:style>
    <style:style style:name="Taula19.A1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19.B1" style:family="table-cell">
      <style:table-cell-properties fo:padding="0.101cm" fo:border="0.05pt solid #000000"/>
    </style:style>
    <style:style style:name="Taula11" style:family="table">
      <style:table-properties style:width="17.013cm" fo:margin-left="0cm" table:align="left"/>
    </style:style>
    <style:style style:name="Taula11.A" style:family="table-column">
      <style:table-column-properties style:column-width="3.327cm"/>
    </style:style>
    <style:style style:name="Taula11.B" style:family="table-column">
      <style:table-column-properties style:column-width="3.822cm"/>
    </style:style>
    <style:style style:name="Taula11.C" style:family="table-column">
      <style:table-column-properties style:column-width="9.864cm"/>
    </style:style>
    <style:style style:name="Taula11.1" style:family="table-row">
      <style:table-row-properties fo:background-color="transparent" fo:keep-together="auto">
        <style:background-image/>
      </style:table-row-properties>
    </style:style>
    <style:style style:name="Taula11.A1" style:family="table-cell">
      <style:table-cell-properties style:vertical-align="" fo:background-color="transparent" fo:padding="0.10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ula11.C1" style:family="table-cell">
      <style:table-cell-properties style:vertical-align="" fo:background-color="transparent" fo:padding="0.101cm" fo:border="0.05pt solid #000000" style:writing-mode="lr-tb">
        <style:background-image/>
      </style:table-cell-properties>
    </style:style>
    <style:style style:name="P1" style:family="paragraph" style:parent-style-name="Table_20_Contents">
      <style:text-properties style:font-name="Arial" fo:font-size="9pt" style:font-size-asian="9pt" style:font-size-complex="9pt"/>
    </style:style>
    <style:style style:name="P2" style:family="paragraph" style:parent-style-name="Text_20_body">
      <style:text-properties style:font-name="Arial" fo:font-size="9pt" style:font-size-asian="9pt" style:font-size-complex="9pt"/>
    </style:style>
    <style:style style:name="P3" style:family="paragraph" style:parent-style-name="Standard">
      <style:text-properties style:font-name="Arial" fo:font-size="9pt" style:font-size-asian="9pt" style:font-size-complex="9pt"/>
    </style:style>
    <style:style style:name="P4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text-properties style:font-name="Arial" fo:font-size="9pt" fo:font-weight="bold" fo:background-color="transparent" style:font-size-asian="9pt" style:font-weight-asian="bold" style:font-size-complex="9pt" style:font-weight-complex="bold"/>
    </style:style>
    <style:style style:name="P7" style:family="paragraph" style:parent-style-name="Table_20_Contents">
      <style:text-properties style:font-name="Arial" fo:font-size="9pt" fo:font-weight="normal" style:font-size-asian="9pt" style:font-weight-asian="normal" style:font-size-complex="9pt" style:font-weight-complex="normal"/>
    </style:style>
    <style:style style:name="P8" style:family="paragraph" style:parent-style-name="Table_20_Contents">
      <style:text-properties style:font-name="Arial" fo:font-size="9pt" fo:background-color="transparent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0" style:family="paragraph" style:parent-style-name="Table_20_Contents">
      <style:text-properties style:text-line-through-style="solid" style:text-line-through-type="single" style:font-name="Arial" fo:font-size="9pt" fo:font-weight="bold" fo:background-color="#ffff00" style:font-size-asian="9pt" style:font-weight-asian="bold" style:font-size-complex="9pt" style:font-weight-complex="bold"/>
    </style:style>
    <style:style style:name="P11" style:family="paragraph" style:parent-style-name="Table_20_Contents">
      <style:text-properties style:text-line-through-style="solid" style:text-line-through-type="single" style:font-name="Arial" fo:font-size="9pt" fo:background-color="#ffff00" style:font-size-asian="9pt" style:font-size-complex="9pt"/>
    </style:style>
    <style:style style:name="P12" style:family="paragraph" style:parent-style-name="Table_20_Contents">
      <style:text-properties style:text-line-through-style="none" style:text-line-through-type="none" style:font-name="Arial" fo:font-size="9pt" fo:font-weight="bold" fo:background-color="transparent" style:font-size-asian="9pt" style:font-weight-asian="bold" style:font-size-complex="9pt" style:font-weight-complex="bold"/>
    </style:style>
    <style:style style:name="P13" style:family="paragraph" style:parent-style-name="Table_20_Contents">
      <style:text-properties style:text-line-through-style="none" style:text-line-through-type="none" style:font-name="Arial" fo:font-size="9pt" fo:background-color="transparent" style:font-size-asian="9pt" style:font-size-complex="9pt"/>
    </style:style>
    <style:style style:name="P14" style:family="paragraph" style:parent-style-name="Standard">
      <style:text-properties fo:background-color="transparent"/>
    </style:style>
    <style:style style:name="P15" style:family="paragraph" style:parent-style-name="Text_20_body">
      <style:text-properties fo:background-color="transparent"/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2">
      <style:text-properties fo:background-color="transparent"/>
    </style:style>
    <style:style style:name="P21" style:family="paragraph" style:parent-style-name="Heading_20_2" style:list-style-name=""/>
    <style:style style:name="P22" style:family="paragraph" style:parent-style-name="Heading_20_2">
      <style:text-properties style:font-name="Liberation Sans" fo:font-size="16.1000003814697pt" fo:font-weight="bold" fo:background-color="transparent" style:font-name-asian="Noto Sans CJK SC Regular" style:font-size-asian="16.1000003814697pt" style:font-weight-asian="bold" style:font-name-complex="FreeSans1" style:font-size-complex="16.1000003814697pt" style:font-weight-complex="bold"/>
    </style:style>
    <style:style style:name="P23" style:family="paragraph" style:parent-style-name="Heading_20_2">
      <style:paragraph-properties fo:break-before="page"/>
    </style:style>
    <style:style style:name="P24" style:family="paragraph" style:parent-style-name="Heading_20_2" style:master-page-name="">
      <style:paragraph-properties style:page-number="auto" fo:break-before="auto" fo:break-after="auto"/>
    </style:style>
    <style:style style:name="P25" style:family="paragraph" style:parent-style-name="Standard">
      <style:text-properties fo:background-color="transparent"/>
    </style:style>
    <style:style style:name="P26" style:family="paragraph" style:parent-style-name="Standard">
      <style:text-properties style:font-name="Liberation Sans" fo:font-size="16.1000003814697pt" fo:font-weight="bold" fo:background-color="transparent" style:font-name-asian="Noto Sans CJK SC Regular" style:font-size-asian="16.1000003814697pt" style:font-weight-asian="bold" style:font-name-complex="FreeSans1" style:font-size-complex="16.1000003814697pt" style:font-weight-complex="bold"/>
    </style:style>
    <style:style style:name="P27" style:family="paragraph" style:parent-style-name="Standard">
      <style:text-properties fo:language="ca" fo:country="ES" style:text-underline-style="none" style:letter-kerning="true" fo:background-color="transparent"/>
    </style:style>
    <style:style style:name="P28" style:family="paragraph" style:parent-style-name="Table_20_Contents" style:list-style-name="L1">
      <style:text-properties style:font-name="Arial" fo:font-size="9pt" style:font-size-asian="9pt" style:font-size-complex="9pt"/>
    </style:style>
    <style:style style:name="P29" style:family="paragraph" style:parent-style-name="Table_20_Contents" style:list-style-name="L2">
      <style:text-properties style:font-name="Arial" fo:font-size="9pt" style:font-size-asian="9pt" style:font-size-complex="9pt"/>
    </style:style>
    <style:style style:name="P30" style:family="paragraph" style:parent-style-name="Table_20_Contents">
      <style:text-properties style:font-name="Arial" fo:font-size="9pt" style:font-size-asian="9pt" style:font-size-complex="9pt"/>
    </style:style>
    <style:style style:name="P31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33" style:family="paragraph" style:parent-style-name="Table_20_Contents">
      <style:text-properties style:font-name="Arial" fo:font-size="9pt" fo:font-weight="normal" style:font-size-asian="9pt" style:font-weight-asian="normal" style:font-size-complex="9pt" style:font-weight-complex="normal"/>
    </style:style>
    <style:style style:name="P34" style:family="paragraph" style:parent-style-name="Table_20_Contents">
      <style:text-properties style:font-name="Arial" fo:font-size="9pt" style:rfc-language-tag="es-ES-u-co-trad" fo:language="es" fo:country="ES" officeooo:rsid="0007ec5f" officeooo:paragraph-rsid="0007ec5f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6" style:family="paragraph" style:parent-style-name="Table_20_Contents">
      <style:text-properties style:text-line-through-style="none" style:text-line-through-type="none" style:font-name="Arial" fo:font-size="9pt" fo:font-weight="bold" fo:background-color="transparent" style:font-size-asian="9pt" style:font-weight-asian="bold" style:font-size-complex="9pt" style:font-weight-complex="bold"/>
    </style:style>
    <style:style style:name="P37" style:family="paragraph" style:parent-style-name="Table_20_Contents">
      <style:text-properties style:text-line-through-style="none" style:text-line-through-type="none" style:font-name="Arial" fo:font-size="9pt" fo:background-color="transparent" style:font-size-asian="9pt" style:font-size-complex="9pt"/>
    </style:style>
    <style:style style:name="P38" style:family="paragraph" style:parent-style-name="Table_20_Contents">
      <style:text-properties style:text-line-through-style="solid" style:text-line-through-type="single" style:font-name="Arial" fo:font-size="9pt" fo:font-weight="bold" fo:background-color="#ffff00" style:font-size-asian="9pt" style:font-weight-asian="bold" style:font-size-complex="9pt" style:font-weight-complex="bold"/>
    </style:style>
    <style:style style:name="P39" style:family="paragraph" style:parent-style-name="Text_20_body" style:list-style-name="L3"/>
    <style:style style:name="P40" style:family="paragraph" style:parent-style-name="Text_20_body">
      <style:text-properties fo:background-color="transparent"/>
    </style:style>
    <style:style style:name="P41" style:family="paragraph" style:parent-style-name="Text_20_body">
      <style:text-properties style:font-name="Liberation Sans" fo:font-size="16.1000003814697pt" fo:font-weight="bold" fo:background-color="transparent" style:font-name-asian="Noto Sans CJK SC Regular" style:font-size-asian="16.1000003814697pt" style:font-weight-asian="bold" style:font-name-complex="FreeSans1" style:font-size-complex="16.1000003814697pt" style:font-weight-complex="bold"/>
    </style:style>
    <style:style style:name="P42" style:family="paragraph" style:parent-style-name="Text_20_body">
      <style:text-properties style:font-name="Arial" fo:font-size="9pt" style:font-size-asian="9pt" style:font-size-complex="9pt"/>
    </style:style>
    <style:style style:name="T1" style:family="text">
      <style:text-properties style:text-line-through-style="none" style:text-line-through-type="none" fo:background-color="transparent" loext:char-shading-value="0"/>
    </style:style>
    <style:style style:name="T2" style:family="text">
      <style:text-properties fo:background-color="transparent" loext:char-shading-value="0"/>
    </style:style>
    <style:style style:name="T3" style:family="text">
      <style:text-properties style:font-name="Liberation Sans" fo:font-size="16.1000003814697pt" fo:font-weight="bold" fo:background-color="transparent" loext:char-shading-value="0" style:font-name-asian="Noto Sans CJK SC Regular" style:font-size-asian="16.1000003814697pt" style:font-weight-asian="bold" style:font-name-complex="FreeSans1" style:font-size-complex="16.1000003814697pt" style:font-weight-complex="bold"/>
    </style:style>
    <style:style style:name="T4" style:family="text">
      <style:text-properties fo:color="#ffffff" loext:opacity="100%" fo:background-color="#333333" loext:char-shading-value="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358738864" text:id="ct358738864">
          <text:deletion>
            <office:change-info>
              <dc:creator>Autoria desconeguda</dc:creator>
              <dc:date>2017-10-17T15:03:31</dc:date>
            </office:change-info>
            <text:p text:style-name="Title">Anàlisi: </text:p>
          </text:deletion>
        </text:changed-region>
        <text:changed-region xml:id="ct358735744" text:id="ct358735744">
          <text:deletion>
            <office:change-info>
              <dc:creator>Autoria desconeguda</dc:creator>
              <dc:date>2017-10-06T09:25:35</dc:date>
            </office:change-info>
            <text:h text:style-name="Heading_20_2" text:outline-level="2"/>
            <text:p text:style-name="Text_20_body"/>
          </text:deletion>
        </text:changed-region>
        <text:changed-region xml:id="ct358737184" text:id="ct358737184">
          <text:deletion>
            <office:change-info>
              <dc:creator>Autoria desconeguda</dc:creator>
              <dc:date>2017-10-03T10:23:19</dc:date>
            </office:change-info>
            <text:p text:style-name="P1">Objecte que representa els detalls d’un expedient de l’arxiu</text:p>
          </text:deletion>
        </text:changed-region>
        <text:changed-region xml:id="ct358735504" text:id="ct358735504">
          <text:insertion>
            <office:change-info>
              <dc:creator>Autoria desconeguda</dc:creator>
              <dc:date>2017-10-03T10:23:19</dc:date>
            </office:change-info>
          </text:insertion>
        </text:changed-region>
        <text:changed-region xml:id="ct358741504" text:id="ct358741504">
          <text:insertion>
            <office:change-info>
              <dc:creator>Autoria desconeguda</dc:creator>
              <dc:date>2017-10-03T10:03:50</dc:date>
            </office:change-info>
          </text:insertion>
        </text:changed-region>
        <text:changed-region xml:id="ct358740784" text:id="ct358740784">
          <text:insertion>
            <office:change-info>
              <dc:creator>Autoria desconeguda</dc:creator>
              <dc:date>2017-10-03T10:03:50</dc:date>
            </office:change-info>
          </text:insertion>
        </text:changed-region>
        <text:changed-region xml:id="ct358738384" text:id="ct358738384">
          <text:insertion>
            <office:change-info>
              <dc:creator>Autoria desconeguda</dc:creator>
              <dc:date>2017-10-03T10:03:51</dc:date>
            </office:change-info>
          </text:insertion>
        </text:changed-region>
        <text:changed-region xml:id="ct358740544" text:id="ct358740544">
          <text:deletion>
            <office:change-info>
              <dc:creator>Autoria desconeguda</dc:creator>
              <dc:date>2017-10-10T10:00:17</dc:date>
            </office:change-info>
            <text:p text:style-name="P1">InformacioItem</text:p>
          </text:deletion>
        </text:changed-region>
        <text:changed-region xml:id="ct358738144" text:id="ct358738144">
          <text:insertion>
            <office:change-info>
              <dc:creator>Autoria desconeguda</dc:creator>
              <dc:date>2017-10-10T10:00:17</dc:date>
            </office:change-info>
          </text:insertion>
        </text:changed-region>
        <text:changed-region xml:id="ct358733824" text:id="ct358733824">
          <text:insertion>
            <office:change-info>
              <dc:creator>Autoria desconeguda</dc:creator>
              <dc:date>2017-10-03T10:03:53</dc:date>
            </office:change-info>
          </text:insertion>
        </text:changed-region>
        <text:changed-region xml:id="ct358735984" text:id="ct358735984">
          <text:insertion>
            <office:change-info>
              <dc:creator>Autoria desconeguda</dc:creator>
              <dc:date>2017-10-03T09:29:11</dc:date>
            </office:change-info>
          </text:insertion>
        </text:changed-region>
        <text:changed-region xml:id="ct358694224" text:id="ct358694224">
          <text:deletion>
            <office:change-info>
              <dc:creator>Autoria desconeguda</dc:creator>
              <dc:date>2017-10-03T09:29:11</dc:date>
            </office:change-info>
            <text:p text:style-name="P1">d’items</text:p>
          </text:deletion>
        </text:changed-region>
        <text:changed-region xml:id="ct358741264" text:id="ct358741264">
          <text:deletion>
            <office:change-info>
              <dc:creator>Autoria desconeguda</dc:creator>
              <dc:date>2017-10-03T09:29:05</dc:date>
            </office:change-info>
            <text:p text:style-name="P1">penjen</text:p>
          </text:deletion>
        </text:changed-region>
        <text:changed-region xml:id="ct358645264" text:id="ct358645264">
          <text:insertion>
            <office:change-info>
              <dc:creator>Autoria desconeguda</dc:creator>
              <dc:date>2017-10-03T09:29:05</dc:date>
            </office:change-info>
          </text:insertion>
        </text:changed-region>
        <text:changed-region xml:id="ct358739584" text:id="ct358739584">
          <text:deletion>
            <office:change-info>
              <dc:creator>Autoria desconeguda</dc:creator>
              <dc:date>2017-10-06T09:25:33</dc:date>
            </office:change-info>
            <text:p text:style-name="Standard"/>
            <text:p text:style-name="Standard"/>
          </text:deletion>
        </text:changed-region>
        <text:changed-region xml:id="ct358739824" text:id="ct358739824">
          <text:deletion>
            <office:change-info>
              <dc:creator>Autoria desconeguda</dc:creator>
              <dc:date>2017-10-06T09:25:31</dc:date>
            </office:change-info>
            <text:h text:style-name="Heading_20_2" text:outline-level="2"/>
            <text:p text:style-name="Text_20_body"/>
          </text:deletion>
        </text:changed-region>
        <text:changed-region xml:id="ct358705024" text:id="ct358705024">
          <text:deletion>
            <office:change-info>
              <dc:creator>Autoria desconeguda</dc:creator>
              <dc:date>2017-10-03T10:23:24</dc:date>
            </office:change-info>
            <text:p text:style-name="P1">Objecte que representa els detalls d’un document de l’arxiu</text:p>
          </text:deletion>
        </text:changed-region>
        <text:changed-region xml:id="ct358645024" text:id="ct358645024">
          <text:insertion>
            <office:change-info>
              <dc:creator>Autoria desconeguda</dc:creator>
              <dc:date>2017-10-03T10:23:24</dc:date>
            </office:change-info>
          </text:insertion>
        </text:changed-region>
        <text:changed-region xml:id="ct358631584" text:id="ct358631584">
          <text:insertion>
            <office:change-info>
              <dc:creator>Autoria desconeguda</dc:creator>
              <dc:date>2017-10-03T10:03:48</dc:date>
            </office:change-info>
          </text:insertion>
        </text:changed-region>
        <text:changed-region xml:id="ct358666144" text:id="ct358666144">
          <text:insertion>
            <office:change-info>
              <dc:creator>Autoria desconeguda</dc:creator>
              <dc:date>2017-10-03T10:03:47</dc:date>
            </office:change-info>
          </text:insertion>
        </text:changed-region>
        <text:changed-region xml:id="ct358723024" text:id="ct358723024">
          <text:insertion>
            <office:change-info>
              <dc:creator>Autoria desconeguda</dc:creator>
              <dc:date>2017-10-06T11:05:42</dc:date>
            </office:change-info>
          </text:insertion>
        </text:changed-region>
        <text:changed-region xml:id="ct358722784" text:id="ct358722784">
          <text:insertion>
            <office:change-info>
              <dc:creator>Autoria desconeguda</dc:creator>
              <dc:date>2017-10-19T08:26:25</dc:date>
            </office:change-info>
          </text:insertion>
        </text:changed-region>
        <text:changed-region xml:id="ct358660624" text:id="ct358660624">
          <text:insertion>
            <office:change-info>
              <dc:creator>Autoria desconeguda</dc:creator>
              <dc:date>2017-10-06T11:05:47</dc:date>
            </office:change-info>
          </text:insertion>
        </text:changed-region>
        <text:changed-region xml:id="ct358740304" text:id="ct358740304">
          <text:insertion>
            <office:change-info>
              <dc:creator>Autoria desconeguda</dc:creator>
              <dc:date>2017-10-06T11:05:49</dc:date>
            </office:change-info>
          </text:insertion>
        </text:changed-region>
        <text:changed-region xml:id="ct358740064" text:id="ct358740064">
          <text:insertion>
            <office:change-info>
              <dc:creator>Autoria desconeguda</dc:creator>
              <dc:date>2017-10-06T11:05:53</dc:date>
            </office:change-info>
          </text:insertion>
        </text:changed-region>
        <text:changed-region xml:id="ct358708624" text:id="ct358708624">
          <text:insertion>
            <office:change-info>
              <dc:creator>Autoria desconeguda</dc:creator>
              <dc:date>2017-10-06T11:06:00</dc:date>
            </office:change-info>
          </text:insertion>
        </text:changed-region>
        <text:changed-region xml:id="ct358636624" text:id="ct358636624">
          <text:insertion>
            <office:change-info>
              <dc:creator>Autoria desconeguda</dc:creator>
              <dc:date>2017-10-03T10:03:46</dc:date>
            </office:change-info>
          </text:insertion>
        </text:changed-region>
        <text:changed-region xml:id="ct358618864" text:id="ct358618864">
          <text:insertion>
            <office:change-info>
              <dc:creator>Autoria desconeguda</dc:creator>
              <dc:date>2017-10-03T10:03:56</dc:date>
            </office:change-info>
          </text:insertion>
        </text:changed-region>
        <text:changed-region xml:id="ct358723264" text:id="ct358723264">
          <text:insertion>
            <office:change-info>
              <dc:creator>Autoria desconeguda</dc:creator>
              <dc:date>2017-10-03T10:03:57</dc:date>
            </office:change-info>
          </text:insertion>
        </text:changed-region>
        <text:changed-region xml:id="ct358724464" text:id="ct358724464">
          <text:deletion>
            <office:change-info>
              <dc:creator>Autoria desconeguda</dc:creator>
              <dc:date>2017-10-06T09:25:29</dc:date>
            </office:change-info>
            <text:p text:style-name="Standard"/>
            <text:p text:style-name="Standard"/>
          </text:deletion>
        </text:changed-region>
        <text:changed-region xml:id="ct358626064" text:id="ct358626064">
          <text:deletion>
            <office:change-info>
              <dc:creator>Autoria desconeguda</dc:creator>
              <dc:date>2017-10-06T09:25:27</dc:date>
            </office:change-info>
            <text:h text:style-name="Heading_20_2" text:outline-level="2"><text:s/></text:h>
            <text:p text:style-name="Text_20_body"/>
          </text:deletion>
        </text:changed-region>
        <text:changed-region xml:id="ct358763344" text:id="ct358763344">
          <text:deletion>
            <office:change-info>
              <dc:creator>Autoria desconeguda</dc:creator>
              <dc:date>2017-10-03T10:23:38</dc:date>
            </office:change-info>
            <text:p text:style-name="P1">Objecte que representa els detalls d’una carpeta de l’arxiu.</text:p>
          </text:deletion>
        </text:changed-region>
        <text:changed-region xml:id="ct358763584" text:id="ct358763584">
          <text:insertion>
            <office:change-info>
              <dc:creator>Autoria desconeguda</dc:creator>
              <dc:date>2017-10-03T10:23:38</dc:date>
            </office:change-info>
          </text:insertion>
        </text:changed-region>
        <text:changed-region xml:id="ct358763824" text:id="ct358763824">
          <text:insertion>
            <office:change-info>
              <dc:creator>Autoria desconeguda</dc:creator>
              <dc:date>2017-10-03T10:03:24</dc:date>
            </office:change-info>
          </text:insertion>
        </text:changed-region>
        <text:changed-region xml:id="ct358764064" text:id="ct358764064">
          <text:insertion>
            <office:change-info>
              <dc:creator>Autoria desconeguda</dc:creator>
              <dc:date>2017-10-03T10:03:25</dc:date>
            </office:change-info>
          </text:insertion>
        </text:changed-region>
        <text:changed-region xml:id="ct358764544" text:id="ct358764544">
          <text:deletion>
            <office:change-info>
              <dc:creator>Autoria desconeguda</dc:creator>
              <dc:date>2017-10-10T10:00:20</dc:date>
            </office:change-info>
            <text:p text:style-name="P1">InformacioItem</text:p>
          </text:deletion>
        </text:changed-region>
        <text:changed-region xml:id="ct358754944" text:id="ct358754944">
          <text:insertion>
            <office:change-info>
              <dc:creator>Autoria desconeguda</dc:creator>
              <dc:date>2017-10-10T10:00:20</dc:date>
            </office:change-info>
          </text:insertion>
        </text:changed-region>
        <text:changed-region xml:id="ct358764304" text:id="ct358764304">
          <text:insertion>
            <office:change-info>
              <dc:creator>Autoria desconeguda</dc:creator>
              <dc:date>2017-10-03T10:03:27</dc:date>
            </office:change-info>
          </text:insertion>
        </text:changed-region>
        <text:changed-region xml:id="ct358702384" text:id="ct358702384">
          <text:deletion>
            <office:change-info>
              <dc:creator>Autoria desconeguda</dc:creator>
              <dc:date>2017-10-06T09:25:23</dc:date>
            </office:change-info>
            <text:p text:style-name="Standard"/>
            <text:p text:style-name="Standard"/>
          </text:deletion>
        </text:changed-region>
        <text:changed-region xml:id="ct358662784" text:id="ct358662784">
          <text:deletion>
            <office:change-info>
              <dc:creator>Autoria desconeguda</dc:creator>
              <dc:date>2017-10-06T09:25:20</dc:date>
            </office:change-info>
            <text:h text:style-name="Heading_20_2" text:outline-level="2"/>
            <text:p text:style-name="Text_20_body"/>
          </text:deletion>
        </text:changed-region>
        <text:changed-region xml:id="ct358753504" text:id="ct358753504">
          <text:deletion>
            <office:change-info>
              <dc:creator>Autoria desconeguda</dc:creator>
              <dc:date>2017-10-03T10:27:17</dc:date>
            </office:change-info>
            <text:p text:style-name="P1">Objecte que representa les metadades per a un expedient de l’arxiu</text:p>
          </text:deletion>
        </text:changed-region>
        <text:changed-region xml:id="ct358753744" text:id="ct358753744">
          <text:insertion>
            <office:change-info>
              <dc:creator>Autoria desconeguda</dc:creator>
              <dc:date>2017-10-03T10:27:17</dc:date>
            </office:change-info>
          </text:insertion>
        </text:changed-region>
        <text:changed-region xml:id="ct358753984" text:id="ct358753984">
          <text:deletion>
            <office:change-info>
              <dc:creator>Autoria desconeguda</dc:creator>
              <dc:date>2017-10-03T09:29:24</dc:date>
            </office:change-info>
            <text:p text:style-name="P1">Dir3</text:p>
          </text:deletion>
        </text:changed-region>
        <text:changed-region xml:id="ct358754224" text:id="ct358754224">
          <text:insertion>
            <office:change-info>
              <dc:creator>Autoria desconeguda</dc:creator>
              <dc:date>2017-10-03T09:29:24</dc:date>
            </office:change-info>
          </text:insertion>
        </text:changed-region>
        <text:changed-region xml:id="ct358754464" text:id="ct358754464">
          <text:deletion>
            <office:change-info>
              <dc:creator>Autoria desconeguda</dc:creator>
              <dc:date>2017-10-19T08:25:35</dc:date>
            </office:change-info>
            <text:p text:style-name="P1">String</text:p>
          </text:deletion>
        </text:changed-region>
        <text:changed-region xml:id="ct358754704" text:id="ct358754704">
          <text:insertion>
            <office:change-info>
              <dc:creator>Autoria desconeguda</dc:creator>
              <dc:date>2017-10-19T08:25:35</dc:date>
            </office:change-info>
          </text:insertion>
        </text:changed-region>
        <text:changed-region xml:id="ct358762384" text:id="ct358762384">
          <text:deletion>
            <office:change-info>
              <dc:creator>Autoria desconeguda</dc:creator>
              <dc:date>2017-10-03T09:52:11</dc:date>
            </office:change-info>
            <text:p text:style-name="P1">:</text:p>
            <text:list xml:id="list3329028491" text:style-name="L1">
              <text:list-item>
                <text:p text:style-name="P28">E01: Obert</text:p>
              </text:list-item>
              <text:list-item>
                <text:p text:style-name="P28">E02: Tancat</text:p>
              </text:list-item>
            </text:list>
            <text:p text:style-name="P1">E03: Índex per a remissió tancat</text:p>
          </text:deletion>
        </text:changed-region>
        <text:changed-region xml:id="ct358762624" text:id="ct358762624">
          <text:insertion>
            <office:change-info>
              <dc:creator>Autoria desconeguda</dc:creator>
              <dc:date>2017-10-03T09:52:12</dc:date>
            </office:change-info>
          </text:insertion>
        </text:changed-region>
        <text:changed-region xml:id="ct358762864" text:id="ct358762864">
          <text:deletion>
            <office:change-info>
              <dc:creator>Autoria desconeguda</dc:creator>
              <dc:date>2017-10-09T15:09:29</dc:date>
            </office:change-info>
            <text:p text:style-name="P1">String</text:p>
          </text:deletion>
        </text:changed-region>
        <text:changed-region xml:id="ct358763104" text:id="ct358763104">
          <text:insertion>
            <office:change-info>
              <dc:creator>Autoria desconeguda</dc:creator>
              <dc:date>2017-10-09T15:09:29</dc:date>
            </office:change-info>
          </text:insertion>
        </text:changed-region>
        <text:changed-region xml:id="ct358753264" text:id="ct358753264">
          <text:deletion>
            <office:change-info>
              <dc:creator>Autoria desconeguda</dc:creator>
              <dc:date>2017-10-03T10:28:36</dc:date>
            </office:change-info>
            <text:p text:style-name="P1">Altres metadades que es vulguin desar</text:p>
          </text:deletion>
        </text:changed-region>
        <text:changed-region xml:id="ct358753024" text:id="ct358753024">
          <text:insertion>
            <office:change-info>
              <dc:creator>Autoria desconeguda</dc:creator>
              <dc:date>2017-10-03T10:28:36</dc:date>
            </office:change-info>
          </text:insertion>
        </text:changed-region>
        <text:changed-region xml:id="ct358752784" text:id="ct358752784">
          <text:insertion>
            <office:change-info>
              <dc:creator>Autoria desconeguda</dc:creator>
              <dc:date>2017-10-06T09:25:13</dc:date>
            </office:change-info>
          </text:insertion>
        </text:changed-region>
        <text:changed-region xml:id="ct358752544" text:id="ct358752544">
          <text:deletion>
            <office:change-info>
              <dc:creator>Autoria desconeguda</dc:creator>
              <dc:date>2017-10-06T09:25:10</dc:date>
            </office:change-info>
            <text:h text:style-name="Heading_20_2" text:outline-level="2"/>
            <text:p text:style-name="Text_20_body"/>
          </text:deletion>
        </text:changed-region>
        <text:changed-region xml:id="ct358651024" text:id="ct358651024">
          <text:deletion>
            <office:change-info>
              <dc:creator>Autoria desconeguda</dc:creator>
              <dc:date>2017-10-03T10:27:28</dc:date>
            </office:change-info>
            <text:p text:style-name="P1">Objecte que representa les metadades per a un document de l’arxiu</text:p>
          </text:deletion>
        </text:changed-region>
        <text:changed-region xml:id="ct358724944" text:id="ct358724944">
          <text:insertion>
            <office:change-info>
              <dc:creator>Autoria desconeguda</dc:creator>
              <dc:date>2017-10-03T10:27:28</dc:date>
            </office:change-info>
          </text:insertion>
        </text:changed-region>
        <text:changed-region xml:id="ct358726144" text:id="ct358726144">
          <text:insertion>
            <office:change-info>
              <dc:creator>Autoria desconeguda</dc:creator>
              <dc:date>2017-10-19T08:24:56</dc:date>
            </office:change-info>
          </text:insertion>
        </text:changed-region>
        <text:changed-region xml:id="ct358726384" text:id="ct358726384">
          <text:insertion>
            <office:change-info>
              <dc:creator>Autoria desconeguda</dc:creator>
              <dc:date>2017-10-19T08:24:56</dc:date>
            </office:change-info>
          </text:insertion>
        </text:changed-region>
        <text:changed-region xml:id="ct358636864" text:id="ct358636864">
          <text:insertion>
            <office:change-info>
              <dc:creator>Autoria desconeguda</dc:creator>
              <dc:date>2017-10-19T08:24:56</dc:date>
            </office:change-info>
          </text:insertion>
        </text:changed-region>
        <text:changed-region xml:id="ct358626784" text:id="ct358626784">
          <text:insertion>
            <office:change-info>
              <dc:creator>Autoria desconeguda</dc:creator>
              <dc:date>2017-10-19T08:24:56</dc:date>
            </office:change-info>
          </text:insertion>
        </text:changed-region>
        <text:changed-region xml:id="ct358627024" text:id="ct358627024">
          <text:insertion>
            <office:change-info>
              <dc:creator>Autoria desconeguda</dc:creator>
              <dc:date>2017-10-19T08:25:20</dc:date>
            </office:change-info>
          </text:insertion>
        </text:changed-region>
        <text:changed-region xml:id="ct358736704" text:id="ct358736704">
          <text:insertion>
            <office:change-info>
              <dc:creator>Autoria desconeguda</dc:creator>
              <dc:date>2017-10-19T08:24:56</dc:date>
            </office:change-info>
          </text:insertion>
        </text:changed-region>
        <text:changed-region xml:id="ct358736464" text:id="ct358736464">
          <text:insertion>
            <office:change-info>
              <dc:creator>Autoria desconeguda</dc:creator>
              <dc:date>2017-10-04T08:45:28</dc:date>
            </office:change-info>
          </text:insertion>
        </text:changed-region>
        <text:changed-region xml:id="ct358724704" text:id="ct358724704">
          <text:deletion>
            <office:change-info>
              <dc:creator>Autoria desconeguda</dc:creator>
              <dc:date>2017-10-19T08:24:04</dc:date>
            </office:change-info>
            <text:p text:style-name="P4">String</text:p>
          </text:deletion>
        </text:changed-region>
        <text:changed-region xml:id="ct358692064" text:id="ct358692064">
          <text:deletion>
            <office:change-info>
              <dc:creator>Autoria desconeguda</dc:creator>
              <dc:date>2017-10-03T10:01:50</dc:date>
            </office:change-info>
            <text:p text:style-name="P4">Administració o ciutadà</text:p>
          </text:deletion>
        </text:changed-region>
        <text:changed-region xml:id="ct358687504" text:id="ct358687504">
          <text:deletion>
            <office:change-info>
              <dc:creator>Autoria desconeguda</dc:creator>
              <dc:date>2017-10-03T09:48:54</dc:date>
            </office:change-info>
            <text:p text:style-name="P1">String</text:p>
          </text:deletion>
        </text:changed-region>
        <text:changed-region xml:id="ct358650544" text:id="ct358650544">
          <text:insertion>
            <office:change-info>
              <dc:creator>Autoria desconeguda</dc:creator>
              <dc:date>2017-10-19T08:24:00</dc:date>
            </office:change-info>
          </text:insertion>
        </text:changed-region>
        <text:changed-region xml:id="ct358627984" text:id="ct358627984">
          <text:insertion>
            <office:change-info>
              <dc:creator>Autoria desconeguda</dc:creator>
              <dc:date>2017-10-19T08:23:54</dc:date>
            </office:change-info>
          </text:insertion>
        </text:changed-region>
        <text:changed-region xml:id="ct358700464" text:id="ct358700464">
          <text:insertion>
            <office:change-info>
              <dc:creator>Autoria desconeguda</dc:creator>
              <dc:date>2017-10-04T13:42:49</dc:date>
            </office:change-info>
          </text:insertion>
        </text:changed-region>
        <text:changed-region xml:id="ct358634944" text:id="ct358634944">
          <text:deletion>
            <office:change-info>
              <dc:creator>Autoria desconeguda</dc:creator>
              <dc:date>2017-10-03T09:30:12</dc:date>
            </office:change-info>
            <text:p text:style-name="P1">:</text:p>
            <text:list xml:id="list101915290319246" text:continue-numbering="true" text:style-name="L1">
              <text:list-item>
                <text:p text:style-name="P28">EE01: Original</text:p>
              </text:list-item>
              <text:list-item>
                <text:p text:style-name="P28">EE02: Còpia electrònica autèntica amb canvi de format</text:p>
              </text:list-item>
              <text:list-item>
                <text:p text:style-name="P28">EE03: Còpia electrònica autèntica de document paper</text:p>
              </text:list-item>
            </text:list>
            <text:p text:style-name="P1">EE04: Còpia electrònica parcial autèntica</text:p>
          </text:deletion>
        </text:changed-region>
        <text:changed-region xml:id="ct358730704" text:id="ct358730704">
          <text:insertion>
            <office:change-info>
              <dc:creator>Autoria desconeguda</dc:creator>
              <dc:date>2017-10-04T13:42:33</dc:date>
            </office:change-info>
          </text:insertion>
        </text:changed-region>
        <text:changed-region xml:id="ct358714864" text:id="ct358714864">
          <text:insertion>
            <office:change-info>
              <dc:creator>Autoria desconeguda</dc:creator>
              <dc:date>2017-10-03T09:30:10</dc:date>
            </office:change-info>
          </text:insertion>
        </text:changed-region>
        <text:changed-region xml:id="ct358725424" text:id="ct358725424">
          <text:deletion>
            <office:change-info>
              <dc:creator>Autoria desconeguda</dc:creator>
              <dc:date>2017-10-19T08:23:48</dc:date>
            </office:change-info>
            <text:p text:style-name="P1">String</text:p>
          </text:deletion>
        </text:changed-region>
        <text:changed-region xml:id="ct358693984" text:id="ct358693984">
          <text:insertion>
            <office:change-info>
              <dc:creator>Autoria desconeguda</dc:creator>
              <dc:date>2017-10-19T08:23:48</dc:date>
            </office:change-info>
          </text:insertion>
        </text:changed-region>
        <text:changed-region xml:id="ct358725184" text:id="ct358725184">
          <text:insertion>
            <office:change-info>
              <dc:creator>Autoria desconeguda</dc:creator>
              <dc:date>2017-10-03T09:30:28</dc:date>
            </office:change-info>
          </text:insertion>
        </text:changed-region>
        <text:changed-region xml:id="ct358734304" text:id="ct358734304">
          <text:deletion>
            <office:change-info>
              <dc:creator>Autoria desconeguda</dc:creator>
              <dc:date>2017-10-03T09:30:21</dc:date>
            </office:change-info>
            <text:p text:style-name="P1">TD01 - Resolución.</text:p>
            <text:list xml:id="list101914319591215" text:continue-numbering="true" text:style-name="L1">
              <text:list-item>
                <text:p text:style-name="P28">TD02 - Acuerdo.</text:p>
              </text:list-item>
              <text:list-item>
                <text:p text:style-name="P28">TD03 - Contrato.</text:p>
              </text:list-item>
              <text:list-item>
                <text:p text:style-name="P28">TD04 - Convenio.</text:p>
              </text:list-item>
              <text:list-item>
                <text:p text:style-name="P28">TD05 - Declaración.</text:p>
              </text:list-item>
              <text:list-item>
                <text:p text:style-name="P28">TD06 - Comunicación.</text:p>
              </text:list-item>
              <text:list-item>
                <text:p text:style-name="P28">TD07 - Notificación.</text:p>
              </text:list-item>
              <text:list-item>
                <text:p text:style-name="P28">TD08 - Publicación.</text:p>
              </text:list-item>
              <text:list-item>
                <text:p text:style-name="P28">TD09 - Acuse de recibo.</text:p>
              </text:list-item>
              <text:list-item>
                <text:p text:style-name="P28">TD10 - Acta.</text:p>
              </text:list-item>
              <text:list-item>
                <text:p text:style-name="P28">TD11 - Certificado.</text:p>
              </text:list-item>
              <text:list-item>
                <text:p text:style-name="P28">TD12 - Diligencia.</text:p>
              </text:list-item>
              <text:list-item>
                <text:p text:style-name="P28">TD13 - Informe.</text:p>
              </text:list-item>
              <text:list-item>
                <text:p text:style-name="P28">TD14 - Solicitud.</text:p>
              </text:list-item>
              <text:list-item>
                <text:p text:style-name="P28">TD15 - Denuncia.</text:p>
              </text:list-item>
              <text:list-item>
                <text:p text:style-name="P28">TD16 - Alegación.</text:p>
              </text:list-item>
              <text:list-item>
                <text:p text:style-name="P28">TD17 - Recursos.</text:p>
              </text:list-item>
              <text:list-item>
                <text:p text:style-name="P28">TD18 - Comunicación ciudadano.</text:p>
              </text:list-item>
              <text:list-item>
                <text:p text:style-name="P28">TD19 - Factura.</text:p>
              </text:list-item>
              <text:list-item>
                <text:p text:style-name="P28">TD20 - Otros incautados.</text:p>
              </text:list-item>
            </text:list>
            <text:p text:style-name="P1">TD99 - Otros</text:p>
          </text:deletion>
        </text:changed-region>
        <text:changed-region xml:id="ct358734064" text:id="ct358734064">
          <text:insertion>
            <office:change-info>
              <dc:creator>Autoria desconeguda</dc:creator>
              <dc:date>2017-10-04T13:42:45</dc:date>
            </office:change-info>
          </text:insertion>
        </text:changed-region>
        <text:changed-region xml:id="ct358693024" text:id="ct358693024">
          <text:insertion>
            <office:change-info>
              <dc:creator>Autoria desconeguda</dc:creator>
              <dc:date>2017-10-03T09:30:22</dc:date>
            </office:change-info>
          </text:insertion>
        </text:changed-region>
        <text:changed-region xml:id="ct358668784" text:id="ct358668784">
          <text:insertion>
            <office:change-info>
              <dc:creator>Autoria desconeguda</dc:creator>
              <dc:date>2017-10-04T15:28:33</dc:date>
            </office:change-info>
          </text:insertion>
        </text:changed-region>
        <text:changed-region xml:id="ct358692784" text:id="ct358692784">
          <text:insertion>
            <office:change-info>
              <dc:creator>Autoria desconeguda</dc:creator>
              <dc:date>2017-10-19T08:23:37</dc:date>
            </office:change-info>
          </text:insertion>
        </text:changed-region>
        <text:changed-region xml:id="ct358692544" text:id="ct358692544">
          <text:insertion>
            <office:change-info>
              <dc:creator>Autoria desconeguda</dc:creator>
              <dc:date>2017-10-04T15:28:42</dc:date>
            </office:change-info>
          </text:insertion>
        </text:changed-region>
        <text:changed-region xml:id="ct358701904" text:id="ct358701904">
          <text:insertion>
            <office:change-info>
              <dc:creator>Autoria desconeguda</dc:creator>
              <dc:date>2017-10-04T15:28:45</dc:date>
            </office:change-info>
          </text:insertion>
        </text:changed-region>
        <text:changed-region xml:id="ct358705984" text:id="ct358705984">
          <text:insertion>
            <office:change-info>
              <dc:creator>Autoria desconeguda</dc:creator>
              <dc:date>2017-10-04T15:28:56</dc:date>
            </office:change-info>
          </text:insertion>
        </text:changed-region>
        <text:changed-region xml:id="ct358719184" text:id="ct358719184">
          <text:insertion>
            <office:change-info>
              <dc:creator>Autoria desconeguda</dc:creator>
              <dc:date>2017-10-04T15:29:00</dc:date>
            </office:change-info>
          </text:insertion>
        </text:changed-region>
        <text:changed-region xml:id="ct358718944" text:id="ct358718944">
          <text:insertion>
            <office:change-info>
              <dc:creator>Autoria desconeguda</dc:creator>
              <dc:date>2017-10-04T15:31:55</dc:date>
            </office:change-info>
          </text:insertion>
        </text:changed-region>
        <text:changed-region xml:id="ct358718704" text:id="ct358718704">
          <text:insertion>
            <office:change-info>
              <dc:creator>Autoria desconeguda</dc:creator>
              <dc:date>2017-10-04T15:32:00</dc:date>
            </office:change-info>
          </text:insertion>
        </text:changed-region>
        <text:changed-region xml:id="ct358718464" text:id="ct358718464">
          <text:insertion>
            <office:change-info>
              <dc:creator>Autoria desconeguda</dc:creator>
              <dc:date>2017-10-04T15:28:48</dc:date>
            </office:change-info>
          </text:insertion>
        </text:changed-region>
        <text:changed-region xml:id="ct358623424" text:id="ct358623424">
          <text:insertion>
            <office:change-info>
              <dc:creator>Autoria desconeguda</dc:creator>
              <dc:date>2017-10-19T08:23:40</dc:date>
            </office:change-info>
          </text:insertion>
        </text:changed-region>
        <text:changed-region xml:id="ct358729984" text:id="ct358729984">
          <text:insertion>
            <office:change-info>
              <dc:creator>Autoria desconeguda</dc:creator>
              <dc:date>2017-10-04T15:28:43</dc:date>
            </office:change-info>
          </text:insertion>
        </text:changed-region>
        <text:changed-region xml:id="ct358729744" text:id="ct358729744">
          <text:insertion>
            <office:change-info>
              <dc:creator>Autoria desconeguda</dc:creator>
              <dc:date>2017-10-04T15:28:47</dc:date>
            </office:change-info>
          </text:insertion>
        </text:changed-region>
        <text:changed-region xml:id="ct358667824" text:id="ct358667824">
          <text:insertion>
            <office:change-info>
              <dc:creator>Autoria desconeguda</dc:creator>
              <dc:date>2017-10-04T15:29:12</dc:date>
            </office:change-info>
          </text:insertion>
        </text:changed-region>
        <text:changed-region xml:id="ct358683664" text:id="ct358683664">
          <text:insertion>
            <office:change-info>
              <dc:creator>Autoria desconeguda</dc:creator>
              <dc:date>2017-10-04T15:29:57</dc:date>
            </office:change-info>
          </text:insertion>
        </text:changed-region>
        <text:changed-region xml:id="ct358719664" text:id="ct358719664">
          <text:insertion>
            <office:change-info>
              <dc:creator>Autoria desconeguda</dc:creator>
              <dc:date>2017-10-04T13:42:31</dc:date>
            </office:change-info>
          </text:insertion>
        </text:changed-region>
        <text:changed-region xml:id="ct358624864" text:id="ct358624864">
          <text:insertion>
            <office:change-info>
              <dc:creator>Autoria desconeguda</dc:creator>
              <dc:date>2017-10-04T13:42:03</dc:date>
            </office:change-info>
          </text:insertion>
        </text:changed-region>
        <text:changed-region xml:id="ct358737424" text:id="ct358737424">
          <text:insertion>
            <office:change-info>
              <dc:creator>Autoria desconeguda</dc:creator>
              <dc:date>2017-10-04T13:42:03</dc:date>
            </office:change-info>
          </text:insertion>
        </text:changed-region>
        <text:changed-region xml:id="ct358737664" text:id="ct358737664">
          <text:insertion>
            <office:change-info>
              <dc:creator>Autoria desconeguda</dc:creator>
              <dc:date>2017-10-04T13:42:03</dc:date>
            </office:change-info>
          </text:insertion>
        </text:changed-region>
        <text:changed-region xml:id="ct358713184" text:id="ct358713184">
          <text:insertion>
            <office:change-info>
              <dc:creator>Autoria desconeguda</dc:creator>
              <dc:date>2017-10-04T13:42:03</dc:date>
            </office:change-info>
          </text:insertion>
        </text:changed-region>
        <text:changed-region xml:id="ct358715584" text:id="ct358715584">
          <text:insertion>
            <office:change-info>
              <dc:creator>Autoria desconeguda</dc:creator>
              <dc:date>2017-10-04T13:42:03</dc:date>
            </office:change-info>
          </text:insertion>
        </text:changed-region>
        <text:changed-region xml:id="ct358717504" text:id="ct358717504">
          <text:insertion>
            <office:change-info>
              <dc:creator>Autoria desconeguda</dc:creator>
              <dc:date>2017-10-04T13:43:15</dc:date>
            </office:change-info>
          </text:insertion>
        </text:changed-region>
        <text:changed-region xml:id="ct358717264" text:id="ct358717264">
          <text:deletion>
            <office:change-info>
              <dc:creator>Autoria desconeguda</dc:creator>
              <dc:date>2017-10-09T15:09:35</dc:date>
            </office:change-info>
            <text:p text:style-name="P1">String</text:p>
          </text:deletion>
        </text:changed-region>
        <text:changed-region xml:id="ct358732144" text:id="ct358732144">
          <text:insertion>
            <office:change-info>
              <dc:creator>Autoria desconeguda</dc:creator>
              <dc:date>2017-10-09T15:09:36</dc:date>
            </office:change-info>
          </text:insertion>
        </text:changed-region>
        <text:changed-region xml:id="ct358732384" text:id="ct358732384">
          <text:deletion>
            <office:change-info>
              <dc:creator>Autoria desconeguda</dc:creator>
              <dc:date>2017-10-03T10:28:52</dc:date>
            </office:change-info>
            <text:p text:style-name="P1">Altres metadades que es vulguin desar</text:p>
          </text:deletion>
        </text:changed-region>
        <text:changed-region xml:id="ct358707424" text:id="ct358707424">
          <text:insertion>
            <office:change-info>
              <dc:creator>Autoria desconeguda</dc:creator>
              <dc:date>2017-10-03T10:28:52</dc:date>
            </office:change-info>
          </text:insertion>
        </text:changed-region>
        <text:changed-region xml:id="ct358701664" text:id="ct358701664">
          <text:deletion>
            <office:change-info>
              <dc:creator>Autoria desconeguda</dc:creator>
              <dc:date>2017-10-06T09:25:07</dc:date>
            </office:change-info>
            <text:h text:style-name="Heading_20_2" text:outline-level="2"/>
            <text:p text:style-name="Text_20_body"/>
          </text:deletion>
        </text:changed-region>
        <text:changed-region xml:id="ct358704544" text:id="ct358704544">
          <text:deletion>
            <office:change-info>
              <dc:creator>Autoria desconeguda</dc:creator>
              <dc:date>2017-10-03T10:31:23</dc:date>
            </office:change-info>
            <text:p text:style-name="P7">Objecte que representa el contingut d’un document de l’arxiu</text:p>
          </text:deletion>
        </text:changed-region>
        <text:changed-region xml:id="ct358616464" text:id="ct358616464">
          <text:insertion>
            <office:change-info>
              <dc:creator>Autoria desconeguda</dc:creator>
              <dc:date>2017-10-03T10:31:23</dc:date>
            </office:change-info>
          </text:insertion>
        </text:changed-region>
        <text:changed-region xml:id="ct358672144" text:id="ct358672144">
          <text:insertion>
            <office:change-info>
              <dc:creator>Pere Prohens</dc:creator>
              <dc:date>2017-12-15T11:48:00</dc:date>
            </office:change-info>
          </text:insertion>
        </text:changed-region>
        <text:changed-region xml:id="ct358694704" text:id="ct358694704">
          <text:insertion>
            <office:change-info>
              <dc:creator>Pere Prohens</dc:creator>
              <dc:date>2017-12-15T11:47:00</dc:date>
            </office:change-info>
          </text:insertion>
        </text:changed-region>
        <text:changed-region xml:id="ct358709344" text:id="ct358709344">
          <text:insertion>
            <office:change-info>
              <dc:creator>Pere Prohens</dc:creator>
              <dc:date>2017-12-15T11:48:00</dc:date>
            </office:change-info>
          </text:insertion>
        </text:changed-region>
        <text:changed-region xml:id="ct358694944" text:id="ct358694944">
          <text:insertion>
            <office:change-info>
              <dc:creator>Pere Prohens</dc:creator>
              <dc:date>2017-12-15T11:48:00</dc:date>
            </office:change-info>
          </text:insertion>
        </text:changed-region>
        <text:changed-region xml:id="ct358685824" text:id="ct358685824">
          <text:insertion>
            <office:change-info>
              <dc:creator>Pere Prohens</dc:creator>
              <dc:date>2017-12-15T11:48:00</dc:date>
            </office:change-info>
          </text:insertion>
        </text:changed-region>
        <text:changed-region xml:id="ct358681744" text:id="ct358681744">
          <text:insertion>
            <office:change-info>
              <dc:creator>Autoria desconeguda</dc:creator>
              <dc:date>2017-10-09T08:13:10</dc:date>
            </office:change-info>
          </text:insertion>
        </text:changed-region>
        <text:changed-region xml:id="ct358615984" text:id="ct358615984">
          <text:insertion>
            <office:change-info>
              <dc:creator>Autoria desconeguda</dc:creator>
              <dc:date>2017-10-09T08:13:19</dc:date>
            </office:change-info>
          </text:insertion>
        </text:changed-region>
        <text:changed-region xml:id="ct358688704" text:id="ct358688704">
          <text:insertion>
            <office:change-info>
              <dc:creator>Autoria desconeguda</dc:creator>
              <dc:date>2017-10-09T08:13:21</dc:date>
            </office:change-info>
          </text:insertion>
        </text:changed-region>
        <text:changed-region xml:id="ct358704784" text:id="ct358704784">
          <text:insertion>
            <office:change-info>
              <dc:creator>Autoria desconeguda</dc:creator>
              <dc:date>2017-10-09T08:13:23</dc:date>
            </office:change-info>
          </text:insertion>
        </text:changed-region>
        <text:changed-region xml:id="ct358615504" text:id="ct358615504">
          <text:deletion>
            <office:change-info>
              <dc:creator>Autoria desconeguda</dc:creator>
              <dc:date>2017-10-09T08:13:14</dc:date>
            </office:change-info>
            <text:p text:style-name="P10"><text:span text:style-name="T1"><text:s/></text:span></text:p>
          </text:deletion>
        </text:changed-region>
        <text:changed-region xml:id="ct358734544" text:id="ct358734544">
          <text:deletion>
            <office:change-info>
              <dc:creator>Autoria desconeguda</dc:creator>
              <dc:date>2017-10-06T09:25:05</dc:date>
            </office:change-info>
            <text:h text:style-name="Heading_20_2" text:outline-level="2"/>
            <text:p text:style-name="Text_20_body"/>
          </text:deletion>
        </text:changed-region>
        <text:changed-region xml:id="ct358653184" text:id="ct358653184">
          <text:deletion>
            <office:change-info>
              <dc:creator>Autoria desconeguda</dc:creator>
              <dc:date>2017-10-03T10:21:21</dc:date>
            </office:change-info>
            <text:p text:style-name="P1">Objecte que representa una firma per un contingut de l’arxiu</text:p>
          </text:deletion>
        </text:changed-region>
        <text:changed-region xml:id="ct358669504" text:id="ct358669504">
          <text:insertion>
            <office:change-info>
              <dc:creator>Autoria desconeguda</dc:creator>
              <dc:date>2017-10-03T10:21:21</dc:date>
            </office:change-info>
          </text:insertion>
        </text:changed-region>
        <text:changed-region xml:id="ct358628704" text:id="ct358628704">
          <text:deletion>
            <office:change-info>
              <dc:creator>Autoria desconeguda</dc:creator>
              <dc:date>2017-10-03T09:34:39</dc:date>
            </office:change-info>
            <text:p text:style-name="P1">String</text:p>
          </text:deletion>
        </text:changed-region>
        <text:changed-region xml:id="ct358686544" text:id="ct358686544">
          <text:insertion>
            <office:change-info>
              <dc:creator>Autoria desconeguda</dc:creator>
              <dc:date>2017-10-19T08:23:14</dc:date>
            </office:change-info>
          </text:insertion>
        </text:changed-region>
        <text:changed-region xml:id="ct358683904" text:id="ct358683904">
          <text:deletion>
            <office:change-info>
              <dc:creator>Autoria desconeguda</dc:creator>
              <dc:date>2017-10-04T12:48:09</dc:date>
            </office:change-info>
            <text:p text:style-name="P1">No</text:p>
          </text:deletion>
        </text:changed-region>
        <text:changed-region xml:id="ct358672624" text:id="ct358672624">
          <text:insertion>
            <office:change-info>
              <dc:creator>Autoria desconeguda</dc:creator>
              <dc:date>2017-10-04T12:48:09</dc:date>
            </office:change-info>
          </text:insertion>
        </text:changed-region>
        <text:changed-region xml:id="ct358687024" text:id="ct358687024">
          <text:insertion>
            <office:change-info>
              <dc:creator>Autoria desconeguda</dc:creator>
              <dc:date>2017-10-03T09:58:38</dc:date>
            </office:change-info>
          </text:insertion>
        </text:changed-region>
        <text:changed-region xml:id="ct358666624" text:id="ct358666624">
          <text:insertion>
            <office:change-info>
              <dc:creator>Autoria desconeguda</dc:creator>
              <dc:date>2017-10-05T16:21:59</dc:date>
            </office:change-info>
          </text:insertion>
        </text:changed-region>
        <text:changed-region xml:id="ct358676224" text:id="ct358676224">
          <text:deletion>
            <office:change-info>
              <dc:creator>Autoria desconeguda</dc:creator>
              <dc:date>2017-10-03T09:35:02</dc:date>
            </office:change-info>
            <text:p text:style-name="P1">TF01</text:p>
          </text:deletion>
        </text:changed-region>
        <text:changed-region xml:id="ct358734784" text:id="ct358734784">
          <text:deletion>
            <office:change-info>
              <dc:creator>Autoria desconeguda</dc:creator>
              <dc:date>2017-10-03T09:36:03</dc:date>
            </office:change-info>
            <text:p text:style-name="P1"><text:s/>- CSV.</text:p>
          </text:deletion>
        </text:changed-region>
        <text:changed-region xml:id="ct358627504" text:id="ct358627504">
          <text:deletion>
            <office:change-info>
              <dc:creator>Autoria desconeguda</dc:creator>
              <dc:date>2017-10-03T10:00:06</dc:date>
            </office:change-info>
            <text:p text:style-name="P1"/>
            <text:p text:style-name="P1"/>
          </text:deletion>
        </text:changed-region>
        <text:changed-region xml:id="ct358682704" text:id="ct358682704">
          <text:deletion>
            <office:change-info>
              <dc:creator>Autoria desconeguda</dc:creator>
              <dc:date>2017-10-03T09:35:09</dc:date>
            </office:change-info>
            <text:p text:style-name="P1">TF02</text:p>
          </text:deletion>
        </text:changed-region>
        <text:changed-region xml:id="ct358626304" text:id="ct358626304">
          <text:deletion>
            <office:change-info>
              <dc:creator>Autoria desconeguda</dc:creator>
              <dc:date>2017-10-03T10:00:06</dc:date>
            </office:change-info>
            <text:p text:style-name="P1"><text:s/>- XAdES internally detached signature.</text:p>
            <text:p text:style-name="P1"/>
          </text:deletion>
        </text:changed-region>
        <text:changed-region xml:id="ct358642624" text:id="ct358642624">
          <text:deletion>
            <office:change-info>
              <dc:creator>Autoria desconeguda</dc:creator>
              <dc:date>2017-10-03T09:35:16</dc:date>
            </office:change-info>
            <text:p text:style-name="P1">TF03</text:p>
          </text:deletion>
        </text:changed-region>
        <text:changed-region xml:id="ct358641184" text:id="ct358641184">
          <text:deletion>
            <office:change-info>
              <dc:creator>Autoria desconeguda</dc:creator>
              <dc:date>2017-10-03T10:00:06</dc:date>
            </office:change-info>
            <text:p text:style-name="P1"><text:s/>- XAdES enveloped signature.</text:p>
            <text:p text:style-name="P1"/>
          </text:deletion>
        </text:changed-region>
        <text:changed-region xml:id="ct358696384" text:id="ct358696384">
          <text:deletion>
            <office:change-info>
              <dc:creator>Autoria desconeguda</dc:creator>
              <dc:date>2017-10-03T09:35:24</dc:date>
            </office:change-info>
            <text:p text:style-name="P1">TF04</text:p>
          </text:deletion>
        </text:changed-region>
        <text:changed-region xml:id="ct358696144" text:id="ct358696144">
          <text:deletion>
            <office:change-info>
              <dc:creator>Autoria desconeguda</dc:creator>
              <dc:date>2017-10-03T10:00:06</dc:date>
            </office:change-info>
            <text:p text:style-name="P1"><text:s/>- CAdES detached/explicit signature.</text:p>
            <text:p text:style-name="P1"/>
          </text:deletion>
        </text:changed-region>
        <text:changed-region xml:id="ct358635424" text:id="ct358635424">
          <text:deletion>
            <office:change-info>
              <dc:creator>Autoria desconeguda</dc:creator>
              <dc:date>2017-10-03T09:35:29</dc:date>
            </office:change-info>
            <text:p text:style-name="P1">TF05</text:p>
          </text:deletion>
        </text:changed-region>
        <text:changed-region xml:id="ct358708384" text:id="ct358708384">
          <text:deletion>
            <office:change-info>
              <dc:creator>Autoria desconeguda</dc:creator>
              <dc:date>2017-10-03T10:00:06</dc:date>
            </office:change-info>
            <text:p text:style-name="P1"><text:s/>- CAdES attached/implicit signature.</text:p>
            <text:p text:style-name="P1"/>
          </text:deletion>
        </text:changed-region>
        <text:changed-region xml:id="ct358707184" text:id="ct358707184">
          <text:deletion>
            <office:change-info>
              <dc:creator>Autoria desconeguda</dc:creator>
              <dc:date>2017-10-03T09:35:37</dc:date>
            </office:change-info>
            <text:p text:style-name="P1">TF06 - PadES</text:p>
          </text:deletion>
        </text:changed-region>
        <text:changed-region xml:id="ct358706464" text:id="ct358706464">
          <text:deletion>
            <office:change-info>
              <dc:creator>Autoria desconeguda</dc:creator>
              <dc:date>2017-10-03T10:00:06</dc:date>
            </office:change-info>
            <text:p text:style-name="P1"/>
            <text:p text:style-name="P1"/>
          </text:deletion>
        </text:changed-region>
        <text:changed-region xml:id="ct358706944" text:id="ct358706944">
          <text:deletion>
            <office:change-info>
              <dc:creator>Autoria desconeguda</dc:creator>
              <dc:date>2017-10-03T09:35:39</dc:date>
            </office:change-info>
            <text:p text:style-name="P1">TF07 - SMIME</text:p>
          </text:deletion>
        </text:changed-region>
        <text:changed-region xml:id="ct358706224" text:id="ct358706224">
          <text:deletion>
            <office:change-info>
              <dc:creator>Autoria desconeguda</dc:creator>
              <dc:date>2017-10-03T10:00:06</dc:date>
            </office:change-info>
            <text:p text:style-name="P1"/>
            <text:p text:style-name="P1"/>
          </text:deletion>
        </text:changed-region>
        <text:changed-region xml:id="ct358703104" text:id="ct358703104">
          <text:deletion>
            <office:change-info>
              <dc:creator>Autoria desconeguda</dc:creator>
              <dc:date>2017-10-03T09:35:45</dc:date>
            </office:change-info>
            <text:p text:style-name="P1">TF08 - ODT</text:p>
          </text:deletion>
        </text:changed-region>
        <text:changed-region xml:id="ct358703344" text:id="ct358703344">
          <text:deletion>
            <office:change-info>
              <dc:creator>Autoria desconeguda</dc:creator>
              <dc:date>2017-10-03T10:00:06</dc:date>
            </office:change-info>
            <text:p text:style-name="P1"/>
            <text:p text:style-name="P1"/>
          </text:deletion>
        </text:changed-region>
        <text:changed-region xml:id="ct358769344" text:id="ct358769344">
          <text:deletion>
            <office:change-info>
              <dc:creator>Autoria desconeguda</dc:creator>
              <dc:date>2017-10-03T09:35:47</dc:date>
            </office:change-info>
            <text:p text:style-name="P1">TF09</text:p>
          </text:deletion>
        </text:changed-region>
        <text:changed-region xml:id="ct358769104" text:id="ct358769104">
          <text:deletion>
            <office:change-info>
              <dc:creator>Autoria desconeguda</dc:creator>
              <dc:date>2017-10-03T09:36:00</dc:date>
            </office:change-info>
            <text:p text:style-name="P1"><text:s/>- OOXML</text:p>
          </text:deletion>
        </text:changed-region>
        <text:changed-region xml:id="ct358768864" text:id="ct358768864">
          <text:insertion>
            <office:change-info>
              <dc:creator>Autoria desconeguda</dc:creator>
              <dc:date>2017-10-05T16:21:59</dc:date>
            </office:change-info>
          </text:insertion>
        </text:changed-region>
        <text:changed-region xml:id="ct358768624" text:id="ct358768624">
          <text:insertion>
            <office:change-info>
              <dc:creator>Autoria desconeguda</dc:creator>
              <dc:date>2017-10-05T16:22:10</dc:date>
            </office:change-info>
          </text:insertion>
        </text:changed-region>
        <text:changed-region xml:id="ct358768384" text:id="ct358768384">
          <text:insertion>
            <office:change-info>
              <dc:creator>Autoria desconeguda</dc:creator>
              <dc:date>2017-10-04T12:47:53</dc:date>
            </office:change-info>
          </text:insertion>
        </text:changed-region>
        <text:changed-region xml:id="ct358768144" text:id="ct358768144">
          <text:insertion>
            <office:change-info>
              <dc:creator>Autoria desconeguda</dc:creator>
              <dc:date>2017-10-19T08:23:12</dc:date>
            </office:change-info>
          </text:insertion>
        </text:changed-region>
        <text:changed-region xml:id="ct358767904" text:id="ct358767904">
          <text:insertion>
            <office:change-info>
              <dc:creator>Autoria desconeguda</dc:creator>
              <dc:date>2017-10-04T12:48:13</dc:date>
            </office:change-info>
          </text:insertion>
        </text:changed-region>
        <text:changed-region xml:id="ct358767664" text:id="ct358767664">
          <text:insertion>
            <office:change-info>
              <dc:creator>Autoria desconeguda</dc:creator>
              <dc:date>2017-10-04T12:48:15</dc:date>
            </office:change-info>
          </text:insertion>
        </text:changed-region>
        <text:changed-region xml:id="ct358767424" text:id="ct358767424">
          <text:insertion>
            <office:change-info>
              <dc:creator>Autoria desconeguda</dc:creator>
              <dc:date>2017-10-04T12:48:38</dc:date>
            </office:change-info>
          </text:insertion>
        </text:changed-region>
        <text:changed-region xml:id="ct358767184" text:id="ct358767184">
          <text:insertion>
            <office:change-info>
              <dc:creator>Autoria desconeguda</dc:creator>
              <dc:date>2017-10-03T09:34:17</dc:date>
            </office:change-info>
          </text:insertion>
        </text:changed-region>
        <text:changed-region xml:id="ct358647184" text:id="ct358647184">
          <text:deletion>
            <office:change-info>
              <dc:creator>Autoria desconeguda</dc:creator>
              <dc:date>2017-10-03T09:34:20</dc:date>
            </office:change-info>
            <text:p text:style-name="P4">n</text:p>
          </text:deletion>
        </text:changed-region>
        <text:changed-region xml:id="ct358639984" text:id="ct358639984">
          <text:deletion>
            <office:change-info>
              <dc:creator>Autoria desconeguda</dc:creator>
              <dc:date>2017-10-03T09:37:15</dc:date>
            </office:change-info>
            <text:p text:style-name="P1">el contingut serà el</text:p>
          </text:deletion>
        </text:changed-region>
        <text:changed-region xml:id="ct358709584" text:id="ct358709584">
          <text:insertion>
            <office:change-info>
              <dc:creator>Autoria desconeguda</dc:creator>
              <dc:date>2017-10-03T09:37:15</dc:date>
            </office:change-info>
          </text:insertion>
        </text:changed-region>
        <text:changed-region xml:id="ct358621744" text:id="ct358621744">
          <text:insertion>
            <office:change-info>
              <dc:creator>Autoria desconeguda</dc:creator>
              <dc:date>2017-10-03T09:37:49</dc:date>
            </office:change-info>
          </text:insertion>
        </text:changed-region>
        <text:changed-region xml:id="ct358621984" text:id="ct358621984">
          <text:deletion>
            <office:change-info>
              <dc:creator>Autoria desconeguda</dc:creator>
              <dc:date>2017-10-03T09:38:03</dc:date>
            </office:change-info>
            <text:p text:style-name="P1">csv</text:p>
          </text:deletion>
        </text:changed-region>
        <text:changed-region xml:id="ct358650784" text:id="ct358650784">
          <text:insertion>
            <office:change-info>
              <dc:creator>Autoria desconeguda</dc:creator>
              <dc:date>2017-10-03T09:38:03</dc:date>
            </office:change-info>
          </text:insertion>
        </text:changed-region>
        <text:changed-region xml:id="ct358647664" text:id="ct358647664">
          <text:deletion>
            <office:change-info>
              <dc:creator>Autoria desconeguda</dc:creator>
              <dc:date>2017-10-03T09:36:31</dc:date>
            </office:change-info>
            <text:p text:style-name="P1">en format <text:s/>un String</text:p>
          </text:deletion>
        </text:changed-region>
        <text:changed-region xml:id="ct358661824" text:id="ct358661824">
          <text:insertion>
            <office:change-info>
              <dc:creator>Autoria desconeguda</dc:creator>
              <dc:date>2017-10-03T09:36:32</dc:date>
            </office:change-info>
          </text:insertion>
        </text:changed-region>
        <text:changed-region xml:id="ct358681504" text:id="ct358681504">
          <text:deletion>
            <office:change-info>
              <dc:creator>Autoria desconeguda</dc:creator>
              <dc:date>2017-10-03T09:37:25</dc:date>
            </office:change-info>
            <text:p text:style-name="P1">serà </text:p>
          </text:deletion>
        </text:changed-region>
        <text:changed-region xml:id="ct358628224" text:id="ct358628224">
          <text:insertion>
            <office:change-info>
              <dc:creator>Autoria desconeguda</dc:creator>
              <dc:date>2017-10-03T09:37:25</dc:date>
            </office:change-info>
          </text:insertion>
        </text:changed-region>
        <text:changed-region xml:id="ct358757344" text:id="ct358757344">
          <text:insertion>
            <office:change-info>
              <dc:creator>Autoria desconeguda</dc:creator>
              <dc:date>2017-10-03T09:36:52</dc:date>
            </office:change-info>
          </text:insertion>
        </text:changed-region>
        <text:changed-region xml:id="ct358757104" text:id="ct358757104">
          <text:insertion>
            <office:change-info>
              <dc:creator>Pere Prohens</dc:creator>
              <dc:date>2017-12-15T11:48:00</dc:date>
            </office:change-info>
          </text:insertion>
        </text:changed-region>
        <text:changed-region xml:id="ct358756864" text:id="ct358756864">
          <text:insertion>
            <office:change-info>
              <dc:creator>Pere Prohens</dc:creator>
              <dc:date>2017-12-15T11:48:00</dc:date>
            </office:change-info>
          </text:insertion>
        </text:changed-region>
        <text:changed-region xml:id="ct358756624" text:id="ct358756624">
          <text:insertion>
            <office:change-info>
              <dc:creator>Pere Prohens</dc:creator>
              <dc:date>2017-12-15T11:48:00</dc:date>
            </office:change-info>
          </text:insertion>
        </text:changed-region>
        <text:changed-region xml:id="ct358756384" text:id="ct358756384">
          <text:insertion>
            <office:change-info>
              <dc:creator>Pere Prohens</dc:creator>
              <dc:date>2017-12-15T11:48:00</dc:date>
            </office:change-info>
          </text:insertion>
        </text:changed-region>
        <text:changed-region xml:id="ct358756144" text:id="ct358756144">
          <text:deletion>
            <office:change-info>
              <dc:creator>Autoria desconeguda</dc:creator>
              <dc:date>2017-10-06T08:13:39</dc:date>
            </office:change-info>
            <text:h text:style-name="Heading_20_2" text:outline-level="2"><text:bookmark-start text:name="__RefHeading___Toc4732_1121911022"/>InformacioItem<text:bookmark-end text:name="__RefHeading___Toc4732_1121911022"/></text:h>
          </text:deletion>
        </text:changed-region>
        <text:changed-region xml:id="ct358755904" text:id="ct358755904">
          <text:insertion>
            <office:change-info>
              <dc:creator>Autoria desconeguda</dc:creator>
              <dc:date>2017-10-06T08:13:39</dc:date>
            </office:change-info>
          </text:insertion>
        </text:changed-region>
        <text:changed-region xml:id="ct358755664" text:id="ct358755664">
          <text:deletion>
            <office:change-info>
              <dc:creator>Autoria desconeguda</dc:creator>
              <dc:date>2017-10-06T09:25:03</dc:date>
            </office:change-info>
            <text:h text:style-name="Heading_20_2" text:outline-level="2"/>
            <text:p text:style-name="Text_20_body"/>
          </text:deletion>
        </text:changed-region>
        <text:changed-region xml:id="ct358704064" text:id="ct358704064">
          <text:deletion>
            <office:change-info>
              <dc:creator>Autoria desconeguda</dc:creator>
              <dc:date>2017-10-06T08:13:26</dc:date>
            </office:change-info>
            <text:p text:style-name="P9">InformacioItem</text:p>
          </text:deletion>
        </text:changed-region>
        <text:changed-region xml:id="ct358633984" text:id="ct358633984">
          <text:insertion>
            <office:change-info>
              <dc:creator>Autoria desconeguda</dc:creator>
              <dc:date>2017-10-06T08:13:26</dc:date>
            </office:change-info>
          </text:insertion>
        </text:changed-region>
        <text:changed-region xml:id="ct358698784" text:id="ct358698784">
          <text:deletion>
            <office:change-info>
              <dc:creator>Autoria desconeguda</dc:creator>
              <dc:date>2017-10-03T10:33:04</dc:date>
            </office:change-info>
            <text:p text:style-name="P1">Objecte que representa</text:p>
          </text:deletion>
        </text:changed-region>
        <text:changed-region xml:id="ct358698544" text:id="ct358698544">
          <text:insertion>
            <office:change-info>
              <dc:creator>Autoria desconeguda</dc:creator>
              <dc:date>2017-10-03T10:33:04</dc:date>
            </office:change-info>
          </text:insertion>
        </text:changed-region>
        <text:changed-region xml:id="ct358699024" text:id="ct358699024">
          <text:deletion>
            <office:change-info>
              <dc:creator>Autoria desconeguda</dc:creator>
              <dc:date>2017-10-03T10:33:11</dc:date>
            </office:change-info>
            <text:p text:style-name="P1">genèric de l’arxiu</text:p>
          </text:deletion>
        </text:changed-region>
        <text:changed-region xml:id="ct358723504" text:id="ct358723504">
          <text:insertion>
            <office:change-info>
              <dc:creator>Autoria desconeguda</dc:creator>
              <dc:date>2017-10-06T08:14:11</dc:date>
            </office:change-info>
          </text:insertion>
        </text:changed-region>
        <text:changed-region xml:id="ct358708144" text:id="ct358708144">
          <text:insertion>
            <office:change-info>
              <dc:creator>Autoria desconeguda</dc:creator>
              <dc:date>2017-10-06T08:14:21</dc:date>
            </office:change-info>
          </text:insertion>
        </text:changed-region>
        <text:changed-region xml:id="ct358755184" text:id="ct358755184">
          <text:deletion>
            <office:change-info>
              <dc:creator>Autoria desconeguda</dc:creator>
              <dc:date>2017-10-03T09:57:35</dc:date>
            </office:change-info>
            <text:p text:style-name="P1">ContingutTipus</text:p>
          </text:deletion>
        </text:changed-region>
        <text:changed-region xml:id="ct358755424" text:id="ct358755424">
          <text:insertion>
            <office:change-info>
              <dc:creator>Autoria desconeguda</dc:creator>
              <dc:date>2017-10-03T09:57:35</dc:date>
            </office:change-info>
          </text:insertion>
        </text:changed-region>
        <text:changed-region xml:id="ct358723984" text:id="ct358723984">
          <text:insertion>
            <office:change-info>
              <dc:creator>Autoria desconeguda</dc:creator>
              <dc:date>2017-10-03T10:04:56</dc:date>
            </office:change-info>
          </text:insertion>
        </text:changed-region>
        <text:changed-region xml:id="ct358724224" text:id="ct358724224">
          <text:deletion>
            <office:change-info>
              <dc:creator>Autoria desconeguda</dc:creator>
              <dc:date>2017-10-03T09:34:33</dc:date>
            </office:change-info>
            <text:p text:style-name="P1">t</text:p>
          </text:deletion>
        </text:changed-region>
        <text:changed-region xml:id="ct358752304" text:id="ct358752304">
          <text:insertion>
            <office:change-info>
              <dc:creator>Autoria desconeguda</dc:creator>
              <dc:date>2017-10-03T09:34:33</dc:date>
            </office:change-info>
          </text:insertion>
        </text:changed-region>
        <text:changed-region xml:id="ct358752064" text:id="ct358752064">
          <text:deletion>
            <office:change-info>
              <dc:creator>Autoria desconeguda</dc:creator>
              <dc:date>2017-10-03T09:33:53</dc:date>
            </office:change-info>
            <text:p text:style-name="P1">enumerat: </text:p>
            <text:p text:style-name="P1">expedient</text:p>
            <text:list xml:id="list1109373230" text:style-name="L2">
              <text:list-item>
                <text:p text:style-name="P29">carpeta</text:p>
              </text:list-item>
            </text:list>
            <text:p text:style-name="P1">document</text:p>
          </text:deletion>
        </text:changed-region>
        <text:changed-region xml:id="ct358751824" text:id="ct358751824">
          <text:insertion>
            <office:change-info>
              <dc:creator>Autoria desconeguda</dc:creator>
              <dc:date>2017-10-03T10:06:03</dc:date>
            </office:change-info>
          </text:insertion>
        </text:changed-region>
        <text:changed-region xml:id="ct358751584" text:id="ct358751584">
          <text:insertion>
            <office:change-info>
              <dc:creator>Autoria desconeguda</dc:creator>
              <dc:date>2017-10-03T09:57:12</dc:date>
            </office:change-info>
          </text:insertion>
        </text:changed-region>
        <text:changed-region xml:id="ct358751344" text:id="ct358751344">
          <text:insertion>
            <office:change-info>
              <dc:creator>Autoria desconeguda</dc:creator>
              <dc:date>2017-10-03T09:33:53</dc:date>
            </office:change-info>
          </text:insertion>
        </text:changed-region>
        <text:changed-region xml:id="ct358751104" text:id="ct358751104">
          <text:insertion>
            <office:change-info>
              <dc:creator>Autoria desconeguda</dc:creator>
              <dc:date>2017-10-03T10:06:07</dc:date>
            </office:change-info>
          </text:insertion>
        </text:changed-region>
        <text:changed-region xml:id="ct358750864" text:id="ct358750864">
          <text:insertion>
            <office:change-info>
              <dc:creator>Autoria desconeguda</dc:creator>
              <dc:date>2017-10-03T09:57:28</dc:date>
            </office:change-info>
          </text:insertion>
        </text:changed-region>
        <text:changed-region xml:id="ct358747984" text:id="ct358747984">
          <text:insertion>
            <office:change-info>
              <dc:creator>Autoria desconeguda</dc:creator>
              <dc:date>2017-10-03T10:04:59</dc:date>
            </office:change-info>
          </text:insertion>
        </text:changed-region>
        <text:changed-region xml:id="ct358750384" text:id="ct358750384">
          <text:deletion>
            <office:change-info>
              <dc:creator>Autoria desconeguda</dc:creator>
              <dc:date>2017-10-06T08:14:03</dc:date>
            </office:change-info>
            <text:p text:style-name="P1"><text:s/>l’item</text:p>
          </text:deletion>
        </text:changed-region>
        <text:changed-region xml:id="ct358750624" text:id="ct358750624">
          <text:insertion>
            <office:change-info>
              <dc:creator>Autoria desconeguda</dc:creator>
              <dc:date>2017-10-06T08:14:04</dc:date>
            </office:change-info>
          </text:insertion>
        </text:changed-region>
        <text:changed-region xml:id="ct358642144" text:id="ct358642144">
          <text:insertion>
            <office:change-info>
              <dc:creator>Autoria desconeguda</dc:creator>
              <dc:date>2017-10-03T10:05:00</dc:date>
            </office:change-info>
          </text:insertion>
        </text:changed-region>
        <text:changed-region xml:id="ct358707904" text:id="ct358707904">
          <text:insertion>
            <office:change-info>
              <dc:creator>Autoria desconeguda</dc:creator>
              <dc:date>2017-10-03T10:05:07</dc:date>
            </office:change-info>
          </text:insertion>
        </text:changed-region>
        <text:changed-region xml:id="ct358661584" text:id="ct358661584">
          <text:insertion>
            <office:change-info>
              <dc:creator>Autoria desconeguda</dc:creator>
              <dc:date>2017-10-09T08:11:18</dc:date>
            </office:change-info>
          </text:insertion>
        </text:changed-region>
        <text:changed-region xml:id="ct358624144" text:id="ct358624144">
          <text:deletion>
            <office:change-info>
              <dc:creator>Autoria desconeguda</dc:creator>
              <dc:date>2017-10-06T09:25:00</dc:date>
            </office:change-info>
            <text:h text:style-name="Heading_20_2" text:outline-level="2"><text:s/></text:h>
          </text:deletion>
        </text:changed-region>
        <text:changed-region xml:id="ct358628944" text:id="ct358628944">
          <text:deletion>
            <office:change-info>
              <dc:creator>Autoria desconeguda</dc:creator>
              <dc:date>2017-10-06T09:24:59</dc:date>
            </office:change-info>
            <text:h text:style-name="Heading_20_2" text:outline-level="2"/>
            <text:p text:style-name="Text_20_body"/>
          </text:deletion>
        </text:changed-region>
        <text:changed-region xml:id="ct358772944" text:id="ct358772944">
          <text:deletion>
            <office:change-info>
              <dc:creator>Autoria desconeguda</dc:creator>
              <dc:date>2017-10-03T18:01:47</dc:date>
            </office:change-info>
            <text:p text:style-name="P1">Objecte que representa un filtre per a fer consulta de continguts a l’arxiu.</text:p>
          </text:deletion>
        </text:changed-region>
        <text:changed-region xml:id="ct358773184" text:id="ct358773184">
          <text:insertion>
            <office:change-info>
              <dc:creator>Autoria desconeguda</dc:creator>
              <dc:date>2017-10-03T18:01:47</dc:date>
            </office:change-info>
          </text:insertion>
        </text:changed-region>
        <text:changed-region xml:id="ct358773424" text:id="ct358773424">
          <text:deletion>
            <office:change-info>
              <dc:creator>Autoria desconeguda</dc:creator>
              <dc:date>2017-10-04T16:15:10</dc:date>
            </office:change-info>
            <text:p text:style-name="P12">taClau</text:p>
          </text:deletion>
        </text:changed-region>
        <text:changed-region xml:id="ct358773664" text:id="ct358773664">
          <text:insertion>
            <office:change-info>
              <dc:creator>Autoria desconeguda</dc:creator>
              <dc:date>2017-10-04T16:15:10</dc:date>
            </office:change-info>
          </text:insertion>
        </text:changed-region>
        <text:changed-region xml:id="ct358773904" text:id="ct358773904">
          <text:insertion>
            <office:change-info>
              <dc:creator>Autoria desconeguda</dc:creator>
              <dc:date>2017-10-03T10:08:46</dc:date>
            </office:change-info>
          </text:insertion>
        </text:changed-region>
        <text:changed-region xml:id="ct358774144" text:id="ct358774144">
          <text:insertion>
            <office:change-info>
              <dc:creator>Autoria desconeguda</dc:creator>
              <dc:date>2017-10-03T10:08:56</dc:date>
            </office:change-info>
          </text:insertion>
        </text:changed-region>
        <text:changed-region xml:id="ct358729504" text:id="ct358729504">
          <text:insertion>
            <office:change-info>
              <dc:creator>Autoria desconeguda</dc:creator>
              <dc:date>2017-10-03T10:09:00</dc:date>
            </office:change-info>
          </text:insertion>
        </text:changed-region>
        <text:changed-region xml:id="ct358729264" text:id="ct358729264">
          <text:deletion>
            <office:change-info>
              <dc:creator>Autoria desconeguda</dc:creator>
              <dc:date>2017-10-03T10:09:04</dc:date>
            </office:change-info>
            <text:p text:style-name="P13">Igual, conté, menor, major, entre</text:p>
          </text:deletion>
        </text:changed-region>
        <text:changed-region xml:id="ct358652704" text:id="ct358652704">
          <text:deletion>
            <office:change-info>
              <dc:creator>Autoria desconeguda</dc:creator>
              <dc:date>2017-10-06T09:18:44</dc:date>
            </office:change-info>
            <text:p text:style-name="Standard"/>
            <text:p text:style-name="Standard"/>
          </text:deletion>
        </text:changed-region>
        <text:changed-region xml:id="ct358772704" text:id="ct358772704">
          <text:deletion>
            <office:change-info>
              <dc:creator>Autoria desconeguda</dc:creator>
              <dc:date>2017-10-06T09:24:58</dc:date>
            </office:change-info>
            <text:h text:style-name="Heading_20_2" text:outline-level="2"/>
            <text:p text:style-name="Text_20_body"/>
          </text:deletion>
        </text:changed-region>
        <text:changed-region xml:id="ct358674544" text:id="ct358674544">
          <text:deletion>
            <office:change-info>
              <dc:creator>Autoria desconeguda</dc:creator>
              <dc:date>2017-10-03T18:02:01</dc:date>
            </office:change-info>
            <text:p text:style-name="P1">Objecte que representa el resultat d’una consulta a l’arxiu.</text:p>
          </text:deletion>
        </text:changed-region>
        <text:changed-region xml:id="ct358624624" text:id="ct358624624">
          <text:insertion>
            <office:change-info>
              <dc:creator>Autoria desconeguda</dc:creator>
              <dc:date>2017-10-03T18:02:01</dc:date>
            </office:change-info>
          </text:insertion>
        </text:changed-region>
        <text:changed-region xml:id="ct358614304" text:id="ct358614304">
          <text:deletion>
            <office:change-info>
              <dc:creator>Autoria desconeguda</dc:creator>
              <dc:date>2017-10-10T09:59:16</dc:date>
            </office:change-info>
            <text:p text:style-name="P1">InformacioItem</text:p>
          </text:deletion>
        </text:changed-region>
        <text:changed-region xml:id="ct358638544" text:id="ct358638544">
          <text:insertion>
            <office:change-info>
              <dc:creator>Autoria desconeguda</dc:creator>
              <dc:date>2017-10-10T09:59:16</dc:date>
            </office:change-info>
          </text:insertion>
        </text:changed-region>
        <text:changed-region xml:id="ct358654864" text:id="ct358654864">
          <text:insertion>
            <office:change-info>
              <dc:creator>Autoria desconeguda</dc:creator>
              <dc:date>2017-10-18T16:59:59</dc:date>
            </office:change-info>
          </text:insertion>
        </text:changed-region>
        <text:changed-region xml:id="ct358636144" text:id="ct358636144">
          <text:deletion>
            <office:change-info>
              <dc:creator>Autoria desconeguda</dc:creator>
              <dc:date>2017-10-09T08:11:31</dc:date>
            </office:change-info>
            <text:h text:style-name="Heading_20_2" text:outline-level="2"/>
            <text:h text:style-name="Heading_20_2" text:outline-level="2"/>
          </text:deletion>
        </text:changed-region>
        <text:changed-region xml:id="ct358635904" text:id="ct358635904">
          <text:insertion>
            <office:change-info>
              <dc:creator>Autoria desconeguda</dc:creator>
              <dc:date>2017-10-18T17:00:11</dc:date>
            </office:change-info>
          </text:insertion>
        </text:changed-region>
        <text:changed-region xml:id="ct358771984" text:id="ct358771984">
          <text:deletion>
            <office:change-info>
              <dc:creator>Autoria desconeguda</dc:creator>
              <dc:date>2017-10-19T07:55:49</dc:date>
            </office:change-info>
            <text:h text:style-name="Heading_20_2" text:outline-level="2"/>
            <text:p text:style-name="Text_20_body"/>
          </text:deletion>
        </text:changed-region>
        <text:changed-region xml:id="ct358746784" text:id="ct358746784">
          <text:insertion>
            <office:change-info>
              <dc:creator>Autoria desconeguda</dc:creator>
              <dc:date>2017-10-18T17:00:11</dc:date>
            </office:change-info>
          </text:insertion>
        </text:changed-region>
        <text:changed-region xml:id="ct358747024" text:id="ct358747024">
          <text:insertion>
            <office:change-info>
              <dc:creator>Autoria desconeguda</dc:creator>
              <dc:date>2017-10-18T17:00:11</dc:date>
            </office:change-info>
          </text:insertion>
        </text:changed-region>
        <text:changed-region xml:id="ct358747264" text:id="ct358747264">
          <text:insertion>
            <office:change-info>
              <dc:creator>Autoria desconeguda</dc:creator>
              <dc:date>2017-10-18T17:00:11</dc:date>
            </office:change-info>
          </text:insertion>
        </text:changed-region>
        <text:changed-region xml:id="ct358747504" text:id="ct358747504">
          <text:insertion>
            <office:change-info>
              <dc:creator>Autoria desconeguda</dc:creator>
              <dc:date>2017-10-18T17:00:11</dc:date>
            </office:change-info>
          </text:insertion>
        </text:changed-region>
        <text:changed-region xml:id="ct358747744" text:id="ct358747744">
          <text:insertion>
            <office:change-info>
              <dc:creator>Autoria desconeguda</dc:creator>
              <dc:date>2017-10-18T17:00:11</dc:date>
            </office:change-info>
          </text:insertion>
        </text:changed-region>
        <text:changed-region xml:id="ct358721824" text:id="ct358721824">
          <text:insertion>
            <office:change-info>
              <dc:creator>Autoria desconeguda</dc:creator>
              <dc:date>2017-10-19T07:56:19</dc:date>
            </office:change-info>
          </text:insertion>
        </text:changed-region>
        <text:changed-region xml:id="ct358711264" text:id="ct358711264">
          <text:insertion>
            <office:change-info>
              <dc:creator>Autoria desconeguda</dc:creator>
              <dc:date>2017-10-19T07:56:37</dc:date>
            </office:change-info>
          </text:insertion>
        </text:changed-region>
        <text:changed-region xml:id="ct358644304" text:id="ct358644304">
          <text:insertion>
            <office:change-info>
              <dc:creator>Autoria desconeguda</dc:creator>
              <dc:date>2017-10-19T07:56:24</dc:date>
            </office:change-info>
          </text:insertion>
        </text:changed-region>
        <text:changed-region xml:id="ct358772464" text:id="ct358772464">
          <text:insertion>
            <office:change-info>
              <dc:creator>Autoria desconeguda</dc:creator>
              <dc:date>2017-10-19T07:56:38</dc:date>
            </office:change-info>
          </text:insertion>
        </text:changed-region>
        <text:changed-region xml:id="ct358772224" text:id="ct358772224">
          <text:insertion>
            <office:change-info>
              <dc:creator>Autoria desconeguda</dc:creator>
              <dc:date>2017-10-19T07:57:03</dc:date>
            </office:change-info>
          </text:insertion>
        </text:changed-region>
        <text:changed-region xml:id="ct358746544" text:id="ct358746544">
          <text:insertion>
            <office:change-info>
              <dc:creator>Autoria desconeguda</dc:creator>
              <dc:date>2017-10-19T07:57:03</dc:date>
            </office:change-info>
          </text:insertion>
        </text:changed-region>
        <text:changed-region xml:id="ct358746304" text:id="ct358746304">
          <text:insertion>
            <office:change-info>
              <dc:creator>Autoria desconeguda</dc:creator>
              <dc:date>2017-10-19T07:57:03</dc:date>
            </office:change-info>
          </text:insertion>
        </text:changed-region>
        <text:changed-region xml:id="ct358705744" text:id="ct358705744">
          <text:insertion>
            <office:change-info>
              <dc:creator>Autoria desconeguda</dc:creator>
              <dc:date>2017-10-19T07:57:03</dc:date>
            </office:change-info>
          </text:insertion>
        </text:changed-region>
        <text:changed-region xml:id="ct358682944" text:id="ct358682944">
          <text:insertion>
            <office:change-info>
              <dc:creator>Autoria desconeguda</dc:creator>
              <dc:date>2017-10-19T07:57:03</dc:date>
            </office:change-info>
          </text:insertion>
        </text:changed-region>
        <text:changed-region xml:id="ct358636384" text:id="ct358636384">
          <text:insertion>
            <office:change-info>
              <dc:creator>Autoria desconeguda</dc:creator>
              <dc:date>2017-10-19T07:57:34</dc:date>
            </office:change-info>
          </text:insertion>
        </text:changed-region>
        <text:changed-region xml:id="ct358759744" text:id="ct358759744">
          <text:insertion>
            <office:change-info>
              <dc:creator>Autoria desconeguda</dc:creator>
              <dc:date>2017-10-19T07:57:03</dc:date>
            </office:change-info>
          </text:insertion>
        </text:changed-region>
        <text:changed-region xml:id="ct358759504" text:id="ct358759504">
          <text:insertion>
            <office:change-info>
              <dc:creator>Autoria desconeguda</dc:creator>
              <dc:date>2017-10-19T07:57:36</dc:date>
            </office:change-info>
          </text:insertion>
        </text:changed-region>
        <text:changed-region xml:id="ct358759264" text:id="ct358759264">
          <text:insertion>
            <office:change-info>
              <dc:creator>Autoria desconeguda</dc:creator>
              <dc:date>2017-10-19T07:57:42</dc:date>
            </office:change-info>
          </text:insertion>
        </text:changed-region>
        <text:changed-region xml:id="ct358759024" text:id="ct358759024">
          <text:insertion>
            <office:change-info>
              <dc:creator>Autoria desconeguda</dc:creator>
              <dc:date>2017-10-19T07:57:04</dc:date>
            </office:change-info>
          </text:insertion>
        </text:changed-region>
        <text:changed-region xml:id="ct358758784" text:id="ct358758784">
          <text:insertion>
            <office:change-info>
              <dc:creator>Autoria desconeguda</dc:creator>
              <dc:date>2017-10-19T07:57:04</dc:date>
            </office:change-info>
          </text:insertion>
        </text:changed-region>
        <text:changed-region xml:id="ct358758544" text:id="ct358758544">
          <text:insertion>
            <office:change-info>
              <dc:creator>Autoria desconeguda</dc:creator>
              <dc:date>2017-10-19T07:57:04</dc:date>
            </office:change-info>
          </text:insertion>
        </text:changed-region>
        <text:changed-region xml:id="ct358758304" text:id="ct358758304">
          <text:insertion>
            <office:change-info>
              <dc:creator>Autoria desconeguda</dc:creator>
              <dc:date>2017-10-19T07:57:04</dc:date>
            </office:change-info>
          </text:insertion>
        </text:changed-region>
        <text:changed-region xml:id="ct358758064" text:id="ct358758064">
          <text:insertion>
            <office:change-info>
              <dc:creator>Autoria desconeguda</dc:creator>
              <dc:date>2017-10-19T07:57:04</dc:date>
            </office:change-info>
          </text:insertion>
        </text:changed-region>
        <text:changed-region xml:id="ct358757824" text:id="ct358757824">
          <text:insertion>
            <office:change-info>
              <dc:creator>Autoria desconeguda</dc:creator>
              <dc:date>2017-10-19T07:57:04</dc:date>
            </office:change-info>
          </text:insertion>
        </text:changed-region>
        <text:changed-region xml:id="ct358757584" text:id="ct358757584">
          <text:insertion>
            <office:change-info>
              <dc:creator>Autoria desconeguda</dc:creator>
              <dc:date>2017-10-19T07:57:04</dc:date>
            </office:change-info>
          </text:insertion>
        </text:changed-region>
        <text:changed-region xml:id="ct358684384" text:id="ct358684384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358665904" text:id="ct358665904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358684144" text:id="ct358684144">
          <text:insertion>
            <office:change-info>
              <dc:creator>Autoria desconeguda</dc:creator>
              <dc:date>2017-10-19T08:03:07</dc:date>
            </office:change-info>
          </text:insertion>
        </text:changed-region>
        <text:changed-region xml:id="ct358659424" text:id="ct358659424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358686304" text:id="ct358686304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358727344" text:id="ct358727344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358727584" text:id="ct358727584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358689184" text:id="ct358689184">
          <text:insertion>
            <office:change-info>
              <dc:creator>Autoria desconeguda</dc:creator>
              <dc:date>2017-10-19T08:03:41</dc:date>
            </office:change-info>
          </text:insertion>
        </text:changed-region>
        <text:changed-region xml:id="ct358722064" text:id="ct358722064">
          <text:insertion>
            <office:change-info>
              <dc:creator>Autoria desconeguda</dc:creator>
              <dc:date>2017-10-19T08:03:55</dc:date>
            </office:change-info>
          </text:insertion>
        </text:changed-region>
        <text:changed-region xml:id="ct358722304" text:id="ct358722304">
          <text:insertion>
            <office:change-info>
              <dc:creator>Autoria desconeguda</dc:creator>
              <dc:date>2017-10-19T08:03:44</dc:date>
            </office:change-info>
          </text:insertion>
        </text:changed-region>
        <text:changed-region xml:id="ct358683184" text:id="ct358683184">
          <text:insertion>
            <office:change-info>
              <dc:creator>Autoria desconeguda</dc:creator>
              <dc:date>2017-10-19T08:03:50</dc:date>
            </office:change-info>
          </text:insertion>
        </text:changed-region>
        <text:changed-region xml:id="ct358683424" text:id="ct358683424">
          <text:insertion>
            <office:change-info>
              <dc:creator>Autoria desconeguda</dc:creator>
              <dc:date>2017-10-19T08:04:31</dc:date>
            </office:change-info>
          </text:insertion>
        </text:changed-region>
        <text:changed-region xml:id="ct358710304" text:id="ct358710304">
          <text:insertion>
            <office:change-info>
              <dc:creator>Autoria desconeguda</dc:creator>
              <dc:date>2017-10-19T08:04:23</dc:date>
            </office:change-info>
          </text:insertion>
        </text:changed-region>
        <text:changed-region xml:id="ct358711744" text:id="ct358711744">
          <text:insertion>
            <office:change-info>
              <dc:creator>Autoria desconeguda</dc:creator>
              <dc:date>2017-10-19T08:04:33</dc:date>
            </office:change-info>
          </text:insertion>
        </text:changed-region>
        <text:changed-region xml:id="ct358727824" text:id="ct358727824">
          <text:insertion>
            <office:change-info>
              <dc:creator>Autoria desconeguda</dc:creator>
              <dc:date>2017-10-19T08:04:26</dc:date>
            </office:change-info>
          </text:insertion>
        </text:changed-region>
        <text:changed-region xml:id="ct358670464" text:id="ct358670464">
          <text:insertion>
            <office:change-info>
              <dc:creator>Autoria desconeguda</dc:creator>
              <dc:date>2017-10-19T08:04:36</dc:date>
            </office:change-info>
          </text:insertion>
        </text:changed-region>
        <text:changed-region xml:id="ct358707664" text:id="ct358707664">
          <text:insertion>
            <office:change-info>
              <dc:creator>Autoria desconeguda</dc:creator>
              <dc:date>2017-10-19T08:04:39</dc:date>
            </office:change-info>
          </text:insertion>
        </text:changed-region>
        <text:changed-region xml:id="ct358666384" text:id="ct358666384">
          <text:insertion>
            <office:change-info>
              <dc:creator>Autoria desconeguda</dc:creator>
              <dc:date>2017-10-19T08:04:45</dc:date>
            </office:change-info>
          </text:insertion>
        </text:changed-region>
        <text:changed-region xml:id="ct358719904" text:id="ct358719904">
          <text:insertion>
            <office:change-info>
              <dc:creator>Autoria desconeguda</dc:creator>
              <dc:date>2017-10-19T08:04:51</dc:date>
            </office:change-info>
          </text:insertion>
        </text:changed-region>
        <text:changed-region xml:id="ct358719424" text:id="ct358719424">
          <text:insertion>
            <office:change-info>
              <dc:creator>Autoria desconeguda</dc:creator>
              <dc:date>2017-10-19T08:04:48</dc:date>
            </office:change-info>
          </text:insertion>
        </text:changed-region>
        <text:changed-region xml:id="ct358766944" text:id="ct358766944">
          <text:insertion>
            <office:change-info>
              <dc:creator>Autoria desconeguda</dc:creator>
              <dc:date>2017-10-19T08:04:51</dc:date>
            </office:change-info>
          </text:insertion>
        </text:changed-region>
        <text:changed-region xml:id="ct358766704" text:id="ct358766704">
          <text:insertion>
            <office:change-info>
              <dc:creator>Autoria desconeguda</dc:creator>
              <dc:date>2017-10-19T08:04:55</dc:date>
            </office:change-info>
          </text:insertion>
        </text:changed-region>
        <text:changed-region xml:id="ct358766464" text:id="ct358766464">
          <text:insertion>
            <office:change-info>
              <dc:creator>Autoria desconeguda</dc:creator>
              <dc:date>2017-10-19T08:04:58</dc:date>
            </office:change-info>
          </text:insertion>
        </text:changed-region>
        <text:changed-region xml:id="ct358766224" text:id="ct358766224">
          <text:insertion>
            <office:change-info>
              <dc:creator>Autoria desconeguda</dc:creator>
              <dc:date>2017-10-19T08:05:00</dc:date>
            </office:change-info>
          </text:insertion>
        </text:changed-region>
        <text:changed-region xml:id="ct358765984" text:id="ct358765984">
          <text:insertion>
            <office:change-info>
              <dc:creator>Autoria desconeguda</dc:creator>
              <dc:date>2017-10-19T08:05:03</dc:date>
            </office:change-info>
          </text:insertion>
        </text:changed-region>
        <text:changed-region xml:id="ct358765744" text:id="ct358765744">
          <text:insertion>
            <office:change-info>
              <dc:creator>Autoria desconeguda</dc:creator>
              <dc:date>2017-10-19T08:05:06</dc:date>
            </office:change-info>
          </text:insertion>
        </text:changed-region>
        <text:changed-region xml:id="ct358765504" text:id="ct358765504">
          <text:insertion>
            <office:change-info>
              <dc:creator>Autoria desconeguda</dc:creator>
              <dc:date>2017-10-19T08:05:10</dc:date>
            </office:change-info>
          </text:insertion>
        </text:changed-region>
        <text:changed-region xml:id="ct358765264" text:id="ct358765264">
          <text:insertion>
            <office:change-info>
              <dc:creator>Autoria desconeguda</dc:creator>
              <dc:date>2017-10-19T08:05:15</dc:date>
            </office:change-info>
          </text:insertion>
        </text:changed-region>
        <text:changed-region xml:id="ct358765024" text:id="ct358765024">
          <text:insertion>
            <office:change-info>
              <dc:creator>Autoria desconeguda</dc:creator>
              <dc:date>2017-10-19T08:05:48</dc:date>
            </office:change-info>
          </text:insertion>
        </text:changed-region>
        <text:changed-region xml:id="ct358764784" text:id="ct358764784">
          <text:insertion>
            <office:change-info>
              <dc:creator>Autoria desconeguda</dc:creator>
              <dc:date>2017-10-19T08:05:17</dc:date>
            </office:change-info>
          </text:insertion>
        </text:changed-region>
        <text:changed-region xml:id="ct358771744" text:id="ct358771744">
          <text:insertion>
            <office:change-info>
              <dc:creator>Autoria desconeguda</dc:creator>
              <dc:date>2017-10-19T08:05:44</dc:date>
            </office:change-info>
          </text:insertion>
        </text:changed-region>
        <text:changed-region xml:id="ct358771504" text:id="ct358771504">
          <text:insertion>
            <office:change-info>
              <dc:creator>Autoria desconeguda</dc:creator>
              <dc:date>2017-10-19T08:05:19</dc:date>
            </office:change-info>
          </text:insertion>
        </text:changed-region>
        <text:changed-region xml:id="ct358771264" text:id="ct358771264">
          <text:insertion>
            <office:change-info>
              <dc:creator>Autoria desconeguda</dc:creator>
              <dc:date>2017-10-19T08:05:40</dc:date>
            </office:change-info>
          </text:insertion>
        </text:changed-region>
        <text:changed-region xml:id="ct358771024" text:id="ct358771024">
          <text:insertion>
            <office:change-info>
              <dc:creator>Autoria desconeguda</dc:creator>
              <dc:date>2017-10-19T08:05:21</dc:date>
            </office:change-info>
          </text:insertion>
        </text:changed-region>
        <text:changed-region xml:id="ct358770784" text:id="ct358770784">
          <text:insertion>
            <office:change-info>
              <dc:creator>Autoria desconeguda</dc:creator>
              <dc:date>2017-10-19T08:05:38</dc:date>
            </office:change-info>
          </text:insertion>
        </text:changed-region>
        <text:changed-region xml:id="ct358770544" text:id="ct358770544">
          <text:insertion>
            <office:change-info>
              <dc:creator>Autoria desconeguda</dc:creator>
              <dc:date>2017-10-19T08:05:23</dc:date>
            </office:change-info>
          </text:insertion>
        </text:changed-region>
        <text:changed-region xml:id="ct358770304" text:id="ct358770304">
          <text:insertion>
            <office:change-info>
              <dc:creator>Autoria desconeguda</dc:creator>
              <dc:date>2017-10-19T08:05:35</dc:date>
            </office:change-info>
          </text:insertion>
        </text:changed-region>
        <text:changed-region xml:id="ct358770064" text:id="ct358770064">
          <text:insertion>
            <office:change-info>
              <dc:creator>Autoria desconeguda</dc:creator>
              <dc:date>2017-10-19T08:05:25</dc:date>
            </office:change-info>
          </text:insertion>
        </text:changed-region>
        <text:changed-region xml:id="ct358769824" text:id="ct358769824">
          <text:insertion>
            <office:change-info>
              <dc:creator>Autoria desconeguda</dc:creator>
              <dc:date>2017-10-19T08:05:33</dc:date>
            </office:change-info>
          </text:insertion>
        </text:changed-region>
        <text:changed-region xml:id="ct358769584" text:id="ct358769584">
          <text:insertion>
            <office:change-info>
              <dc:creator>Autoria desconeguda</dc:creator>
              <dc:date>2017-10-19T08:05:28</dc:date>
            </office:change-info>
          </text:insertion>
        </text:changed-region>
        <text:changed-region xml:id="ct358748224" text:id="ct358748224">
          <text:insertion>
            <office:change-info>
              <dc:creator>Autoria desconeguda</dc:creator>
              <dc:date>2017-10-19T08:05:32</dc:date>
            </office:change-info>
          </text:insertion>
        </text:changed-region>
        <text:changed-region xml:id="ct358748704" text:id="ct358748704">
          <text:insertion>
            <office:change-info>
              <dc:creator>Autoria desconeguda</dc:creator>
              <dc:date>2017-10-19T08:05:58</dc:date>
            </office:change-info>
          </text:insertion>
        </text:changed-region>
        <text:changed-region xml:id="ct358748944" text:id="ct358748944">
          <text:insertion>
            <office:change-info>
              <dc:creator>Autoria desconeguda</dc:creator>
              <dc:date>2017-10-19T08:06:45</dc:date>
            </office:change-info>
          </text:insertion>
        </text:changed-region>
        <text:changed-region xml:id="ct358749184" text:id="ct358749184">
          <text:insertion>
            <office:change-info>
              <dc:creator>Autoria desconeguda</dc:creator>
              <dc:date>2017-10-19T08:06:03</dc:date>
            </office:change-info>
          </text:insertion>
        </text:changed-region>
        <text:changed-region xml:id="ct358749424" text:id="ct358749424">
          <text:insertion>
            <office:change-info>
              <dc:creator>Autoria desconeguda</dc:creator>
              <dc:date>2017-10-19T08:06:46</dc:date>
            </office:change-info>
          </text:insertion>
        </text:changed-region>
        <text:changed-region xml:id="ct358749664" text:id="ct358749664">
          <text:insertion>
            <office:change-info>
              <dc:creator>Autoria desconeguda</dc:creator>
              <dc:date>2017-10-19T08:06:04</dc:date>
            </office:change-info>
          </text:insertion>
        </text:changed-region>
        <text:changed-region xml:id="ct358746064" text:id="ct358746064">
          <text:insertion>
            <office:change-info>
              <dc:creator>Autoria desconeguda</dc:creator>
              <dc:date>2017-10-19T08:06:48</dc:date>
            </office:change-info>
          </text:insertion>
        </text:changed-region>
        <text:changed-region xml:id="ct358749904" text:id="ct358749904">
          <text:insertion>
            <office:change-info>
              <dc:creator>Autoria desconeguda</dc:creator>
              <dc:date>2017-10-19T08:06:06</dc:date>
            </office:change-info>
          </text:insertion>
        </text:changed-region>
        <text:changed-region xml:id="ct358750144" text:id="ct358750144">
          <text:insertion>
            <office:change-info>
              <dc:creator>Autoria desconeguda</dc:creator>
              <dc:date>2017-10-19T08:06:50</dc:date>
            </office:change-info>
          </text:insertion>
        </text:changed-region>
        <text:changed-region xml:id="ct358762144" text:id="ct358762144">
          <text:insertion>
            <office:change-info>
              <dc:creator>Autoria desconeguda</dc:creator>
              <dc:date>2017-10-19T08:06:09</dc:date>
            </office:change-info>
          </text:insertion>
        </text:changed-region>
        <text:changed-region xml:id="ct358761904" text:id="ct358761904">
          <text:insertion>
            <office:change-info>
              <dc:creator>Autoria desconeguda</dc:creator>
              <dc:date>2017-10-19T08:06:53</dc:date>
            </office:change-info>
          </text:insertion>
        </text:changed-region>
        <text:changed-region xml:id="ct358761664" text:id="ct358761664">
          <text:insertion>
            <office:change-info>
              <dc:creator>Autoria desconeguda</dc:creator>
              <dc:date>2017-10-19T08:06:11</dc:date>
            </office:change-info>
          </text:insertion>
        </text:changed-region>
        <text:changed-region xml:id="ct358761424" text:id="ct358761424">
          <text:insertion>
            <office:change-info>
              <dc:creator>Autoria desconeguda</dc:creator>
              <dc:date>2017-10-19T08:06:55</dc:date>
            </office:change-info>
          </text:insertion>
        </text:changed-region>
        <text:changed-region xml:id="ct358761184" text:id="ct358761184">
          <text:insertion>
            <office:change-info>
              <dc:creator>Autoria desconeguda</dc:creator>
              <dc:date>2017-10-19T08:06:16</dc:date>
            </office:change-info>
          </text:insertion>
        </text:changed-region>
        <text:changed-region xml:id="ct358760944" text:id="ct358760944">
          <text:insertion>
            <office:change-info>
              <dc:creator>Autoria desconeguda</dc:creator>
              <dc:date>2017-10-19T08:06:58</dc:date>
            </office:change-info>
          </text:insertion>
        </text:changed-region>
        <text:changed-region xml:id="ct358760704" text:id="ct358760704">
          <text:insertion>
            <office:change-info>
              <dc:creator>Autoria desconeguda</dc:creator>
              <dc:date>2017-10-19T08:06:18</dc:date>
            </office:change-info>
          </text:insertion>
        </text:changed-region>
        <text:changed-region xml:id="ct358760464" text:id="ct358760464">
          <text:insertion>
            <office:change-info>
              <dc:creator>Autoria desconeguda</dc:creator>
              <dc:date>2017-10-19T08:07:02</dc:date>
            </office:change-info>
          </text:insertion>
        </text:changed-region>
        <text:changed-region xml:id="ct358760224" text:id="ct358760224">
          <text:insertion>
            <office:change-info>
              <dc:creator>Autoria desconeguda</dc:creator>
              <dc:date>2017-10-19T08:06:20</dc:date>
            </office:change-info>
          </text:insertion>
        </text:changed-region>
        <text:changed-region xml:id="ct358759984" text:id="ct358759984">
          <text:insertion>
            <office:change-info>
              <dc:creator>Autoria desconeguda</dc:creator>
              <dc:date>2017-10-19T08:07:32</dc:date>
            </office:change-info>
          </text:insertion>
        </text:changed-region>
        <text:changed-region xml:id="ct358748464" text:id="ct358748464">
          <text:insertion>
            <office:change-info>
              <dc:creator>Autoria desconeguda</dc:creator>
              <dc:date>2017-10-19T08:06:23</dc:date>
            </office:change-info>
          </text:insertion>
        </text:changed-region>
        <text:changed-region xml:id="ct358687984" text:id="ct358687984">
          <text:insertion>
            <office:change-info>
              <dc:creator>Autoria desconeguda</dc:creator>
              <dc:date>2017-10-19T08:07:28</dc:date>
            </office:change-info>
          </text:insertion>
        </text:changed-region>
        <text:changed-region xml:id="ct358672864" text:id="ct358672864">
          <text:insertion>
            <office:change-info>
              <dc:creator>Autoria desconeguda</dc:creator>
              <dc:date>2017-10-19T08:06:28</dc:date>
            </office:change-info>
          </text:insertion>
        </text:changed-region>
        <text:changed-region xml:id="ct358642384" text:id="ct358642384">
          <text:insertion>
            <office:change-info>
              <dc:creator>Autoria desconeguda</dc:creator>
              <dc:date>2017-10-19T08:07:25</dc:date>
            </office:change-info>
          </text:insertion>
        </text:changed-region>
        <text:changed-region xml:id="ct358693264" text:id="ct358693264">
          <text:insertion>
            <office:change-info>
              <dc:creator>Autoria desconeguda</dc:creator>
              <dc:date>2017-10-19T08:06:31</dc:date>
            </office:change-info>
          </text:insertion>
        </text:changed-region>
        <text:changed-region xml:id="ct358693504" text:id="ct358693504">
          <text:insertion>
            <office:change-info>
              <dc:creator>Autoria desconeguda</dc:creator>
              <dc:date>2017-10-19T08:07:22</dc:date>
            </office:change-info>
          </text:insertion>
        </text:changed-region>
        <text:changed-region xml:id="ct358692304" text:id="ct358692304">
          <text:insertion>
            <office:change-info>
              <dc:creator>Autoria desconeguda</dc:creator>
              <dc:date>2017-10-19T08:07:14</dc:date>
            </office:change-info>
          </text:insertion>
        </text:changed-region>
        <text:changed-region xml:id="ct358713904" text:id="ct358713904">
          <text:insertion>
            <office:change-info>
              <dc:creator>Autoria desconeguda</dc:creator>
              <dc:date>2017-10-19T08:07:19</dc:date>
            </office:change-info>
          </text:insertion>
        </text:changed-region>
        <text:changed-region xml:id="ct358658704" text:id="ct358658704">
          <text:insertion>
            <office:change-info>
              <dc:creator>Autoria desconeguda</dc:creator>
              <dc:date>2017-10-19T08:07:16</dc:date>
            </office:change-info>
          </text:insertion>
        </text:changed-region>
        <text:changed-region xml:id="ct358620064" text:id="ct358620064">
          <text:insertion>
            <office:change-info>
              <dc:creator>Autoria desconeguda</dc:creator>
              <dc:date>2017-10-19T08:07:17</dc:date>
            </office:change-info>
          </text:insertion>
        </text:changed-region>
        <text:changed-region xml:id="ct358677664" text:id="ct358677664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358733344" text:id="ct358733344">
          <text:insertion>
            <office:change-info>
              <dc:creator>Autoria desconeguda</dc:creator>
              <dc:date>2017-10-19T08:08:34</dc:date>
            </office:change-info>
          </text:insertion>
        </text:changed-region>
        <text:changed-region xml:id="ct358733584" text:id="ct358733584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358678864" text:id="ct358678864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358717024" text:id="ct358717024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358720624" text:id="ct358720624">
          <text:insertion>
            <office:change-info>
              <dc:creator>Autoria desconeguda</dc:creator>
              <dc:date>2017-10-19T08:09:00</dc:date>
            </office:change-info>
          </text:insertion>
        </text:changed-region>
        <text:changed-region xml:id="ct358732864" text:id="ct358732864">
          <text:insertion>
            <office:change-info>
              <dc:creator>Autoria desconeguda</dc:creator>
              <dc:date>2017-10-19T08:09:02</dc:date>
            </office:change-info>
          </text:insertion>
        </text:changed-region>
        <text:changed-region xml:id="ct358678384" text:id="ct358678384">
          <text:insertion>
            <office:change-info>
              <dc:creator>Autoria desconeguda</dc:creator>
              <dc:date>2017-10-19T08:09:06</dc:date>
            </office:change-info>
          </text:insertion>
        </text:changed-region>
        <text:changed-region xml:id="ct358733104" text:id="ct358733104">
          <text:insertion>
            <office:change-info>
              <dc:creator>Autoria desconeguda</dc:creator>
              <dc:date>2017-10-19T08:09:06</dc:date>
            </office:change-info>
          </text:insertion>
        </text:changed-region>
        <text:changed-region xml:id="ct358705264" text:id="ct358705264">
          <text:insertion>
            <office:change-info>
              <dc:creator>Autoria desconeguda</dc:creator>
              <dc:date>2017-10-19T08:09:09</dc:date>
            </office:change-info>
          </text:insertion>
        </text:changed-region>
        <text:changed-region xml:id="ct358675024" text:id="ct358675024">
          <text:insertion>
            <office:change-info>
              <dc:creator>Autoria desconeguda</dc:creator>
              <dc:date>2017-10-19T08:09:10</dc:date>
            </office:change-info>
          </text:insertion>
        </text:changed-region>
        <text:changed-region xml:id="ct358728064" text:id="ct358728064">
          <text:insertion>
            <office:change-info>
              <dc:creator>Autoria desconeguda</dc:creator>
              <dc:date>2017-10-19T08:09:11</dc:date>
            </office:change-info>
          </text:insertion>
        </text:changed-region>
        <text:changed-region xml:id="ct358728304" text:id="ct358728304">
          <text:insertion>
            <office:change-info>
              <dc:creator>Autoria desconeguda</dc:creator>
              <dc:date>2017-10-19T08:09:12</dc:date>
            </office:change-info>
          </text:insertion>
        </text:changed-region>
        <text:changed-region xml:id="ct358728544" text:id="ct358728544">
          <text:insertion>
            <office:change-info>
              <dc:creator>Autoria desconeguda</dc:creator>
              <dc:date>2017-10-19T08:09:14</dc:date>
            </office:change-info>
          </text:insertion>
        </text:changed-region>
        <text:changed-region xml:id="ct358728784" text:id="ct358728784">
          <text:insertion>
            <office:change-info>
              <dc:creator>Autoria desconeguda</dc:creator>
              <dc:date>2017-10-19T08:09:15</dc:date>
            </office:change-info>
          </text:insertion>
        </text:changed-region>
        <text:changed-region xml:id="ct358729024" text:id="ct358729024">
          <text:insertion>
            <office:change-info>
              <dc:creator>Autoria desconeguda</dc:creator>
              <dc:date>2017-10-19T08:09:17</dc:date>
            </office:change-info>
          </text:insertion>
        </text:changed-region>
        <text:changed-region xml:id="ct358702864" text:id="ct358702864">
          <text:insertion>
            <office:change-info>
              <dc:creator>Autoria desconeguda</dc:creator>
              <dc:date>2017-10-19T08:09:18</dc:date>
            </office:change-info>
          </text:insertion>
        </text:changed-region>
        <text:changed-region xml:id="ct358663264" text:id="ct358663264">
          <text:insertion>
            <office:change-info>
              <dc:creator>Autoria desconeguda</dc:creator>
              <dc:date>2017-10-19T08:09:21</dc:date>
            </office:change-info>
          </text:insertion>
        </text:changed-region>
        <text:changed-region xml:id="ct358629664" text:id="ct358629664">
          <text:insertion>
            <office:change-info>
              <dc:creator>Autoria desconeguda</dc:creator>
              <dc:date>2017-10-19T08:10:10</dc:date>
            </office:change-info>
          </text:insertion>
        </text:changed-region>
        <text:changed-region xml:id="ct358651744" text:id="ct358651744">
          <text:insertion>
            <office:change-info>
              <dc:creator>Autoria desconeguda</dc:creator>
              <dc:date>2017-10-19T08:09:34</dc:date>
            </office:change-info>
          </text:insertion>
        </text:changed-region>
        <text:changed-region xml:id="ct358649344" text:id="ct358649344">
          <text:insertion>
            <office:change-info>
              <dc:creator>Autoria desconeguda</dc:creator>
              <dc:date>2017-10-19T08:09:23</dc:date>
            </office:change-info>
          </text:insertion>
        </text:changed-region>
        <text:changed-region xml:id="ct358699504" text:id="ct358699504">
          <text:insertion>
            <office:change-info>
              <dc:creator>Autoria desconeguda</dc:creator>
              <dc:date>2017-10-19T08:10:20</dc:date>
            </office:change-info>
          </text:insertion>
        </text:changed-region>
        <text:changed-region xml:id="ct358716544" text:id="ct358716544">
          <text:insertion>
            <office:change-info>
              <dc:creator>Autoria desconeguda</dc:creator>
              <dc:date>2017-10-19T08:09:37</dc:date>
            </office:change-info>
          </text:insertion>
        </text:changed-region>
        <text:changed-region xml:id="ct358716064" text:id="ct358716064">
          <text:insertion>
            <office:change-info>
              <dc:creator>Autoria desconeguda</dc:creator>
              <dc:date>2017-10-19T08:09:49</dc:date>
            </office:change-info>
          </text:insertion>
        </text:changed-region>
        <text:changed-region xml:id="ct358730224" text:id="ct358730224">
          <text:insertion>
            <office:change-info>
              <dc:creator>Autoria desconeguda</dc:creator>
              <dc:date>2017-10-19T08:09:55</dc:date>
            </office:change-info>
          </text:insertion>
        </text:changed-region>
        <text:changed-region xml:id="ct358730464" text:id="ct358730464">
          <text:insertion>
            <office:change-info>
              <dc:creator>Autoria desconeguda</dc:creator>
              <dc:date>2017-10-19T08:10:41</dc:date>
            </office:change-info>
          </text:insertion>
        </text:changed-region>
        <text:changed-region xml:id="ct358695904" text:id="ct358695904">
          <text:insertion>
            <office:change-info>
              <dc:creator>Autoria desconeguda</dc:creator>
              <dc:date>2017-10-19T08:10:41</dc:date>
            </office:change-info>
          </text:insertion>
        </text:changed-region>
        <text:changed-region xml:id="ct358693744" text:id="ct358693744">
          <text:insertion>
            <office:change-info>
              <dc:creator>Autoria desconeguda</dc:creator>
              <dc:date>2017-10-19T08:10:44</dc:date>
            </office:change-info>
          </text:insertion>
        </text:changed-region>
        <text:changed-region xml:id="ct358663024" text:id="ct358663024">
          <text:insertion>
            <office:change-info>
              <dc:creator>Autoria desconeguda</dc:creator>
              <dc:date>2017-10-19T08:10:45</dc:date>
            </office:change-info>
          </text:insertion>
        </text:changed-region>
        <text:changed-region xml:id="ct358688944" text:id="ct358688944">
          <text:insertion>
            <office:change-info>
              <dc:creator>Autoria desconeguda</dc:creator>
              <dc:date>2017-10-19T08:10:47</dc:date>
            </office:change-info>
          </text:insertion>
        </text:changed-region>
        <text:changed-region xml:id="ct358622224" text:id="ct358622224">
          <text:insertion>
            <office:change-info>
              <dc:creator>Autoria desconeguda</dc:creator>
              <dc:date>2017-10-19T08:10:48</dc:date>
            </office:change-info>
          </text:insertion>
        </text:changed-region>
        <text:changed-region xml:id="ct358637584" text:id="ct358637584">
          <text:insertion>
            <office:change-info>
              <dc:creator>Autoria desconeguda</dc:creator>
              <dc:date>2017-10-19T08:10:50</dc:date>
            </office:change-info>
          </text:insertion>
        </text:changed-region>
        <text:changed-region xml:id="ct358623904" text:id="ct358623904">
          <text:insertion>
            <office:change-info>
              <dc:creator>Autoria desconeguda</dc:creator>
              <dc:date>2017-10-19T08:10:51</dc:date>
            </office:change-info>
          </text:insertion>
        </text:changed-region>
        <text:changed-region xml:id="ct358623664" text:id="ct358623664">
          <text:insertion>
            <office:change-info>
              <dc:creator>Autoria desconeguda</dc:creator>
              <dc:date>2017-10-19T08:10:55</dc:date>
            </office:change-info>
          </text:insertion>
        </text:changed-region>
        <text:changed-region xml:id="ct358687264" text:id="ct358687264">
          <text:insertion>
            <office:change-info>
              <dc:creator>Autoria desconeguda</dc:creator>
              <dc:date>2017-10-19T08:10:58</dc:date>
            </office:change-info>
          </text:insertion>
        </text:changed-region>
        <text:changed-region xml:id="ct358619824" text:id="ct358619824">
          <text:insertion>
            <office:change-info>
              <dc:creator>Autoria desconeguda</dc:creator>
              <dc:date>2017-10-19T08:10:59</dc:date>
            </office:change-info>
          </text:insertion>
        </text:changed-region>
        <text:changed-region xml:id="ct358670224" text:id="ct358670224">
          <text:insertion>
            <office:change-info>
              <dc:creator>Autoria desconeguda</dc:creator>
              <dc:date>2017-10-19T08:11:03</dc:date>
            </office:change-info>
          </text:insertion>
        </text:changed-region>
        <text:changed-region xml:id="ct358686784" text:id="ct358686784">
          <text:insertion>
            <office:change-info>
              <dc:creator>Autoria desconeguda</dc:creator>
              <dc:date>2017-10-19T08:11:14</dc:date>
            </office:change-info>
          </text:insertion>
        </text:changed-region>
        <text:changed-region xml:id="ct358649824" text:id="ct358649824">
          <text:insertion>
            <office:change-info>
              <dc:creator>Autoria desconeguda</dc:creator>
              <dc:date>2017-10-19T08:11:14</dc:date>
            </office:change-info>
          </text:insertion>
        </text:changed-region>
        <text:changed-region xml:id="ct358641904" text:id="ct358641904">
          <text:insertion>
            <office:change-info>
              <dc:creator>Autoria desconeguda</dc:creator>
              <dc:date>2017-10-19T08:11:19</dc:date>
            </office:change-info>
          </text:insertion>
        </text:changed-region>
        <text:changed-region xml:id="ct358635184" text:id="ct358635184">
          <text:insertion>
            <office:change-info>
              <dc:creator>Autoria desconeguda</dc:creator>
              <dc:date>2017-10-19T08:11:19</dc:date>
            </office:change-info>
          </text:insertion>
        </text:changed-region>
        <text:changed-region xml:id="ct358670704" text:id="ct358670704">
          <text:insertion>
            <office:change-info>
              <dc:creator>Autoria desconeguda</dc:creator>
              <dc:date>2017-10-19T08:11:22</dc:date>
            </office:change-info>
          </text:insertion>
        </text:changed-region>
        <text:changed-region xml:id="ct358667104" text:id="ct358667104">
          <text:insertion>
            <office:change-info>
              <dc:creator>Autoria desconeguda</dc:creator>
              <dc:date>2017-10-19T08:11:30</dc:date>
            </office:change-info>
          </text:insertion>
        </text:changed-region>
        <text:changed-region xml:id="ct358659664" text:id="ct358659664">
          <text:insertion>
            <office:change-info>
              <dc:creator>Autoria desconeguda</dc:creator>
              <dc:date>2017-10-19T08:11:31</dc:date>
            </office:change-info>
          </text:insertion>
        </text:changed-region>
        <text:changed-region xml:id="ct358710064" text:id="ct358710064">
          <text:insertion>
            <office:change-info>
              <dc:creator>Autoria desconeguda</dc:creator>
              <dc:date>2017-10-19T08:11:34</dc:date>
            </office:change-info>
          </text:insertion>
        </text:changed-region>
        <text:changed-region xml:id="ct358619584" text:id="ct358619584">
          <text:insertion>
            <office:change-info>
              <dc:creator>Autoria desconeguda</dc:creator>
              <dc:date>2017-10-19T08:11:34</dc:date>
            </office:change-info>
          </text:insertion>
        </text:changed-region>
        <text:changed-region xml:id="ct358622704" text:id="ct358622704">
          <text:insertion>
            <office:change-info>
              <dc:creator>Autoria desconeguda</dc:creator>
              <dc:date>2017-10-19T08:11:36</dc:date>
            </office:change-info>
          </text:insertion>
        </text:changed-region>
        <text:changed-region xml:id="ct358622464" text:id="ct358622464">
          <text:insertion>
            <office:change-info>
              <dc:creator>Autoria desconeguda</dc:creator>
              <dc:date>2017-10-19T08:11:37</dc:date>
            </office:change-info>
          </text:insertion>
        </text:changed-region>
        <text:changed-region xml:id="ct358622944" text:id="ct358622944">
          <text:insertion>
            <office:change-info>
              <dc:creator>Autoria desconeguda</dc:creator>
              <dc:date>2017-10-19T08:11:39</dc:date>
            </office:change-info>
          </text:insertion>
        </text:changed-region>
        <text:changed-region xml:id="ct358623184" text:id="ct358623184">
          <text:insertion>
            <office:change-info>
              <dc:creator>Autoria desconeguda</dc:creator>
              <dc:date>2017-10-19T08:11:40</dc:date>
            </office:change-info>
          </text:insertion>
        </text:changed-region>
        <text:changed-region xml:id="ct358732624" text:id="ct358732624">
          <text:insertion>
            <office:change-info>
              <dc:creator>Autoria desconeguda</dc:creator>
              <dc:date>2017-10-19T08:11:42</dc:date>
            </office:change-info>
          </text:insertion>
        </text:changed-region>
        <text:changed-region xml:id="ct358695664" text:id="ct358695664">
          <text:insertion>
            <office:change-info>
              <dc:creator>Autoria desconeguda</dc:creator>
              <dc:date>2017-10-19T08:11:43</dc:date>
            </office:change-info>
          </text:insertion>
        </text:changed-region>
        <text:changed-region xml:id="ct358712464" text:id="ct358712464">
          <text:insertion>
            <office:change-info>
              <dc:creator>Autoria desconeguda</dc:creator>
              <dc:date>2017-10-19T08:11:46</dc:date>
            </office:change-info>
          </text:insertion>
        </text:changed-region>
        <text:changed-region xml:id="ct358735264" text:id="ct358735264">
          <text:insertion>
            <office:change-info>
              <dc:creator>Autoria desconeguda</dc:creator>
              <dc:date>2017-10-19T08:11:47</dc:date>
            </office:change-info>
          </text:insertion>
        </text:changed-region>
        <text:changed-region xml:id="ct358713424" text:id="ct358713424">
          <text:insertion>
            <office:change-info>
              <dc:creator>Autoria desconeguda</dc:creator>
              <dc:date>2017-10-19T08:11:52</dc:date>
            </office:change-info>
          </text:insertion>
        </text:changed-region>
        <text:changed-region xml:id="ct358735024" text:id="ct358735024">
          <text:insertion>
            <office:change-info>
              <dc:creator>Autoria desconeguda</dc:creator>
              <dc:date>2017-10-19T08:11:52</dc:date>
            </office:change-info>
          </text:insertion>
        </text:changed-region>
        <text:changed-region xml:id="ct358625824" text:id="ct358625824">
          <text:insertion>
            <office:change-info>
              <dc:creator>Autoria desconeguda</dc:creator>
              <dc:date>2017-10-19T08:11:55</dc:date>
            </office:change-info>
          </text:insertion>
        </text:changed-region>
        <text:changed-region xml:id="ct358709104" text:id="ct358709104">
          <text:insertion>
            <office:change-info>
              <dc:creator>Autoria desconeguda</dc:creator>
              <dc:date>2017-10-19T08:11:57</dc:date>
            </office:change-info>
          </text:insertion>
        </text:changed-region>
        <text:changed-region xml:id="ct358716784" text:id="ct358716784">
          <text:insertion>
            <office:change-info>
              <dc:creator>Autoria desconeguda</dc:creator>
              <dc:date>2017-10-19T08:11:58</dc:date>
            </office:change-info>
          </text:insertion>
        </text:changed-region>
        <text:changed-region xml:id="ct358668064" text:id="ct358668064">
          <text:insertion>
            <office:change-info>
              <dc:creator>Autoria desconeguda</dc:creator>
              <dc:date>2017-10-19T08:12:11</dc:date>
            </office:change-info>
          </text:insertion>
        </text:changed-region>
        <text:changed-region xml:id="ct358731424" text:id="ct358731424">
          <text:insertion>
            <office:change-info>
              <dc:creator>Autoria desconeguda</dc:creator>
              <dc:date>2017-10-19T08:12:00</dc:date>
            </office:change-info>
          </text:insertion>
        </text:changed-region>
        <text:changed-region xml:id="ct358731184" text:id="ct358731184">
          <text:insertion>
            <office:change-info>
              <dc:creator>Autoria desconeguda</dc:creator>
              <dc:date>2017-10-19T08:12:00</dc:date>
            </office:change-info>
          </text:insertion>
        </text:changed-region>
        <text:changed-region xml:id="ct358631824" text:id="ct358631824">
          <text:insertion>
            <office:change-info>
              <dc:creator>Autoria desconeguda</dc:creator>
              <dc:date>2017-10-19T08:12:08</dc:date>
            </office:change-info>
          </text:insertion>
        </text:changed-region>
        <text:changed-region xml:id="ct358615744" text:id="ct358615744">
          <text:insertion>
            <office:change-info>
              <dc:creator>Autoria desconeguda</dc:creator>
              <dc:date>2017-10-19T08:12:03</dc:date>
            </office:change-info>
          </text:insertion>
        </text:changed-region>
        <text:changed-region xml:id="ct358708864" text:id="ct358708864">
          <text:insertion>
            <office:change-info>
              <dc:creator>Autoria desconeguda</dc:creator>
              <dc:date>2017-10-19T08:12:03</dc:date>
            </office:change-info>
          </text:insertion>
        </text:changed-region>
        <text:changed-region xml:id="ct358702624" text:id="ct358702624">
          <text:insertion>
            <office:change-info>
              <dc:creator>Autoria desconeguda</dc:creator>
              <dc:date>2017-10-19T08:12:05</dc:date>
            </office:change-info>
          </text:insertion>
        </text:changed-region>
        <text:changed-region xml:id="ct358709824" text:id="ct358709824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358640464" text:id="ct358640464">
          <text:insertion>
            <office:change-info>
              <dc:creator>Autoria desconeguda</dc:creator>
              <dc:date>2017-10-19T08:13:01</dc:date>
            </office:change-info>
          </text:insertion>
        </text:changed-region>
        <text:changed-region xml:id="ct358695424" text:id="ct358695424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358730944" text:id="ct358730944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358777024" text:id="ct358777024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358777264" text:id="ct358777264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358777504" text:id="ct358777504">
          <text:insertion>
            <office:change-info>
              <dc:creator>Autoria desconeguda</dc:creator>
              <dc:date>2017-10-19T08:15:07</dc:date>
            </office:change-info>
          </text:insertion>
        </text:changed-region>
        <text:changed-region xml:id="ct358777744" text:id="ct358777744">
          <text:insertion>
            <office:change-info>
              <dc:creator>Autoria desconeguda</dc:creator>
              <dc:date>2017-10-19T08:15:30</dc:date>
            </office:change-info>
          </text:insertion>
        </text:changed-region>
        <text:changed-region xml:id="ct358777984" text:id="ct358777984">
          <text:insertion>
            <office:change-info>
              <dc:creator>Autoria desconeguda</dc:creator>
              <dc:date>2017-10-19T08:16:59</dc:date>
            </office:change-info>
          </text:insertion>
        </text:changed-region>
        <text:changed-region xml:id="ct358778224" text:id="ct358778224">
          <text:insertion>
            <office:change-info>
              <dc:creator>Autoria desconeguda</dc:creator>
              <dc:date>2017-10-19T08:17:16</dc:date>
            </office:change-info>
          </text:insertion>
        </text:changed-region>
        <text:changed-region xml:id="ct358778464" text:id="ct358778464">
          <text:insertion>
            <office:change-info>
              <dc:creator>Autoria desconeguda</dc:creator>
              <dc:date>2017-10-19T08:15:09</dc:date>
            </office:change-info>
          </text:insertion>
        </text:changed-region>
        <text:changed-region xml:id="ct358776304" text:id="ct358776304">
          <text:insertion>
            <office:change-info>
              <dc:creator>Autoria desconeguda</dc:creator>
              <dc:date>2017-10-19T08:15:29</dc:date>
            </office:change-info>
          </text:insertion>
        </text:changed-region>
        <text:changed-region xml:id="ct358778704" text:id="ct358778704">
          <text:insertion>
            <office:change-info>
              <dc:creator>Autoria desconeguda</dc:creator>
              <dc:date>2017-10-19T08:16:57</dc:date>
            </office:change-info>
          </text:insertion>
        </text:changed-region>
        <text:changed-region xml:id="ct358776784" text:id="ct358776784">
          <text:insertion>
            <office:change-info>
              <dc:creator>Autoria desconeguda</dc:creator>
              <dc:date>2017-10-19T08:17:18</dc:date>
            </office:change-info>
          </text:insertion>
        </text:changed-region>
        <text:changed-region xml:id="ct358774384" text:id="ct358774384">
          <text:insertion>
            <office:change-info>
              <dc:creator>Autoria desconeguda</dc:creator>
              <dc:date>2017-10-19T08:15:14</dc:date>
            </office:change-info>
          </text:insertion>
        </text:changed-region>
        <text:changed-region xml:id="ct358774624" text:id="ct358774624">
          <text:insertion>
            <office:change-info>
              <dc:creator>Autoria desconeguda</dc:creator>
              <dc:date>2017-10-19T08:15:29</dc:date>
            </office:change-info>
          </text:insertion>
        </text:changed-region>
        <text:changed-region xml:id="ct358774864" text:id="ct358774864">
          <text:insertion>
            <office:change-info>
              <dc:creator>Autoria desconeguda</dc:creator>
              <dc:date>2017-10-19T08:16:57</dc:date>
            </office:change-info>
          </text:insertion>
        </text:changed-region>
        <text:changed-region xml:id="ct358775104" text:id="ct358775104">
          <text:insertion>
            <office:change-info>
              <dc:creator>Autoria desconeguda</dc:creator>
              <dc:date>2017-10-19T08:17:20</dc:date>
            </office:change-info>
          </text:insertion>
        </text:changed-region>
        <text:changed-region xml:id="ct358775344" text:id="ct358775344">
          <text:insertion>
            <office:change-info>
              <dc:creator>Autoria desconeguda</dc:creator>
              <dc:date>2017-10-19T08:15:16</dc:date>
            </office:change-info>
          </text:insertion>
        </text:changed-region>
        <text:changed-region xml:id="ct358775584" text:id="ct358775584">
          <text:insertion>
            <office:change-info>
              <dc:creator>Autoria desconeguda</dc:creator>
              <dc:date>2017-10-19T08:15:29</dc:date>
            </office:change-info>
          </text:insertion>
        </text:changed-region>
        <text:changed-region xml:id="ct358775824" text:id="ct358775824">
          <text:insertion>
            <office:change-info>
              <dc:creator>Autoria desconeguda</dc:creator>
              <dc:date>2017-10-19T08:16:54</dc:date>
            </office:change-info>
          </text:insertion>
        </text:changed-region>
        <text:changed-region xml:id="ct358776064" text:id="ct358776064">
          <text:insertion>
            <office:change-info>
              <dc:creator>Autoria desconeguda</dc:creator>
              <dc:date>2017-10-19T08:17:23</dc:date>
            </office:change-info>
          </text:insertion>
        </text:changed-region>
        <text:changed-region xml:id="ct358776544" text:id="ct358776544">
          <text:insertion>
            <office:change-info>
              <dc:creator>Autoria desconeguda</dc:creator>
              <dc:date>2017-10-19T08:15:19</dc:date>
            </office:change-info>
          </text:insertion>
        </text:changed-region>
        <text:changed-region xml:id="ct358778944" text:id="ct358778944">
          <text:insertion>
            <office:change-info>
              <dc:creator>Autoria desconeguda</dc:creator>
              <dc:date>2017-10-19T08:15:27</dc:date>
            </office:change-info>
          </text:insertion>
        </text:changed-region>
        <text:changed-region xml:id="ct358779184" text:id="ct358779184">
          <text:insertion>
            <office:change-info>
              <dc:creator>Autoria desconeguda</dc:creator>
              <dc:date>2017-10-19T08:16:54</dc:date>
            </office:change-info>
          </text:insertion>
        </text:changed-region>
        <text:changed-region xml:id="ct358779424" text:id="ct358779424">
          <text:insertion>
            <office:change-info>
              <dc:creator>Autoria desconeguda</dc:creator>
              <dc:date>2017-10-19T08:17:25</dc:date>
            </office:change-info>
          </text:insertion>
        </text:changed-region>
        <text:changed-region xml:id="ct358779664" text:id="ct358779664">
          <text:insertion>
            <office:change-info>
              <dc:creator>Autoria desconeguda</dc:creator>
              <dc:date>2017-10-19T08:15:21</dc:date>
            </office:change-info>
          </text:insertion>
        </text:changed-region>
        <text:changed-region xml:id="ct358779904" text:id="ct358779904">
          <text:insertion>
            <office:change-info>
              <dc:creator>Autoria desconeguda</dc:creator>
              <dc:date>2017-10-19T08:15:23</dc:date>
            </office:change-info>
          </text:insertion>
        </text:changed-region>
        <text:changed-region xml:id="ct358780144" text:id="ct358780144">
          <text:insertion>
            <office:change-info>
              <dc:creator>Autoria desconeguda</dc:creator>
              <dc:date>2017-10-19T08:16:53</dc:date>
            </office:change-info>
          </text:insertion>
        </text:changed-region>
        <text:changed-region xml:id="ct358780384" text:id="ct358780384">
          <text:insertion>
            <office:change-info>
              <dc:creator>Autoria desconeguda</dc:creator>
              <dc:date>2017-10-19T08:17:27</dc:date>
            </office:change-info>
          </text:insertion>
        </text:changed-region>
        <text:changed-region xml:id="ct358780624" text:id="ct358780624">
          <text:insertion>
            <office:change-info>
              <dc:creator>Autoria desconeguda</dc:creator>
              <dc:date>2017-10-19T08:15:46</dc:date>
            </office:change-info>
          </text:insertion>
        </text:changed-region>
        <text:changed-region xml:id="ct358780864" text:id="ct358780864">
          <text:insertion>
            <office:change-info>
              <dc:creator>Autoria desconeguda</dc:creator>
              <dc:date>2017-10-19T08:15:32</dc:date>
            </office:change-info>
          </text:insertion>
        </text:changed-region>
        <text:changed-region xml:id="ct358781104" text:id="ct358781104">
          <text:insertion>
            <office:change-info>
              <dc:creator>Autoria desconeguda</dc:creator>
              <dc:date>2017-10-19T08:16:49</dc:date>
            </office:change-info>
          </text:insertion>
        </text:changed-region>
        <text:changed-region xml:id="ct358781344" text:id="ct358781344">
          <text:insertion>
            <office:change-info>
              <dc:creator>Autoria desconeguda</dc:creator>
              <dc:date>2017-10-19T08:17:29</dc:date>
            </office:change-info>
          </text:insertion>
        </text:changed-region>
        <text:changed-region xml:id="ct358781584" text:id="ct358781584">
          <text:insertion>
            <office:change-info>
              <dc:creator>Autoria desconeguda</dc:creator>
              <dc:date>2017-10-19T08:15:48</dc:date>
            </office:change-info>
          </text:insertion>
        </text:changed-region>
        <text:changed-region xml:id="ct358781824" text:id="ct358781824">
          <text:insertion>
            <office:change-info>
              <dc:creator>Autoria desconeguda</dc:creator>
              <dc:date>2017-10-19T08:15:33</dc:date>
            </office:change-info>
          </text:insertion>
        </text:changed-region>
        <text:changed-region xml:id="ct358782064" text:id="ct358782064">
          <text:insertion>
            <office:change-info>
              <dc:creator>Autoria desconeguda</dc:creator>
              <dc:date>2017-10-19T08:17:30</dc:date>
            </office:change-info>
          </text:insertion>
        </text:changed-region>
        <text:changed-region xml:id="ct358782304" text:id="ct358782304">
          <text:insertion>
            <office:change-info>
              <dc:creator>Autoria desconeguda</dc:creator>
              <dc:date>2017-10-19T08:15:54</dc:date>
            </office:change-info>
          </text:insertion>
        </text:changed-region>
        <text:changed-region xml:id="ct358782544" text:id="ct358782544">
          <text:insertion>
            <office:change-info>
              <dc:creator>Autoria desconeguda</dc:creator>
              <dc:date>2017-10-19T08:15:33</dc:date>
            </office:change-info>
          </text:insertion>
        </text:changed-region>
        <text:changed-region xml:id="ct358782784" text:id="ct358782784">
          <text:insertion>
            <office:change-info>
              <dc:creator>Autoria desconeguda</dc:creator>
              <dc:date>2017-10-19T08:16:48</dc:date>
            </office:change-info>
          </text:insertion>
        </text:changed-region>
        <text:changed-region xml:id="ct358783024" text:id="ct358783024">
          <text:insertion>
            <office:change-info>
              <dc:creator>Autoria desconeguda</dc:creator>
              <dc:date>2017-10-19T08:17:34</dc:date>
            </office:change-info>
          </text:insertion>
        </text:changed-region>
        <text:changed-region xml:id="ct358783264" text:id="ct358783264">
          <text:insertion>
            <office:change-info>
              <dc:creator>Autoria desconeguda</dc:creator>
              <dc:date>2017-10-19T08:15:56</dc:date>
            </office:change-info>
          </text:insertion>
        </text:changed-region>
        <text:changed-region xml:id="ct358783504" text:id="ct358783504">
          <text:insertion>
            <office:change-info>
              <dc:creator>Autoria desconeguda</dc:creator>
              <dc:date>2017-10-19T08:15:34</dc:date>
            </office:change-info>
          </text:insertion>
        </text:changed-region>
        <text:changed-region xml:id="ct358783744" text:id="ct358783744">
          <text:insertion>
            <office:change-info>
              <dc:creator>Autoria desconeguda</dc:creator>
              <dc:date>2017-10-19T08:16:45</dc:date>
            </office:change-info>
          </text:insertion>
        </text:changed-region>
        <text:changed-region xml:id="ct358783984" text:id="ct358783984">
          <text:insertion>
            <office:change-info>
              <dc:creator>Autoria desconeguda</dc:creator>
              <dc:date>2017-10-19T08:17:36</dc:date>
            </office:change-info>
          </text:insertion>
        </text:changed-region>
        <text:changed-region xml:id="ct358784224" text:id="ct358784224">
          <text:insertion>
            <office:change-info>
              <dc:creator>Autoria desconeguda</dc:creator>
              <dc:date>2017-10-19T08:15:59</dc:date>
            </office:change-info>
          </text:insertion>
        </text:changed-region>
        <text:changed-region xml:id="ct358784464" text:id="ct358784464">
          <text:insertion>
            <office:change-info>
              <dc:creator>Autoria desconeguda</dc:creator>
              <dc:date>2017-10-19T08:15:34</dc:date>
            </office:change-info>
          </text:insertion>
        </text:changed-region>
        <text:changed-region xml:id="ct358784704" text:id="ct358784704">
          <text:insertion>
            <office:change-info>
              <dc:creator>Autoria desconeguda</dc:creator>
              <dc:date>2017-10-19T08:16:45</dc:date>
            </office:change-info>
          </text:insertion>
        </text:changed-region>
        <text:changed-region xml:id="ct358784944" text:id="ct358784944">
          <text:insertion>
            <office:change-info>
              <dc:creator>Autoria desconeguda</dc:creator>
              <dc:date>2017-10-19T08:17:38</dc:date>
            </office:change-info>
          </text:insertion>
        </text:changed-region>
        <text:changed-region xml:id="ct358785184" text:id="ct358785184">
          <text:insertion>
            <office:change-info>
              <dc:creator>Autoria desconeguda</dc:creator>
              <dc:date>2017-10-19T08:16:01</dc:date>
            </office:change-info>
          </text:insertion>
        </text:changed-region>
        <text:changed-region xml:id="ct358785424" text:id="ct358785424">
          <text:insertion>
            <office:change-info>
              <dc:creator>Autoria desconeguda</dc:creator>
              <dc:date>2017-10-19T08:15:35</dc:date>
            </office:change-info>
          </text:insertion>
        </text:changed-region>
        <text:changed-region xml:id="ct358785664" text:id="ct358785664">
          <text:insertion>
            <office:change-info>
              <dc:creator>Autoria desconeguda</dc:creator>
              <dc:date>2017-10-19T08:16:44</dc:date>
            </office:change-info>
          </text:insertion>
        </text:changed-region>
        <text:changed-region xml:id="ct358785904" text:id="ct358785904">
          <text:insertion>
            <office:change-info>
              <dc:creator>Autoria desconeguda</dc:creator>
              <dc:date>2017-10-19T08:17:40</dc:date>
            </office:change-info>
          </text:insertion>
        </text:changed-region>
        <text:changed-region xml:id="ct358786144" text:id="ct358786144">
          <text:insertion>
            <office:change-info>
              <dc:creator>Autoria desconeguda</dc:creator>
              <dc:date>2017-10-19T08:16:03</dc:date>
            </office:change-info>
          </text:insertion>
        </text:changed-region>
        <text:changed-region xml:id="ct358786384" text:id="ct358786384">
          <text:insertion>
            <office:change-info>
              <dc:creator>Autoria desconeguda</dc:creator>
              <dc:date>2017-10-19T08:15:40</dc:date>
            </office:change-info>
          </text:insertion>
        </text:changed-region>
        <text:changed-region xml:id="ct358786624" text:id="ct358786624">
          <text:insertion>
            <office:change-info>
              <dc:creator>Autoria desconeguda</dc:creator>
              <dc:date>2017-10-19T08:16:43</dc:date>
            </office:change-info>
          </text:insertion>
        </text:changed-region>
        <text:changed-region xml:id="ct358786864" text:id="ct358786864">
          <text:insertion>
            <office:change-info>
              <dc:creator>Autoria desconeguda</dc:creator>
              <dc:date>2017-10-19T08:17:42</dc:date>
            </office:change-info>
          </text:insertion>
        </text:changed-region>
        <text:changed-region xml:id="ct358787104" text:id="ct358787104">
          <text:insertion>
            <office:change-info>
              <dc:creator>Autoria desconeguda</dc:creator>
              <dc:date>2017-10-19T08:16:05</dc:date>
            </office:change-info>
          </text:insertion>
        </text:changed-region>
        <text:changed-region xml:id="ct358787344" text:id="ct358787344">
          <text:insertion>
            <office:change-info>
              <dc:creator>Autoria desconeguda</dc:creator>
              <dc:date>2017-10-19T08:15:40</dc:date>
            </office:change-info>
          </text:insertion>
        </text:changed-region>
        <text:changed-region xml:id="ct358787584" text:id="ct358787584">
          <text:insertion>
            <office:change-info>
              <dc:creator>Autoria desconeguda</dc:creator>
              <dc:date>2017-10-19T08:16:43</dc:date>
            </office:change-info>
          </text:insertion>
        </text:changed-region>
        <text:changed-region xml:id="ct358787824" text:id="ct358787824">
          <text:insertion>
            <office:change-info>
              <dc:creator>Autoria desconeguda</dc:creator>
              <dc:date>2017-10-19T08:17:44</dc:date>
            </office:change-info>
          </text:insertion>
        </text:changed-region>
        <text:changed-region xml:id="ct358788064" text:id="ct358788064">
          <text:insertion>
            <office:change-info>
              <dc:creator>Autoria desconeguda</dc:creator>
              <dc:date>2017-10-19T08:16:08</dc:date>
            </office:change-info>
          </text:insertion>
        </text:changed-region>
        <text:changed-region xml:id="ct358788304" text:id="ct358788304">
          <text:insertion>
            <office:change-info>
              <dc:creator>Autoria desconeguda</dc:creator>
              <dc:date>2017-10-19T08:15:41</dc:date>
            </office:change-info>
          </text:insertion>
        </text:changed-region>
        <text:changed-region xml:id="ct358788544" text:id="ct358788544">
          <text:insertion>
            <office:change-info>
              <dc:creator>Autoria desconeguda</dc:creator>
              <dc:date>2017-10-19T08:16:39</dc:date>
            </office:change-info>
          </text:insertion>
        </text:changed-region>
        <text:changed-region xml:id="ct358788784" text:id="ct358788784">
          <text:insertion>
            <office:change-info>
              <dc:creator>Autoria desconeguda</dc:creator>
              <dc:date>2017-10-19T08:17:46</dc:date>
            </office:change-info>
          </text:insertion>
        </text:changed-region>
        <text:changed-region xml:id="ct358789024" text:id="ct358789024">
          <text:insertion>
            <office:change-info>
              <dc:creator>Autoria desconeguda</dc:creator>
              <dc:date>2017-10-19T08:16:11</dc:date>
            </office:change-info>
          </text:insertion>
        </text:changed-region>
        <text:changed-region xml:id="ct358789264" text:id="ct358789264">
          <text:insertion>
            <office:change-info>
              <dc:creator>Autoria desconeguda</dc:creator>
              <dc:date>2017-10-19T08:15:41</dc:date>
            </office:change-info>
          </text:insertion>
        </text:changed-region>
        <text:changed-region xml:id="ct358789504" text:id="ct358789504">
          <text:insertion>
            <office:change-info>
              <dc:creator>Autoria desconeguda</dc:creator>
              <dc:date>2017-10-19T08:16:38</dc:date>
            </office:change-info>
          </text:insertion>
        </text:changed-region>
        <text:changed-region xml:id="ct358789744" text:id="ct358789744">
          <text:insertion>
            <office:change-info>
              <dc:creator>Autoria desconeguda</dc:creator>
              <dc:date>2017-10-19T08:17:48</dc:date>
            </office:change-info>
          </text:insertion>
        </text:changed-region>
        <text:changed-region xml:id="ct358789984" text:id="ct358789984">
          <text:insertion>
            <office:change-info>
              <dc:creator>Autoria desconeguda</dc:creator>
              <dc:date>2017-10-19T08:16:13</dc:date>
            </office:change-info>
          </text:insertion>
        </text:changed-region>
        <text:changed-region xml:id="ct358790224" text:id="ct358790224">
          <text:insertion>
            <office:change-info>
              <dc:creator>Autoria desconeguda</dc:creator>
              <dc:date>2017-10-19T08:15:42</dc:date>
            </office:change-info>
          </text:insertion>
        </text:changed-region>
        <text:changed-region xml:id="ct358790464" text:id="ct358790464">
          <text:insertion>
            <office:change-info>
              <dc:creator>Autoria desconeguda</dc:creator>
              <dc:date>2017-10-19T08:16:33</dc:date>
            </office:change-info>
          </text:insertion>
        </text:changed-region>
        <text:changed-region xml:id="ct358790704" text:id="ct358790704">
          <text:insertion>
            <office:change-info>
              <dc:creator>Autoria desconeguda</dc:creator>
              <dc:date>2017-10-19T08:17:50</dc:date>
            </office:change-info>
          </text:insertion>
        </text:changed-region>
        <text:changed-region xml:id="ct358791184" text:id="ct358791184">
          <text:insertion>
            <office:change-info>
              <dc:creator>Autoria desconeguda</dc:creator>
              <dc:date>2017-10-19T08:16:16</dc:date>
            </office:change-info>
          </text:insertion>
        </text:changed-region>
        <text:changed-region xml:id="ct358791424" text:id="ct358791424">
          <text:insertion>
            <office:change-info>
              <dc:creator>Autoria desconeguda</dc:creator>
              <dc:date>2017-10-19T08:15:42</dc:date>
            </office:change-info>
          </text:insertion>
        </text:changed-region>
        <text:changed-region xml:id="ct358791664" text:id="ct358791664">
          <text:insertion>
            <office:change-info>
              <dc:creator>Autoria desconeguda</dc:creator>
              <dc:date>2017-10-19T08:16:32</dc:date>
            </office:change-info>
          </text:insertion>
        </text:changed-region>
        <text:changed-region xml:id="ct358791904" text:id="ct358791904">
          <text:insertion>
            <office:change-info>
              <dc:creator>Autoria desconeguda</dc:creator>
              <dc:date>2017-10-19T08:17:53</dc:date>
            </office:change-info>
          </text:insertion>
        </text:changed-region>
        <text:changed-region xml:id="ct358792144" text:id="ct358792144">
          <text:insertion>
            <office:change-info>
              <dc:creator>Autoria desconeguda</dc:creator>
              <dc:date>2017-10-19T08:16:18</dc:date>
            </office:change-info>
          </text:insertion>
        </text:changed-region>
        <text:changed-region xml:id="ct358792384" text:id="ct358792384">
          <text:insertion>
            <office:change-info>
              <dc:creator>Autoria desconeguda</dc:creator>
              <dc:date>2017-10-19T08:15:43</dc:date>
            </office:change-info>
          </text:insertion>
        </text:changed-region>
        <text:changed-region xml:id="ct358792624" text:id="ct358792624">
          <text:insertion>
            <office:change-info>
              <dc:creator>Autoria desconeguda</dc:creator>
              <dc:date>2017-10-19T08:16:31</dc:date>
            </office:change-info>
          </text:insertion>
        </text:changed-region>
        <text:changed-region xml:id="ct358792864" text:id="ct358792864">
          <text:insertion>
            <office:change-info>
              <dc:creator>Autoria desconeguda</dc:creator>
              <dc:date>2017-10-19T08:17:56</dc:date>
            </office:change-info>
          </text:insertion>
        </text:changed-region>
        <text:changed-region xml:id="ct358793104" text:id="ct358793104">
          <text:insertion>
            <office:change-info>
              <dc:creator>Autoria desconeguda</dc:creator>
              <dc:date>2017-10-19T08:16:21</dc:date>
            </office:change-info>
          </text:insertion>
        </text:changed-region>
        <text:changed-region xml:id="ct358793344" text:id="ct358793344">
          <text:insertion>
            <office:change-info>
              <dc:creator>Autoria desconeguda</dc:creator>
              <dc:date>2017-10-19T08:15:43</dc:date>
            </office:change-info>
          </text:insertion>
        </text:changed-region>
        <text:changed-region xml:id="ct358793584" text:id="ct358793584">
          <text:insertion>
            <office:change-info>
              <dc:creator>Autoria desconeguda</dc:creator>
              <dc:date>2017-10-19T08:16:29</dc:date>
            </office:change-info>
          </text:insertion>
        </text:changed-region>
        <text:changed-region xml:id="ct358793824" text:id="ct358793824">
          <text:insertion>
            <office:change-info>
              <dc:creator>Autoria desconeguda</dc:creator>
              <dc:date>2017-10-19T08:18:00</dc:date>
            </office:change-info>
          </text:insertion>
        </text:changed-region>
        <text:changed-region xml:id="ct358794064" text:id="ct358794064">
          <text:insertion>
            <office:change-info>
              <dc:creator>Autoria desconeguda</dc:creator>
              <dc:date>2017-10-19T08:16:25</dc:date>
            </office:change-info>
          </text:insertion>
        </text:changed-region>
        <text:changed-region xml:id="ct358794304" text:id="ct358794304">
          <text:insertion>
            <office:change-info>
              <dc:creator>Autoria desconeguda</dc:creator>
              <dc:date>2017-10-19T08:16:26</dc:date>
            </office:change-info>
          </text:insertion>
        </text:changed-region>
        <text:changed-region xml:id="ct358794544" text:id="ct358794544">
          <text:insertion>
            <office:change-info>
              <dc:creator>Autoria desconeguda</dc:creator>
              <dc:date>2017-10-19T08:18:02</dc:date>
            </office:change-info>
          </text:insertion>
        </text:changed-region>
        <text:changed-region xml:id="ct358790944" text:id="ct358790944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358795024" text:id="ct358795024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358795264" text:id="ct358795264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358795504" text:id="ct358795504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358795744" text:id="ct358795744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358795984" text:id="ct358795984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358796224" text:id="ct358796224">
          <text:insertion>
            <office:change-info>
              <dc:creator>Autoria desconeguda</dc:creator>
              <dc:date>2017-10-19T08:19:27</dc:date>
            </office:change-info>
          </text:insertion>
        </text:changed-region>
        <text:changed-region xml:id="ct358796464" text:id="ct358796464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358796704" text:id="ct358796704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358796944" text:id="ct358796944">
          <text:insertion>
            <office:change-info>
              <dc:creator>Autoria desconeguda</dc:creator>
              <dc:date>2017-10-19T08:19:28</dc:date>
            </office:change-info>
          </text:insertion>
        </text:changed-region>
        <text:changed-region xml:id="ct358797184" text:id="ct358797184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358797424" text:id="ct358797424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358797664" text:id="ct358797664">
          <text:insertion>
            <office:change-info>
              <dc:creator>Autoria desconeguda</dc:creator>
              <dc:date>2017-10-19T08:19:30</dc:date>
            </office:change-info>
          </text:insertion>
        </text:changed-region>
        <text:changed-region xml:id="ct358797904" text:id="ct358797904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358798144" text:id="ct358798144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358798384" text:id="ct358798384">
          <text:insertion>
            <office:change-info>
              <dc:creator>Autoria desconeguda</dc:creator>
              <dc:date>2017-10-19T08:20:28</dc:date>
            </office:change-info>
          </text:insertion>
        </text:changed-region>
        <text:changed-region xml:id="ct358798624" text:id="ct358798624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358798864" text:id="ct358798864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358799104" text:id="ct358799104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358799344" text:id="ct358799344">
          <text:insertion>
            <office:change-info>
              <dc:creator>Autoria desconeguda</dc:creator>
              <dc:date>2017-10-19T08:20:40</dc:date>
            </office:change-info>
          </text:insertion>
        </text:changed-region>
        <text:changed-region xml:id="ct358799584" text:id="ct358799584">
          <text:insertion>
            <office:change-info>
              <dc:creator>Autoria desconeguda</dc:creator>
              <dc:date>2017-10-19T08:20:54</dc:date>
            </office:change-info>
          </text:insertion>
        </text:changed-region>
        <text:changed-region xml:id="ct358799824" text:id="ct358799824">
          <text:insertion>
            <office:change-info>
              <dc:creator>Autoria desconeguda</dc:creator>
              <dc:date>2017-10-19T08:20:42</dc:date>
            </office:change-info>
          </text:insertion>
        </text:changed-region>
        <text:changed-region xml:id="ct358800064" text:id="ct358800064">
          <text:insertion>
            <office:change-info>
              <dc:creator>Autoria desconeguda</dc:creator>
              <dc:date>2017-10-19T08:20:51</dc:date>
            </office:change-info>
          </text:insertion>
        </text:changed-region>
        <text:changed-region xml:id="ct358800304" text:id="ct358800304">
          <text:insertion>
            <office:change-info>
              <dc:creator>Autoria desconeguda</dc:creator>
              <dc:date>2017-10-19T08:20:44</dc:date>
            </office:change-info>
          </text:insertion>
        </text:changed-region>
        <text:changed-region xml:id="ct358800544" text:id="ct358800544">
          <text:insertion>
            <office:change-info>
              <dc:creator>Autoria desconeguda</dc:creator>
              <dc:date>2017-10-19T08:20:45</dc:date>
            </office:change-info>
          </text:insertion>
        </text:changed-region>
        <text:changed-region xml:id="ct358800784" text:id="ct358800784">
          <text:insertion>
            <office:change-info>
              <dc:creator>Autoria desconeguda</dc:creator>
              <dc:date>2017-10-19T08:20:48</dc:date>
            </office:change-info>
          </text:insertion>
        </text:changed-region>
        <text:changed-region xml:id="ct358801024" text:id="ct358801024">
          <text:insertion>
            <office:change-info>
              <dc:creator>Autoria desconeguda</dc:creator>
              <dc:date>2017-10-19T08:20:48</dc:date>
            </office:change-info>
          </text:insertion>
        </text:changed-region>
        <text:changed-region xml:id="ct358801264" text:id="ct358801264">
          <text:insertion>
            <office:change-info>
              <dc:creator>Autoria desconeguda</dc:creator>
              <dc:date>2017-10-19T08:20:58</dc:date>
            </office:change-info>
          </text:insertion>
        </text:changed-region>
        <text:changed-region xml:id="ct358801504" text:id="ct358801504">
          <text:insertion>
            <office:change-info>
              <dc:creator>Autoria desconeguda</dc:creator>
              <dc:date>2017-10-19T08:20:58</dc:date>
            </office:change-info>
          </text:insertion>
        </text:changed-region>
        <text:changed-region xml:id="ct358801744" text:id="ct358801744">
          <text:insertion>
            <office:change-info>
              <dc:creator>Autoria desconeguda</dc:creator>
              <dc:date>2017-10-19T08:21:02</dc:date>
            </office:change-info>
          </text:insertion>
        </text:changed-region>
        <text:changed-region xml:id="ct358801984" text:id="ct358801984">
          <text:insertion>
            <office:change-info>
              <dc:creator>Autoria desconeguda</dc:creator>
              <dc:date>2017-10-19T08:21:02</dc:date>
            </office:change-info>
          </text:insertion>
        </text:changed-region>
        <text:changed-region xml:id="ct358802224" text:id="ct358802224">
          <text:insertion>
            <office:change-info>
              <dc:creator>Autoria desconeguda</dc:creator>
              <dc:date>2017-10-19T08:21:04</dc:date>
            </office:change-info>
          </text:insertion>
        </text:changed-region>
        <text:changed-region xml:id="ct358802464" text:id="ct358802464">
          <text:insertion>
            <office:change-info>
              <dc:creator>Autoria desconeguda</dc:creator>
              <dc:date>2017-10-19T08:21:05</dc:date>
            </office:change-info>
          </text:insertion>
        </text:changed-region>
        <text:changed-region xml:id="ct358802704" text:id="ct358802704">
          <text:insertion>
            <office:change-info>
              <dc:creator>Autoria desconeguda</dc:creator>
              <dc:date>2017-10-19T08:21:08</dc:date>
            </office:change-info>
          </text:insertion>
        </text:changed-region>
        <text:changed-region xml:id="ct358802944" text:id="ct358802944">
          <text:insertion>
            <office:change-info>
              <dc:creator>Autoria desconeguda</dc:creator>
              <dc:date>2017-10-19T08:21:09</dc:date>
            </office:change-info>
          </text:insertion>
        </text:changed-region>
        <text:changed-region xml:id="ct358803424" text:id="ct358803424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358803664" text:id="ct358803664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358803904" text:id="ct358803904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358804144" text:id="ct358804144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358804384" text:id="ct358804384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358804624" text:id="ct358804624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358804864" text:id="ct358804864">
          <text:insertion>
            <office:change-info>
              <dc:creator>Autoria desconeguda</dc:creator>
              <dc:date>2017-10-19T08:22:17</dc:date>
            </office:change-info>
          </text:insertion>
        </text:changed-region>
        <text:changed-region xml:id="ct358805104" text:id="ct358805104">
          <text:insertion>
            <office:change-info>
              <dc:creator>Autoria desconeguda</dc:creator>
              <dc:date>2017-10-19T08:22:35</dc:date>
            </office:change-info>
          </text:insertion>
        </text:changed-region>
        <text:changed-region xml:id="ct358805344" text:id="ct358805344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358805584" text:id="ct358805584">
          <text:insertion>
            <office:change-info>
              <dc:creator>Autoria desconeguda</dc:creator>
              <dc:date>2017-10-19T08:22:19</dc:date>
            </office:change-info>
          </text:insertion>
        </text:changed-region>
        <text:changed-region xml:id="ct358805824" text:id="ct358805824">
          <text:insertion>
            <office:change-info>
              <dc:creator>Autoria desconeguda</dc:creator>
              <dc:date>2017-10-19T08:22:37</dc:date>
            </office:change-info>
          </text:insertion>
        </text:changed-region>
        <text:changed-region xml:id="ct358806064" text:id="ct358806064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358806304" text:id="ct358806304">
          <text:insertion>
            <office:change-info>
              <dc:creator>Autoria desconeguda</dc:creator>
              <dc:date>2017-10-19T08:22:20</dc:date>
            </office:change-info>
          </text:insertion>
        </text:changed-region>
        <text:changed-region xml:id="ct358806544" text:id="ct358806544">
          <text:insertion>
            <office:change-info>
              <dc:creator>Autoria desconeguda</dc:creator>
              <dc:date>2017-10-19T08:22:40</dc:date>
            </office:change-info>
          </text:insertion>
        </text:changed-region>
        <text:changed-region xml:id="ct358806784" text:id="ct358806784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358807024" text:id="ct358807024">
          <text:insertion>
            <office:change-info>
              <dc:creator>Autoria desconeguda</dc:creator>
              <dc:date>2017-10-19T08:22:20</dc:date>
            </office:change-info>
          </text:insertion>
        </text:changed-region>
        <text:changed-region xml:id="ct358807264" text:id="ct358807264">
          <text:insertion>
            <office:change-info>
              <dc:creator>Autoria desconeguda</dc:creator>
              <dc:date>2017-10-19T08:22:43</dc:date>
            </office:change-info>
          </text:insertion>
        </text:changed-region>
        <text:changed-region xml:id="ct358807504" text:id="ct358807504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358807744" text:id="ct358807744">
          <text:insertion>
            <office:change-info>
              <dc:creator>Autoria desconeguda</dc:creator>
              <dc:date>2017-10-19T08:22:20</dc:date>
            </office:change-info>
          </text:insertion>
        </text:changed-region>
        <text:changed-region xml:id="ct358807984" text:id="ct358807984">
          <text:insertion>
            <office:change-info>
              <dc:creator>Autoria desconeguda</dc:creator>
              <dc:date>2017-10-19T08:22:47</dc:date>
            </office:change-info>
          </text:insertion>
        </text:changed-region>
        <text:changed-region xml:id="ct358808224" text:id="ct358808224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358808464" text:id="ct358808464">
          <text:insertion>
            <office:change-info>
              <dc:creator>Autoria desconeguda</dc:creator>
              <dc:date>2017-10-19T08:22:21</dc:date>
            </office:change-info>
          </text:insertion>
        </text:changed-region>
        <text:changed-region xml:id="ct358808704" text:id="ct358808704">
          <text:insertion>
            <office:change-info>
              <dc:creator>Autoria desconeguda</dc:creator>
              <dc:date>2017-10-19T08:22:49</dc:date>
            </office:change-info>
          </text:insertion>
        </text:changed-region>
        <text:changed-region xml:id="ct358808944" text:id="ct358808944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358809184" text:id="ct358809184">
          <text:insertion>
            <office:change-info>
              <dc:creator>Autoria desconeguda</dc:creator>
              <dc:date>2017-10-19T08:22:23</dc:date>
            </office:change-info>
          </text:insertion>
        </text:changed-region>
        <text:changed-region xml:id="ct358809424" text:id="ct358809424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358809664" text:id="ct358809664">
          <text:insertion>
            <office:change-info>
              <dc:creator>Autoria desconeguda</dc:creator>
              <dc:date>2017-10-19T08:22:24</dc:date>
            </office:change-info>
          </text:insertion>
        </text:changed-region>
        <text:changed-region xml:id="ct358809904" text:id="ct358809904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358810144" text:id="ct358810144">
          <text:insertion>
            <office:change-info>
              <dc:creator>Autoria desconeguda</dc:creator>
              <dc:date>2017-10-19T08:22:25</dc:date>
            </office:change-info>
          </text:insertion>
        </text:changed-region>
        <text:changed-region xml:id="ct358810384" text:id="ct358810384">
          <text:insertion>
            <office:change-info>
              <dc:creator>Autoria desconeguda</dc:creator>
              <dc:date>2017-10-18T17:02:00</dc:date>
            </office:change-info>
          </text:insertion>
        </text:changed-region>
        <text:changed-region xml:id="ct358810624" text:id="ct358810624">
          <text:deletion>
            <office:change-info>
              <dc:creator>Autoria desconeguda</dc:creator>
              <dc:date>2017-10-11T10:23:54</dc:date>
            </office:change-info>
            <text:list xml:id="list1178426510" text:style-name="L3">
              <text:list-item>
                <text:p text:style-name="P39"/>
              </text:list-item>
              <text:list-item>
                <text:p text:style-name="P39">Els mètodes de creació i modificació tendran com a paràmetres les metadades ENI necessàries i algun paràmetre addicional com, per exemple, la sèrie documental.</text:p>
              </text:list-item>
            </text:list>
          </text:deletion>
        </text:changed-region>
        <text:changed-region xml:id="ct358810864" text:id="ct358810864">
          <text:insertion>
            <office:change-info>
              <dc:creator>Autoria desconeguda</dc:creator>
              <dc:date>2017-10-11T10:24:21</dc:date>
            </office:change-info>
          </text:insertion>
        </text:changed-region>
        <text:changed-region xml:id="ct358811104" text:id="ct358811104">
          <text:insertion>
            <office:change-info>
              <dc:creator>Autoria desconeguda</dc:creator>
              <dc:date>2017-10-11T10:23:40</dc:date>
            </office:change-info>
          </text:insertion>
        </text:changed-region>
        <text:changed-region xml:id="ct358811344" text:id="ct358811344">
          <text:deletion>
            <office:change-info>
              <dc:creator>Autoria desconeguda</dc:creator>
              <dc:date>2017-10-11T10:23:38</dc:date>
            </office:change-info>
            <text:p text:style-name="Text_20_body"/>
            <text:list xml:id="list101915242249427" text:continue-numbering="true" text:style-name="L3">
              <text:list-item>
                <text:p text:style-name="P39">Cada mètode tendrà un paràmetre addicional per indicar la informació de context de la petició. Aquest paràmetre contendrà la següent informació:</text:p>
                <text:list>
                  <text:list-item>
                    <text:p text:style-name="P39">Dades del funcionari</text:p>
                  </text:list-item>
                  <text:list-item>
                    <text:p text:style-name="P39">Unitat organitzativa del funcionari.</text:p>
                  </text:list-item>
                  <text:list-item>
                    <text:p text:style-name="P39">Dades del procediment.</text:p>
                  </text:list-item>
                </text:list>
              </text:list-item>
              <text:list-item>
                <text:p text:style-name="P39">Dades de l’expedient.</text:p>
              </text:list-item>
            </text:list>
            <text:p text:style-name="Text_20_body"/>
          </text:deletion>
        </text:changed-region>
        <text:changed-region xml:id="ct358811584" text:id="ct358811584">
          <text:insertion>
            <office:change-info>
              <dc:creator>Autoria desconeguda</dc:creator>
              <dc:date>2017-10-06T09:22:33</dc:date>
            </office:change-info>
          </text:insertion>
        </text:changed-region>
        <text:changed-region xml:id="ct358811824" text:id="ct358811824">
          <text:deletion>
            <office:change-info>
              <dc:creator>Autoria desconeguda</dc:creator>
              <dc:date>2017-10-06T09:22:46</dc:date>
            </office:change-info>
            <text:h text:style-name="Heading_20_2" text:outline-level="2"/>
            <text:list xml:id="list101914707278408" text:continue-numbering="true" text:style-name="L3">
              <text:list-item>
                <text:list>
                  <text:list-item>
                    <text:p text:style-name="P39">expedientCrear</text:p>
                  </text:list-item>
                </text:list>
              </text:list-item>
            </text:list>
            <text:p text:style-name="Text_20_body"/>
          </text:deletion>
        </text:changed-region>
        <text:changed-region xml:id="ct358814224" text:id="ct358814224">
          <text:deletion>
            <office:change-info>
              <dc:creator>Autoria desconeguda</dc:creator>
              <dc:date>2017-10-11T09:01:22</dc:date>
            </office:change-info>
            <text:p text:style-name="P2">Creació d’un nou expedient a dins l’arxiu</text:p>
          </text:deletion>
        </text:changed-region>
        <text:changed-region xml:id="ct358813984" text:id="ct358813984">
          <text:insertion>
            <office:change-info>
              <dc:creator>Autoria desconeguda</dc:creator>
              <dc:date>2017-10-11T09:01:22</dc:date>
            </office:change-info>
          </text:insertion>
        </text:changed-region>
        <text:changed-region xml:id="ct358813744" text:id="ct358813744">
          <text:deletion>
            <office:change-info>
              <dc:creator>Autoria desconeguda</dc:creator>
              <dc:date>2017-10-11T09:03:59</dc:date>
            </office:change-info>
            <text:p text:style-name="P4">nom</text:p>
          </text:deletion>
        </text:changed-region>
        <text:changed-region xml:id="ct358813504" text:id="ct358813504">
          <text:insertion>
            <office:change-info>
              <dc:creator>Autoria desconeguda</dc:creator>
              <dc:date>2017-10-11T09:03:59</dc:date>
            </office:change-info>
          </text:insertion>
        </text:changed-region>
        <text:changed-region xml:id="ct358813264" text:id="ct358813264">
          <text:insertion>
            <office:change-info>
              <dc:creator>Autoria desconeguda</dc:creator>
              <dc:date>2017-10-11T09:04:09</dc:date>
            </office:change-info>
          </text:insertion>
        </text:changed-region>
        <text:changed-region xml:id="ct358813024" text:id="ct358813024">
          <text:deletion>
            <office:change-info>
              <dc:creator>Autoria desconeguda</dc:creator>
              <dc:date>2017-10-11T09:04:12</dc:date>
            </office:change-info>
            <text:p text:style-name="P1">String</text:p>
          </text:deletion>
        </text:changed-region>
        <text:changed-region xml:id="ct358812784" text:id="ct358812784">
          <text:insertion>
            <office:change-info>
              <dc:creator>Autoria desconeguda</dc:creator>
              <dc:date>2017-10-11T09:04:12</dc:date>
            </office:change-info>
          </text:insertion>
        </text:changed-region>
        <text:changed-region xml:id="ct358812544" text:id="ct358812544">
          <text:deletion>
            <office:change-info>
              <dc:creator>Autoria desconeguda</dc:creator>
              <dc:date>2017-10-11T09:04:16</dc:date>
            </office:change-info>
            <text:p text:style-name="P1">Nom de l’expedient</text:p>
          </text:deletion>
        </text:changed-region>
        <text:changed-region xml:id="ct358812304" text:id="ct358812304">
          <text:insertion>
            <office:change-info>
              <dc:creator>Autoria desconeguda</dc:creator>
              <dc:date>2017-10-11T09:04:17</dc:date>
            </office:change-info>
          </text:insertion>
        </text:changed-region>
        <text:changed-region xml:id="ct358812064" text:id="ct358812064">
          <text:insertion>
            <office:change-info>
              <dc:creator>Autoria desconeguda</dc:creator>
              <dc:date>2017-10-11T09:14:15</dc:date>
            </office:change-info>
          </text:insertion>
        </text:changed-region>
        <text:changed-region xml:id="ct358814464" text:id="ct358814464">
          <text:deletion>
            <office:change-info>
              <dc:creator>Autoria desconeguda</dc:creator>
              <dc:date>2017-10-11T09:06:40</dc:date>
            </office:change-info>
            <text:p text:style-name="P1">String</text:p>
          </text:deletion>
        </text:changed-region>
        <text:changed-region xml:id="ct358814704" text:id="ct358814704">
          <text:insertion>
            <office:change-info>
              <dc:creator>Autoria desconeguda</dc:creator>
              <dc:date>2017-10-11T09:06:40</dc:date>
            </office:change-info>
          </text:insertion>
        </text:changed-region>
        <text:changed-region xml:id="ct358814944" text:id="ct358814944">
          <text:deletion>
            <office:change-info>
              <dc:creator>Autoria desconeguda</dc:creator>
              <dc:date>2017-10-06T09:22:14</dc:date>
            </office:change-info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ext:deletion>
        </text:changed-region>
        <text:changed-region xml:id="ct358815184" text:id="ct358815184">
          <text:deletion>
            <office:change-info>
              <dc:creator>Autoria desconeguda</dc:creator>
              <dc:date>2017-10-06T09:22:06</dc:date>
            </office:change-info>
            <text:h text:style-name="Heading_20_2" text:outline-level="2"/>
            <text:p text:style-name="Text_20_body"/>
          </text:deletion>
        </text:changed-region>
        <text:changed-region xml:id="ct358817584" text:id="ct358817584">
          <text:deletion>
            <office:change-info>
              <dc:creator>Autoria desconeguda</dc:creator>
              <dc:date>2017-10-11T09:01:39</dc:date>
            </office:change-info>
            <text:p text:style-name="P2">Modificació d’un expedient existent a dins l’arxiu</text:p>
          </text:deletion>
        </text:changed-region>
        <text:changed-region xml:id="ct358817344" text:id="ct358817344">
          <text:insertion>
            <office:change-info>
              <dc:creator>Autoria desconeguda</dc:creator>
              <dc:date>2017-10-11T09:01:39</dc:date>
            </office:change-info>
          </text:insertion>
        </text:changed-region>
        <text:changed-region xml:id="ct358817104" text:id="ct358817104">
          <text:deletion>
            <office:change-info>
              <dc:creator>Autoria desconeguda</dc:creator>
              <dc:date>2017-10-11T09:04:28</dc:date>
            </office:change-info>
            <text:p text:style-name="P4">identificador</text:p>
          </text:deletion>
        </text:changed-region>
        <text:changed-region xml:id="ct358816864" text:id="ct358816864">
          <text:insertion>
            <office:change-info>
              <dc:creator>Autoria desconeguda</dc:creator>
              <dc:date>2017-10-11T09:04:29</dc:date>
            </office:change-info>
          </text:insertion>
        </text:changed-region>
        <text:changed-region xml:id="ct358816624" text:id="ct358816624">
          <text:deletion>
            <office:change-info>
              <dc:creator>Autoria desconeguda</dc:creator>
              <dc:date>2017-10-11T09:04:33</dc:date>
            </office:change-info>
            <text:p text:style-name="P1">String</text:p>
          </text:deletion>
        </text:changed-region>
        <text:changed-region xml:id="ct358816384" text:id="ct358816384">
          <text:insertion>
            <office:change-info>
              <dc:creator>Autoria desconeguda</dc:creator>
              <dc:date>2017-10-11T09:04:33</dc:date>
            </office:change-info>
          </text:insertion>
        </text:changed-region>
        <text:changed-region xml:id="ct358816144" text:id="ct358816144">
          <text:deletion>
            <office:change-info>
              <dc:creator>Autoria desconeguda</dc:creator>
              <dc:date>2017-10-11T09:04:48</dc:date>
            </office:change-info>
            <text:p text:style-name="P1">Identificador de l’expedient</text:p>
          </text:deletion>
        </text:changed-region>
        <text:changed-region xml:id="ct358815904" text:id="ct358815904">
          <text:insertion>
            <office:change-info>
              <dc:creator>Autoria desconeguda</dc:creator>
              <dc:date>2017-10-11T09:04:48</dc:date>
            </office:change-info>
          </text:insertion>
        </text:changed-region>
        <text:changed-region xml:id="ct358815664" text:id="ct358815664">
          <text:insertion>
            <office:change-info>
              <dc:creator>Autoria desconeguda</dc:creator>
              <dc:date>2017-10-11T09:14:14</dc:date>
            </office:change-info>
          </text:insertion>
        </text:changed-region>
        <text:changed-region xml:id="ct358815424" text:id="ct358815424">
          <text:deletion>
            <office:change-info>
              <dc:creator>Autoria desconeguda</dc:creator>
              <dc:date>2017-10-10T09:59:29</dc:date>
            </office:change-info>
            <text:p text:style-name="P1">InformacioItem</text:p>
          </text:deletion>
        </text:changed-region>
        <text:changed-region xml:id="ct358817824" text:id="ct358817824">
          <text:insertion>
            <office:change-info>
              <dc:creator>Autoria desconeguda</dc:creator>
              <dc:date>2017-10-10T09:59:47</dc:date>
            </office:change-info>
          </text:insertion>
        </text:changed-region>
        <text:changed-region xml:id="ct358818064" text:id="ct358818064">
          <text:deletion>
            <office:change-info>
              <dc:creator>Autoria desconeguda</dc:creator>
              <dc:date>2017-10-06T09:22:04</dc:date>
            </office:change-info>
            <text:p text:style-name="Standard"/>
            <text:p text:style-name="Standard"/>
          </text:deletion>
        </text:changed-region>
        <text:changed-region xml:id="ct358818544" text:id="ct358818544">
          <text:deletion>
            <office:change-info>
              <dc:creator>Autoria desconeguda</dc:creator>
              <dc:date>2017-10-06T09:22:02</dc:date>
            </office:change-info>
            <text:h text:style-name="Heading_20_2" text:outline-level="2"/>
            <text:p text:style-name="Text_20_body"/>
          </text:deletion>
        </text:changed-region>
        <text:changed-region xml:id="ct358820944" text:id="ct358820944">
          <text:deletion>
            <office:change-info>
              <dc:creator>Autoria desconeguda</dc:creator>
              <dc:date>2017-10-11T09:07:29</dc:date>
            </office:change-info>
            <text:p text:style-name="P2">Eliminació d’un expedient existent a dins l’arxiu</text:p>
          </text:deletion>
        </text:changed-region>
        <text:changed-region xml:id="ct358820704" text:id="ct358820704">
          <text:insertion>
            <office:change-info>
              <dc:creator>Autoria desconeguda</dc:creator>
              <dc:date>2017-10-11T09:07:29</dc:date>
            </office:change-info>
          </text:insertion>
        </text:changed-region>
        <text:changed-region xml:id="ct358820464" text:id="ct358820464">
          <text:insertion>
            <office:change-info>
              <dc:creator>Autoria desconeguda</dc:creator>
              <dc:date>2017-10-11T09:08:43</dc:date>
            </office:change-info>
          </text:insertion>
        </text:changed-region>
        <text:changed-region xml:id="ct358820224" text:id="ct358820224">
          <text:insertion>
            <office:change-info>
              <dc:creator>Autoria desconeguda</dc:creator>
              <dc:date>2017-10-11T09:14:12</dc:date>
            </office:change-info>
          </text:insertion>
        </text:changed-region>
        <text:changed-region xml:id="ct358819984" text:id="ct358819984">
          <text:deletion>
            <office:change-info>
              <dc:creator>Autoria desconeguda</dc:creator>
              <dc:date>2017-10-06T09:21:57</dc:date>
            </office:change-info>
            <text:p text:style-name="Standard"/>
            <text:p text:style-name="Standard"/>
          </text:deletion>
        </text:changed-region>
        <text:changed-region xml:id="ct358819744" text:id="ct358819744">
          <text:deletion>
            <office:change-info>
              <dc:creator>Autoria desconeguda</dc:creator>
              <dc:date>2017-10-06T09:21:54</dc:date>
            </office:change-info>
            <text:h text:style-name="Heading_20_2" text:outline-level="2"/>
            <text:p text:style-name="Text_20_body"/>
          </text:deletion>
        </text:changed-region>
        <text:changed-region xml:id="ct358822384" text:id="ct358822384">
          <text:deletion>
            <office:change-info>
              <dc:creator>Autoria desconeguda</dc:creator>
              <dc:date>2017-10-11T09:07:49</dc:date>
            </office:change-info>
            <text:p text:style-name="P2">Obtenció de la informació completa d’un expedient donat el seu identificador i versió (la versió és opcional i si no s’especifica s'entén que es sol·licita </text:p>
          </text:deletion>
        </text:changed-region>
        <text:changed-region xml:id="ct358822144" text:id="ct358822144">
          <text:deletion>
            <office:change-info>
              <dc:creator>Autoria desconeguda</dc:creator>
              <dc:date>2017-10-06T09:26:35</dc:date>
            </office:change-info>
            <text:p text:style-name="P2">la </text:p>
          </text:deletion>
        </text:changed-region>
        <text:changed-region xml:id="ct358821904" text:id="ct358821904">
          <text:deletion>
            <office:change-info>
              <dc:creator>Autoria desconeguda</dc:creator>
              <dc:date>2017-10-11T09:07:49</dc:date>
            </office:change-info>
            <text:p text:style-name="P2">informació de la darrera)</text:p>
          </text:deletion>
        </text:changed-region>
        <text:changed-region xml:id="ct358821664" text:id="ct358821664">
          <text:insertion>
            <office:change-info>
              <dc:creator>Autoria desconeguda</dc:creator>
              <dc:date>2017-10-11T09:07:49</dc:date>
            </office:change-info>
          </text:insertion>
        </text:changed-region>
        <text:changed-region xml:id="ct358821424" text:id="ct358821424">
          <text:insertion>
            <office:change-info>
              <dc:creator>Autoria desconeguda</dc:creator>
              <dc:date>2017-10-11T09:08:43</dc:date>
            </office:change-info>
          </text:insertion>
        </text:changed-region>
        <text:changed-region xml:id="ct358821184" text:id="ct358821184">
          <text:deletion>
            <office:change-info>
              <dc:creator>Autoria desconeguda</dc:creator>
              <dc:date>2017-10-11T09:08:36</dc:date>
            </office:change-info>
            <text:p text:style-name="P1">Versió de l’expedient que es vol consultar. Null si es vol obtenir el detall de la darrera versió de l’expedient.</text:p>
          </text:deletion>
        </text:changed-region>
        <text:changed-region xml:id="ct358818784" text:id="ct358818784">
          <text:insertion>
            <office:change-info>
              <dc:creator>Autoria desconeguda</dc:creator>
              <dc:date>2017-10-11T09:08:36</dc:date>
            </office:change-info>
          </text:insertion>
        </text:changed-region>
        <text:changed-region xml:id="ct358819024" text:id="ct358819024">
          <text:insertion>
            <office:change-info>
              <dc:creator>Autoria desconeguda</dc:creator>
              <dc:date>2017-10-11T09:14:11</dc:date>
            </office:change-info>
          </text:insertion>
        </text:changed-region>
        <text:changed-region xml:id="ct358819504" text:id="ct358819504">
          <text:deletion>
            <office:change-info>
              <dc:creator>Autoria desconeguda</dc:creator>
              <dc:date>2017-10-06T09:21:51</dc:date>
            </office:change-info>
            <text:h text:style-name="Heading_20_2" text:outline-level="2"/>
            <text:p text:style-name="Text_20_body"/>
          </text:deletion>
        </text:changed-region>
        <text:changed-region xml:id="ct358825024" text:id="ct358825024">
          <text:deletion>
            <office:change-info>
              <dc:creator>Autoria desconeguda</dc:creator>
              <dc:date>2017-10-11T09:09:30</dc:date>
            </office:change-info>
            <text:p text:style-name="P2">Consulta d’expedients amb filtres</text:p>
          </text:deletion>
        </text:changed-region>
        <text:changed-region xml:id="ct358824784" text:id="ct358824784">
          <text:insertion>
            <office:change-info>
              <dc:creator>Autoria desconeguda</dc:creator>
              <dc:date>2017-10-11T09:09:30</dc:date>
            </office:change-info>
          </text:insertion>
        </text:changed-region>
        <text:changed-region xml:id="ct358824544" text:id="ct358824544">
          <text:deletion>
            <office:change-info>
              <dc:creator>Autoria desconeguda</dc:creator>
              <dc:date>2017-10-11T09:09:57</dc:date>
            </office:change-info>
            <text:p text:style-name="P1">Filtres a aplicar per a la realització de la consulta</text:p>
          </text:deletion>
        </text:changed-region>
        <text:changed-region xml:id="ct358824304" text:id="ct358824304">
          <text:insertion>
            <office:change-info>
              <dc:creator>Autoria desconeguda</dc:creator>
              <dc:date>2017-10-11T09:09:57</dc:date>
            </office:change-info>
          </text:insertion>
        </text:changed-region>
        <text:changed-region xml:id="ct358824064" text:id="ct358824064">
          <text:deletion>
            <office:change-info>
              <dc:creator>Autoria desconeguda</dc:creator>
              <dc:date>2017-10-06T09:27:08</dc:date>
            </office:change-info>
            <text:p text:style-name="P1">int</text:p>
          </text:deletion>
        </text:changed-region>
        <text:changed-region xml:id="ct358823824" text:id="ct358823824">
          <text:insertion>
            <office:change-info>
              <dc:creator>Autoria desconeguda</dc:creator>
              <dc:date>2017-10-06T09:27:08</dc:date>
            </office:change-info>
          </text:insertion>
        </text:changed-region>
        <text:changed-region xml:id="ct358823584" text:id="ct358823584">
          <text:deletion>
            <office:change-info>
              <dc:creator>Autoria desconeguda</dc:creator>
              <dc:date>2017-10-11T09:10:17</dc:date>
            </office:change-info>
            <text:p text:style-name="P1">Número de pàgina que es vol obtenir. Null si no es vol realitzar la consulta amb paginació</text:p>
          </text:deletion>
        </text:changed-region>
        <text:changed-region xml:id="ct358823344" text:id="ct358823344">
          <text:insertion>
            <office:change-info>
              <dc:creator>Autoria desconeguda</dc:creator>
              <dc:date>2017-10-11T09:10:17</dc:date>
            </office:change-info>
          </text:insertion>
        </text:changed-region>
        <text:changed-region xml:id="ct358822864" text:id="ct358822864">
          <text:deletion>
            <office:change-info>
              <dc:creator>Autoria desconeguda</dc:creator>
              <dc:date>2017-10-06T09:27:10</dc:date>
            </office:change-info>
            <text:p text:style-name="P1">int</text:p>
          </text:deletion>
        </text:changed-region>
        <text:changed-region xml:id="ct358825264" text:id="ct358825264">
          <text:insertion>
            <office:change-info>
              <dc:creator>Autoria desconeguda</dc:creator>
              <dc:date>2017-10-06T09:27:10</dc:date>
            </office:change-info>
          </text:insertion>
        </text:changed-region>
        <text:changed-region xml:id="ct358825504" text:id="ct358825504">
          <text:deletion>
            <office:change-info>
              <dc:creator>Autoria desconeguda</dc:creator>
              <dc:date>2017-10-11T09:10:40</dc:date>
            </office:change-info>
            <text:p text:style-name="P1">Número de elements per pàgina. Null si no es vol realitzar la consulta amb paginació</text:p>
          </text:deletion>
        </text:changed-region>
        <text:changed-region xml:id="ct358825744" text:id="ct358825744">
          <text:insertion>
            <office:change-info>
              <dc:creator>Autoria desconeguda</dc:creator>
              <dc:date>2017-10-11T09:10:40</dc:date>
            </office:change-info>
          </text:insertion>
        </text:changed-region>
        <text:changed-region xml:id="ct358825984" text:id="ct358825984">
          <text:insertion>
            <office:change-info>
              <dc:creator>Autoria desconeguda</dc:creator>
              <dc:date>2017-10-11T09:14:10</dc:date>
            </office:change-info>
          </text:insertion>
        </text:changed-region>
        <text:changed-region xml:id="ct358826464" text:id="ct358826464">
          <text:insertion>
            <office:change-info>
              <dc:creator>Autoria desconeguda</dc:creator>
              <dc:date>2017-11-02T15:24:02</dc:date>
            </office:change-info>
          </text:insertion>
        </text:changed-region>
        <text:changed-region xml:id="ct358826704" text:id="ct358826704">
          <text:deletion>
            <office:change-info>
              <dc:creator>Autoria desconeguda</dc:creator>
              <dc:date>2017-10-06T09:21:48</dc:date>
            </office:change-info>
            <text:h text:style-name="P20" text:outline-level="2"/>
            <text:h text:style-name="P20" text:outline-level="2"/>
          </text:deletion>
        </text:changed-region>
        <text:changed-region xml:id="ct641180064" text:id="ct641180064">
          <text:insertion>
            <office:change-info>
              <dc:creator>Autoria desconeguda</dc:creator>
              <dc:date>2017-11-02T15:24:02</dc:date>
            </office:change-info>
          </text:insertion>
        </text:changed-region>
        <text:changed-region xml:id="ct358723744" text:id="ct358723744">
          <text:insertion>
            <office:change-info>
              <dc:creator>Autoria desconeguda</dc:creator>
              <dc:date>2017-11-02T15:24:02</dc:date>
            </office:change-info>
          </text:insertion>
        </text:changed-region>
        <text:changed-region xml:id="ct358828144" text:id="ct358828144">
          <text:insertion>
            <office:change-info>
              <dc:creator>Autoria desconeguda</dc:creator>
              <dc:date>2017-11-02T15:24:02</dc:date>
            </office:change-info>
          </text:insertion>
        </text:changed-region>
        <text:changed-region xml:id="ct358827904" text:id="ct358827904">
          <text:insertion>
            <office:change-info>
              <dc:creator>Autoria desconeguda</dc:creator>
              <dc:date>2017-11-02T15:25:09</dc:date>
            </office:change-info>
          </text:insertion>
        </text:changed-region>
        <text:changed-region xml:id="ct358827664" text:id="ct358827664">
          <text:insertion>
            <office:change-info>
              <dc:creator>Autoria desconeguda</dc:creator>
              <dc:date>2017-11-02T15:24:02</dc:date>
            </office:change-info>
          </text:insertion>
        </text:changed-region>
        <text:changed-region xml:id="ct358827424" text:id="ct358827424">
          <text:insertion>
            <office:change-info>
              <dc:creator>Autoria desconeguda</dc:creator>
              <dc:date>2017-11-02T15:24:02</dc:date>
            </office:change-info>
          </text:insertion>
        </text:changed-region>
        <text:changed-region xml:id="ct358827184" text:id="ct358827184">
          <text:insertion>
            <office:change-info>
              <dc:creator>Autoria desconeguda</dc:creator>
              <dc:date>2017-11-02T15:24:02</dc:date>
            </office:change-info>
          </text:insertion>
        </text:changed-region>
        <text:changed-region xml:id="ct358826944" text:id="ct358826944">
          <text:insertion>
            <office:change-info>
              <dc:creator>Autoria desconeguda</dc:creator>
              <dc:date>2017-11-02T15:24:02</dc:date>
            </office:change-info>
          </text:insertion>
        </text:changed-region>
        <text:changed-region xml:id="ct641081424" text:id="ct641081424">
          <text:insertion>
            <office:change-info>
              <dc:creator>Autoria desconeguda</dc:creator>
              <dc:date>2017-11-02T15:24:02</dc:date>
            </office:change-info>
          </text:insertion>
        </text:changed-region>
        <text:changed-region xml:id="ct641081184" text:id="ct641081184">
          <text:insertion>
            <office:change-info>
              <dc:creator>Autoria desconeguda</dc:creator>
              <dc:date>2017-11-02T15:24:02</dc:date>
            </office:change-info>
          </text:insertion>
        </text:changed-region>
        <text:changed-region xml:id="ct641080944" text:id="ct641080944">
          <text:insertion>
            <office:change-info>
              <dc:creator>Autoria desconeguda</dc:creator>
              <dc:date>2017-11-02T15:24:02</dc:date>
            </office:change-info>
          </text:insertion>
        </text:changed-region>
        <text:changed-region xml:id="ct641081664" text:id="ct641081664">
          <text:insertion>
            <office:change-info>
              <dc:creator>Autoria desconeguda</dc:creator>
              <dc:date>2017-11-02T15:24:02</dc:date>
            </office:change-info>
          </text:insertion>
        </text:changed-region>
        <text:changed-region xml:id="ct641121504" text:id="ct641121504">
          <text:insertion>
            <office:change-info>
              <dc:creator>Autoria desconeguda</dc:creator>
              <dc:date>2017-11-02T15:25:29</dc:date>
            </office:change-info>
          </text:insertion>
        </text:changed-region>
        <text:changed-region xml:id="ct641080704" text:id="ct641080704">
          <text:insertion>
            <office:change-info>
              <dc:creator>Autoria desconeguda</dc:creator>
              <dc:date>2017-11-02T15:25:29</dc:date>
            </office:change-info>
          </text:insertion>
        </text:changed-region>
        <text:changed-region xml:id="ct641159664" text:id="ct641159664">
          <text:insertion>
            <office:change-info>
              <dc:creator>Autoria desconeguda</dc:creator>
              <dc:date>2017-11-02T15:25:29</dc:date>
            </office:change-info>
          </text:insertion>
        </text:changed-region>
        <text:changed-region xml:id="ct641122944" text:id="ct641122944">
          <text:insertion>
            <office:change-info>
              <dc:creator>Autoria desconeguda</dc:creator>
              <dc:date>2017-11-02T15:24:02</dc:date>
            </office:change-info>
          </text:insertion>
        </text:changed-region>
        <text:changed-region xml:id="ct413577424" text:id="ct413577424">
          <text:insertion>
            <office:change-info>
              <dc:creator>Autoria desconeguda</dc:creator>
              <dc:date>2017-11-02T15:24:02</dc:date>
            </office:change-info>
          </text:insertion>
        </text:changed-region>
        <text:changed-region xml:id="ct413577184" text:id="ct413577184">
          <text:insertion>
            <office:change-info>
              <dc:creator>Autoria desconeguda</dc:creator>
              <dc:date>2017-11-02T15:24:02</dc:date>
            </office:change-info>
          </text:insertion>
        </text:changed-region>
        <text:changed-region xml:id="ct447807200" text:id="ct447807200">
          <text:insertion>
            <office:change-info>
              <dc:creator>Autoria desconeguda</dc:creator>
              <dc:date>2017-11-02T15:24:02</dc:date>
            </office:change-info>
          </text:insertion>
        </text:changed-region>
        <text:changed-region xml:id="ct447807440" text:id="ct447807440">
          <text:insertion>
            <office:change-info>
              <dc:creator>Autoria desconeguda</dc:creator>
              <dc:date>2017-11-02T15:24:02</dc:date>
            </office:change-info>
          </text:insertion>
        </text:changed-region>
        <text:changed-region xml:id="ct367952720" text:id="ct367952720">
          <text:insertion>
            <office:change-info>
              <dc:creator>Autoria desconeguda</dc:creator>
              <dc:date>2017-10-06T09:21:30</dc:date>
            </office:change-info>
          </text:insertion>
        </text:changed-region>
        <text:changed-region xml:id="ct566688576" text:id="ct566688576">
          <text:deletion>
            <office:change-info>
              <dc:creator>Autoria desconeguda</dc:creator>
              <dc:date>2017-10-06T09:21:37</dc:date>
            </office:change-info>
            <text:h text:style-name="Heading_20_2" text:outline-level="2"/>
            <text:p text:style-name="Standard"><text:span text:style-name="T2">expedientVersions</text:span></text:p>
            <text:p text:style-name="Text_20_body"/>
          </text:deletion>
        </text:changed-region>
        <text:changed-region xml:id="ct608935776" text:id="ct608935776">
          <text:insertion>
            <office:change-info>
              <dc:creator>Autoria desconeguda</dc:creator>
              <dc:date>2017-10-11T09:11:52</dc:date>
            </office:change-info>
          </text:insertion>
        </text:changed-region>
        <text:changed-region xml:id="ct608936016" text:id="ct608936016">
          <text:insertion>
            <office:change-info>
              <dc:creator>Autoria desconeguda</dc:creator>
              <dc:date>2017-10-11T09:13:33</dc:date>
            </office:change-info>
          </text:insertion>
        </text:changed-region>
        <text:changed-region xml:id="ct608936256" text:id="ct608936256">
          <text:deletion>
            <office:change-info>
              <dc:creator>Autoria desconeguda</dc:creator>
              <dc:date>2017-10-10T10:00:00</dc:date>
            </office:change-info>
            <text:p text:style-name="P1">InformacioItem</text:p>
          </text:deletion>
        </text:changed-region>
        <text:changed-region xml:id="ct608936496" text:id="ct608936496">
          <text:insertion>
            <office:change-info>
              <dc:creator>Autoria desconeguda</dc:creator>
              <dc:date>2017-10-10T10:00:00</dc:date>
            </office:change-info>
          </text:insertion>
        </text:changed-region>
        <text:changed-region xml:id="ct608936736" text:id="ct608936736">
          <text:deletion>
            <office:change-info>
              <dc:creator>Autoria desconeguda</dc:creator>
              <dc:date>2017-10-06T09:21:45</dc:date>
            </office:change-info>
            <text:p text:style-name="Standard"/>
            <text:p text:style-name="Standard"/>
          </text:deletion>
        </text:changed-region>
        <text:changed-region xml:id="ct608936976" text:id="ct608936976">
          <text:deletion>
            <office:change-info>
              <dc:creator>Autoria desconeguda</dc:creator>
              <dc:date>2017-10-06T09:21:41</dc:date>
            </office:change-info>
            <text:h text:style-name="Heading_20_2" text:outline-level="2"/>
            <text:p text:style-name="Text_20_body"/>
          </text:deletion>
        </text:changed-region>
        <text:changed-region xml:id="ct608939376" text:id="ct608939376">
          <text:deletion>
            <office:change-info>
              <dc:creator>Autoria desconeguda</dc:creator>
              <dc:date>2017-10-11T09:13:22</dc:date>
            </office:change-info>
            <text:p text:style-name="P2">Tancament d’un expedient amb estat obert.</text:p>
          </text:deletion>
        </text:changed-region>
        <text:changed-region xml:id="ct608939136" text:id="ct608939136">
          <text:insertion>
            <office:change-info>
              <dc:creator>Autoria desconeguda</dc:creator>
              <dc:date>2017-10-11T09:13:22</dc:date>
            </office:change-info>
          </text:insertion>
        </text:changed-region>
        <text:changed-region xml:id="ct608938896" text:id="ct608938896">
          <text:insertion>
            <office:change-info>
              <dc:creator>Autoria desconeguda</dc:creator>
              <dc:date>2017-10-11T09:14:04</dc:date>
            </office:change-info>
          </text:insertion>
        </text:changed-region>
        <text:changed-region xml:id="ct608938656" text:id="ct608938656">
          <text:insertion>
            <office:change-info>
              <dc:creator>Autoria desconeguda</dc:creator>
              <dc:date>2017-10-11T09:13:37</dc:date>
            </office:change-info>
          </text:insertion>
        </text:changed-region>
        <text:changed-region xml:id="ct608938416" text:id="ct608938416">
          <text:deletion>
            <office:change-info>
              <dc:creator>Autoria desconeguda</dc:creator>
              <dc:date>2017-10-06T09:23:13</dc:date>
            </office:change-info>
            <text:h text:style-name="Heading_20_2" text:outline-level="2"/>
            <text:h text:style-name="P21" text:outline-level="2"/>
            <text:h text:style-name="P20" text:outline-level="2">expedientReobrir</text:h>
            <text:p text:style-name="Text_20_body"/>
          </text:deletion>
        </text:changed-region>
        <text:changed-region xml:id="ct608940576" text:id="ct608940576">
          <text:deletion>
            <office:change-info>
              <dc:creator>Autoria desconeguda</dc:creator>
              <dc:date>2017-10-11T09:13:58</dc:date>
            </office:change-info>
            <text:p text:style-name="P2">Reobertura d’un expedient amb estat tancat.</text:p>
          </text:deletion>
        </text:changed-region>
        <text:changed-region xml:id="ct608940336" text:id="ct608940336">
          <text:insertion>
            <office:change-info>
              <dc:creator>Autoria desconeguda</dc:creator>
              <dc:date>2017-10-11T09:13:58</dc:date>
            </office:change-info>
          </text:insertion>
        </text:changed-region>
        <text:changed-region xml:id="ct608940096" text:id="ct608940096">
          <text:insertion>
            <office:change-info>
              <dc:creator>Autoria desconeguda</dc:creator>
              <dc:date>2017-10-11T09:14:05</dc:date>
            </office:change-info>
          </text:insertion>
        </text:changed-region>
        <text:changed-region xml:id="ct608939856" text:id="ct608939856">
          <text:insertion>
            <office:change-info>
              <dc:creator>Autoria desconeguda</dc:creator>
              <dc:date>2017-10-11T09:14:08</dc:date>
            </office:change-info>
          </text:insertion>
        </text:changed-region>
        <text:changed-region xml:id="ct608939616" text:id="ct608939616">
          <text:deletion>
            <office:change-info>
              <dc:creator>Autoria desconeguda</dc:creator>
              <dc:date>2017-10-06T09:19:40</dc:date>
            </office:change-info>
            <text:p text:style-name="Standard"/>
            <text:p text:style-name="Standard"/>
          </text:deletion>
        </text:changed-region>
        <text:changed-region xml:id="ct608937216" text:id="ct608937216">
          <text:deletion>
            <office:change-info>
              <dc:creator>Autoria desconeguda</dc:creator>
              <dc:date>2017-10-06T09:21:13</dc:date>
            </office:change-info>
            <text:h text:style-name="Heading_20_2" text:outline-level="2"/>
            <text:p text:style-name="Text_20_body"/>
          </text:deletion>
        </text:changed-region>
        <text:changed-region xml:id="ct608942016" text:id="ct608942016">
          <text:deletion>
            <office:change-info>
              <dc:creator>Autoria desconeguda</dc:creator>
              <dc:date>2017-10-11T09:14:53</dc:date>
            </office:change-info>
            <text:p text:style-name="P2">Exporta un expedient al format definit per l’ENI.</text:p>
          </text:deletion>
        </text:changed-region>
        <text:changed-region xml:id="ct608941776" text:id="ct608941776">
          <text:insertion>
            <office:change-info>
              <dc:creator>Autoria desconeguda</dc:creator>
              <dc:date>2017-10-11T09:14:54</dc:date>
            </office:change-info>
          </text:insertion>
        </text:changed-region>
        <text:changed-region xml:id="ct608941536" text:id="ct608941536">
          <text:insertion>
            <office:change-info>
              <dc:creator>Autoria desconeguda</dc:creator>
              <dc:date>2017-10-11T09:14:32</dc:date>
            </office:change-info>
          </text:insertion>
        </text:changed-region>
        <text:changed-region xml:id="ct608941296" text:id="ct608941296">
          <text:deletion>
            <office:change-info>
              <dc:creator>Autoria desconeguda</dc:creator>
              <dc:date>2017-10-06T09:19:38</dc:date>
            </office:change-info>
            <text:p text:style-name="Standard"/>
            <text:p text:style-name="Standard"/>
          </text:deletion>
        </text:changed-region>
        <text:changed-region xml:id="ct608941056" text:id="ct608941056">
          <text:deletion>
            <office:change-info>
              <dc:creator>Autoria desconeguda</dc:creator>
              <dc:date>2017-10-06T09:21:10</dc:date>
            </office:change-info>
            <text:h text:style-name="Heading_20_2" text:outline-level="2"/>
            <text:p text:style-name="Text_20_body"/>
          </text:deletion>
        </text:changed-region>
        <text:changed-region xml:id="ct608943216" text:id="ct608943216">
          <text:deletion>
            <office:change-info>
              <dc:creator>Autoria desconeguda</dc:creator>
              <dc:date>2017-10-11T09:15:18</dc:date>
            </office:change-info>
            <text:p text:style-name="P2">Creació d’un document </text:p>
          </text:deletion>
        </text:changed-region>
        <text:changed-region xml:id="ct608942976" text:id="ct608942976">
          <text:deletion>
            <office:change-info>
              <dc:creator>Autoria desconeguda</dc:creator>
              <dc:date>2017-10-06T13:10:15</dc:date>
            </office:change-info>
            <text:p text:style-name="P2">de tipus </text:p>
          </text:deletion>
        </text:changed-region>
        <text:changed-region xml:id="ct608942736" text:id="ct608942736">
          <text:deletion>
            <office:change-info>
              <dc:creator>Autoria desconeguda</dc:creator>
              <dc:date>2017-10-05T16:30:03</dc:date>
            </office:change-info>
            <text:p text:style-name="P2">final</text:p>
          </text:deletion>
        </text:changed-region>
        <text:changed-region xml:id="ct608942496" text:id="ct608942496">
          <text:deletion>
            <office:change-info>
              <dc:creator>Autoria desconeguda</dc:creator>
              <dc:date>2017-10-06T13:10:15</dc:date>
            </office:change-info>
            <text:p text:style-name="P2"><text:s/></text:p>
          </text:deletion>
        </text:changed-region>
        <text:changed-region xml:id="ct608942256" text:id="ct608942256">
          <text:deletion>
            <office:change-info>
              <dc:creator>Autoria desconeguda</dc:creator>
              <dc:date>2017-10-11T09:15:18</dc:date>
            </office:change-info>
            <text:p text:style-name="P2">a dins l’arxiu.</text:p>
          </text:deletion>
        </text:changed-region>
        <text:changed-region xml:id="ct608937456" text:id="ct608937456">
          <text:insertion>
            <office:change-info>
              <dc:creator>Autoria desconeguda</dc:creator>
              <dc:date>2017-10-11T09:15:18</dc:date>
            </office:change-info>
          </text:insertion>
        </text:changed-region>
        <text:changed-region xml:id="ct608937696" text:id="ct608937696">
          <text:deletion>
            <office:change-info>
              <dc:creator>Autoria desconeguda</dc:creator>
              <dc:date>2017-10-11T09:16:08</dc:date>
            </office:change-info>
            <text:p text:style-name="P1">Document a crear</text:p>
          </text:deletion>
        </text:changed-region>
        <text:changed-region xml:id="ct608937936" text:id="ct608937936">
          <text:insertion>
            <office:change-info>
              <dc:creator>Autoria desconeguda</dc:creator>
              <dc:date>2017-10-11T09:16:08</dc:date>
            </office:change-info>
          </text:insertion>
        </text:changed-region>
        <text:changed-region xml:id="ct608938176" text:id="ct608938176">
          <text:deletion>
            <office:change-info>
              <dc:creator>Autoria desconeguda</dc:creator>
              <dc:date>2017-10-11T09:15:47</dc:date>
            </office:change-info>
            <text:p text:style-name="P1">Identificador del pare (contenidor) del document</text:p>
          </text:deletion>
        </text:changed-region>
        <text:changed-region xml:id="ct608940816" text:id="ct608940816">
          <text:insertion>
            <office:change-info>
              <dc:creator>Autoria desconeguda</dc:creator>
              <dc:date>2017-10-11T09:15:47</dc:date>
            </office:change-info>
          </text:insertion>
        </text:changed-region>
        <text:changed-region xml:id="ct608943456" text:id="ct608943456">
          <text:insertion>
            <office:change-info>
              <dc:creator>Autoria desconeguda</dc:creator>
              <dc:date>2017-10-11T09:16:35</dc:date>
            </office:change-info>
          </text:insertion>
        </text:changed-region>
        <text:changed-region xml:id="ct608943696" text:id="ct608943696">
          <text:deletion>
            <office:change-info>
              <dc:creator>Autoria desconeguda</dc:creator>
              <dc:date>2017-10-11T09:17:36</dc:date>
            </office:change-info>
            <text:p text:style-name="P1">String</text:p>
          </text:deletion>
        </text:changed-region>
        <text:changed-region xml:id="ct608943936" text:id="ct608943936">
          <text:insertion>
            <office:change-info>
              <dc:creator>Autoria desconeguda</dc:creator>
              <dc:date>2017-10-11T09:17:36</dc:date>
            </office:change-info>
          </text:insertion>
        </text:changed-region>
        <text:changed-region xml:id="ct608944416" text:id="ct608944416">
          <text:deletion>
            <office:change-info>
              <dc:creator>Autoria desconeguda</dc:creator>
              <dc:date>2017-10-10T09:56:53</dc:date>
            </office:change-info>
            <text:p text:style-name="P41"><text:span text:style-name="T3"/></text:p>
            <table:table table:name="Taula28" table:style-name="Taula28">
              <table:table-column table:style-name="Taula28.A"/>
              <table:table-column table:style-name="Taula28.B"/>
              <table:table-column table:style-name="Taula28.C"/>
              <table:table-column table:style-name="Taula28.D"/>
              <table:table-row table:style-name="TableLine464275024">
                <table:table-cell table:style-name="Taula28.A1" table:number-columns-spanned="4" office:value-type="string">
                  <text:p text:style-name="P9"><text:span text:style-name="T4"><text:s/>M </text:span><text:s/>documentEstablirDefinitiu</text:p>
                </table:table-cell>
                <table:covered-table-cell/>
                <table:covered-table-cell/>
                <table:covered-table-cell/>
              </table:table-row>
              <table:table-row table:style-name="TableLine464277040">
                <table:table-cell table:style-name="Taula28.A2" office:value-type="string">
                  <text:p text:style-name="P4">Descripció</text:p>
                </table:table-cell>
                <table:table-cell table:style-name="Taula28.B2" table:number-columns-spanned="3" office:value-type="string">
                  <text:p text:style-name="P2">Converteix un document de tipus esborrany a un document de tipus definitiu.</text:p>
                </table:table-cell>
                <table:covered-table-cell/>
                <table:covered-table-cell/>
              </table:table-row>
              <table:table-row table:style-name="Taula28.3">
                <table:table-cell table:style-name="Taula28.A3" table:number-rows-spanned="2" office:value-type="string">
                  <text:p text:style-name="P5">Paràmetres</text:p>
                </table:table-cell>
                <table:table-cell table:style-name="Taula28.B3" office:value-type="string">
                  <text:p text:style-name="P4">Camp</text:p>
                </table:table-cell>
                <table:table-cell table:style-name="Taula28.C3" office:value-type="string">
                  <text:p text:style-name="P4">Tipus</text:p>
                </table:table-cell>
                <table:table-cell table:style-name="Taula28.B3" office:value-type="string">
                  <text:p text:style-name="P4">Descripció</text:p>
                </table:table-cell>
              </table:table-row>
              <table:table-row table:style-name="Taula28.3">
                <table:covered-table-cell table:style-name="Taula28.A3"/>
                <table:table-cell table:style-name="Taula28.B4" office:value-type="string">
                  <text:p text:style-name="P4">identificador</text:p>
                </table:table-cell>
                <table:table-cell table:style-name="Taula28.B4" office:value-type="string">
                  <text:p text:style-name="P1">String </text:p>
                </table:table-cell>
                <table:table-cell table:style-name="Taula28.D4" office:value-type="string">
                  <text:p text:style-name="P1">Identificador del document</text:p>
                </table:table-cell>
              </table:table-row>
              <table:table-row table:style-name="TableLine464280496">
                <table:table-cell table:style-name="Taula28.A6" office:value-type="string">
                  <text:p text:style-name="P4">Excepcions</text:p>
                </table:table-cell>
                <table:table-cell table:style-name="Taula28.B5" office:value-type="string">
                  <text:p text:style-name="P1">ArxiuException</text:p>
                </table:table-cell>
                <table:table-cell table:style-name="Taula28.C5" table:number-columns-spanned="2" office:value-type="string">
                  <text:p text:style-name="P1">Si es produeix algun problema al realitzar l’operació amb l’arxiu</text:p>
                </table:table-cell>
                <table:covered-table-cell/>
              </table:table-row>
              <table:table-row table:style-name="TableLine464281648">
                <table:table-cell table:style-name="Taula28.A6" office:value-type="string">
                  <text:p text:style-name="P4">Valor de retorn</text:p>
                </table:table-cell>
                <table:table-cell table:style-name="Taula28.B6" table:number-columns-spanned="3" office:value-type="string">
                  <text:p text:style-name="P1">InformacioItem</text:p>
                </table:table-cell>
                <table:covered-table-cell/>
                <table:covered-table-cell/>
              </table:table-row>
            </table:table>
            <text:h text:style-name="P22" text:outline-level="2"><text:span text:style-name="T3"/></text:h>
          </text:deletion>
        </text:changed-region>
        <text:changed-region xml:id="ct608944656" text:id="ct608944656">
          <text:deletion>
            <office:change-info>
              <dc:creator>Autoria desconeguda</dc:creator>
              <dc:date>2017-10-06T09:23:24</dc:date>
            </office:change-info>
            <text:h text:style-name="P22" text:outline-level="2"><text:span text:style-name="T3"/></text:h>
            <text:h text:style-name="P22" text:outline-level="2"/>
          </text:deletion>
        </text:changed-region>
        <text:changed-region xml:id="ct608944896" text:id="ct608944896">
          <text:deletion>
            <office:change-info>
              <dc:creator>Autoria desconeguda</dc:creator>
              <dc:date>2017-10-10T09:56:53</dc:date>
            </office:change-info>
            <text:h text:style-name="P22" text:outline-level="2">ocumentEstablirDefinitiu</text:h>
          </text:deletion>
        </text:changed-region>
        <text:changed-region xml:id="ct608945136" text:id="ct608945136">
          <text:deletion>
            <office:change-info>
              <dc:creator>Autoria desconeguda</dc:creator>
              <dc:date>2017-10-06T09:19:30</dc:date>
            </office:change-info>
            <text:h text:style-name="P22" text:outline-level="2">D</text:h>
          </text:deletion>
        </text:changed-region>
        <text:changed-region xml:id="ct608945376" text:id="ct608945376">
          <text:deletion>
            <office:change-info>
              <dc:creator>Autoria desconeguda</dc:creator>
              <dc:date>2017-10-10T09:56:53</dc:date>
            </office:change-info>
            <text:h text:style-name="P22" text:outline-level="2"><text:span text:style-name="T3"/></text:h>
            <text:p text:style-name="P26"><text:span text:style-name="T3"/></text:p>
          </text:deletion>
        </text:changed-region>
        <text:changed-region xml:id="ct608945616" text:id="ct608945616">
          <text:deletion>
            <office:change-info>
              <dc:creator>Autoria desconeguda</dc:creator>
              <dc:date>2017-10-06T09:21:08</dc:date>
            </office:change-info>
            <text:p text:style-name="P26"><text:span text:style-name="T3"/></text:p>
            <text:h text:style-name="P22" text:outline-level="2"><text:span text:style-name="T3"/></text:h>
          </text:deletion>
        </text:changed-region>
        <text:changed-region xml:id="ct608945856" text:id="ct608945856">
          <text:deletion>
            <office:change-info>
              <dc:creator>Autoria desconeguda</dc:creator>
              <dc:date>2017-10-06T09:20:20</dc:date>
            </office:change-info>
            <text:h text:style-name="P22" text:outline-level="2"><text:span text:style-name="T3"/></text:h>
            <text:h text:style-name="P22" text:outline-level="2"/>
          </text:deletion>
        </text:changed-region>
        <text:changed-region xml:id="ct608946096" text:id="ct608946096">
          <text:deletion>
            <office:change-info>
              <dc:creator>Autoria desconeguda</dc:creator>
              <dc:date>2017-10-06T09:19:33</dc:date>
            </office:change-info>
            <text:h text:style-name="P22" text:outline-level="2">D</text:h>
          </text:deletion>
        </text:changed-region>
        <text:changed-region xml:id="ct608946336" text:id="ct608946336">
          <text:deletion>
            <office:change-info>
              <dc:creator>Autoria desconeguda</dc:creator>
              <dc:date>2017-10-06T09:21:06</dc:date>
            </office:change-info>
            <text:h text:style-name="P22" text:outline-level="2">ocumentEsborranyCrear</text:h>
            <text:p text:style-name="P41"><text:span text:style-name="T3"/></text:p>
          </text:deletion>
        </text:changed-region>
        <text:changed-region xml:id="ct608946576" text:id="ct608946576">
          <text:deletion>
            <office:change-info>
              <dc:creator>Autoria desconeguda</dc:creator>
              <dc:date>2017-10-06T13:10:28</dc:date>
            </office:change-info>
            <text:p text:style-name="P41"><text:span text:style-name="T3"/></text:p>
            <table:table table:name="Taula27" table:style-name="Taula27">
              <table:table-column table:style-name="Taula27.A"/>
              <table:table-column table:style-name="Taula27.B"/>
              <table:table-column table:style-name="Taula27.C"/>
              <table:table-column table:style-name="Taula27.D"/>
              <table:table-row table:style-name="TableLine464282512">
                <table:table-cell table:style-name="Taula27.A1" table:number-columns-spanned="4" office:value-type="string">
                  <text:p text:style-name="P9"><text:span text:style-name="T4"><text:s/>M </text:span><text:s/>documentEsborranyCrear</text:p>
                </table:table-cell>
                <table:covered-table-cell/>
                <table:covered-table-cell/>
                <table:covered-table-cell/>
              </table:table-row>
              <table:table-row table:style-name="TableLine464283088">
                <table:table-cell table:style-name="Taula27.A2" office:value-type="string">
                  <text:p text:style-name="P4">Descripció</text:p>
                </table:table-cell>
                <table:table-cell table:style-name="Taula27.B2" table:number-columns-spanned="3" office:value-type="string">
                  <text:p text:style-name="P2">Creació d’un document de tipus esborrany (sense firmes) a dins l’arxiu.</text:p>
                </table:table-cell>
                <table:covered-table-cell/>
                <table:covered-table-cell/>
              </table:table-row>
              <table:table-row table:style-name="Taula27.3">
                <table:table-cell table:style-name="Taula27.A3" table:number-rows-spanned="3" office:value-type="string">
                  <text:p text:style-name="P5">Paràmetres</text:p>
                </table:table-cell>
                <table:table-cell table:style-name="Taula27.B3" office:value-type="string">
                  <text:p text:style-name="P4">Camp</text:p>
                </table:table-cell>
                <table:table-cell table:style-name="Taula27.C3" office:value-type="string">
                  <text:p text:style-name="P4">Tipus</text:p>
                </table:table-cell>
                <table:table-cell table:style-name="Taula27.B3" office:value-type="string">
                  <text:p text:style-name="P4">Descripció</text:p>
                </table:table-cell>
              </table:table-row>
              <table:table-row table:style-name="Taula27.3">
                <table:covered-table-cell table:style-name="Taula27.A3"/>
                <table:table-cell table:style-name="Taula27.B4" office:value-type="string">
                  <text:p text:style-name="P4">document</text:p>
                </table:table-cell>
                <table:table-cell table:style-name="Taula27.B4" office:value-type="string">
                  <text:p text:style-name="P1">Document </text:p>
                </table:table-cell>
                <table:table-cell table:style-name="Taula27.D4" office:value-type="string">
                  <text:p text:style-name="P1">Document a crear</text:p>
                </table:table-cell>
              </table:table-row>
              <table:table-row table:style-name="TableLine464286544">
                <table:covered-table-cell table:style-name="Taula27.A3"/>
                <table:table-cell table:style-name="Taula27.B5" office:value-type="string">
                  <text:p text:style-name="P4">identificadorPare</text:p>
                </table:table-cell>
                <table:table-cell table:style-name="Taula27.C5" office:value-type="string">
                  <text:p text:style-name="P1">String </text:p>
                </table:table-cell>
                <table:table-cell table:style-name="Taula27.D5" office:value-type="string">
                  <text:p text:style-name="P1">Identificador del pare (contenidor) del document</text:p>
                </table:table-cell>
              </table:table-row>
              <table:table-row table:style-name="TableLine464287696">
                <table:table-cell table:style-name="Taula27.A7" office:value-type="string">
                  <text:p text:style-name="P4">Excepcions</text:p>
                </table:table-cell>
                <table:table-cell table:style-name="Taula27.B6" office:value-type="string">
                  <text:p text:style-name="P1">ArxiuException</text:p>
                </table:table-cell>
                <table:table-cell table:style-name="Taula27.C6" table:number-columns-spanned="2" office:value-type="string">
                  <text:p text:style-name="P1">Si es produeix algun problema al realitzar l’operació amb l’arxiu</text:p>
                </table:table-cell>
                <table:covered-table-cell/>
              </table:table-row>
              <table:table-row table:style-name="TableLine464288848">
                <table:table-cell table:style-name="Taula27.A7" office:value-type="string">
                  <text:p text:style-name="P4">Valor de retorn</text:p>
                </table:table-cell>
                <table:table-cell table:style-name="Taula27.B7" table:number-columns-spanned="3" office:value-type="string">
                  <text:p text:style-name="P1">String</text:p>
                </table:table-cell>
                <table:covered-table-cell/>
                <table:covered-table-cell/>
              </table:table-row>
            </table:table>
            <text:p text:style-name="Text_20_body"><text:span text:style-name="T3"/></text:p>
          </text:deletion>
        </text:changed-region>
        <text:changed-region xml:id="ct608946816" text:id="ct608946816">
          <text:deletion>
            <office:change-info>
              <dc:creator>Autoria desconeguda</dc:creator>
              <dc:date>2017-10-06T09:19:28</dc:date>
            </office:change-info>
            <text:h text:style-name="P20" text:outline-level="2"><text:bookmark-start text:name="__RefHeading___Toc4774_1121911022"/>D<text:bookmark-end text:name="__RefHeading___Toc4774_1121911022"/></text:h>
          </text:deletion>
        </text:changed-region>
        <text:changed-region xml:id="ct608947056" text:id="ct608947056">
          <text:insertion>
            <office:change-info>
              <dc:creator>Autoria desconeguda</dc:creator>
              <dc:date>2017-10-06T09:19:28</dc:date>
            </office:change-info>
          </text:insertion>
        </text:changed-region>
        <text:changed-region xml:id="ct608949216" text:id="ct608949216">
          <text:deletion>
            <office:change-info>
              <dc:creator>Autoria desconeguda</dc:creator>
              <dc:date>2017-10-11T09:18:27</dc:date>
            </office:change-info>
            <text:p text:style-name="P2">Modificació d’un document existent a l’arxiu</text:p>
          </text:deletion>
        </text:changed-region>
        <text:changed-region xml:id="ct608948976" text:id="ct608948976">
          <text:insertion>
            <office:change-info>
              <dc:creator>Autoria desconeguda</dc:creator>
              <dc:date>2017-10-11T09:18:27</dc:date>
            </office:change-info>
          </text:insertion>
        </text:changed-region>
        <text:changed-region xml:id="ct608948736" text:id="ct608948736">
          <text:deletion>
            <office:change-info>
              <dc:creator>Autoria desconeguda</dc:creator>
              <dc:date>2017-10-11T09:16:14</dc:date>
            </office:change-info>
            <text:p text:style-name="P1">Document a modificar</text:p>
          </text:deletion>
        </text:changed-region>
        <text:changed-region xml:id="ct608948496" text:id="ct608948496">
          <text:insertion>
            <office:change-info>
              <dc:creator>Autoria desconeguda</dc:creator>
              <dc:date>2017-10-11T09:16:14</dc:date>
            </office:change-info>
          </text:insertion>
        </text:changed-region>
        <text:changed-region xml:id="ct608948256" text:id="ct608948256">
          <text:insertion>
            <office:change-info>
              <dc:creator>Autoria desconeguda</dc:creator>
              <dc:date>2017-10-10T09:57:11</dc:date>
            </office:change-info>
          </text:insertion>
        </text:changed-region>
        <text:changed-region xml:id="ct608948016" text:id="ct608948016">
          <text:insertion>
            <office:change-info>
              <dc:creator>Autoria desconeguda</dc:creator>
              <dc:date>2017-10-10T09:57:38</dc:date>
            </office:change-info>
          </text:insertion>
        </text:changed-region>
        <text:changed-region xml:id="ct608947776" text:id="ct608947776">
          <text:insertion>
            <office:change-info>
              <dc:creator>Autoria desconeguda</dc:creator>
              <dc:date>2017-10-10T09:57:45</dc:date>
            </office:change-info>
          </text:insertion>
        </text:changed-region>
        <text:changed-region xml:id="ct608947536" text:id="ct608947536">
          <text:insertion>
            <office:change-info>
              <dc:creator>Autoria desconeguda</dc:creator>
              <dc:date>2017-10-10T09:58:00</dc:date>
            </office:change-info>
          </text:insertion>
        </text:changed-region>
        <text:changed-region xml:id="ct608947296" text:id="ct608947296">
          <text:insertion>
            <office:change-info>
              <dc:creator>Autoria desconeguda</dc:creator>
              <dc:date>2017-10-11T09:16:34</dc:date>
            </office:change-info>
          </text:insertion>
        </text:changed-region>
        <text:changed-region xml:id="ct608949456" text:id="ct608949456">
          <text:deletion>
            <office:change-info>
              <dc:creator>Autoria desconeguda</dc:creator>
              <dc:date>2017-10-10T10:00:04</dc:date>
            </office:change-info>
            <text:p text:style-name="P1">InformacioItem</text:p>
          </text:deletion>
        </text:changed-region>
        <text:changed-region xml:id="ct608949696" text:id="ct608949696">
          <text:insertion>
            <office:change-info>
              <dc:creator>Autoria desconeguda</dc:creator>
              <dc:date>2017-10-10T10:00:04</dc:date>
            </office:change-info>
          </text:insertion>
        </text:changed-region>
        <text:changed-region xml:id="ct608950176" text:id="ct608950176">
          <text:insertion>
            <office:change-info>
              <dc:creator>Autoria desconeguda</dc:creator>
              <dc:date>2017-10-06T09:19:19</dc:date>
            </office:change-info>
          </text:insertion>
        </text:changed-region>
        <text:changed-region xml:id="ct608950416" text:id="ct608950416">
          <text:deletion>
            <office:change-info>
              <dc:creator>Autoria desconeguda</dc:creator>
              <dc:date>2017-10-06T09:23:30</dc:date>
            </office:change-info>
            <text:h text:style-name="Heading_20_2" text:outline-level="2"/>
            <text:p text:style-name="Text_20_body"/>
          </text:deletion>
        </text:changed-region>
        <text:changed-region xml:id="ct608952816" text:id="ct608952816">
          <text:deletion>
            <office:change-info>
              <dc:creator>Autoria desconeguda</dc:creator>
              <dc:date>2017-10-11T09:18:11</dc:date>
            </office:change-info>
            <text:p text:style-name="P2">Eliminació d’un document existent a dins l’arxiu.</text:p>
          </text:deletion>
        </text:changed-region>
        <text:changed-region xml:id="ct608952576" text:id="ct608952576">
          <text:insertion>
            <office:change-info>
              <dc:creator>Autoria desconeguda</dc:creator>
              <dc:date>2017-10-11T09:18:11</dc:date>
            </office:change-info>
          </text:insertion>
        </text:changed-region>
        <text:changed-region xml:id="ct608952336" text:id="ct608952336">
          <text:insertion>
            <office:change-info>
              <dc:creator>Autoria desconeguda</dc:creator>
              <dc:date>2017-10-11T09:16:41</dc:date>
            </office:change-info>
          </text:insertion>
        </text:changed-region>
        <text:changed-region xml:id="ct608952096" text:id="ct608952096">
          <text:insertion>
            <office:change-info>
              <dc:creator>Autoria desconeguda</dc:creator>
              <dc:date>2017-10-11T09:16:38</dc:date>
            </office:change-info>
          </text:insertion>
        </text:changed-region>
        <text:changed-region xml:id="ct608951856" text:id="ct608951856">
          <text:deletion>
            <office:change-info>
              <dc:creator>Autoria desconeguda</dc:creator>
              <dc:date>2017-10-06T09:23:32</dc:date>
            </office:change-info>
            <text:h text:style-name="Heading_20_2" text:outline-level="2"/>
            <text:p text:style-name="Text_20_body"/>
          </text:deletion>
        </text:changed-region>
        <text:changed-region xml:id="ct608953536" text:id="ct608953536">
          <text:deletion>
            <office:change-info>
              <dc:creator>Autoria desconeguda</dc:creator>
              <dc:date>2017-10-11T09:18:49</dc:date>
            </office:change-info>
            <text:p text:style-name="P2">Obtenció de la informació completa d’un document donat el seu identificador i versió (la versió és opcional i si no s’especifica s'entén que es sol·licita la informació de la darrera).</text:p>
          </text:deletion>
        </text:changed-region>
        <text:changed-region xml:id="ct608953296" text:id="ct608953296">
          <text:insertion>
            <office:change-info>
              <dc:creator>Autoria desconeguda</dc:creator>
              <dc:date>2017-10-11T09:18:49</dc:date>
            </office:change-info>
          </text:insertion>
        </text:changed-region>
        <text:changed-region xml:id="ct608953056" text:id="ct608953056">
          <text:insertion>
            <office:change-info>
              <dc:creator>Autoria desconeguda</dc:creator>
              <dc:date>2017-10-11T09:18:53</dc:date>
            </office:change-info>
          </text:insertion>
        </text:changed-region>
        <text:changed-region xml:id="ct608950656" text:id="ct608950656">
          <text:deletion>
            <office:change-info>
              <dc:creator>Autoria desconeguda</dc:creator>
              <dc:date>2017-10-11T09:19:09</dc:date>
            </office:change-info>
            <text:p text:style-name="P1">Versió del document. NO Obligatori.</text:p>
          </text:deletion>
        </text:changed-region>
        <text:changed-region xml:id="ct608950896" text:id="ct608950896">
          <text:insertion>
            <office:change-info>
              <dc:creator>Autoria desconeguda</dc:creator>
              <dc:date>2017-10-11T09:19:09</dc:date>
            </office:change-info>
          </text:insertion>
        </text:changed-region>
        <text:changed-region xml:id="ct608951136" text:id="ct608951136">
          <text:deletion>
            <office:change-info>
              <dc:creator>Autoria desconeguda</dc:creator>
              <dc:date>2017-10-11T09:20:01</dc:date>
            </office:change-info>
            <text:p text:style-name="P1">Indica si del document resultat inclou el contingut del document</text:p>
          </text:deletion>
        </text:changed-region>
        <text:changed-region xml:id="ct608951376" text:id="ct608951376">
          <text:insertion>
            <office:change-info>
              <dc:creator>Autoria desconeguda</dc:creator>
              <dc:date>2017-10-11T09:20:01</dc:date>
            </office:change-info>
          </text:insertion>
        </text:changed-region>
        <text:changed-region xml:id="ct608951616" text:id="ct608951616">
          <text:insertion>
            <office:change-info>
              <dc:creator>Autoria desconeguda</dc:creator>
              <dc:date>2017-10-11T09:20:10</dc:date>
            </office:change-info>
          </text:insertion>
        </text:changed-region>
        <text:changed-region xml:id="ct608954016" text:id="ct608954016">
          <text:deletion>
            <office:change-info>
              <dc:creator>Autoria desconeguda</dc:creator>
              <dc:date>2017-10-06T09:23:33</dc:date>
            </office:change-info>
            <text:h text:style-name="Heading_20_2" text:outline-level="2"/>
            <text:p text:style-name="Text_20_body"/>
          </text:deletion>
        </text:changed-region>
        <text:changed-region xml:id="ct608956416" text:id="ct608956416">
          <text:deletion>
            <office:change-info>
              <dc:creator>Autoria desconeguda</dc:creator>
              <dc:date>2017-10-11T09:21:36</dc:date>
            </office:change-info>
            <text:p text:style-name="P2">Consulta de documents amb filtres.</text:p>
          </text:deletion>
        </text:changed-region>
        <text:changed-region xml:id="ct608956176" text:id="ct608956176">
          <text:insertion>
            <office:change-info>
              <dc:creator>Autoria desconeguda</dc:creator>
              <dc:date>2017-10-11T09:21:36</dc:date>
            </office:change-info>
          </text:insertion>
        </text:changed-region>
        <text:changed-region xml:id="ct608955936" text:id="ct608955936">
          <text:insertion>
            <office:change-info>
              <dc:creator>Autoria desconeguda</dc:creator>
              <dc:date>2017-10-11T10:17:01</dc:date>
            </office:change-info>
          </text:insertion>
        </text:changed-region>
        <text:changed-region xml:id="ct608955456" text:id="ct608955456">
          <text:deletion>
            <office:change-info>
              <dc:creator>Autoria desconeguda</dc:creator>
              <dc:date>2017-10-06T09:23:39</dc:date>
            </office:change-info>
            <text:p text:style-name="P14"/>
            <text:p text:style-name="P14"/>
          </text:deletion>
        </text:changed-region>
        <text:changed-region xml:id="ct608955216" text:id="ct608955216">
          <text:deletion>
            <office:change-info>
              <dc:creator>Autoria desconeguda</dc:creator>
              <dc:date>2017-10-11T10:17:16</dc:date>
            </office:change-info>
            <text:p text:style-name="P14"/>
            <text:p text:style-name="P14"><text:bookmark-start text:name="__RefHeading___Toc4782_1121911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ocumentVersions<text:bookmark-end text:name="__RefHeading___Toc4782_1121911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608954976" text:id="ct608954976">
          <text:insertion>
            <office:change-info>
              <dc:creator>Autoria desconeguda</dc:creator>
              <dc:date>2017-10-11T10:17:09</dc:date>
            </office:change-info>
          </text:insertion>
        </text:changed-region>
        <text:changed-region xml:id="ct608954736" text:id="ct608954736">
          <text:deletion>
            <office:change-info>
              <dc:creator>Autoria desconeguda</dc:creator>
              <dc:date>2017-10-06T09:23:37</dc:date>
            </office:change-info>
            <text:h text:style-name="Heading_20_2" text:outline-level="2"><text:span text:style-name="T2"/></text:h>
            <text:h text:style-name="Heading_20_2" text:outline-level="2"><text:span text:style-name="T2"/></text:h>
          </text:deletion>
        </text:changed-region>
        <text:changed-region xml:id="ct608954496" text:id="ct608954496">
          <text:insertion>
            <office:change-info>
              <dc:creator>Autoria desconeguda</dc:creator>
              <dc:date>2017-10-11T10:17:09</dc:date>
            </office:change-info>
          </text:insertion>
        </text:changed-region>
        <text:changed-region xml:id="ct608958576" text:id="ct608958576">
          <text:insertion>
            <office:change-info>
              <dc:creator>Autoria desconeguda</dc:creator>
              <dc:date>2017-10-11T10:16:59</dc:date>
            </office:change-info>
          </text:insertion>
        </text:changed-region>
        <text:changed-region xml:id="ct608958336" text:id="ct608958336">
          <text:deletion>
            <office:change-info>
              <dc:creator>Autoria desconeguda</dc:creator>
              <dc:date>2017-10-10T10:00:10</dc:date>
            </office:change-info>
            <text:p text:style-name="P1">InformacioItem</text:p>
          </text:deletion>
        </text:changed-region>
        <text:changed-region xml:id="ct608958096" text:id="ct608958096">
          <text:insertion>
            <office:change-info>
              <dc:creator>Autoria desconeguda</dc:creator>
              <dc:date>2017-10-10T10:00:10</dc:date>
            </office:change-info>
          </text:insertion>
        </text:changed-region>
        <text:changed-region xml:id="ct608957856" text:id="ct608957856">
          <text:deletion>
            <office:change-info>
              <dc:creator>Autoria desconeguda</dc:creator>
              <dc:date>2017-10-06T09:23:49</dc:date>
            </office:change-info>
            <text:p text:style-name="P14"/>
            <text:p text:style-name="P15"/>
          </text:deletion>
        </text:changed-region>
        <text:changed-region xml:id="ct608957616" text:id="ct608957616">
          <text:deletion>
            <office:change-info>
              <dc:creator>Autoria desconeguda</dc:creator>
              <dc:date>2017-10-09T13:34:29</dc:date>
            </office:change-info>
            <text:p text:style-name="P15"/>
            <table:table table:name="Taula60" table:style-name="Taula60">
              <table:table-column table:style-name="Taula60.A"/>
              <table:table-column table:style-name="Taula60.B"/>
              <table:table-column table:style-name="Taula60.C"/>
              <table:table-column table:style-name="Taula60.D"/>
              <table:table-row table:style-name="TableLine464290288">
                <table:table-cell table:style-name="Taula60.A1" table:number-columns-spanned="4" office:value-type="string">
                  <text:p text:style-name="P9"><text:span text:style-name="T4"><text:s/>M </text:span><text:s/>documentGenerarCsv</text:p>
                </table:table-cell>
                <table:covered-table-cell/>
                <table:covered-table-cell/>
                <table:covered-table-cell/>
              </table:table-row>
              <table:table-row table:style-name="TableLine464290864">
                <table:table-cell table:style-name="Taula60.A2" office:value-type="string">
                  <text:p text:style-name="P4">Descripció</text:p>
                </table:table-cell>
                <table:table-cell table:style-name="Taula60.B2" table:number-columns-spanned="3" office:value-type="string">
                  <text:p text:style-name="P2">Genera un nou CSV per a un document.</text:p>
                </table:table-cell>
                <table:covered-table-cell/>
                <table:covered-table-cell/>
              </table:table-row>
              <table:table-row table:style-name="Taula60.3">
                <table:table-cell table:style-name="Taula60.A3" table:number-rows-spanned="2" office:value-type="string">
                  <text:p text:style-name="P5">Paràmetres</text:p>
                </table:table-cell>
                <table:table-cell table:style-name="Taula60.B3" office:value-type="string">
                  <text:p text:style-name="P4">Camp</text:p>
                </table:table-cell>
                <table:table-cell table:style-name="Taula60.C3" office:value-type="string">
                  <text:p text:style-name="P4">Tipus</text:p>
                </table:table-cell>
                <table:table-cell table:style-name="Taula60.B3" office:value-type="string">
                  <text:p text:style-name="P4">Descripció</text:p>
                </table:table-cell>
              </table:table-row>
              <table:table-row table:style-name="Taula60.3">
                <table:covered-table-cell table:style-name="Taula60.A3"/>
                <table:table-cell table:style-name="Taula60.B4" office:value-type="string">
                  <text:p text:style-name="P4">identificador</text:p>
                </table:table-cell>
                <table:table-cell table:style-name="Taula60.B4" office:value-type="string">
                  <text:p text:style-name="P1">String </text:p>
                </table:table-cell>
                <table:table-cell table:style-name="Taula60.D4" office:value-type="string">
                  <text:p text:style-name="P1">Identificador del document</text:p>
                </table:table-cell>
              </table:table-row>
              <table:table-row table:style-name="TableLine464294320">
                <table:table-cell table:style-name="Taula60.A6" office:value-type="string">
                  <text:p text:style-name="P4">Excepcions</text:p>
                </table:table-cell>
                <table:table-cell table:style-name="Taula60.B5" office:value-type="string">
                  <text:p text:style-name="P1">ArxiuException</text:p>
                </table:table-cell>
                <table:table-cell table:style-name="Taula60.C5" table:number-columns-spanned="2" office:value-type="string">
                  <text:p text:style-name="P1">Si es produeix algun problema al realitzar l’operació amb l’arxiu</text:p>
                </table:table-cell>
                <table:covered-table-cell/>
              </table:table-row>
              <table:table-row table:style-name="TableLine464295472">
                <table:table-cell table:style-name="Taula60.A6" office:value-type="string">
                  <text:p text:style-name="P4">Valor de retorn</text:p>
                </table:table-cell>
                <table:table-cell table:style-name="Taula60.B6" table:number-columns-spanned="3" office:value-type="string">
                  <text:p text:style-name="P1">String</text:p>
                </table:table-cell>
                <table:covered-table-cell/>
                <table:covered-table-cell/>
              </table:table-row>
            </table:table>
            <text:h text:style-name="P20" text:outline-level="2"/>
          </text:deletion>
        </text:changed-region>
        <text:changed-region xml:id="ct608957376" text:id="ct608957376">
          <text:deletion>
            <office:change-info>
              <dc:creator>Autoria desconeguda</dc:creator>
              <dc:date>2017-10-06T09:23:46</dc:date>
            </office:change-info>
            <text:h text:style-name="P20" text:outline-level="2"/>
            <text:p text:style-name="P14"/>
          </text:deletion>
        </text:changed-region>
        <text:changed-region xml:id="ct608957136" text:id="ct608957136">
          <text:deletion>
            <office:change-info>
              <dc:creator>Autoria desconeguda</dc:creator>
              <dc:date>2017-10-09T13:34:30</dc:date>
            </office:change-info>
            <text:p text:style-name="P14"/>
            <text:h text:style-name="P20" text:outline-level="2">documentGenerarCsv</text:h>
          </text:deletion>
        </text:changed-region>
        <text:changed-region xml:id="ct608956896" text:id="ct608956896">
          <text:deletion>
            <office:change-info>
              <dc:creator>Autoria desconeguda</dc:creator>
              <dc:date>2017-10-06T09:23:45</dc:date>
            </office:change-info>
            <text:h text:style-name="P20" text:outline-level="2"/>
            <text:p text:style-name="Text_20_body"/>
          </text:deletion>
        </text:changed-region>
        <text:changed-region xml:id="ct608956656" text:id="ct608956656">
          <text:deletion>
            <office:change-info>
              <dc:creator>Autoria desconeguda</dc:creator>
              <dc:date>2017-10-06T09:23:50</dc:date>
            </office:change-info>
            <text:h text:style-name="Heading_20_2" text:outline-level="2"/>
            <text:p text:style-name="Text_20_body"/>
          </text:deletion>
        </text:changed-region>
        <text:changed-region xml:id="ct608960736" text:id="ct608960736">
          <text:deletion>
            <office:change-info>
              <dc:creator>Autoria desconeguda</dc:creator>
              <dc:date>2017-10-11T10:13:52</dc:date>
            </office:change-info>
            <text:p text:style-name="P2">Copia un document</text:p>
          </text:deletion>
        </text:changed-region>
        <text:changed-region xml:id="ct608960496" text:id="ct608960496">
          <text:insertion>
            <office:change-info>
              <dc:creator>Autoria desconeguda</dc:creator>
              <dc:date>2017-10-11T10:13:52</dc:date>
            </office:change-info>
          </text:insertion>
        </text:changed-region>
        <text:changed-region xml:id="ct608960256" text:id="ct608960256">
          <text:insertion>
            <office:change-info>
              <dc:creator>Autoria desconeguda</dc:creator>
              <dc:date>2017-10-11T10:14:51</dc:date>
            </office:change-info>
          </text:insertion>
        </text:changed-region>
        <text:changed-region xml:id="ct608960016" text:id="ct608960016">
          <text:deletion>
            <office:change-info>
              <dc:creator>Autoria desconeguda</dc:creator>
              <dc:date>2017-10-11T10:14:46</dc:date>
            </office:change-info>
            <text:p text:style-name="P1">Identificador del contenidor on copiar el document</text:p>
          </text:deletion>
        </text:changed-region>
        <text:changed-region xml:id="ct608959776" text:id="ct608959776">
          <text:insertion>
            <office:change-info>
              <dc:creator>Autoria desconeguda</dc:creator>
              <dc:date>2017-10-11T10:14:46</dc:date>
            </office:change-info>
          </text:insertion>
        </text:changed-region>
        <text:changed-region xml:id="ct608959536" text:id="ct608959536">
          <text:insertion>
            <office:change-info>
              <dc:creator>Autoria desconeguda</dc:creator>
              <dc:date>2017-10-11T10:16:58</dc:date>
            </office:change-info>
          </text:insertion>
        </text:changed-region>
        <text:changed-region xml:id="ct608959296" text:id="ct608959296">
          <text:insertion>
            <office:change-info>
              <dc:creator>Autoria desconeguda</dc:creator>
              <dc:date>2017-10-18T12:29:07</dc:date>
            </office:change-info>
          </text:insertion>
        </text:changed-region>
        <text:changed-region xml:id="ct608959056" text:id="ct608959056">
          <text:deletion>
            <office:change-info>
              <dc:creator>Autoria desconeguda</dc:creator>
              <dc:date>2017-10-18T12:29:07</dc:date>
            </office:change-info>
            <text:p text:style-name="P4"/>
            <table:table table:name="Taula19" table:style-name="Taula19">
              <table:table-column table:style-name="Taula19.A"/>
              <table:table-column table:style-name="Taula19.B"/>
              <table:table-row table:style-name="TableLine464296336">
                <table:table-cell table:style-name="Taula19.A1" office:value-type="string">
                  <text:p text:style-name="P4">Valor de retorn</text:p>
                </table:table-cell>
                <table:table-cell table:style-name="Taula19.B1" office:value-type="string">
                  <text:p text:style-name="P1">ContingutArxiu</text:p>
                </table:table-cell>
              </table:table-row>
            </table:table>
            <text:p text:style-name="P4">Valor de retorn</text:p>
          </text:deletion>
        </text:changed-region>
        <text:changed-region xml:id="ct608958816" text:id="ct608958816">
          <text:insertion>
            <office:change-info>
              <dc:creator>Autoria desconeguda</dc:creator>
              <dc:date>2017-10-18T12:29:07</dc:date>
            </office:change-info>
          </text:insertion>
        </text:changed-region>
        <text:changed-region xml:id="ct608954256" text:id="ct608954256">
          <text:deletion>
            <office:change-info>
              <dc:creator>sion </dc:creator>
              <dc:date>2017-09-22T12:34:00</dc:date>
            </office:change-info>
            <text:p text:style-name="P1">(sense valor de retorn)</text:p>
          </text:deletion>
        </text:changed-region>
        <text:changed-region xml:id="ct608960976" text:id="ct608960976">
          <text:deletion>
            <office:change-info>
              <dc:creator>Autoria desconeguda</dc:creator>
              <dc:date>2017-10-11T10:15:09</dc:date>
            </office:change-info>
            <text:p text:style-name="P1">String</text:p>
          </text:deletion>
        </text:changed-region>
        <text:changed-region xml:id="ct608961456" text:id="ct608961456">
          <text:insertion>
            <office:change-info>
              <dc:creator>Autoria desconeguda</dc:creator>
              <dc:date>2017-10-09T13:34:34</dc:date>
            </office:change-info>
          </text:insertion>
        </text:changed-region>
        <text:changed-region xml:id="ct608961696" text:id="ct608961696">
          <text:deletion>
            <office:change-info>
              <dc:creator>Autoria desconeguda</dc:creator>
              <dc:date>2017-10-06T09:23:56</dc:date>
            </office:change-info>
            <text:h text:style-name="Heading_20_2" text:outline-level="2"><text:span text:style-name="T2"/></text:h>
            <text:h text:style-name="Heading_20_2" text:outline-level="2"><text:span text:style-name="T2"/></text:h>
          </text:deletion>
        </text:changed-region>
        <text:changed-region xml:id="ct608961936" text:id="ct608961936">
          <text:insertion>
            <office:change-info>
              <dc:creator>Autoria desconeguda</dc:creator>
              <dc:date>2017-10-09T13:34:34</dc:date>
            </office:change-info>
          </text:insertion>
        </text:changed-region>
        <text:changed-region xml:id="ct608962176" text:id="ct608962176">
          <text:deletion>
            <office:change-info>
              <dc:creator>Autoria desconeguda</dc:creator>
              <dc:date>2017-10-06T09:23:53</dc:date>
            </office:change-info>
            <text:h text:style-name="Heading_20_2" text:outline-level="2"/>
            <text:h text:style-name="P20" text:outline-level="2"/>
          </text:deletion>
        </text:changed-region>
        <text:changed-region xml:id="ct608962416" text:id="ct608962416">
          <text:deletion>
            <office:change-info>
              <dc:creator>Autoria desconeguda</dc:creator>
              <dc:date>2017-10-09T13:34:40</dc:date>
            </office:change-info>
            <text:h text:style-name="P20" text:outline-level="2"/>
            <text:p text:style-name="Standard"><text:span text:style-name="T2">documentMoure</text:span></text:p>
          </text:deletion>
        </text:changed-region>
        <text:changed-region xml:id="ct608964816" text:id="ct608964816">
          <text:deletion>
            <office:change-info>
              <dc:creator>Autoria desconeguda</dc:creator>
              <dc:date>2017-10-11T10:14:22</dc:date>
            </office:change-info>
            <text:p text:style-name="P2">Mou un document</text:p>
          </text:deletion>
        </text:changed-region>
        <text:changed-region xml:id="ct608964576" text:id="ct608964576">
          <text:insertion>
            <office:change-info>
              <dc:creator>Autoria desconeguda</dc:creator>
              <dc:date>2017-10-11T10:14:22</dc:date>
            </office:change-info>
          </text:insertion>
        </text:changed-region>
        <text:changed-region xml:id="ct608964336" text:id="ct608964336">
          <text:insertion>
            <office:change-info>
              <dc:creator>Autoria desconeguda</dc:creator>
              <dc:date>2017-10-11T10:14:48</dc:date>
            </office:change-info>
          </text:insertion>
        </text:changed-region>
        <text:changed-region xml:id="ct608964096" text:id="ct608964096">
          <text:deletion>
            <office:change-info>
              <dc:creator>Autoria desconeguda</dc:creator>
              <dc:date>2017-10-11T10:14:39</dc:date>
            </office:change-info>
            <text:p text:style-name="P1">Identificador del contenidor on moure el document</text:p>
          </text:deletion>
        </text:changed-region>
        <text:changed-region xml:id="ct608963856" text:id="ct608963856">
          <text:insertion>
            <office:change-info>
              <dc:creator>Autoria desconeguda</dc:creator>
              <dc:date>2017-10-11T10:14:39</dc:date>
            </office:change-info>
          </text:insertion>
        </text:changed-region>
        <text:changed-region xml:id="ct608963616" text:id="ct608963616">
          <text:insertion>
            <office:change-info>
              <dc:creator>Autoria desconeguda</dc:creator>
              <dc:date>2017-10-11T10:16:57</dc:date>
            </office:change-info>
          </text:insertion>
        </text:changed-region>
        <text:changed-region xml:id="ct608963136" text:id="ct608963136">
          <text:deletion>
            <office:change-info>
              <dc:creator>Autoria desconeguda</dc:creator>
              <dc:date>2017-10-06T09:24:03</dc:date>
            </office:change-info>
            <text:p text:style-name="Standard"/>
            <text:p text:style-name="Standard"/>
          </text:deletion>
        </text:changed-region>
        <text:changed-region xml:id="ct608962896" text:id="ct608962896">
          <text:deletion>
            <office:change-info>
              <dc:creator>Autoria desconeguda</dc:creator>
              <dc:date>2017-10-06T09:24:01</dc:date>
            </office:change-info>
            <text:h text:style-name="Heading_20_2" text:outline-level="2"/>
            <text:p text:style-name="Text_20_body"/>
          </text:deletion>
        </text:changed-region>
        <text:changed-region xml:id="ct608966976" text:id="ct608966976">
          <text:deletion>
            <office:change-info>
              <dc:creator>Autoria desconeguda</dc:creator>
              <dc:date>2017-10-11T10:15:26</dc:date>
            </office:change-info>
            <text:p text:style-name="P2">Exporta un document al format definit per l’ENI</text:p>
          </text:deletion>
        </text:changed-region>
        <text:changed-region xml:id="ct608966736" text:id="ct608966736">
          <text:insertion>
            <office:change-info>
              <dc:creator>Autoria desconeguda</dc:creator>
              <dc:date>2017-10-11T10:15:26</dc:date>
            </office:change-info>
          </text:insertion>
        </text:changed-region>
        <text:changed-region xml:id="ct608966496" text:id="ct608966496">
          <text:insertion>
            <office:change-info>
              <dc:creator>Autoria desconeguda</dc:creator>
              <dc:date>2017-10-11T10:16:56</dc:date>
            </office:change-info>
          </text:insertion>
        </text:changed-region>
        <text:changed-region xml:id="ct608966256" text:id="ct608966256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608967936" text:id="ct608967936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608967696" text:id="ct608967696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608967456" text:id="ct608967456">
          <text:insertion>
            <office:change-info>
              <dc:creator>Autoria desconeguda</dc:creator>
              <dc:date>2017-10-11T10:15:54</dc:date>
            </office:change-info>
          </text:insertion>
        </text:changed-region>
        <text:changed-region xml:id="ct608967216" text:id="ct608967216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608962656" text:id="ct608962656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608965056" text:id="ct608965056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608965296" text:id="ct608965296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608965536" text:id="ct608965536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608965776" text:id="ct608965776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608966016" text:id="ct608966016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608968176" text:id="ct608968176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608968416" text:id="ct608968416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608968656" text:id="ct608968656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608968896" text:id="ct608968896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608969136" text:id="ct608969136">
          <text:insertion>
            <office:change-info>
              <dc:creator>Autoria desconeguda</dc:creator>
              <dc:date>2017-10-11T10:16:54</dc:date>
            </office:change-info>
          </text:insertion>
        </text:changed-region>
        <text:changed-region xml:id="ct608969376" text:id="ct608969376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608969616" text:id="ct608969616">
          <text:insertion>
            <office:change-info>
              <dc:creator>Autoria desconeguda</dc:creator>
              <dc:date>2017-10-09T08:15:27</dc:date>
            </office:change-info>
          </text:insertion>
        </text:changed-region>
        <text:changed-region xml:id="ct608969856" text:id="ct608969856">
          <text:deletion>
            <office:change-info>
              <dc:creator>Autoria desconeguda</dc:creator>
              <dc:date>2017-10-06T09:24:05</dc:date>
            </office:change-info>
            <text:p text:style-name="Standard"/>
            <text:p text:style-name="Standard"/>
          </text:deletion>
        </text:changed-region>
        <text:changed-region xml:id="ct608970096" text:id="ct608970096">
          <text:deletion>
            <office:change-info>
              <dc:creator>Autoria desconeguda</dc:creator>
              <dc:date>2017-10-06T09:24:06</dc:date>
            </office:change-info>
            <text:h text:style-name="Heading_20_2" text:outline-level="2"/>
            <text:p text:style-name="Text_20_body"/>
          </text:deletion>
        </text:changed-region>
        <text:changed-region xml:id="ct608972496" text:id="ct608972496">
          <text:deletion>
            <office:change-info>
              <dc:creator>Autoria desconeguda</dc:creator>
              <dc:date>2017-10-11T10:16:33</dc:date>
            </office:change-info>
            <text:p text:style-name="P2">Crea una nova carpeta a dins un expedient o una altra carpeta</text:p>
          </text:deletion>
        </text:changed-region>
        <text:changed-region xml:id="ct608972256" text:id="ct608972256">
          <text:insertion>
            <office:change-info>
              <dc:creator>Autoria desconeguda</dc:creator>
              <dc:date>2017-10-11T10:16:33</dc:date>
            </office:change-info>
          </text:insertion>
        </text:changed-region>
        <text:changed-region xml:id="ct608972016" text:id="ct608972016">
          <text:deletion>
            <office:change-info>
              <dc:creator>Autoria desconeguda</dc:creator>
              <dc:date>2017-10-11T10:16:35</dc:date>
            </office:change-info>
            <text:p text:style-name="P4">nom</text:p>
          </text:deletion>
        </text:changed-region>
        <text:changed-region xml:id="ct608971776" text:id="ct608971776">
          <text:insertion>
            <office:change-info>
              <dc:creator>Autoria desconeguda</dc:creator>
              <dc:date>2017-10-11T10:16:35</dc:date>
            </office:change-info>
          </text:insertion>
        </text:changed-region>
        <text:changed-region xml:id="ct608971536" text:id="ct608971536">
          <text:deletion>
            <office:change-info>
              <dc:creator>Autoria desconeguda</dc:creator>
              <dc:date>2017-10-11T10:16:38</dc:date>
            </office:change-info>
            <text:p text:style-name="P1">String</text:p>
          </text:deletion>
        </text:changed-region>
        <text:changed-region xml:id="ct608971296" text:id="ct608971296">
          <text:insertion>
            <office:change-info>
              <dc:creator>Autoria desconeguda</dc:creator>
              <dc:date>2017-10-11T10:16:38</dc:date>
            </office:change-info>
          </text:insertion>
        </text:changed-region>
        <text:changed-region xml:id="ct608971056" text:id="ct608971056">
          <text:deletion>
            <office:change-info>
              <dc:creator>Autoria desconeguda</dc:creator>
              <dc:date>2017-10-11T10:16:51</dc:date>
            </office:change-info>
            <text:p text:style-name="P1">Nom de la carpeta</text:p>
          </text:deletion>
        </text:changed-region>
        <text:changed-region xml:id="ct608970816" text:id="ct608970816">
          <text:insertion>
            <office:change-info>
              <dc:creator>Autoria desconeguda</dc:creator>
              <dc:date>2017-10-11T10:16:51</dc:date>
            </office:change-info>
          </text:insertion>
        </text:changed-region>
        <text:changed-region xml:id="ct608970576" text:id="ct608970576">
          <text:insertion>
            <office:change-info>
              <dc:creator>Autoria desconeguda</dc:creator>
              <dc:date>2017-10-11T10:21:51</dc:date>
            </office:change-info>
          </text:insertion>
        </text:changed-region>
        <text:changed-region xml:id="ct608970336" text:id="ct608970336">
          <text:deletion>
            <office:change-info>
              <dc:creator>Autoria desconeguda</dc:creator>
              <dc:date>2017-10-11T10:18:11</dc:date>
            </office:change-info>
            <text:p text:style-name="P1">String</text:p>
          </text:deletion>
        </text:changed-region>
        <text:changed-region xml:id="ct608972736" text:id="ct608972736">
          <text:insertion>
            <office:change-info>
              <dc:creator>Autoria desconeguda</dc:creator>
              <dc:date>2017-10-11T10:18:11</dc:date>
            </office:change-info>
          </text:insertion>
        </text:changed-region>
        <text:changed-region xml:id="ct608973216" text:id="ct608973216">
          <text:deletion>
            <office:change-info>
              <dc:creator>Autoria desconeguda</dc:creator>
              <dc:date>2017-10-06T09:24:10</dc:date>
            </office:change-info>
            <text:p text:style-name="P14"/>
            <text:p text:style-name="P14"/>
            <text:p text:style-name="P14"/>
          </text:deletion>
        </text:changed-region>
        <text:changed-region xml:id="ct608973456" text:id="ct608973456">
          <text:deletion>
            <office:change-info>
              <dc:creator>Autoria desconeguda</dc:creator>
              <dc:date>2017-10-06T09:24:15</dc:date>
            </office:change-info>
            <text:h text:style-name="Heading_20_2" text:outline-level="2"/>
            <text:p text:style-name="Text_20_body"/>
          </text:deletion>
        </text:changed-region>
        <text:changed-region xml:id="ct608975856" text:id="ct608975856">
          <text:insertion>
            <office:change-info>
              <dc:creator>Autoria desconeguda</dc:creator>
              <dc:date>2017-10-11T10:18:25</dc:date>
            </office:change-info>
          </text:insertion>
        </text:changed-region>
        <text:changed-region xml:id="ct608975616" text:id="ct608975616">
          <text:deletion>
            <office:change-info>
              <dc:creator>Autoria desconeguda</dc:creator>
              <dc:date>2017-10-11T10:18:25</dc:date>
            </office:change-info>
            <text:p text:style-name="P4">identificador</text:p>
            <table:table table:name="Taula11" table:style-name="Taula11">
              <table:table-column table:style-name="Taula11.A"/>
              <table:table-column table:style-name="Taula11.B"/>
              <table:table-column table:style-name="Taula11.C"/>
              <table:table-row table:style-name="Taula11.1">
                <table:table-cell table:style-name="Taula11.A1" office:value-type="string">
                  <text:p text:style-name="P4">carpeta</text:p>
                </table:table-cell>
                <table:table-cell table:style-name="Taula11.A1" office:value-type="string">
                  <text:p text:style-name="P1">Carpeta </text:p>
                </table:table-cell>
                <table:table-cell table:style-name="Taula11.C1" office:value-type="string">
                  <text:p text:style-name="P1">Informació per a la creació de la carpeta.</text:p>
                </table:table-cell>
              </table:table-row>
            </table:table>
            <text:p text:style-name="P4"/>
          </text:deletion>
        </text:changed-region>
        <text:changed-region xml:id="ct608975376" text:id="ct608975376">
          <text:insertion>
            <office:change-info>
              <dc:creator>Autoria desconeguda</dc:creator>
              <dc:date>2017-10-11T10:18:25</dc:date>
            </office:change-info>
          </text:insertion>
        </text:changed-region>
        <text:changed-region xml:id="ct608975136" text:id="ct608975136">
          <text:deletion>
            <office:change-info>
              <dc:creator>Autoria desconeguda</dc:creator>
              <dc:date>2017-10-11T10:18:25</dc:date>
            </office:change-info>
            <text:p text:style-name="P1">String </text:p>
          </text:deletion>
        </text:changed-region>
        <text:changed-region xml:id="ct608974896" text:id="ct608974896">
          <text:insertion>
            <office:change-info>
              <dc:creator>Autoria desconeguda</dc:creator>
              <dc:date>2017-10-11T10:18:25</dc:date>
            </office:change-info>
          </text:insertion>
        </text:changed-region>
        <text:changed-region xml:id="ct608974656" text:id="ct608974656">
          <text:deletion>
            <office:change-info>
              <dc:creator>Autoria desconeguda</dc:creator>
              <dc:date>2017-10-11T10:18:25</dc:date>
            </office:change-info>
            <text:p text:style-name="P1">Identificador de la carpeta</text:p>
          </text:deletion>
        </text:changed-region>
        <text:changed-region xml:id="ct608974416" text:id="ct608974416">
          <text:insertion>
            <office:change-info>
              <dc:creator>Autoria desconeguda</dc:creator>
              <dc:date>2017-10-11T10:21:49</dc:date>
            </office:change-info>
          </text:insertion>
        </text:changed-region>
        <text:changed-region xml:id="ct608974176" text:id="ct608974176">
          <text:deletion>
            <office:change-info>
              <dc:creator>Autoria desconeguda</dc:creator>
              <dc:date>2017-10-10T10:00:12</dc:date>
            </office:change-info>
            <text:p text:style-name="P1">InformacioItem</text:p>
          </text:deletion>
        </text:changed-region>
        <text:changed-region xml:id="ct608973936" text:id="ct608973936">
          <text:insertion>
            <office:change-info>
              <dc:creator>Autoria desconeguda</dc:creator>
              <dc:date>2017-10-10T10:00:12</dc:date>
            </office:change-info>
          </text:insertion>
        </text:changed-region>
        <text:changed-region xml:id="ct608973696" text:id="ct608973696">
          <text:deletion>
            <office:change-info>
              <dc:creator>Autoria desconeguda</dc:creator>
              <dc:date>2017-10-06T09:24:18</dc:date>
            </office:change-info>
            <text:p text:style-name="Standard"/>
            <text:p text:style-name="Standard"/>
          </text:deletion>
        </text:changed-region>
        <text:changed-region xml:id="ct608976096" text:id="ct608976096">
          <text:deletion>
            <office:change-info>
              <dc:creator>Autoria desconeguda</dc:creator>
              <dc:date>2017-10-06T09:24:19</dc:date>
            </office:change-info>
            <text:h text:style-name="Heading_20_2" text:outline-level="2"/>
            <text:p text:style-name="Text_20_body"/>
          </text:deletion>
        </text:changed-region>
        <text:changed-region xml:id="ct608978496" text:id="ct608978496">
          <text:insertion>
            <office:change-info>
              <dc:creator>Autoria desconeguda</dc:creator>
              <dc:date>2017-10-11T10:21:48</dc:date>
            </office:change-info>
          </text:insertion>
        </text:changed-region>
        <text:changed-region xml:id="ct608978256" text:id="ct608978256">
          <text:deletion>
            <office:change-info>
              <dc:creator>Autoria desconeguda</dc:creator>
              <dc:date>2017-10-06T09:24:20</dc:date>
            </office:change-info>
            <text:p text:style-name="P14"/>
            <text:p text:style-name="P14"/>
          </text:deletion>
        </text:changed-region>
        <text:changed-region xml:id="ct608978016" text:id="ct608978016">
          <text:deletion>
            <office:change-info>
              <dc:creator>Autoria desconeguda</dc:creator>
              <dc:date>2017-10-06T09:24:21</dc:date>
            </office:change-info>
            <text:h text:style-name="Heading_20_2" text:outline-level="2"/>
            <text:p text:style-name="Text_20_body"/>
          </text:deletion>
        </text:changed-region>
        <text:changed-region xml:id="ct608979216" text:id="ct608979216">
          <text:deletion>
            <office:change-info>
              <dc:creator>Autoria desconeguda</dc:creator>
              <dc:date>2017-10-11T10:19:10</dc:date>
            </office:change-info>
            <text:p text:style-name="P2">Obtenció de la informació completa d’una carpeta donat el seu identificador</text:p>
          </text:deletion>
        </text:changed-region>
        <text:changed-region xml:id="ct608978976" text:id="ct608978976">
          <text:insertion>
            <office:change-info>
              <dc:creator>Autoria desconeguda</dc:creator>
              <dc:date>2017-10-11T10:19:10</dc:date>
            </office:change-info>
          </text:insertion>
        </text:changed-region>
        <text:changed-region xml:id="ct608978736" text:id="ct608978736">
          <text:insertion>
            <office:change-info>
              <dc:creator>Autoria desconeguda</dc:creator>
              <dc:date>2017-10-11T10:21:47</dc:date>
            </office:change-info>
          </text:insertion>
        </text:changed-region>
        <text:changed-region xml:id="ct608976336" text:id="ct608976336">
          <text:insertion>
            <office:change-info>
              <dc:creator>Autoria desconeguda</dc:creator>
              <dc:date>2017-10-11T10:20:18</dc:date>
            </office:change-info>
          </text:insertion>
        </text:changed-region>
        <text:changed-region xml:id="ct608976576" text:id="ct608976576">
          <text:deletion>
            <office:change-info>
              <dc:creator>Autoria desconeguda</dc:creator>
              <dc:date>2017-10-06T09:24:28</dc:date>
            </office:change-info>
            <text:h text:style-name="Heading_20_2" text:outline-level="2"><text:span text:style-name="T2"/></text:h>
            <text:p text:style-name="Standard"/>
            <text:h text:style-name="Heading_20_2" text:outline-level="2"><text:span text:style-name="T2"/></text:h>
          </text:deletion>
        </text:changed-region>
        <text:changed-region xml:id="ct608976816" text:id="ct608976816">
          <text:deletion>
            <office:change-info>
              <dc:creator>Autoria desconeguda</dc:creator>
              <dc:date>2017-10-11T10:20:27</dc:date>
            </office:change-info>
            <text:h text:style-name="Heading_20_2" text:outline-level="2"><text:span text:style-name="T2"/></text:h>
            <text:p text:style-name="Standard"><text:bookmark-start text:name="__RefHeading___Toc4800_1121911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text:span text:style-name="T2">carpetaCopiar</text:span><text:bookmark-end text:name="__RefHeading___Toc4800_1121911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608977056" text:id="ct608977056">
          <text:deletion>
            <office:change-info>
              <dc:creator>Autoria desconeguda</dc:creator>
              <dc:date>2017-10-06T09:24:25</dc:date>
            </office:change-info>
            <text:p text:style-name="Standard"><text:span text:style-name="T2"/></text:p>
            <text:p text:style-name="Standard"><text:span text:style-name="T2"/></text:p>
          </text:deletion>
        </text:changed-region>
        <text:changed-region xml:id="ct608977296" text:id="ct608977296">
          <text:insertion>
            <office:change-info>
              <dc:creator>Autoria desconeguda</dc:creator>
              <dc:date>2017-10-11T10:20:31</dc:date>
            </office:change-info>
          </text:insertion>
        </text:changed-region>
        <text:changed-region xml:id="ct608981136" text:id="ct608981136">
          <text:deletion>
            <office:change-info>
              <dc:creator>Autoria desconeguda</dc:creator>
              <dc:date>2017-10-11T10:19:42</dc:date>
            </office:change-info>
            <text:p text:style-name="P2">Copia una carpeta.</text:p>
          </text:deletion>
        </text:changed-region>
        <text:changed-region xml:id="ct608980896" text:id="ct608980896">
          <text:insertion>
            <office:change-info>
              <dc:creator>Autoria desconeguda</dc:creator>
              <dc:date>2017-10-11T10:19:42</dc:date>
            </office:change-info>
          </text:insertion>
        </text:changed-region>
        <text:changed-region xml:id="ct608980656" text:id="ct608980656">
          <text:deletion>
            <office:change-info>
              <dc:creator>Autoria desconeguda</dc:creator>
              <dc:date>2017-10-11T10:21:02</dc:date>
            </office:change-info>
            <text:p text:style-name="P1">Identificador de la carpeta</text:p>
          </text:deletion>
        </text:changed-region>
        <text:changed-region xml:id="ct608980416" text:id="ct608980416">
          <text:insertion>
            <office:change-info>
              <dc:creator>Autoria desconeguda</dc:creator>
              <dc:date>2017-10-11T10:21:02</dc:date>
            </office:change-info>
          </text:insertion>
        </text:changed-region>
        <text:changed-region xml:id="ct608980176" text:id="ct608980176">
          <text:deletion>
            <office:change-info>
              <dc:creator>Autoria desconeguda</dc:creator>
              <dc:date>2017-10-11T10:21:35</dc:date>
            </office:change-info>
            <text:p text:style-name="P1">Identificador del contenidor on copiar la carpeta</text:p>
          </text:deletion>
        </text:changed-region>
        <text:changed-region xml:id="ct608979936" text:id="ct608979936">
          <text:insertion>
            <office:change-info>
              <dc:creator>Autoria desconeguda</dc:creator>
              <dc:date>2017-10-11T10:21:35</dc:date>
            </office:change-info>
          </text:insertion>
        </text:changed-region>
        <text:changed-region xml:id="ct608979696" text:id="ct608979696">
          <text:insertion>
            <office:change-info>
              <dc:creator>Autoria desconeguda</dc:creator>
              <dc:date>2017-10-11T10:21:44</dc:date>
            </office:change-info>
          </text:insertion>
        </text:changed-region>
        <text:changed-region xml:id="ct608979456" text:id="ct608979456">
          <text:deletion>
            <office:change-info>
              <dc:creator>sion </dc:creator>
              <dc:date>2017-09-22T12:34:00</dc:date>
            </office:change-info>
            <text:p text:style-name="P1">(sense valor de retorn)</text:p>
          </text:deletion>
        </text:changed-region>
        <text:changed-region xml:id="ct608977776" text:id="ct608977776">
          <text:deletion>
            <office:change-info>
              <dc:creator>Autoria desconeguda</dc:creator>
              <dc:date>2017-10-11T10:20:00</dc:date>
            </office:change-info>
            <text:p text:style-name="P1">String</text:p>
          </text:deletion>
        </text:changed-region>
        <text:changed-region xml:id="ct608977536" text:id="ct608977536">
          <text:insertion>
            <office:change-info>
              <dc:creator>Autoria desconeguda</dc:creator>
              <dc:date>2017-10-18T12:29:23</dc:date>
            </office:change-info>
          </text:insertion>
        </text:changed-region>
        <text:changed-region xml:id="ct608981616" text:id="ct608981616">
          <text:deletion>
            <office:change-info>
              <dc:creator>Autoria desconeguda</dc:creator>
              <dc:date>2017-10-06T09:24:32</dc:date>
            </office:change-info>
            <text:h text:style-name="Heading_20_2" text:outline-level="2"/>
            <text:p text:style-name="Text_20_body"/>
          </text:deletion>
        </text:changed-region>
        <text:changed-region xml:id="ct608984016" text:id="ct608984016">
          <text:deletion>
            <office:change-info>
              <dc:creator>Autoria desconeguda</dc:creator>
              <dc:date>2017-10-11T10:19:47</dc:date>
            </office:change-info>
            <text:p text:style-name="P2">Mou una carpeta.</text:p>
          </text:deletion>
        </text:changed-region>
        <text:changed-region xml:id="ct608983776" text:id="ct608983776">
          <text:insertion>
            <office:change-info>
              <dc:creator>Autoria desconeguda</dc:creator>
              <dc:date>2017-10-11T10:19:47</dc:date>
            </office:change-info>
          </text:insertion>
        </text:changed-region>
        <text:changed-region xml:id="ct608983536" text:id="ct608983536">
          <text:deletion>
            <office:change-info>
              <dc:creator>Autoria desconeguda</dc:creator>
              <dc:date>2017-10-11T10:21:11</dc:date>
            </office:change-info>
            <text:p text:style-name="P1">Identificador de la carpeta</text:p>
          </text:deletion>
        </text:changed-region>
        <text:changed-region xml:id="ct608983296" text:id="ct608983296">
          <text:insertion>
            <office:change-info>
              <dc:creator>Autoria desconeguda</dc:creator>
              <dc:date>2017-10-11T10:21:11</dc:date>
            </office:change-info>
          </text:insertion>
        </text:changed-region>
        <text:changed-region xml:id="ct608983056" text:id="ct608983056">
          <text:deletion>
            <office:change-info>
              <dc:creator>Autoria desconeguda</dc:creator>
              <dc:date>2017-10-11T10:21:28</dc:date>
            </office:change-info>
            <text:p text:style-name="P1">Identificador del contenidor on moure la carpeta</text:p>
          </text:deletion>
        </text:changed-region>
        <text:changed-region xml:id="ct608982816" text:id="ct608982816">
          <text:insertion>
            <office:change-info>
              <dc:creator>Autoria desconeguda</dc:creator>
              <dc:date>2017-10-11T10:21:28</dc:date>
            </office:change-info>
          </text:insertion>
        </text:changed-region>
        <text:changed-region xml:id="ct608982576" text:id="ct608982576">
          <text:insertion>
            <office:change-info>
              <dc:creator>Autoria desconeguda</dc:creator>
              <dc:date>2017-10-11T10:21:43</dc:date>
            </office:change-info>
          </text:insertion>
        </text:changed-region>
        <text:changed-region xml:id="ct608982096" text:id="ct608982096">
          <text:deletion>
            <office:change-info>
              <dc:creator>Autoria desconeguda</dc:creator>
              <dc:date>2017-10-06T09:24:42</dc:date>
            </office:change-info>
            <text:p text:style-name="P27"/>
            <text:p text:style-name="P27"/>
            <text:p text:style-name="P27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change text:change-id="ct358738864"/>Interfície genèrica per a la comunicació amb l’arxiu digital</text:p>
      <text:p text:style-name="Text_20_body"/>
      <text:table-of-content text:style-name="Sect1" text:protected="true" text:name="Índex de continguts1">
        <text:table-of-content-source text:outline-level="10">
          <text:index-title-template text:style-name="Contents_20_Heading">Índex de contingu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ex de continguts1_Head">
            <text:p text:style-name="P16">Índex de continguts</text:p>
          </text:index-title>
          <text:p text:style-name="P17"><text:a xlink:type="simple" xlink:href="#__RefHeading___Toc4720_112191102" text:style-name="Index_20_Link" text:visited-style-name="Index_20_Link">1 Introducció<text:tab/>3</text:a></text:p>
          <text:p text:style-name="P17"><text:a xlink:type="simple" xlink:href="#__RefHeading___Toc4722_112191102" text:style-name="Index_20_Link" text:visited-style-name="Index_20_Link">2 Estructures de dades comunes<text:tab/>4</text:a></text:p>
          <text:p text:style-name="P18"><text:a xlink:type="simple" xlink:href="#__RefHeading___Toc7468_250777550" text:style-name="Index_20_Link" text:visited-style-name="Index_20_Link">2.1 Expedient<text:tab/>4</text:a></text:p>
          <text:p text:style-name="P18"><text:a xlink:type="simple" xlink:href="#__RefHeading___Toc4738_112191102" text:style-name="Index_20_Link" text:visited-style-name="Index_20_Link">2.2 Document<text:tab/>4</text:a></text:p>
          <text:p text:style-name="P18"><text:a xlink:type="simple" xlink:href="#__RefHeading___Toc4740_112191102" text:style-name="Index_20_Link" text:visited-style-name="Index_20_Link">2.3 Carpeta<text:tab/>4</text:a></text:p>
          <text:p text:style-name="P18"><text:a xlink:type="simple" xlink:href="#__RefHeading___Toc3780_928946740" text:style-name="Index_20_Link" text:visited-style-name="Index_20_Link">2.4 ExpedientMetadades<text:tab/>5</text:a></text:p>
          <text:p text:style-name="P18"><text:a xlink:type="simple" xlink:href="#__RefHeading___Toc4724_112191102" text:style-name="Index_20_Link" text:visited-style-name="Index_20_Link">2.5 DocumentMetadades<text:tab/>5</text:a></text:p>
          <text:p text:style-name="P18"><text:a xlink:type="simple" xlink:href="#__RefHeading___Toc4726_112191102" text:style-name="Index_20_Link" text:visited-style-name="Index_20_Link">2.6 DocumentContingut<text:tab/>6</text:a></text:p>
          <text:p text:style-name="P18"><text:a xlink:type="simple" xlink:href="#__RefHeading___Toc4730_112191102" text:style-name="Index_20_Link" text:visited-style-name="Index_20_Link">2.7 Firma<text:tab/>7</text:a></text:p>
          <text:p text:style-name="P18"><text:a xlink:type="simple" xlink:href="#__RefHeading___Toc4732_112191102" text:style-name="Index_20_Link" text:visited-style-name="Index_20_Link">2.8 ContingutArxiu<text:tab/>7</text:a></text:p>
          <text:p text:style-name="P18"><text:a xlink:type="simple" xlink:href="#__RefHeading___Toc4742_112191102" text:style-name="Index_20_Link" text:visited-style-name="Index_20_Link">2.9 ConsultaFiltre<text:tab/>8</text:a></text:p>
          <text:p text:style-name="P18"><text:a xlink:type="simple" xlink:href="#__RefHeading___Toc4744_112191102" text:style-name="Index_20_Link" text:visited-style-name="Index_20_Link">2.10 ConsultaResultat<text:tab/>8</text:a></text:p>
          <text:p text:style-name="P18"><text:a xlink:type="simple" xlink:href="#__RefHeading___Toc4744_1121911021" text:style-name="Index_20_Link" text:visited-style-name="Index_20_Link">2.11 Enumerats<text:tab/>8</text:a></text:p>
          <text:p text:style-name="P17"><text:a xlink:type="simple" xlink:href="#__RefHeading___Toc4746_112191102" text:style-name="Index_20_Link" text:visited-style-name="Index_20_Link">3 Mètodes de l’API<text:tab/>13</text:a></text:p>
          <text:p text:style-name="P18"><text:a xlink:type="simple" xlink:href="#__RefHeading___Toc4748_112191102" text:style-name="Index_20_Link" text:visited-style-name="Index_20_Link">3.1 Consideracions sobre els paràmetres dels mètodes<text:tab/>13</text:a></text:p>
          <text:p text:style-name="P18"><text:a xlink:type="simple" xlink:href="#__RefHeading___Toc4752_1121911021" text:style-name="Index_20_Link" text:visited-style-name="Index_20_Link">3.2 expedientCrear<text:tab/>13</text:a></text:p>
          <text:p text:style-name="P18"><text:a xlink:type="simple" xlink:href="#__RefHeading___Toc4752_112191102" text:style-name="Index_20_Link" text:visited-style-name="Index_20_Link">3.3 expedientModificar<text:tab/>13</text:a></text:p>
          <text:p text:style-name="P18"><text:a xlink:type="simple" xlink:href="#__RefHeading___Toc4754_112191102" text:style-name="Index_20_Link" text:visited-style-name="Index_20_Link">3.4 expedientEsborrar<text:tab/>14</text:a></text:p>
          <text:p text:style-name="P18"><text:a xlink:type="simple" xlink:href="#__RefHeading___Toc4756_112191102" text:style-name="Index_20_Link" text:visited-style-name="Index_20_Link">3.5 expedientDetalls<text:tab/>14</text:a></text:p>
          <text:p text:style-name="P18"><text:a xlink:type="simple" xlink:href="#__RefHeading___Toc4758_112191102" text:style-name="Index_20_Link" text:visited-style-name="Index_20_Link">3.6 expedientConsulta<text:tab/>14</text:a></text:p>
          <text:p text:style-name="P18"><text:a xlink:type="simple" xlink:href="#__RefHeading___Toc9819_786024188" text:style-name="Index_20_Link" text:visited-style-name="Index_20_Link">3.7 expedientCrearSubExpedient<text:tab/>14</text:a></text:p>
          <text:p text:style-name="P18"><text:a xlink:type="simple" xlink:href="#__RefHeading___Toc4762_1121911021" text:style-name="Index_20_Link" text:visited-style-name="Index_20_Link">3.8 expedientVersions<text:tab/>15</text:a></text:p>
          <text:p text:style-name="P18"><text:a xlink:type="simple" xlink:href="#__RefHeading___Toc4762_112191102" text:style-name="Index_20_Link" text:visited-style-name="Index_20_Link">3.9 expedientTancar<text:tab/>15</text:a></text:p>
          <text:p text:style-name="P18"><text:a xlink:type="simple" xlink:href="#__RefHeading___Toc4766_1121911022" text:style-name="Index_20_Link" text:visited-style-name="Index_20_Link">3.10 expedientReobrir<text:tab/>15</text:a></text:p>
          <text:p text:style-name="P18"><text:a xlink:type="simple" xlink:href="#__RefHeading___Toc4766_112191102" text:style-name="Index_20_Link" text:visited-style-name="Index_20_Link">3.11 expedientExportarEni<text:tab/>15</text:a></text:p>
          <text:p text:style-name="P18"><text:a xlink:type="simple" xlink:href="#__RefHeading___Toc4768_112191102" text:style-name="Index_20_Link" text:visited-style-name="Index_20_Link">3.12 documentCrear<text:tab/>16</text:a></text:p>
          <text:p text:style-name="P18"><text:a xlink:type="simple" xlink:href="#__RefHeading___Toc4774_112191102" text:style-name="Index_20_Link" text:visited-style-name="Index_20_Link">3.13 documentModificar<text:tab/>16</text:a></text:p>
          <text:p text:style-name="P18"><text:a xlink:type="simple" xlink:href="#__RefHeading___Toc4776_112191102" text:style-name="Index_20_Link" text:visited-style-name="Index_20_Link">3.14 documentEsborrar<text:tab/>16</text:a></text:p>
          <text:p text:style-name="P18"><text:a xlink:type="simple" xlink:href="#__RefHeading___Toc4778_112191102" text:style-name="Index_20_Link" text:visited-style-name="Index_20_Link">3.15 documentDetalls<text:tab/>17</text:a></text:p>
          <text:p text:style-name="P18"><text:a xlink:type="simple" xlink:href="#__RefHeading___Toc4780_112191102" text:style-name="Index_20_Link" text:visited-style-name="Index_20_Link">3.16 documentConsulta<text:tab/>17</text:a></text:p>
          <text:p text:style-name="P18"><text:a xlink:type="simple" xlink:href="#__RefHeading___Toc7464_3993651760" text:style-name="Index_20_Link" text:visited-style-name="Index_20_Link">3.17 documentVersions<text:tab/>17</text:a></text:p>
          <text:p text:style-name="P18"><text:a xlink:type="simple" xlink:href="#__RefHeading___Toc4786_112191102" text:style-name="Index_20_Link" text:visited-style-name="Index_20_Link">3.19 documentCopiar<text:tab/>17</text:a></text:p>
          <text:p text:style-name="P18"><text:a xlink:type="simple" xlink:href="#__RefHeading___Toc4786_1121911021" text:style-name="Index_20_Link" text:visited-style-name="Index_20_Link">3.20 documentMoure<text:tab/>18</text:a></text:p>
          <text:p text:style-name="P18"><text:a xlink:type="simple" xlink:href="#__RefHeading___Toc4790_112191102" text:style-name="Index_20_Link" text:visited-style-name="Index_20_Link">3.21 documentExportarEni<text:tab/>18</text:a></text:p>
          <text:p text:style-name="P18"><text:a xlink:type="simple" xlink:href="#__RefHeading___Toc4790_1121911021" text:style-name="Index_20_Link" text:visited-style-name="Index_20_Link">3.22 documentImprimible<text:tab/>18</text:a></text:p>
          <text:p text:style-name="P18"><text:a xlink:type="simple" xlink:href="#__RefHeading___Toc4792_112191102" text:style-name="Index_20_Link" text:visited-style-name="Index_20_Link">3.23 carpetaCrear<text:tab/>18</text:a></text:p>
          <text:p text:style-name="P18"><text:a xlink:type="simple" xlink:href="#__RefHeading___Toc4794_112191102" text:style-name="Index_20_Link" text:visited-style-name="Index_20_Link">3.24 carpetaModificar<text:tab/>20</text:a></text:p>
          <text:p text:style-name="P18"><text:a xlink:type="simple" xlink:href="#__RefHeading___Toc4796_112191102" text:style-name="Index_20_Link" text:visited-style-name="Index_20_Link">3.25 carpetaEsborrar<text:tab/>20</text:a></text:p>
          <text:p text:style-name="P18"><text:a xlink:type="simple" xlink:href="#__RefHeading___Toc4798_112191102" text:style-name="Index_20_Link" text:visited-style-name="Index_20_Link">3.26 carpetaDetalls<text:tab/>20</text:a></text:p>
          <text:p text:style-name="P18"><text:a xlink:type="simple" xlink:href="#__RefHeading___Toc7466_3993651760" text:style-name="Index_20_Link" text:visited-style-name="Index_20_Link">3.27 carpetaCopiar<text:tab/>20</text:a></text:p>
          <text:p text:style-name="P18"><text:a xlink:type="simple" xlink:href="#__RefHeading___Toc4910_112191102" text:style-name="Index_20_Link" text:visited-style-name="Index_20_Link">3.28 carpetaMoure<text:tab/>21</text:a></text:p>
        </text:index-body>
      </text:table-of-content>
      <text:p text:style-name="Text_20_body"/>
      <text:h text:style-name="P19" text:outline-level="1"><text:bookmark-start text:name="__RefHeading___Toc4720_112191102"/>Introducció<text:bookmark-end text:name="__RefHeading___Toc4720_112191102"/></text:h>
      <text:p text:style-name="Text_20_body">Aquest document te com a objectiu la definició d’una API genèrica que permeti la comunicació de les aplicacions que formen part del Kit Aníbal amb un arxiu digital.</text:p>
      <text:p text:style-name="Text_20_body">Es te previst realitzar implementacions per a diferents arxius com, per exemple, l’arxiu digital de la CAIB o l’aplicació INSIDE. És per això que el disseny de l’API es basa en les APIs d’aquestes dues aplicacions.</text:p>
      <text:h text:style-name="P19" text:outline-level="1"><text:bookmark-start text:name="__RefHeading___Toc4722_112191102"/>Estructures de dades comunes<text:bookmark-end text:name="__RefHeading___Toc4722_112191102"/></text:h>
      <text:h text:style-name="Heading_20_2" text:outline-level="2"><text:bookmark-start text:name="__RefHeading___Toc7468_250777550"/>Expedient<text:bookmark-end text:name="__RefHeading___Toc7468_250777550"/><text:change text:change-id="ct358735744"/></text:h>
      <table:table table:name="Taula6" table:style-name="Taula6">
        <table:table-column table:style-name="Taula6.A"/>
        <table:table-column table:style-name="Taula6.B"/>
        <table:table-column table:style-name="Taula6.C"/>
        <table:table-column table:style-name="Taula6.D"/>
        <table:table-column table:style-name="Taula6.E"/>
        <table:table-row table:style-name="TableLine476615872">
          <table:table-cell table:style-name="Taula6.A1" table:number-columns-spanned="5" office:value-type="string">
            <text:p text:style-name="P9"><text:span text:style-name="T4"><text:s/>C </text:span><text:s/>Expedient</text:p>
          </table:table-cell>
          <table:covered-table-cell/>
          <table:covered-table-cell/>
          <table:covered-table-cell/>
          <table:covered-table-cell/>
        </table:table-row>
        <table:table-row table:style-name="TableLine476614144">
          <table:table-cell table:style-name="Taula6.A2" table:number-columns-spanned="5" office:value-type="string">
            <text:p text:style-name="P1"><text:change text:change-id="ct358737184"/><text:change-start text:change-id="ct358735504"/>Informació d'un contingut de l'arxiu de tipus expedient<text:change-end text:change-id="ct358735504"/>.</text:p>
          </table:table-cell>
          <table:covered-table-cell/>
          <table:covered-table-cell/>
          <table:covered-table-cell/>
          <table:covered-table-cell/>
        </table:table-row>
        <table:table-row table:style-name="Taula6.3">
          <table:table-cell table:style-name="Taula6.A3" office:value-type="string">
            <text:p text:style-name="P4">Camp</text:p>
          </table:table-cell>
          <table:table-cell table:style-name="Taula6.A3" office:value-type="string">
            <text:p text:style-name="P4">Tipus</text:p>
          </table:table-cell>
          <table:table-cell table:style-name="Taula6.A3" office:value-type="string">
            <text:p text:style-name="P4">Obl</text:p>
          </table:table-cell>
          <table:table-cell table:style-name="Taula6.A3" office:value-type="string">
            <text:p text:style-name="P4">Descripció</text:p>
          </table:table-cell>
          <table:table-cell table:style-name="Taula6.E3" office:value-type="string">
            <text:p text:style-name="P4">Comentaris</text:p>
          </table:table-cell>
        </table:table-row>
        <table:table-row table:style-name="TableLine476584768">
          <table:table-cell table:style-name="Taula6.A4" office:value-type="string">
            <text:p text:style-name="P6">identificador</text:p>
          </table:table-cell>
          <table:table-cell table:style-name="Taula6.B7" office:value-type="string">
            <text:p text:style-name="P1">String</text:p>
          </table:table-cell>
          <table:table-cell table:style-name="Taula6.C7" office:value-type="string">
            <text:p text:style-name="P1"><text:change-start text:change-id="ct358741504"/>SI<text:change-end text:change-id="ct358741504"/></text:p>
          </table:table-cell>
          <table:table-cell table:style-name="Taula6.D7" office:value-type="string">
            <text:p text:style-name="P1">Identificador de l’expedient</text:p>
          </table:table-cell>
          <table:table-cell table:style-name="Taula6.E7" office:value-type="string">
            <text:p text:style-name="P1"/>
          </table:table-cell>
        </table:table-row>
        <table:table-row table:style-name="TableLine476582464">
          <table:table-cell table:style-name="Taula6.A2" office:value-type="string">
            <text:p text:style-name="P4">nom</text:p>
          </table:table-cell>
          <table:table-cell table:style-name="Taula6.B7" office:value-type="string">
            <text:p text:style-name="P1">String </text:p>
          </table:table-cell>
          <table:table-cell table:style-name="Taula6.C7" office:value-type="string">
            <text:p text:style-name="P1"><text:change-start text:change-id="ct358740784"/>SI<text:change-end text:change-id="ct358740784"/></text:p>
          </table:table-cell>
          <table:table-cell table:style-name="Taula6.D7" office:value-type="string">
            <text:p text:style-name="P1">Nom de l’expedient</text:p>
          </table:table-cell>
          <table:table-cell table:style-name="Taula6.E7" office:value-type="string">
            <text:p text:style-name="P1"/>
          </table:table-cell>
        </table:table-row>
        <table:table-row table:style-name="TableLine476582176">
          <table:table-cell table:style-name="Taula6.A2" office:value-type="string">
            <text:p text:style-name="P4">metadades</text:p>
          </table:table-cell>
          <table:table-cell table:style-name="Taula6.B7" office:value-type="string">
            <text:p text:style-name="P1">ExpedientMetadades</text:p>
          </table:table-cell>
          <table:table-cell table:style-name="Taula6.C7" office:value-type="string">
            <text:p text:style-name="P1"><text:change-start text:change-id="ct358738384"/>SI<text:change-end text:change-id="ct358738384"/></text:p>
          </table:table-cell>
          <table:table-cell table:style-name="Taula6.D7" office:value-type="string">
            <text:p text:style-name="P1">Metadades de l’expedient</text:p>
          </table:table-cell>
          <table:table-cell table:style-name="Taula6.E7" office:value-type="string">
            <text:p text:style-name="P1"/>
          </table:table-cell>
        </table:table-row>
        <table:table-row table:style-name="TableLine476581600">
          <table:table-cell table:style-name="Taula6.A2" office:value-type="string">
            <text:p text:style-name="P4">continguts</text:p>
          </table:table-cell>
          <table:table-cell table:style-name="Taula6.B7" office:value-type="string">
            <text:p text:style-name="P1">List&lt;<text:change text:change-id="ct358740544"/><text:change-start text:change-id="ct358738144"/>ContingutArxiu<text:change-end text:change-id="ct358738144"/>&gt; </text:p>
          </table:table-cell>
          <table:table-cell table:style-name="Taula6.C7" office:value-type="string">
            <text:p text:style-name="P1"><text:change-start text:change-id="ct358733824"/>NO<text:change-end text:change-id="ct358733824"/></text:p>
          </table:table-cell>
          <table:table-cell table:style-name="Taula6.D7" office:value-type="string">
            <text:p text:style-name="P1">Llista <text:change-start text:change-id="ct358735984"/>d'ítems<text:change-end text:change-id="ct358735984"/><text:change text:change-id="ct358694224"/> que <text:change text:change-id="ct358741264"/><text:change-start text:change-id="ct358645264"/>pengen<text:change-end text:change-id="ct358645264"/> de l’expedient</text:p>
          </table:table-cell>
          <table:table-cell table:style-name="Taula6.E7" office:value-type="string">
            <text:p text:style-name="P1"/>
          </table:table-cell>
        </table:table-row>
      </table:table>
      <text:p text:style-name="Standard"><text:change text:change-id="ct358739584"/></text:p>
      <text:h text:style-name="Heading_20_2" text:outline-level="2"><text:bookmark-start text:name="__RefHeading___Toc4738_112191102"/>Document<text:bookmark-end text:name="__RefHeading___Toc4738_112191102"/><text:change text:change-id="ct358739824"/></text:h>
      <table:table table:name="Taula8" table:style-name="Taula8">
        <table:table-column table:style-name="Taula8.A"/>
        <table:table-row table:style-name="TableLine476579008">
          <table:table-cell table:style-name="Taula8.A1" office:value-type="string">
            <text:p text:style-name="P9"><text:span text:style-name="T4"><text:s/>C </text:span><text:s/>Document</text:p>
          </table:table-cell>
        </table:table-row>
      </table:table>
      <table:table table:name="Taula9" table:style-name="Taula9">
        <table:table-column table:style-name="Taula9.A"/>
        <table:table-row table:style-name="TableLine476580448">
          <table:table-cell table:style-name="Taula9.A1" office:value-type="string">
            <text:p text:style-name="P1"><text:change text:change-id="ct358705024"/><text:change-start text:change-id="ct358645024"/>Informació d'un contingut de l'arxiu de tipus document<text:change-end text:change-id="ct358645024"/>.</text:p>
          </table:table-cell>
        </table:table-row>
      </table:table>
      <table:table table:name="Taula12" table:style-name="Taula12">
        <table:table-column table:style-name="Taula12.A"/>
        <table:table-column table:style-name="Taula12.B"/>
        <table:table-column table:style-name="Taula12.C"/>
        <table:table-column table:style-name="Taula12.D"/>
        <table:table-column table:style-name="Taula12.E"/>
        <table:table-row table:style-name="Taula12.1">
          <table:table-cell table:style-name="Taula12.A1" office:value-type="string">
            <text:p text:style-name="P4">Camp</text:p>
          </table:table-cell>
          <table:table-cell table:style-name="Taula12.A1" office:value-type="string">
            <text:p text:style-name="P4">Tipus</text:p>
          </table:table-cell>
          <table:table-cell table:style-name="Taula12.A1" office:value-type="string">
            <text:p text:style-name="P4">Obl</text:p>
          </table:table-cell>
          <table:table-cell table:style-name="Taula12.A1" office:value-type="string">
            <text:p text:style-name="P4">Descripció</text:p>
          </table:table-cell>
          <table:table-cell table:style-name="Taula12.E1" office:value-type="string">
            <text:p text:style-name="P4">Comentaris</text:p>
          </table:table-cell>
        </table:table-row>
        <table:table-row table:style-name="TableLine476668000">
          <table:table-cell table:style-name="Taula12.A2" office:value-type="string">
            <text:p text:style-name="P6">identificador</text:p>
          </table:table-cell>
          <table:table-cell table:style-name="Taula12.B7" office:value-type="string">
            <text:p text:style-name="P1">String</text:p>
          </table:table-cell>
          <table:table-cell table:style-name="Taula12.C7" office:value-type="string">
            <text:p text:style-name="P1"><text:change-start text:change-id="ct358631584"/>SI<text:change-end text:change-id="ct358631584"/></text:p>
          </table:table-cell>
          <table:table-cell table:style-name="Taula12.D7" office:value-type="string">
            <text:p text:style-name="P1">Identificador del document</text:p>
          </table:table-cell>
          <table:table-cell table:style-name="Taula12.E7" office:value-type="string">
            <text:p text:style-name="P1"/>
          </table:table-cell>
        </table:table-row>
        <table:table-row table:style-name="TableLine476674048">
          <table:table-cell table:style-name="Taula12.A7" office:value-type="string">
            <text:p text:style-name="P4">nom</text:p>
          </table:table-cell>
          <table:table-cell table:style-name="Taula12.B7" office:value-type="string">
            <text:p text:style-name="P1">String </text:p>
          </table:table-cell>
          <table:table-cell table:style-name="Taula12.C7" office:value-type="string">
            <text:p text:style-name="P1"><text:change-start text:change-id="ct358666144"/>SI<text:change-end text:change-id="ct358666144"/></text:p>
          </table:table-cell>
          <table:table-cell table:style-name="Taula12.D7" office:value-type="string">
            <text:p text:style-name="P1">Nom del document</text:p>
          </table:table-cell>
          <table:table-cell table:style-name="Taula12.E7" office:value-type="string">
            <text:p text:style-name="P1"/>
          </table:table-cell>
        </table:table-row>
        <table:table-row table:style-name="TableLine476674336">
          <table:table-cell table:style-name="Taula12.A7" office:value-type="string">
            <text:p text:style-name="P4"><text:change-start text:change-id="ct358723024"/>estat<text:change-end text:change-id="ct358723024"/></text:p>
          </table:table-cell>
          <table:table-cell table:style-name="Taula12.B7" office:value-type="string">
            <text:p text:style-name="P1"><text:change-start text:change-id="ct358722784"/>DocumentEstat<text:change-end text:change-id="ct358722784"/></text:p>
          </table:table-cell>
          <table:table-cell table:style-name="Taula12.C7" office:value-type="string">
            <text:p text:style-name="P1"><text:change-start text:change-id="ct358660624"/>SI<text:change-end text:change-id="ct358660624"/></text:p>
          </table:table-cell>
          <table:table-cell table:style-name="Taula12.D7" office:value-type="string">
            <text:p text:style-name="P1"><text:change-start text:change-id="ct358740304"/>Estat del document<text:change-end text:change-id="ct358740304"/></text:p>
          </table:table-cell>
          <table:table-cell table:style-name="Taula12.E7" office:value-type="string">
            <text:p text:style-name="P1"><text:change-start text:change-id="ct358740064"/>ESBORRANY</text:p>
            <text:p text:style-name="P1">DEFINITI<text:change-end text:change-id="ct358740064"/><text:change-start text:change-id="ct358708624"/>U<text:change-end text:change-id="ct358708624"/></text:p>
          </table:table-cell>
        </table:table-row>
        <table:table-row table:style-name="TableLine476671744">
          <table:table-cell table:style-name="Taula12.A7" office:value-type="string">
            <text:p text:style-name="P4">metadades</text:p>
          </table:table-cell>
          <table:table-cell table:style-name="Taula12.B7" office:value-type="string">
            <text:p text:style-name="P1">DocumentMetadades</text:p>
          </table:table-cell>
          <table:table-cell table:style-name="Taula12.C7" office:value-type="string">
            <text:p text:style-name="P1"><text:change-start text:change-id="ct358636624"/>SI<text:change-end text:change-id="ct358636624"/></text:p>
          </table:table-cell>
          <table:table-cell table:style-name="Taula12.D7" office:value-type="string">
            <text:p text:style-name="P1">Metadades del document</text:p>
          </table:table-cell>
          <table:table-cell table:style-name="Taula12.E7" office:value-type="string">
            <text:p text:style-name="P1"/>
          </table:table-cell>
        </table:table-row>
        <table:table-row table:style-name="TableLine476671456">
          <table:table-cell table:style-name="Taula12.A7" office:value-type="string">
            <text:p text:style-name="P4">firmes</text:p>
          </table:table-cell>
          <table:table-cell table:style-name="Taula12.B7" office:value-type="string">
            <text:p text:style-name="P1">List&lt;Firma&gt;</text:p>
          </table:table-cell>
          <table:table-cell table:style-name="Taula12.C7" office:value-type="string">
            <text:p text:style-name="P1"><text:change-start text:change-id="ct358618864"/>NO<text:change-end text:change-id="ct358618864"/></text:p>
          </table:table-cell>
          <table:table-cell table:style-name="Taula12.D7" office:value-type="string">
            <text:p text:style-name="P1">Llista de firmes del document</text:p>
          </table:table-cell>
          <table:table-cell table:style-name="Taula12.E7" office:value-type="string">
            <text:p text:style-name="P1"/>
          </table:table-cell>
        </table:table-row>
        <table:table-row table:style-name="TableLine476671168">
          <table:table-cell table:style-name="Taula12.A7" office:value-type="string">
            <text:p text:style-name="P4">contingut</text:p>
          </table:table-cell>
          <table:table-cell table:style-name="Taula12.B7" office:value-type="string">
            <text:p text:style-name="P13">DocumentContingut</text:p>
          </table:table-cell>
          <table:table-cell table:style-name="Taula12.C7" office:value-type="string">
            <text:p text:style-name="P1"><text:change-start text:change-id="ct358723264"/>NO<text:change-end text:change-id="ct358723264"/></text:p>
          </table:table-cell>
          <table:table-cell table:style-name="Taula12.D7" office:value-type="string">
            <text:p text:style-name="P1">Contingut del document</text:p>
          </table:table-cell>
          <table:table-cell table:style-name="Taula12.E7" office:value-type="string">
            <text:p text:style-name="P1"/>
          </table:table-cell>
        </table:table-row>
      </table:table>
      <text:p text:style-name="Standard"><text:change text:change-id="ct358724464"/></text:p>
      <text:h text:style-name="Heading_20_2" text:outline-level="2"><text:bookmark-start text:name="__RefHeading___Toc4740_112191102"/>Carpeta<text:bookmark-end text:name="__RefHeading___Toc4740_112191102"/><text:change text:change-id="ct358626064"/></text:h>
      <table:table table:name="Taula13" table:style-name="Taula13">
        <table:table-column table:style-name="Taula13.A"/>
        <table:table-row table:style-name="TableLine476670592">
          <table:table-cell table:style-name="Taula13.A1" office:value-type="string">
            <text:p text:style-name="P9"><text:span text:style-name="T4"><text:s/>C </text:span><text:s/>Carpeta</text:p>
          </table:table-cell>
        </table:table-row>
      </table:table>
      <table:table table:name="Taula16" table:style-name="Taula16">
        <table:table-column table:style-name="Taula16.A"/>
        <table:table-column table:style-name="Taula16.B"/>
        <table:table-column table:style-name="Taula16.C"/>
        <table:table-column table:style-name="Taula16.D"/>
        <table:table-column table:style-name="Taula16.E"/>
        <table:table-row table:style-name="TableLine476669728">
          <table:table-cell table:style-name="Taula16.A1" table:number-columns-spanned="5" office:value-type="string">
            <text:p text:style-name="P1"><text:change text:change-id="ct358763344"/><text:change-start text:change-id="ct358763584"/>Informació d'un contingut de l'arxiu de tipus carpeta.<text:change-end text:change-id="ct358763584"/></text:p>
          </table:table-cell>
          <table:covered-table-cell/>
          <table:covered-table-cell/>
          <table:covered-table-cell/>
          <table:covered-table-cell/>
        </table:table-row>
        <table:table-row table:style-name="Taula16.2">
          <table:table-cell table:style-name="Taula16.A2" office:value-type="string">
            <text:p text:style-name="P4">Camp</text:p>
          </table:table-cell>
          <table:table-cell table:style-name="Taula16.A2" office:value-type="string">
            <text:p text:style-name="P4">Tipus</text:p>
          </table:table-cell>
          <table:table-cell table:style-name="Taula16.A2" office:value-type="string">
            <text:p text:style-name="P4">Obl</text:p>
          </table:table-cell>
          <table:table-cell table:style-name="Taula16.A2" office:value-type="string">
            <text:p text:style-name="P4">Descripció</text:p>
          </table:table-cell>
          <table:table-cell table:style-name="Taula16.E2" office:value-type="string">
            <text:p text:style-name="P4">Comentaris</text:p>
          </table:table-cell>
        </table:table-row>
        <table:table-row table:style-name="TableLine476656192">
          <table:table-cell table:style-name="Taula16.A1" office:value-type="string">
            <text:p text:style-name="P6">identificador</text:p>
          </table:table-cell>
          <table:table-cell table:style-name="Taula16.B5" office:value-type="string">
            <text:p text:style-name="P1">String</text:p>
          </table:table-cell>
          <table:table-cell table:style-name="Taula16.C5" office:value-type="string">
            <text:p text:style-name="P1"><text:change-start text:change-id="ct358763824"/>SI<text:change-end text:change-id="ct358763824"/></text:p>
          </table:table-cell>
          <table:table-cell table:style-name="Taula16.D5" office:value-type="string">
            <text:p text:style-name="P1">Identificador de la carpeta</text:p>
          </table:table-cell>
          <table:table-cell table:style-name="Taula16.E5" office:value-type="string">
            <text:p text:style-name="P1"/>
          </table:table-cell>
        </table:table-row>
        <table:table-row table:style-name="TableLine476693344">
          <table:table-cell table:style-name="Taula16.A5" office:value-type="string">
            <text:p text:style-name="P4">nom</text:p>
          </table:table-cell>
          <table:table-cell table:style-name="Taula16.B5" office:value-type="string">
            <text:p text:style-name="P1">String </text:p>
          </table:table-cell>
          <table:table-cell table:style-name="Taula16.C5" office:value-type="string">
            <text:p text:style-name="P1"><text:change-start text:change-id="ct358764064"/>SI<text:change-end text:change-id="ct358764064"/></text:p>
          </table:table-cell>
          <table:table-cell table:style-name="Taula16.D5" office:value-type="string">
            <text:p text:style-name="P1">Nom de la carpeta</text:p>
          </table:table-cell>
          <table:table-cell table:style-name="Taula16.E5" office:value-type="string">
            <text:p text:style-name="P1"/>
          </table:table-cell>
        </table:table-row>
        <table:table-row table:style-name="TableLine476610688">
          <table:table-cell table:style-name="Taula16.A5" office:value-type="string">
            <text:p text:style-name="P4">continguts</text:p>
          </table:table-cell>
          <table:table-cell table:style-name="Taula16.B5" office:value-type="string">
            <text:p text:style-name="P1">List&lt;<text:change text:change-id="ct358764544"/><text:change-start text:change-id="ct358754944"/>ContingutArxiu<text:change-end text:change-id="ct358754944"/>&gt; </text:p>
          </table:table-cell>
          <table:table-cell table:style-name="Taula16.C5" office:value-type="string">
            <text:p text:style-name="P1"><text:change-start text:change-id="ct358764304"/>NO<text:change-end text:change-id="ct358764304"/></text:p>
          </table:table-cell>
          <table:table-cell table:style-name="Taula16.D5" office:value-type="string">
            <text:p text:style-name="P1">Llista d’elements que pengen de la carpeta</text:p>
          </table:table-cell>
          <table:table-cell table:style-name="Taula16.E5" office:value-type="string">
            <text:p text:style-name="P1"/>
          </table:table-cell>
        </table:table-row>
      </table:table>
      <text:p text:style-name="Standard"><text:change text:change-id="ct358702384"/></text:p>
      <text:h text:style-name="P23" text:outline-level="2"><text:bookmark-start text:name="__RefHeading___Toc3780_928946740"/>ExpedientMetadades<text:bookmark-end text:name="__RefHeading___Toc3780_928946740"/><text:change text:change-id="ct358662784"/></text:h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row table:style-name="TableLine476673472">
          <table:table-cell table:style-name="Taula1.A1" table:number-columns-spanned="5" office:value-type="string">
            <text:p text:style-name="P9"><text:span text:style-name="T4"><text:s/>C </text:span><text:s/>ExpedientMetadades</text:p>
          </table:table-cell>
          <table:covered-table-cell/>
          <table:covered-table-cell/>
          <table:covered-table-cell/>
          <table:covered-table-cell/>
        </table:table-row>
        <table:table-row table:style-name="TableLine476605504">
          <table:table-cell table:style-name="Taula1.A2" table:number-columns-spanned="5" office:value-type="string">
            <text:p text:style-name="P1"><text:change text:change-id="ct358753504"/><text:change-start text:change-id="ct358753744"/>Meta-dades associades a un expedient<text:change-end text:change-id="ct358753744"/>.</text:p>
          </table:table-cell>
          <table:covered-table-cell/>
          <table:covered-table-cell/>
          <table:covered-table-cell/>
          <table:covered-table-cell/>
        </table:table-row>
        <table:table-row table:style-name="Taula1.3">
          <table:table-cell table:style-name="Taula1.A3" office:value-type="string">
            <text:p text:style-name="P4">Camp</text:p>
          </table:table-cell>
          <table:table-cell table:style-name="Taula1.A3" office:value-type="string">
            <text:p text:style-name="P4">Tipus</text:p>
          </table:table-cell>
          <table:table-cell table:style-name="Taula1.A3" office:value-type="string">
            <text:p text:style-name="P4">Obl</text:p>
          </table:table-cell>
          <table:table-cell table:style-name="Taula1.A3" office:value-type="string">
            <text:p text:style-name="P4">Descripció</text:p>
          </table:table-cell>
          <table:table-cell table:style-name="Taula1.E3" office:value-type="string">
            <text:p text:style-name="P4">Comentaris</text:p>
          </table:table-cell>
        </table:table-row>
        <table:table-row table:style-name="TableLine476583904">
          <table:table-cell table:style-name="Taula1.A2" office:value-type="string">
            <text:p text:style-name="P4">versioNti</text:p>
          </table:table-cell>
          <table:table-cell table:style-name="Taula1.B12" office:value-type="string">
            <text:p text:style-name="P1">String </text:p>
          </table:table-cell>
          <table:table-cell table:style-name="Taula1.C12" office:value-type="string">
            <text:p text:style-name="P1">SI</text:p>
          </table:table-cell>
          <table:table-cell table:style-name="Taula1.D12" office:value-type="string">
            <text:p text:style-name="P1">http://administracionelectronica.gob.es/ENI/XSD/v1.0/documento-e</text:p>
          </table:table-cell>
          <table:table-cell table:style-name="Taula1.E12" office:value-type="string">
            <text:p text:style-name="P1"/>
          </table:table-cell>
        </table:table-row>
        <table:table-row table:style-name="TableLine476637472">
          <table:table-cell table:style-name="Taula1.A12" office:value-type="string">
            <text:p text:style-name="P4">identificador</text:p>
          </table:table-cell>
          <table:table-cell table:style-name="Taula1.B12" office:value-type="string">
            <text:p text:style-name="P1">String </text:p>
          </table:table-cell>
          <table:table-cell table:style-name="Taula1.C12" office:value-type="string">
            <text:p text:style-name="P1">SI</text:p>
          </table:table-cell>
          <table:table-cell table:style-name="Taula1.D12" office:value-type="string">
            <text:p text:style-name="P1">Identificador de la metadada</text:p>
          </table:table-cell>
          <table:table-cell table:style-name="Taula1.E12" office:value-type="string">
            <text:p text:style-name="P1"/>
          </table:table-cell>
        </table:table-row>
        <table:table-row table:style-name="TableLine476650432">
          <table:table-cell table:style-name="Taula1.A12" office:value-type="string">
            <text:p text:style-name="P4">organs</text:p>
          </table:table-cell>
          <table:table-cell table:style-name="Taula1.B12" office:value-type="string">
            <text:p text:style-name="P1"><text:span text:style-name="T2">List</text:span>&lt;String&gt; </text:p>
          </table:table-cell>
          <table:table-cell table:style-name="Taula1.C12" office:value-type="string">
            <text:p text:style-name="P1">SI</text:p>
          </table:table-cell>
          <table:table-cell table:style-name="Taula1.D12" office:value-type="string">
            <text:p text:style-name="P1">Codi <text:change text:change-id="ct358753984"/><text:change-start text:change-id="ct358754224"/>DIR3<text:change-end text:change-id="ct358754224"/> de la unitat orgànica</text:p>
          </table:table-cell>
          <table:table-cell table:style-name="Taula1.E12" office:value-type="string">
            <text:p text:style-name="P1"/>
          </table:table-cell>
        </table:table-row>
        <table:table-row table:style-name="TableLine476643520">
          <table:table-cell table:style-name="Taula1.A12" office:value-type="string">
            <text:p text:style-name="P4">dataObertura</text:p>
          </table:table-cell>
          <table:table-cell table:style-name="Taula1.B12" office:value-type="string">
            <text:p text:style-name="P1">Date </text:p>
          </table:table-cell>
          <table:table-cell table:style-name="Taula1.C12" office:value-type="string">
            <text:p text:style-name="P1">SI</text:p>
          </table:table-cell>
          <table:table-cell table:style-name="Taula1.D12" office:value-type="string">
            <text:p text:style-name="P1">Data d’obertura de l’expedient</text:p>
          </table:table-cell>
          <table:table-cell table:style-name="Taula1.E12" office:value-type="string">
            <text:p text:style-name="P1"/>
          </table:table-cell>
        </table:table-row>
        <table:table-row table:style-name="TableLine476686432">
          <table:table-cell table:style-name="Taula1.A12" office:value-type="string">
            <text:p text:style-name="P4">classificacio</text:p>
          </table:table-cell>
          <table:table-cell table:style-name="Taula1.B12" office:value-type="string">
            <text:p text:style-name="P1">String </text:p>
          </table:table-cell>
          <table:table-cell table:style-name="Taula1.C12" office:value-type="string">
            <text:p text:style-name="P1">SI</text:p>
          </table:table-cell>
          <table:table-cell table:style-name="Taula1.D12" office:value-type="string">
            <text:p text:style-name="P1">Codi SIA del procediment</text:p>
          </table:table-cell>
          <table:table-cell table:style-name="Taula1.E12" office:value-type="string">
            <text:p text:style-name="P1"/>
          </table:table-cell>
        </table:table-row>
        <table:table-row table:style-name="TableLine476627392">
          <table:table-cell table:style-name="Taula1.A12" office:value-type="string">
            <text:p text:style-name="P4">estat</text:p>
          </table:table-cell>
          <table:table-cell table:style-name="Taula1.B12" office:value-type="string">
            <text:p text:style-name="P1"><text:change text:change-id="ct358754464"/><text:change-start text:change-id="ct358754704"/>ExpedientEstat<text:change-end text:change-id="ct358754704"/> </text:p>
          </table:table-cell>
          <table:table-cell table:style-name="Taula1.C12" office:value-type="string">
            <text:p text:style-name="P1">SI</text:p>
          </table:table-cell>
          <table:table-cell table:style-name="Taula1.D12" office:value-type="string">
            <text:p text:style-name="P1">Estat de l’expedient<text:change text:change-id="ct358762384"/></text:p>
          </table:table-cell>
          <table:table-cell table:style-name="Taula1.E12" office:value-type="string">
            <text:p text:style-name="P1"><text:change-start text:change-id="ct358762624"/>E01: Obert</text:p>
            <text:p text:style-name="P1">E02: Tancat</text:p>
            <text:p text:style-name="P1">E03: Índex per a remissió tancat<text:change-end text:change-id="ct358762624"/></text:p>
          </table:table-cell>
        </table:table-row>
        <table:table-row table:style-name="TableLine476629408">
          <table:table-cell table:style-name="Taula1.A12" office:value-type="string">
            <text:p text:style-name="P4">interessats</text:p>
          </table:table-cell>
          <table:table-cell table:style-name="Taula1.B12" office:value-type="string">
            <text:p text:style-name="P1">List&lt;String&gt; </text:p>
          </table:table-cell>
          <table:table-cell table:style-name="Taula1.C12" office:value-type="string">
            <text:p text:style-name="P1">NO</text:p>
          </table:table-cell>
          <table:table-cell table:style-name="Taula1.D12" office:value-type="string">
            <text:p text:style-name="P1">NIFs dels interessats associats a l’expedient</text:p>
          </table:table-cell>
          <table:table-cell table:style-name="Taula1.E12" office:value-type="string">
            <text:p text:style-name="P1"/>
          </table:table-cell>
        </table:table-row>
        <table:table-row table:style-name="TableLine476647840">
          <table:table-cell table:style-name="Taula1.A12" office:value-type="string">
            <text:p text:style-name="P4">serieDocumental</text:p>
          </table:table-cell>
          <table:table-cell table:style-name="Taula1.B12" office:value-type="string">
            <text:p text:style-name="P1">String </text:p>
          </table:table-cell>
          <table:table-cell table:style-name="Taula1.C12" office:value-type="string">
            <text:p text:style-name="P1">SI</text:p>
          </table:table-cell>
          <table:table-cell table:style-name="Taula1.D12" office:value-type="string">
            <text:p text:style-name="P1">Identificador de la sèrie documental de l’arxiu</text:p>
          </table:table-cell>
          <table:table-cell table:style-name="Taula1.E12" office:value-type="string">
            <text:p text:style-name="P1"/>
          </table:table-cell>
        </table:table-row>
        <table:table-row table:style-name="TableLine476584192">
          <table:table-cell table:style-name="Taula1.A12" office:value-type="string">
            <text:p text:style-name="P4">metadadesAddicionals</text:p>
          </table:table-cell>
          <table:table-cell table:style-name="Taula1.B12" office:value-type="string">
            <text:p text:style-name="P1">Map&lt;String, <text:change text:change-id="ct358762864"/><text:change-start text:change-id="ct358763104"/>Object<text:change-end text:change-id="ct358763104"/>&gt; </text:p>
          </table:table-cell>
          <table:table-cell table:style-name="Taula1.C12" office:value-type="string">
            <text:p text:style-name="P1">No</text:p>
          </table:table-cell>
          <table:table-cell table:style-name="Taula1.D12" office:value-type="string">
            <text:p text:style-name="P1"><text:change text:change-id="ct358753264"/><text:change-start text:change-id="ct358753024"/>Altres meta-dades de l’expedient<text:change-end text:change-id="ct358753024"/>.</text:p>
          </table:table-cell>
          <table:table-cell table:style-name="Taula1.E12" office:value-type="string">
            <text:p text:style-name="P1">Map: &lt;nomMetadada, valorMetadada&gt;</text:p>
          </table:table-cell>
        </table:table-row>
      </table:table>
      <text:p text:style-name="Text_20_body"><text:change-start text:change-id="ct358752784"/></text:p>
      <text:h text:style-name="Heading_20_2" text:outline-level="2"><text:bookmark-start text:name="__RefHeading___Toc4724_112191102"/><text:change-end text:change-id="ct358752784"/>DocumentMetadades<text:bookmark-end text:name="__RefHeading___Toc4724_112191102"/><text:change text:change-id="ct358752544"/></text:h>
      <table:table table:name="Taula3" table:style-name="Taula3">
        <table:table-column table:style-name="Taula3.A"/>
        <table:table-column table:style-name="Taula3.B"/>
        <table:table-column table:style-name="Taula3.C"/>
        <table:table-column table:style-name="Taula3.D"/>
        <table:table-column table:style-name="Taula3.E"/>
        <table:table-row table:style-name="TableLine476604352">
          <table:table-cell table:style-name="Taula3.A1" table:number-columns-spanned="5" office:value-type="string">
            <text:p text:style-name="P9"><text:span text:style-name="T4"><text:s/>C </text:span><text:s/>DocumentMetadades</text:p>
          </table:table-cell>
          <table:covered-table-cell/>
          <table:covered-table-cell/>
          <table:covered-table-cell/>
          <table:covered-table-cell/>
        </table:table-row>
        <table:table-row table:style-name="TableLine476603488">
          <table:table-cell table:style-name="Taula3.A2" table:number-columns-spanned="5" office:value-type="string">
            <text:p text:style-name="P1"><text:change text:change-id="ct358651024"/><text:change-start text:change-id="ct358724944"/>Meta-dades associades a un document<text:change-end text:change-id="ct358724944"/>.</text:p>
          </table:table-cell>
          <table:covered-table-cell/>
          <table:covered-table-cell/>
          <table:covered-table-cell/>
          <table:covered-table-cell/>
        </table:table-row>
        <table:table-row table:style-name="Taula3.3">
          <table:table-cell table:style-name="Taula3.A3" office:value-type="string">
            <text:p text:style-name="P4">Camp</text:p>
          </table:table-cell>
          <table:table-cell table:style-name="Taula3.A3" office:value-type="string">
            <text:p text:style-name="P4">Tipus</text:p>
          </table:table-cell>
          <table:table-cell table:style-name="Taula3.A3" office:value-type="string">
            <text:p text:style-name="P4">Obl</text:p>
          </table:table-cell>
          <table:table-cell table:style-name="Taula3.A3" office:value-type="string">
            <text:p text:style-name="P4">Descripció</text:p>
          </table:table-cell>
          <table:table-cell table:style-name="Taula3.E3" office:value-type="string">
            <text:p text:style-name="P4">Comentaris</text:p>
          </table:table-cell>
        </table:table-row>
        <table:table-row table:style-name="TableLine476601184">
          <table:table-cell table:style-name="Taula3.A2" office:value-type="string">
            <text:p text:style-name="P4">versioNti</text:p>
          </table:table-cell>
          <table:table-cell table:style-name="Taula3.B15" office:value-type="string">
            <text:p text:style-name="P1">String </text:p>
          </table:table-cell>
          <table:table-cell table:style-name="Taula3.C15" office:value-type="string">
            <text:p text:style-name="P1">SI</text:p>
          </table:table-cell>
          <table:table-cell table:style-name="Taula3.D15" office:value-type="string">
            <text:p text:style-name="P1">http://administracionelectronica.gob.es/ENI/XSD/v1.0/documento-e</text:p>
          </table:table-cell>
          <table:table-cell table:style-name="Taula3.E15" office:value-type="string">
            <text:p text:style-name="P1"/>
          </table:table-cell>
        </table:table-row>
        <table:table-row table:style-name="TableLine476599456">
          <table:table-cell table:style-name="Taula3.A15" office:value-type="string">
            <text:p text:style-name="P4">identificador</text:p>
          </table:table-cell>
          <table:table-cell table:style-name="Taula3.B15" office:value-type="string">
            <text:p text:style-name="P1">String </text:p>
          </table:table-cell>
          <table:table-cell table:style-name="Taula3.C15" office:value-type="string">
            <text:p text:style-name="P1">SI</text:p>
          </table:table-cell>
          <table:table-cell table:style-name="Taula3.D15" office:value-type="string">
            <text:p text:style-name="P1">Identificador de la metadada</text:p>
          </table:table-cell>
          <table:table-cell table:style-name="Taula3.E15" office:value-type="string">
            <text:p text:style-name="P1"/>
          </table:table-cell>
        </table:table-row>
        <table:table-row table:style-name="TableLine476598880">
          <table:table-cell table:style-name="Taula3.A15" office:value-type="string">
            <text:p text:style-name="P4"><text:change-start text:change-id="ct358726144"/>origen<text:change-end text:change-id="ct358726144"/></text:p>
          </table:table-cell>
          <table:table-cell table:style-name="Taula3.B15" office:value-type="string">
            <text:p text:style-name="P1"><text:change-start text:change-id="ct358726384"/>ContingutOrigen <text:change-end text:change-id="ct358726384"/></text:p>
          </table:table-cell>
          <table:table-cell table:style-name="Taula3.C15" office:value-type="string">
            <text:p text:style-name="P1"><text:change-start text:change-id="ct358636864"/>SI<text:change-end text:change-id="ct358636864"/></text:p>
          </table:table-cell>
          <table:table-cell table:style-name="Taula3.D15" office:value-type="string">
            <text:p text:style-name="P1"><text:change-start text:change-id="ct358626784"/>Persona física o jurídica que origina el document.<text:change-end text:change-id="ct358626784"/></text:p>
          </table:table-cell>
          <table:table-cell table:style-name="Taula3.E15" office:value-type="string">
            <text:p text:style-name="P1"><text:change-start text:change-id="ct358627024"/>0:<text:change-end text:change-id="ct358627024"/><text:change-start text:change-id="ct358736704"/> Ciutadà</text:p>
            <text:p text:style-name="P1">1: Administració<text:change-end text:change-id="ct358736704"/></text:p>
          </table:table-cell>
        </table:table-row>
        <table:table-row table:style-name="TableLine476598592">
          <table:table-cell table:style-name="Taula3.A15" office:value-type="string">
            <text:p text:style-name="P4">organs</text:p>
          </table:table-cell>
          <table:table-cell table:style-name="Taula3.B15" office:value-type="string">
            <text:p text:style-name="P1"><text:span text:style-name="T2">List</text:span>&lt;String&gt; </text:p>
          </table:table-cell>
          <table:table-cell table:style-name="Taula3.C15" office:value-type="string">
            <text:p text:style-name="P1">SI</text:p>
          </table:table-cell>
          <table:table-cell table:style-name="Taula3.D15" office:value-type="string">
            <text:p text:style-name="P1">Codi Dir3 de la unitat orgànica</text:p>
          </table:table-cell>
          <table:table-cell table:style-name="Taula3.E15" office:value-type="string">
            <text:p text:style-name="P1"/>
          </table:table-cell>
        </table:table-row>
        <table:table-row table:style-name="TableLine476598304">
          <table:table-cell table:style-name="Taula3.A15" office:value-type="string">
            <text:p text:style-name="P4">data<text:change-start text:change-id="ct358736464"/>Captura<text:change-end text:change-id="ct358736464"/></text:p>
          </table:table-cell>
          <table:table-cell table:style-name="Taula3.B15" office:value-type="string">
            <text:p text:style-name="P1">Date </text:p>
          </table:table-cell>
          <table:table-cell table:style-name="Taula3.C15" office:value-type="string">
            <text:p text:style-name="P1">SI</text:p>
          </table:table-cell>
          <table:table-cell table:style-name="Taula3.D15" office:value-type="string">
            <text:p text:style-name="P1">Data de captura del document</text:p>
          </table:table-cell>
          <table:table-cell table:style-name="Taula3.E15" office:value-type="string">
            <text:p text:style-name="P1"/>
          </table:table-cell>
        </table:table-row>
        <table:table-row table:style-name="TableLine476598016">
          <table:table-cell table:style-name="Taula3.A15" office:value-type="string">
            <text:p text:style-name="P4"><text:change text:change-id="ct358724704"/><text:change text:change-id="ct358692064"/>estatElaboracio</text:p>
          </table:table-cell>
          <table:table-cell table:style-name="Taula3.B15" office:value-type="string">
            <text:p text:style-name="P1"><text:change text:change-id="ct358687504"/><text:change-start text:change-id="ct358650544"/>Document<text:change-end text:change-id="ct358650544"/><text:change-start text:change-id="ct358627984"/>EstatElaboracio<text:change-end text:change-id="ct358627984"/> </text:p>
          </table:table-cell>
          <table:table-cell table:style-name="Taula3.C15" office:value-type="string">
            <text:p text:style-name="P1">SI</text:p>
          </table:table-cell>
          <table:table-cell table:style-name="Taula3.D15" office:value-type="string">
            <text:p text:style-name="P1">Estat <text:change-start text:change-id="ct358700464"/>d’<text:change-end text:change-id="ct358700464"/>elaboració<text:change text:change-id="ct358634944"/><text:change-start text:change-id="ct358730704"/>.<text:change-end text:change-id="ct358730704"/></text:p>
          </table:table-cell>
          <table:table-cell table:style-name="Taula3.E15" office:value-type="string">
            <text:p text:style-name="P1"><text:change-start text:change-id="ct358714864"/>EE01: Original</text:p>
            <text:p text:style-name="P1">EE02: Còpia electrònica autèntica amb canvi de format</text:p>
            <text:p text:style-name="P1">EE03: Còpia electrònica autèntica de document paper</text:p>
            <text:p text:style-name="P1">EE04: Còpia electrònica parcial autèntica<text:change-end text:change-id="ct358714864"/></text:p>
          </table:table-cell>
        </table:table-row>
        <table:table-row table:style-name="TableLine476597728">
          <table:table-cell table:style-name="Taula3.A15" office:value-type="string">
            <text:p text:style-name="P4">tipusDocumental</text:p>
          </table:table-cell>
          <table:table-cell table:style-name="Taula3.B15" office:value-type="string">
            <text:p text:style-name="P1"><text:change text:change-id="ct358725424"/><text:change-start text:change-id="ct358693984"/>DocumentTipus<text:change-end text:change-id="ct358693984"/> </text:p>
          </table:table-cell>
          <table:table-cell table:style-name="Taula3.C15" office:value-type="string">
            <text:p text:style-name="P1">SI</text:p>
          </table:table-cell>
          <table:table-cell table:style-name="Taula3.D15" office:value-type="string">
            <text:p text:style-name="P1"><text:change-start text:change-id="ct358725184"/>Tipus<text:change-end text:change-id="ct358725184"/><text:change text:change-id="ct358734304"/><text:change-start text:change-id="ct358734064"/> de document.<text:change-end text:change-id="ct358734064"/></text:p>
          </table:table-cell>
          <table:table-cell table:style-name="Taula3.E15" office:value-type="string">
            <text:p text:style-name="P1"><text:change-start text:change-id="ct358693024"/>TD01: Resolución</text:p>
            <text:p text:style-name="P1">TD02: Acuerdo</text:p>
            <text:p text:style-name="P1">TD03: Contrato</text:p>
            <text:p text:style-name="P1">TD04: Convenio</text:p>
            <text:p text:style-name="P1">TD05: Declaración</text:p>
            <text:p text:style-name="P1">TD06: Comunicación</text:p>
            <text:p text:style-name="P1">TD07: Notificación</text:p>
            <text:p text:style-name="P1">TD08: Publicación</text:p>
            <text:p text:style-name="P1">TD09: Acuse de recibo</text:p>
            <text:p text:style-name="P1">TD10: Acta</text:p>
            <text:p text:style-name="P1">TD11: Certificado</text:p>
            <text:p text:style-name="P1"><text:soft-page-break/>TD12: Diligencia</text:p>
            <text:p text:style-name="P1">TD13: Informe</text:p>
            <text:p text:style-name="P1">TD14: Solicitud</text:p>
            <text:p text:style-name="P1">TD15: Denuncia</text:p>
            <text:p text:style-name="P1">TD16: Alegación</text:p>
            <text:p text:style-name="P1">TD17: Recursos</text:p>
            <text:p text:style-name="P1">TD18: Comunicación ciudadano</text:p>
            <text:p text:style-name="P1">TD19: Factura</text:p>
            <text:p text:style-name="P1">TD20: Otros incautados</text:p>
            <text:p text:style-name="P1">TD99: Otros<text:change-end text:change-id="ct358693024"/></text:p>
          </table:table-cell>
        </table:table-row>
        <table:table-row table:style-name="TableLine476597440">
          <table:table-cell table:style-name="Taula3.A15" office:value-type="string">
            <text:p text:style-name="P4"><text:change-start text:change-id="ct358668784"/>format<text:change-end text:change-id="ct358668784"/></text:p>
          </table:table-cell>
          <table:table-cell table:style-name="Taula3.B15" office:value-type="string">
            <text:p text:style-name="P1"><text:change-start text:change-id="ct358692784"/>DocumentFormat<text:change-end text:change-id="ct358692784"/><text:change-start text:change-id="ct358692544"/> <text:change-end text:change-id="ct358692544"/></text:p>
          </table:table-cell>
          <table:table-cell table:style-name="Taula3.C15" office:value-type="string">
            <text:p text:style-name="P1"><text:change-start text:change-id="ct358701904"/>SI<text:change-end text:change-id="ct358701904"/></text:p>
          </table:table-cell>
          <table:table-cell table:style-name="Taula3.D15" office:value-type="string">
            <text:p text:style-name="P1"><text:change-start text:change-id="ct358705984"/>Nom del fo<text:change-end text:change-id="ct358705984"/><text:change-start text:change-id="ct358719184"/>rmat del fitxer.<text:change-end text:change-id="ct358719184"/></text:p>
          </table:table-cell>
          <table:table-cell table:style-name="Taula3.E15" office:value-type="string">
            <text:p text:style-name="P1"><text:change-start text:change-id="ct358718944"/>Valor extret de la l<text:change-end text:change-id="ct358718944"/><text:change-start text:change-id="ct358718704"/>lista de formats admesos per la NTI de Catálogo de estándares.<text:change-end text:change-id="ct358718704"/></text:p>
          </table:table-cell>
        </table:table-row>
        <table:table-row table:style-name="TableLine476597152">
          <table:table-cell table:style-name="Taula3.A15" office:value-type="string">
            <text:p text:style-name="P4"><text:change-start text:change-id="ct358718464"/>extensio<text:change-end text:change-id="ct358718464"/></text:p>
          </table:table-cell>
          <table:table-cell table:style-name="Taula3.B15" office:value-type="string">
            <text:p text:style-name="P1"><text:change-start text:change-id="ct358623424"/>DocumentExtensio<text:change-end text:change-id="ct358623424"/><text:change-start text:change-id="ct358729984"/> <text:change-end text:change-id="ct358729984"/></text:p>
          </table:table-cell>
          <table:table-cell table:style-name="Taula3.C15" office:value-type="string">
            <text:p text:style-name="P1"><text:change-start text:change-id="ct358729744"/>SI<text:change-end text:change-id="ct358729744"/></text:p>
          </table:table-cell>
          <table:table-cell table:style-name="Taula3.D15" office:value-type="string">
            <text:p text:style-name="P1"><text:change-start text:change-id="ct358667824"/>Extensió del fitxer.<text:change-end text:change-id="ct358667824"/></text:p>
          </table:table-cell>
          <table:table-cell table:style-name="Taula3.E15" office:value-type="string">
            <text:p text:style-name="P1"><text:change-start text:change-id="ct358683664"/>.gml</text:p>
            <text:p text:style-name="P1">.gz</text:p>
            <text:p text:style-name="P1">.zip</text:p>
            <text:p text:style-name="P1">.avi</text:p>
            <text:p text:style-name="P1">.csv</text:p>
            <text:p text:style-name="P1">.html</text:p>
            <text:p text:style-name="P1">.htm</text:p>
            <text:p text:style-name="P1">.css</text:p>
            <text:p text:style-name="P1">.jpg</text:p>
            <text:p text:style-name="P1">.jpeg</text:p>
            <text:p text:style-name="P1">.mhtml</text:p>
            <text:p text:style-name="P1">.mht</text:p>
            <text:p text:style-name="P1">.odt</text:p>
            <text:p text:style-name="P1">.ods</text:p>
            <text:p text:style-name="P1">.odp</text:p>
            <text:p text:style-name="P1">.odg</text:p>
            <text:p text:style-name="P1">.docx</text:p>
            <text:p text:style-name="P1">.xlsx</text:p>
            <text:p text:style-name="P1">.pptx</text:p>
            <text:p text:style-name="P1">.pdf</text:p>
            <text:p text:style-name="P1">.png</text:p>
            <text:p text:style-name="P1">.rtf</text:p>
            <text:p text:style-name="P1">.svg</text:p>
            <text:p text:style-name="P1">.tiff</text:p>
            <text:p text:style-name="P1">.txt</text:p>
            <text:p text:style-name="P1">.mp3</text:p>
            <text:p text:style-name="P1">.ogg</text:p>
            <text:p text:style-name="P1">.oga</text:p>
            <text:p text:style-name="P1">.mpeg</text:p>
            <text:p text:style-name="P1">.mp4</text:p>
            <text:p text:style-name="P1">.webm<text:change-end text:change-id="ct358683664"/></text:p>
          </table:table-cell>
        </table:table-row>
        <table:table-row table:style-name="TableLine476596864">
          <table:table-cell table:style-name="Taula3.A15" office:value-type="string">
            <text:p text:style-name="P4">serieDocumental</text:p>
          </table:table-cell>
          <table:table-cell table:style-name="Taula3.B15" office:value-type="string">
            <text:p text:style-name="P1">String </text:p>
          </table:table-cell>
          <table:table-cell table:style-name="Taula3.C15" office:value-type="string">
            <text:p text:style-name="P1">SI</text:p>
          </table:table-cell>
          <table:table-cell table:style-name="Taula3.D15" office:value-type="string">
            <text:p text:style-name="P1">Identificador de la sèrie documental de l’arxiu<text:change-start text:change-id="ct358719664"/>.<text:change-end text:change-id="ct358719664"/></text:p>
          </table:table-cell>
          <table:table-cell table:style-name="Taula3.E15" office:value-type="string">
            <text:p text:style-name="P1"/>
          </table:table-cell>
        </table:table-row>
        <table:table-row table:style-name="TableLine476596576">
          <table:table-cell table:style-name="Taula3.A15" office:value-type="string">
            <text:p text:style-name="P4"><text:change-start text:change-id="ct358624864"/>identificadorOrigen<text:change-end text:change-id="ct358624864"/></text:p>
          </table:table-cell>
          <table:table-cell table:style-name="Taula3.B15" office:value-type="string">
            <text:p text:style-name="P1"><text:change-start text:change-id="ct358737424"/>String<text:change-end text:change-id="ct358737424"/></text:p>
          </table:table-cell>
          <table:table-cell table:style-name="Taula3.C15" office:value-type="string">
            <text:p text:style-name="P1"><text:change-start text:change-id="ct358737664"/>No<text:change-end text:change-id="ct358737664"/></text:p>
          </table:table-cell>
          <table:table-cell table:style-name="Taula3.D15" office:value-type="string">
            <text:p text:style-name="P1"><text:change-start text:change-id="ct358713184"/>Identificador del document original al que correspon aquesta còpia.<text:change-end text:change-id="ct358713184"/></text:p>
          </table:table-cell>
          <table:table-cell table:style-name="Taula3.E15" office:value-type="string">
            <text:p text:style-name="P1"><text:change-start text:change-id="ct358715584"/>Només té sentit en cas de que el document sigui una còpia<text:change-end text:change-id="ct358715584"/><text:change-start text:change-id="ct358717504"/> (estats d’elaboració: EE02 i EE04).<text:change-end text:change-id="ct358717504"/></text:p>
          </table:table-cell>
        </table:table-row>
        <table:table-row table:style-name="TableLine476596288">
          <table:table-cell table:style-name="Taula3.A15" office:value-type="string">
            <text:p text:style-name="P4">metadadesAddicionals</text:p>
          </table:table-cell>
          <table:table-cell table:style-name="Taula3.B15" office:value-type="string">
            <text:p text:style-name="P1">Map&lt;String, <text:change text:change-id="ct358717264"/><text:change-start text:change-id="ct358732144"/>Object<text:change-end text:change-id="ct358732144"/>&gt; </text:p>
          </table:table-cell>
          <table:table-cell table:style-name="Taula3.C15" office:value-type="string">
            <text:p text:style-name="P1">No</text:p>
          </table:table-cell>
          <table:table-cell table:style-name="Taula3.D15" office:value-type="string">
            <text:p text:style-name="P1"><text:change text:change-id="ct358732384"/><text:change-start text:change-id="ct358707424"/>Altres meta-dades del document<text:change-end text:change-id="ct358707424"/>.</text:p>
          </table:table-cell>
          <table:table-cell table:style-name="Taula3.E15" office:value-type="string">
            <text:p text:style-name="P1">Map: &lt;nomMetadada, valorMetadada&gt;</text:p>
          </table:table-cell>
        </table:table-row>
      </table:table>
      <text:p text:style-name="Standard"/>
      <text:h text:style-name="Heading_20_2" text:outline-level="2"><text:bookmark-start text:name="__RefHeading___Toc4726_112191102"/>DocumentContingut<text:bookmark-end text:name="__RefHeading___Toc4726_112191102"/><text:change text:change-id="ct358701664"/></text:h>
      <table:table table:name="Taula58" table:style-name="Taula58">
        <table:table-column table:style-name="Taula58.A"/>
        <table:table-column table:style-name="Taula58.B"/>
        <table:table-column table:style-name="Taula58.C"/>
        <table:table-column table:style-name="Taula58.D"/>
        <table:table-column table:style-name="Taula58.E"/>
        <table:table-row table:style-name="TableLine476595712">
          <table:table-cell table:style-name="Taula58.A1" table:number-columns-spanned="5" office:value-type="string">
            <text:p text:style-name="P9"><text:span text:style-name="T4"><text:s/>C </text:span><text:s/>DocumentContingut</text:p>
          </table:table-cell>
          <table:covered-table-cell/>
          <table:covered-table-cell/>
          <table:covered-table-cell/>
          <table:covered-table-cell/>
        </table:table-row>
        <table:table-row table:style-name="TableLine476594848">
          <table:table-cell table:style-name="Taula58.A2" table:number-columns-spanned="5" office:value-type="string">
            <text:p text:style-name="P7"><text:change text:change-id="ct358704544"/><text:change-start text:change-id="ct358616464"/>Informació sobre un contingut d’un document<text:change-end text:change-id="ct358616464"/>.</text:p>
          </table:table-cell>
          <table:covered-table-cell/>
          <table:covered-table-cell/>
          <table:covered-table-cell/>
          <table:covered-table-cell/>
        </table:table-row>
        <table:table-row table:style-name="Taula58.3">
          <table:table-cell table:style-name="Taula58.A3" office:value-type="string">
            <text:p text:style-name="P4">Camp</text:p>
          </table:table-cell>
          <table:table-cell table:style-name="Taula58.A3" office:value-type="string">
            <text:p text:style-name="P4">Tipus</text:p>
          </table:table-cell>
          <table:table-cell table:style-name="Taula58.A3" office:value-type="string">
            <text:p text:style-name="P4">Obl</text:p>
          </table:table-cell>
          <table:table-cell table:style-name="Taula58.A3" office:value-type="string">
            <text:p text:style-name="P4">Descripció</text:p>
          </table:table-cell>
          <table:table-cell table:style-name="Taula58.E3" office:value-type="string">
            <text:p text:style-name="P4">Comentaris</text:p>
          </table:table-cell>
        </table:table-row>
        <table:table-row table:style-name="TableLine476592256">
          <table:table-cell table:style-name="Taula58.A4" office:value-type="string">
            <text:p text:style-name="P4">contingut</text:p>
          </table:table-cell>
          <table:table-cell table:style-name="Taula58.B7" office:value-type="string">
            <text:p text:style-name="P1">byte[] </text:p>
          </table:table-cell>
          <table:table-cell table:style-name="Taula58.C7" office:value-type="string">
            <text:p text:style-name="P1">Si</text:p>
          </table:table-cell>
          <table:table-cell table:style-name="Taula58.D7" office:value-type="string">
            <text:p text:style-name="P1">Contingut del fitxer</text:p>
          </table:table-cell>
          <table:table-cell table:style-name="Taula58.E7" office:value-type="string">
            <text:p text:style-name="P1"/>
          </table:table-cell>
        </table:table-row>
        <text:soft-page-break/>
        <table:table-row table:style-name="TableLine476590528">
          <table:table-cell table:style-name="Taula58.A2" office:value-type="string">
            <text:p text:style-name="P4"><text:change-start text:change-id="ct358672144"/>t<text:change-end text:change-id="ct358672144"/><text:change-start text:change-id="ct358694704"/>amany<text:change-end text:change-id="ct358694704"/></text:p>
          </table:table-cell>
          <table:table-cell table:style-name="Taula58.B7" office:value-type="string">
            <text:p text:style-name="P1"><text:change-start text:change-id="ct358709344"/>long<text:change-end text:change-id="ct358709344"/></text:p>
          </table:table-cell>
          <table:table-cell table:style-name="Taula58.C7" office:value-type="string">
            <text:p text:style-name="P1"><text:change-start text:change-id="ct358694944"/>Si<text:change-end text:change-id="ct358694944"/></text:p>
          </table:table-cell>
          <table:table-cell table:style-name="Taula58.D7" office:value-type="string">
            <text:p text:style-name="P1"><text:change-start text:change-id="ct358685824"/>Nombre de bytes del “contingut”<text:change-end text:change-id="ct358685824"/></text:p>
          </table:table-cell>
          <table:table-cell table:style-name="Taula58.E7" office:value-type="string">
            <text:p text:style-name="P1"/>
          </table:table-cell>
        </table:table-row>
        <table:table-row table:style-name="TableLine476589952">
          <table:table-cell table:style-name="Taula58.A2" office:value-type="string">
            <text:p text:style-name="P10"><text:change-start text:change-id="ct358681744"/><text:span text:style-name="T1">arxiuNom</text:span><text:change-end text:change-id="ct358681744"/></text:p>
          </table:table-cell>
          <table:table-cell table:style-name="Taula58.B7" office:value-type="string">
            <text:p text:style-name="P1"><text:change-start text:change-id="ct358615984"/>String<text:change-end text:change-id="ct358615984"/></text:p>
          </table:table-cell>
          <table:table-cell table:style-name="Taula58.C7" office:value-type="string">
            <text:p text:style-name="P1"><text:change-start text:change-id="ct358688704"/>No<text:change-end text:change-id="ct358688704"/></text:p>
          </table:table-cell>
          <table:table-cell table:style-name="Taula58.D7" office:value-type="string">
            <text:p text:style-name="P1"><text:change-start text:change-id="ct358704784"/>Nom de l’arxiu<text:change-end text:change-id="ct358704784"/></text:p>
          </table:table-cell>
          <table:table-cell table:style-name="Taula58.E7" office:value-type="string">
            <text:p text:style-name="P1"/>
          </table:table-cell>
        </table:table-row>
        <table:table-row table:style-name="TableLine476589664">
          <table:table-cell table:style-name="Taula58.A2" office:value-type="string">
            <text:p text:style-name="P10"><text:span text:style-name="T1">tipusMime</text:span><text:change text:change-id="ct358615504"/></text:p>
          </table:table-cell>
          <table:table-cell table:style-name="Taula58.B7" office:value-type="string">
            <text:p text:style-name="P1">String </text:p>
          </table:table-cell>
          <table:table-cell table:style-name="Taula58.C7" office:value-type="string">
            <text:p text:style-name="P1">Si</text:p>
          </table:table-cell>
          <table:table-cell table:style-name="Taula58.D7" office:value-type="string">
            <text:p text:style-name="P1">Tipus de format del contingut</text:p>
          </table:table-cell>
          <table:table-cell table:style-name="Taula58.E7" office:value-type="string">
            <text:p text:style-name="P1">PDF, XML, ...</text:p>
          </table:table-cell>
        </table:table-row>
      </table:table>
      <text:p text:style-name="Standard"/>
      <text:h text:style-name="Heading_20_2" text:outline-level="2"><text:bookmark-start text:name="__RefHeading___Toc4730_112191102"/>Firma<text:bookmark-end text:name="__RefHeading___Toc4730_112191102"/><text:change text:change-id="ct358734544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column table:style-name="Taula2.E"/>
        <table:table-row table:style-name="TableLine476589088">
          <table:table-cell table:style-name="Taula2.A1" table:number-columns-spanned="5" office:value-type="string">
            <text:p text:style-name="P9"><text:span text:style-name="T4"><text:s/>C </text:span><text:s/>Firma</text:p>
          </table:table-cell>
          <table:covered-table-cell/>
          <table:covered-table-cell/>
          <table:covered-table-cell/>
          <table:covered-table-cell/>
        </table:table-row>
        <table:table-row table:style-name="TableLine476588224">
          <table:table-cell table:style-name="Taula2.A2" table:number-columns-spanned="5" office:value-type="string">
            <text:p text:style-name="P1"><text:change text:change-id="ct358653184"/><text:change-start text:change-id="ct358669504"/>Informació sobre la firma d’un expedient o document<text:change-end text:change-id="ct358669504"/>.</text:p>
          </table:table-cell>
          <table:covered-table-cell/>
          <table:covered-table-cell/>
          <table:covered-table-cell/>
          <table:covered-table-cell/>
        </table:table-row>
        <table:table-row table:style-name="Taula2.3">
          <table:table-cell table:style-name="Taula2.A3" office:value-type="string">
            <text:p text:style-name="P4">Camp</text:p>
          </table:table-cell>
          <table:table-cell table:style-name="Taula2.A3" office:value-type="string">
            <text:p text:style-name="P4">Tipus</text:p>
          </table:table-cell>
          <table:table-cell table:style-name="Taula2.A3" office:value-type="string">
            <text:p text:style-name="P4">Obl</text:p>
          </table:table-cell>
          <table:table-cell table:style-name="Taula2.A3" office:value-type="string">
            <text:p text:style-name="P4">Descripció</text:p>
          </table:table-cell>
          <table:table-cell table:style-name="Taula2.E3" office:value-type="string">
            <text:p text:style-name="P4">Comentaris</text:p>
          </table:table-cell>
        </table:table-row>
        <table:table-row table:style-name="TableLine476677216">
          <table:table-cell table:style-name="Taula2.A4" office:value-type="string">
            <text:p text:style-name="P4">tipus</text:p>
          </table:table-cell>
          <table:table-cell table:style-name="Taula2.B10" office:value-type="string">
            <text:p text:style-name="P1"><text:change text:change-id="ct358628704"/><text:change-start text:change-id="ct358686544"/>FirmaTipus<text:change-end text:change-id="ct358686544"/> </text:p>
          </table:table-cell>
          <table:table-cell table:style-name="Taula2.C10" office:value-type="string">
            <text:p text:style-name="P1"><text:change text:change-id="ct358683904"/><text:change-start text:change-id="ct358672624"/>Si<text:change-end text:change-id="ct358672624"/></text:p>
          </table:table-cell>
          <table:table-cell table:style-name="Taula2.D10" office:value-type="string">
            <text:p text:style-name="P1">Tipus de firma</text:p>
          </table:table-cell>
          <table:table-cell table:style-name="Taula2.E10" office:value-type="string">
            <text:p text:style-name="P1"><text:change-start text:change-id="ct358687024"/>TF01: CSV</text:p>
            <text:p text:style-name="P1">TF02: XAdES internally detached signature</text:p>
            <text:p text:style-name="P1">TF03: XAdES enveloped signature</text:p>
            <text:p text:style-name="P1">TF04: CAdES detached/explicit signature</text:p>
            <text:p text:style-name="P1">TF05: CAdES attached/implicit signature</text:p>
            <text:p text:style-name="P1">TF06: PAdES<text:change-end text:change-id="ct358687024"/><text:change-start text:change-id="ct358666624"/></text:p>
            <text:p text:style-name="P1">TF07: SMIME</text:p>
            <text:p text:style-name="P1">TF08: ODT</text:p>
            <text:p text:style-name="P1"><text:change-end text:change-id="ct358666624"/><text:change text:change-id="ct358676224"/><text:change text:change-id="ct358734784"/><text:change text:change-id="ct358627504"/><text:change text:change-id="ct358682704"/><text:change text:change-id="ct358626304"/><text:change text:change-id="ct358642624"/><text:change text:change-id="ct358641184"/><text:change text:change-id="ct358696384"/><text:change text:change-id="ct358696144"/><text:change text:change-id="ct358635424"/><text:change text:change-id="ct358708384"/><text:change text:change-id="ct358707184"/><text:change text:change-id="ct358706464"/><text:change text:change-id="ct358706944"/><text:change text:change-id="ct358706224"/><text:change text:change-id="ct358703104"/><text:change text:change-id="ct358703344"/><text:change text:change-id="ct358769344"/><text:change text:change-id="ct358769104"/><text:change-start text:change-id="ct358768864"/>TF09<text:change-end text:change-id="ct358768864"/><text:change-start text:change-id="ct358768624"/>: OOXML<text:change-end text:change-id="ct358768624"/></text:p>
          </table:table-cell>
        </table:table-row>
        <table:table-row table:style-name="TableLine476679232">
          <table:table-cell table:style-name="Taula2.A2" office:value-type="string">
            <text:p text:style-name="P4"><text:change-start text:change-id="ct358768384"/>perfil<text:change-end text:change-id="ct358768384"/></text:p>
          </table:table-cell>
          <table:table-cell table:style-name="Taula2.B10" office:value-type="string">
            <text:p text:style-name="P1"><text:change-start text:change-id="ct358768144"/>FirmaPerfil<text:change-end text:change-id="ct358768144"/></text:p>
          </table:table-cell>
          <table:table-cell table:style-name="Taula2.C10" office:value-type="string">
            <text:p text:style-name="P1"><text:change-start text:change-id="ct358767904"/>Si<text:change-end text:change-id="ct358767904"/></text:p>
          </table:table-cell>
          <table:table-cell table:style-name="Taula2.D10" office:value-type="string">
            <text:p text:style-name="P1"><text:change-start text:change-id="ct358767664"/>Perfil de la firma<text:change-end text:change-id="ct358767664"/></text:p>
          </table:table-cell>
          <table:table-cell table:style-name="Taula2.E10" office:value-type="string">
            <text:p text:style-name="P1"><text:change-start text:change-id="ct358767424"/>BES</text:p>
            <text:p text:style-name="P1">EPES</text:p>
            <text:p text:style-name="P1">LTV</text:p>
            <text:p text:style-name="P1">T</text:p>
            <text:p text:style-name="P1">C</text:p>
            <text:p text:style-name="P1">X</text:p>
            <text:p text:style-name="P1">XL</text:p>
            <text:p text:style-name="P1">A<text:change-end text:change-id="ct358767424"/></text:p>
          </table:table-cell>
        </table:table-row>
        <table:table-row table:style-name="TableLine476679808">
          <table:table-cell table:style-name="Taula2.A2" office:value-type="string">
            <text:p text:style-name="P4"><text:change-start text:change-id="ct358767184"/>fitxerN<text:change-end text:change-id="ct358767184"/><text:change text:change-id="ct358647184"/>om</text:p>
          </table:table-cell>
          <table:table-cell table:style-name="Taula2.B10" office:value-type="string">
            <text:p text:style-name="P1">String</text:p>
          </table:table-cell>
          <table:table-cell table:style-name="Taula2.C10" office:value-type="string">
            <text:p text:style-name="P1">No</text:p>
          </table:table-cell>
          <table:table-cell table:style-name="Taula2.D10" office:value-type="string">
            <text:p text:style-name="P1">Nom del fitxer que conté la firma</text:p>
          </table:table-cell>
          <table:table-cell table:style-name="Taula2.E10" office:value-type="string">
            <text:p text:style-name="P1"/>
          </table:table-cell>
        </table:table-row>
        <table:table-row table:style-name="TableLine476680096">
          <table:table-cell table:style-name="Taula2.A2" office:value-type="string">
            <text:p text:style-name="P4">contingut</text:p>
          </table:table-cell>
          <table:table-cell table:style-name="Taula2.B10" office:value-type="string">
            <text:p text:style-name="P1">byte[]</text:p>
          </table:table-cell>
          <table:table-cell table:style-name="Taula2.C10" office:value-type="string">
            <text:p text:style-name="P1">Si</text:p>
          </table:table-cell>
          <table:table-cell table:style-name="Taula2.D10" office:value-type="string">
            <text:p text:style-name="P1">Contingut de la firma</text:p>
          </table:table-cell>
          <table:table-cell table:style-name="Taula2.E10" office:value-type="string">
            <text:p text:style-name="P1">En cas de firma de tipus CSV <text:change text:change-id="ct358639984"/><text:change-start text:change-id="ct358709584"/>aquest camp contendrà<text:change-end text:change-id="ct358709584"/> <text:change-start text:change-id="ct358621744"/>el <text:change-end text:change-id="ct358621744"/><text:change text:change-id="ct358621984"/><text:change-start text:change-id="ct358650784"/>CSV<text:change-end text:change-id="ct358650784"/> <text:change text:change-id="ct358647664"/><text:change-start text:change-id="ct358661824"/>com a cadena de caràcters<text:change-end text:change-id="ct358661824"/>.</text:p>
            <text:p text:style-name="P1">En cas contrari <text:change text:change-id="ct358681504"/><text:change-start text:change-id="ct358628224"/>aquest camp contendrà els bytes de <text:change-end text:change-id="ct358628224"/>la firma detached<text:change-start text:change-id="ct358757344"/>.<text:change-end text:change-id="ct358757344"/></text:p>
          </table:table-cell>
        </table:table-row>
        <table:table-row table:style-name="TableLine476680384">
          <table:table-cell table:style-name="Taula2.A2" office:value-type="string">
            <text:p text:style-name="P4"><text:change-start text:change-id="ct358757104"/>tamany<text:change-end text:change-id="ct358757104"/></text:p>
          </table:table-cell>
          <table:table-cell table:style-name="Taula2.B10" office:value-type="string">
            <text:p text:style-name="P1"><text:change-start text:change-id="ct358756864"/>long<text:change-end text:change-id="ct358756864"/></text:p>
          </table:table-cell>
          <table:table-cell table:style-name="Taula2.C10" office:value-type="string">
            <text:p text:style-name="P1"><text:change-start text:change-id="ct358756624"/>Si<text:change-end text:change-id="ct358756624"/></text:p>
          </table:table-cell>
          <table:table-cell table:style-name="Taula2.D10" office:value-type="string">
            <text:p text:style-name="P1"><text:change-start text:change-id="ct358756384"/>Nombre de bytes del “contingut”<text:change-end text:change-id="ct358756384"/></text:p>
          </table:table-cell>
          <table:table-cell table:style-name="Taula2.E10" office:value-type="string">
            <text:p text:style-name="P1"/>
          </table:table-cell>
        </table:table-row>
        <table:table-row table:style-name="TableLine476680672">
          <table:table-cell table:style-name="Taula2.A2" office:value-type="string">
            <text:p text:style-name="P10"><text:span text:style-name="T1">tipusMime</text:span></text:p>
          </table:table-cell>
          <table:table-cell table:style-name="Taula2.B10" office:value-type="string">
            <text:p text:style-name="P1">String</text:p>
          </table:table-cell>
          <table:table-cell table:style-name="Taula2.C10" office:value-type="string">
            <text:p text:style-name="P1">Si</text:p>
          </table:table-cell>
          <table:table-cell table:style-name="Taula2.D10" office:value-type="string">
            <text:p text:style-name="P1">Format del contingut de la firma</text:p>
          </table:table-cell>
          <table:table-cell table:style-name="Taula2.E10" office:value-type="string">
            <text:p text:style-name="P1"/>
          </table:table-cell>
        </table:table-row>
        <table:table-row table:style-name="TableLine476680960">
          <table:table-cell table:style-name="Taula2.A2" office:value-type="string">
            <text:p text:style-name="P4">csvRegulacio</text:p>
          </table:table-cell>
          <table:table-cell table:style-name="Taula2.B10" office:value-type="string">
            <text:p text:style-name="P1">String </text:p>
          </table:table-cell>
          <table:table-cell table:style-name="Taula2.C10" office:value-type="string">
            <text:p text:style-name="P1">No</text:p>
          </table:table-cell>
          <table:table-cell table:style-name="Taula2.D10" office:value-type="string">
            <text:p text:style-name="P1">Referència a la llei que regula l’aplicació del CSV</text:p>
          </table:table-cell>
          <table:table-cell table:style-name="Taula2.E10" office:value-type="string">
            <text:p text:style-name="P1"/>
          </table:table-cell>
        </table:table-row>
      </table:table>
      <text:p text:style-name="Standard"/>
      <text:h text:style-name="Heading_20_2" text:outline-level="2"><text:bookmark-start text:name="__RefHeading___Toc4732_112191102"/><text:change text:change-id="ct358756144"/><text:change-start text:change-id="ct358755904"/>ContingutArxiu<text:bookmark-end text:name="__RefHeading___Toc4732_112191102"/><text:change-end text:change-id="ct358755904"/><text:change text:change-id="ct358755664"/></text:h>
      <table:table table:name="Taula5" table:style-name="Taula5">
        <table:table-column table:style-name="Taula5.A"/>
        <table:table-row table:style-name="TableLine476681536">
          <table:table-cell table:style-name="Taula5.A1" office:value-type="string">
            <text:p text:style-name="P9"><text:span text:style-name="T4"><text:s/>C </text:span><text:s/><text:change text:change-id="ct358704064"/><text:change-start text:change-id="ct358633984"/>ContingutArxiu<text:change-end text:change-id="ct358633984"/></text:p>
          </table:table-cell>
        </table:table-row>
      </table:table>
      <table:table table:name="Taula15" table:style-name="Taula15">
        <table:table-column table:style-name="Taula15.A"/>
        <table:table-column table:style-name="Taula15.B"/>
        <table:table-column table:style-name="Taula15.C"/>
        <table:table-column table:style-name="Taula15.D"/>
        <table:table-column table:style-name="Taula15.E"/>
        <table:table-row table:style-name="TableLine476682400">
          <table:table-cell table:style-name="Taula15.A1" table:number-columns-spanned="5" office:value-type="string">
            <text:p text:style-name="P1"><text:change text:change-id="ct358698784"/><text:change-start text:change-id="ct358698544"/>Informació sobre<text:change-end text:change-id="ct358698544"/> un contingut <text:change text:change-id="ct358699024"/><text:change-start text:change-id="ct358723504"/>genèric de l’arxiu<text:change-end text:change-id="ct358723504"/>.<text:change-start text:change-id="ct358708144"/> Aquest contingut pot ser de tipus document, expedient o carpeta.<text:change-end text:change-id="ct358708144"/></text:p>
          </table:table-cell>
          <table:covered-table-cell/>
          <table:covered-table-cell/>
          <table:covered-table-cell/>
          <table:covered-table-cell/>
        </table:table-row>
        <table:table-row table:style-name="Taula15.2">
          <table:table-cell table:style-name="Taula15.A2" office:value-type="string">
            <text:p text:style-name="P4">Camp</text:p>
          </table:table-cell>
          <table:table-cell table:style-name="Taula15.A2" office:value-type="string">
            <text:p text:style-name="P4">Tipus</text:p>
          </table:table-cell>
          <table:table-cell table:style-name="Taula15.A2" office:value-type="string">
            <text:p text:style-name="P4">Obl</text:p>
          </table:table-cell>
          <table:table-cell table:style-name="Taula15.A2" office:value-type="string">
            <text:p text:style-name="P4">Descripció</text:p>
          </table:table-cell>
          <table:table-cell table:style-name="Taula15.E2" office:value-type="string">
            <text:p text:style-name="P4">Comentaris</text:p>
          </table:table-cell>
        </table:table-row>
        <table:table-row table:style-name="Taula15.2">
          <table:table-cell table:style-name="Taula15.A1" office:value-type="string">
            <text:p text:style-name="P4">tipus</text:p>
          </table:table-cell>
          <table:table-cell table:style-name="Taula15.B6" office:value-type="string">
            <text:p text:style-name="P1"><text:change text:change-id="ct358755184"/><text:change-start text:change-id="ct358755424"/>String<text:change-end text:change-id="ct358755424"/> </text:p>
          </table:table-cell>
          <table:table-cell table:style-name="Taula15.C6" office:value-type="string">
            <text:p text:style-name="P1"><text:change-start text:change-id="ct358723984"/>SI<text:change-end text:change-id="ct358723984"/></text:p>
          </table:table-cell>
          <table:table-cell table:style-name="Taula15.D6" office:value-type="string">
            <text:p text:style-name="P1"><text:change text:change-id="ct358724224"/><text:change-start text:change-id="ct358752304"/>T<text:change-end text:change-id="ct358752304"/>ipus de contingut</text:p>
          </table:table-cell>
          <table:table-cell table:style-name="Taula15.E3" office:value-type="string">
            <text:p text:style-name="P1"><text:change text:change-id="ct358752064"/><text:change-start text:change-id="ct358751824"/>TC<text:change-end text:change-id="ct358751824"/><text:change-start text:change-id="ct358751584"/>01: Expedient<text:change-end text:change-id="ct358751584"/><text:change-start text:change-id="ct358751344"/></text:p>
            <text:p text:style-name="P1">TC02: Document</text:p>
            <text:p text:style-name="P1"><text:change-end text:change-id="ct358751344"/><text:change-start text:change-id="ct358751104"/>TC<text:change-end text:change-id="ct358751104"/><text:change-start text:change-id="ct358750864"/>03: Carpeta<text:change-end text:change-id="ct358750864"/></text:p>
          </table:table-cell>
        </table:table-row>
        <table:table-row table:style-name="TableLine476659648">
          <table:table-cell table:style-name="Taula15.A4" office:value-type="string">
            <text:p text:style-name="P4">nom</text:p>
          </table:table-cell>
          <table:table-cell table:style-name="Taula15.B6" office:value-type="string">
            <text:p text:style-name="P1">String </text:p>
          </table:table-cell>
          <table:table-cell table:style-name="Taula15.C6" office:value-type="string">
            <text:p text:style-name="P1"><text:change-start text:change-id="ct358747984"/>SI<text:change-end text:change-id="ct358747984"/></text:p>
          </table:table-cell>
          <table:table-cell table:style-name="Taula15.D6" office:value-type="string">
            <text:p text:style-name="P1">Nom de<text:change text:change-id="ct358750384"/><text:change-start text:change-id="ct358750624"/>l contingut<text:change-end text:change-id="ct358750624"/></text:p>
          </table:table-cell>
          <table:table-cell table:style-name="Taula15.E6" office:value-type="string">
            <text:p text:style-name="P1"/>
          </table:table-cell>
        </table:table-row>
        <table:table-row table:style-name="TableLine476660512">
          <table:table-cell table:style-name="Taula15.A6" office:value-type="string">
            <text:p text:style-name="P4">identificador</text:p>
          </table:table-cell>
          <table:table-cell table:style-name="Taula15.B6" office:value-type="string">
            <text:p text:style-name="P1">String </text:p>
          </table:table-cell>
          <table:table-cell table:style-name="Taula15.C6" office:value-type="string">
            <text:p text:style-name="P1"><text:change-start text:change-id="ct358642144"/>SI<text:change-end text:change-id="ct358642144"/></text:p>
          </table:table-cell>
          <table:table-cell table:style-name="Taula15.D6" office:value-type="string">
            <text:p text:style-name="P1">Identificador de l’item</text:p>
          </table:table-cell>
          <table:table-cell table:style-name="Taula15.E6" office:value-type="string">
            <text:p text:style-name="P1"/>
          </table:table-cell>
        </table:table-row>
        <table:table-row table:style-name="TableLine476661088">
          <table:table-cell table:style-name="Taula15.A6" office:value-type="string">
            <text:p text:style-name="P4">versio</text:p>
          </table:table-cell>
          <table:table-cell table:style-name="Taula15.B6" office:value-type="string">
            <text:p text:style-name="P1">String </text:p>
          </table:table-cell>
          <table:table-cell table:style-name="Taula15.C6" office:value-type="string">
            <text:p text:style-name="P1"><text:change-start text:change-id="ct358707904"/>NO<text:change-end text:change-id="ct358707904"/></text:p>
          </table:table-cell>
          <table:table-cell table:style-name="Taula15.D6" office:value-type="string">
            <text:p text:style-name="P8">Versió de l’item</text:p>
          </table:table-cell>
          <table:table-cell table:style-name="Taula15.E6" office:value-type="string">
            <text:p text:style-name="P1"/>
          </table:table-cell>
        </table:table-row>
      </table:table>
      <text:p text:style-name="Text_20_body"><text:change-start text:change-id="ct358661584"/></text:p>
      <text:h text:style-name="Heading_20_2" text:outline-level="2"><text:bookmark-start text:name="__RefHeading___Toc4742_112191102"/><text:change-end text:change-id="ct358661584"/><text:soft-page-break/>ConsultaFiltre<text:bookmark-end text:name="__RefHeading___Toc4742_112191102"/><text:change text:change-id="ct358624144"/><text:change text:change-id="ct358628944"/></text:h>
      <table:table table:name="Taula10" table:style-name="Taula10">
        <table:table-column table:style-name="Taula10.A"/>
        <table:table-column table:style-name="Taula10.B"/>
        <table:table-column table:style-name="Taula10.C"/>
        <table:table-column table:style-name="Taula10.D"/>
        <table:table-column table:style-name="Taula10.E"/>
        <table:table-row table:style-name="TableLine476661664">
          <table:table-cell table:style-name="Taula10.A1" table:number-columns-spanned="5" office:value-type="string">
            <text:p text:style-name="P9"><text:span text:style-name="T4"><text:s/>C </text:span><text:s/>ConsultaFiltre</text:p>
          </table:table-cell>
          <table:covered-table-cell/>
          <table:covered-table-cell/>
          <table:covered-table-cell/>
          <table:covered-table-cell/>
        </table:table-row>
        <table:table-row table:style-name="TableLine476696512">
          <table:table-cell table:style-name="Taula10.A2" table:number-columns-spanned="5" office:value-type="string">
            <text:p text:style-name="P1"><text:change text:change-id="ct358772944"/><text:change-start text:change-id="ct358773184"/>Informació sobre el filtre per a realitzar consultes.<text:change-end text:change-id="ct358773184"/></text:p>
          </table:table-cell>
          <table:covered-table-cell/>
          <table:covered-table-cell/>
          <table:covered-table-cell/>
          <table:covered-table-cell/>
        </table:table-row>
        <table:table-row table:style-name="Taula10.3">
          <table:table-cell table:style-name="Taula10.A3" office:value-type="string">
            <text:p text:style-name="P4">Camp</text:p>
          </table:table-cell>
          <table:table-cell table:style-name="Taula10.A3" office:value-type="string">
            <text:p text:style-name="P4">Tipus</text:p>
          </table:table-cell>
          <table:table-cell table:style-name="Taula10.A3" office:value-type="string">
            <text:p text:style-name="P4">Obl</text:p>
          </table:table-cell>
          <table:table-cell table:style-name="Taula10.A3" office:value-type="string">
            <text:p text:style-name="P4">Descripció</text:p>
          </table:table-cell>
          <table:table-cell table:style-name="Taula10.E3" office:value-type="string">
            <text:p text:style-name="P4">Comentaris</text:p>
          </table:table-cell>
        </table:table-row>
        <table:table-row table:style-name="TableLine476708896">
          <table:table-cell table:style-name="Taula10.A4" office:value-type="string">
            <text:p text:style-name="P12">metada<text:change text:change-id="ct358773424"/><text:change-start text:change-id="ct358773664"/>da<text:change-end text:change-id="ct358773664"/></text:p>
          </table:table-cell>
          <table:table-cell table:style-name="Taula10.B6" office:value-type="string">
            <text:p text:style-name="P13">String</text:p>
          </table:table-cell>
          <table:table-cell table:style-name="Taula10.C6" office:value-type="string">
            <text:p text:style-name="P13">SI</text:p>
          </table:table-cell>
          <table:table-cell table:style-name="Taula10.D6" office:value-type="string">
            <text:p text:style-name="P13">Metadada sobre la que s’aplica el criteri de filtre</text:p>
          </table:table-cell>
          <table:table-cell table:style-name="Taula10.E6" office:value-type="string">
            <text:p text:style-name="P11"/>
          </table:table-cell>
        </table:table-row>
        <table:table-row table:style-name="TableLine476707168">
          <table:table-cell table:style-name="Taula10.A2" office:value-type="string">
            <text:p text:style-name="P12">operacio</text:p>
          </table:table-cell>
          <table:table-cell table:style-name="Taula10.B6" office:value-type="string">
            <text:p text:style-name="P13"><text:change-start text:change-id="ct358773904"/>Consulta<text:change-end text:change-id="ct358773904"/>Operacio</text:p>
          </table:table-cell>
          <table:table-cell table:style-name="Taula10.C6" office:value-type="string">
            <text:p text:style-name="P13">SI</text:p>
          </table:table-cell>
          <table:table-cell table:style-name="Taula10.D6" office:value-type="string">
            <text:p text:style-name="P13">Operació a aplicar sobre la metadada</text:p>
          </table:table-cell>
          <table:table-cell table:style-name="Taula10.E6" office:value-type="string">
            <text:p text:style-name="P13"><text:change-start text:change-id="ct358774144"/>IGUAL</text:p>
            <text:p text:style-name="P13">CONTE</text:p>
            <text:p text:style-name="P13">M<text:change-end text:change-id="ct358774144"/><text:change-start text:change-id="ct358729504"/>ENOR</text:p>
            <text:p text:style-name="P13">MAJOR</text:p>
            <text:p text:style-name="P13">ENTRE<text:change-end text:change-id="ct358729504"/><text:change text:change-id="ct358729264"/></text:p>
          </table:table-cell>
        </table:table-row>
        <table:table-row table:style-name="TableLine476706592">
          <table:table-cell table:style-name="Taula10.A2" office:value-type="string">
            <text:p text:style-name="P12">valorOperacio</text:p>
          </table:table-cell>
          <table:table-cell table:style-name="Taula10.B6" office:value-type="string">
            <text:p text:style-name="P13">String</text:p>
          </table:table-cell>
          <table:table-cell table:style-name="Taula10.C6" office:value-type="string">
            <text:p text:style-name="P13">SI</text:p>
          </table:table-cell>
          <table:table-cell table:style-name="Taula10.D6" office:value-type="string">
            <text:p text:style-name="P13">Valor a utilitzar en el criteri</text:p>
          </table:table-cell>
          <table:table-cell table:style-name="Taula10.E6" office:value-type="string">
            <text:p text:style-name="P13"/>
          </table:table-cell>
        </table:table-row>
      </table:table>
      <text:p text:style-name="Standard"><text:change text:change-id="ct358652704"/></text:p>
      <text:h text:style-name="Heading_20_2" text:outline-level="2"><text:bookmark-start text:name="__RefHeading___Toc4744_112191102"/>ConsultaResultat <text:bookmark-end text:name="__RefHeading___Toc4744_112191102"/><text:change text:change-id="ct358772704"/></text:h>
      <table:table table:name="Taula14" table:style-name="Taula14">
        <table:table-column table:style-name="Taula14.A"/>
        <table:table-column table:style-name="Taula14.B"/>
        <table:table-column table:style-name="Taula14.C"/>
        <table:table-column table:style-name="Taula14.D"/>
        <table:table-column table:style-name="Taula14.E"/>
        <table:table-row table:style-name="TableLine476706016">
          <table:table-cell table:style-name="Taula14.A1" table:number-columns-spanned="5" office:value-type="string">
            <text:p text:style-name="P9"><text:span text:style-name="T4"><text:s/>C </text:span><text:s/>ConsultaResultat</text:p>
          </table:table-cell>
          <table:covered-table-cell/>
          <table:covered-table-cell/>
          <table:covered-table-cell/>
          <table:covered-table-cell/>
        </table:table-row>
        <table:table-row table:style-name="TableLine476705152">
          <table:table-cell table:style-name="Taula14.A2" table:number-columns-spanned="5" office:value-type="string">
            <text:p text:style-name="P1"><text:change text:change-id="ct358674544"/><text:change-start text:change-id="ct358624624"/>Informació sobre el resultat d’una consulta.<text:change-end text:change-id="ct358624624"/></text:p>
          </table:table-cell>
          <table:covered-table-cell/>
          <table:covered-table-cell/>
          <table:covered-table-cell/>
          <table:covered-table-cell/>
        </table:table-row>
        <table:table-row table:style-name="Taula14.3">
          <table:table-cell table:style-name="Taula14.A3" office:value-type="string">
            <text:p text:style-name="P4">Camp</text:p>
          </table:table-cell>
          <table:table-cell table:style-name="Taula14.A3" office:value-type="string">
            <text:p text:style-name="P4">Tipus</text:p>
          </table:table-cell>
          <table:table-cell table:style-name="Taula14.A3" office:value-type="string">
            <text:p text:style-name="P4">Obl</text:p>
          </table:table-cell>
          <table:table-cell table:style-name="Taula14.A3" office:value-type="string">
            <text:p text:style-name="P4">Descripció</text:p>
          </table:table-cell>
          <table:table-cell table:style-name="Taula14.E3" office:value-type="string">
            <text:p text:style-name="P4">Comentaris</text:p>
          </table:table-cell>
        </table:table-row>
        <table:table-row table:style-name="TableLine476702560">
          <table:table-cell table:style-name="Taula14.A4" office:value-type="string">
            <text:p text:style-name="P4">numRegistres</text:p>
          </table:table-cell>
          <table:table-cell table:style-name="Taula14.B8" office:value-type="string">
            <text:p text:style-name="P1">int </text:p>
          </table:table-cell>
          <table:table-cell table:style-name="Taula14.C8" office:value-type="string">
            <text:p text:style-name="P1"/>
          </table:table-cell>
          <table:table-cell table:style-name="Taula14.D8" office:value-type="string">
            <text:p text:style-name="P1"/>
          </table:table-cell>
          <table:table-cell table:style-name="Taula14.E8" office:value-type="string">
            <text:p text:style-name="P1"/>
          </table:table-cell>
        </table:table-row>
        <table:table-row table:style-name="TableLine476700832">
          <table:table-cell table:style-name="Taula14.A2" office:value-type="string">
            <text:p text:style-name="P4">numPagines</text:p>
          </table:table-cell>
          <table:table-cell table:style-name="Taula14.B8" office:value-type="string">
            <text:p text:style-name="P1">int </text:p>
          </table:table-cell>
          <table:table-cell table:style-name="Taula14.C8" office:value-type="string">
            <text:p text:style-name="P1"/>
          </table:table-cell>
          <table:table-cell table:style-name="Taula14.D8" office:value-type="string">
            <text:p text:style-name="P1"/>
          </table:table-cell>
          <table:table-cell table:style-name="Taula14.E8" office:value-type="string">
            <text:p text:style-name="P1"/>
          </table:table-cell>
        </table:table-row>
        <table:table-row table:style-name="TableLine476700256">
          <table:table-cell table:style-name="Taula14.A2" office:value-type="string">
            <text:p text:style-name="P4">numRetornat</text:p>
          </table:table-cell>
          <table:table-cell table:style-name="Taula14.B8" office:value-type="string">
            <text:p text:style-name="P1">int</text:p>
          </table:table-cell>
          <table:table-cell table:style-name="Taula14.C8" office:value-type="string">
            <text:p text:style-name="P1"/>
          </table:table-cell>
          <table:table-cell table:style-name="Taula14.D8" office:value-type="string">
            <text:p text:style-name="P1"/>
          </table:table-cell>
          <table:table-cell table:style-name="Taula14.E8" office:value-type="string">
            <text:p text:style-name="P1"/>
          </table:table-cell>
        </table:table-row>
        <table:table-row table:style-name="TableLine476699968">
          <table:table-cell table:style-name="Taula14.A2" office:value-type="string">
            <text:p text:style-name="P4">paginaActual</text:p>
          </table:table-cell>
          <table:table-cell table:style-name="Taula14.B8" office:value-type="string">
            <text:p text:style-name="P1">int </text:p>
          </table:table-cell>
          <table:table-cell table:style-name="Taula14.C8" office:value-type="string">
            <text:p text:style-name="P1"/>
          </table:table-cell>
          <table:table-cell table:style-name="Taula14.D8" office:value-type="string">
            <text:p text:style-name="P1"/>
          </table:table-cell>
          <table:table-cell table:style-name="Taula14.E8" office:value-type="string">
            <text:p text:style-name="P1"/>
          </table:table-cell>
        </table:table-row>
        <table:table-row table:style-name="TableLine476699680">
          <table:table-cell table:style-name="Taula14.A2" office:value-type="string">
            <text:p text:style-name="P4">resultats</text:p>
          </table:table-cell>
          <table:table-cell table:style-name="Taula14.B8" office:value-type="string">
            <text:p text:style-name="P1">List&lt;<text:change text:change-id="ct358614304"/><text:change-start text:change-id="ct358638544"/>ContingutArxiu<text:change-end text:change-id="ct358638544"/>&gt; </text:p>
          </table:table-cell>
          <table:table-cell table:style-name="Taula14.C8" office:value-type="string">
            <text:p text:style-name="P1"/>
          </table:table-cell>
          <table:table-cell table:style-name="Taula14.D8" office:value-type="string">
            <text:p text:style-name="P1"/>
          </table:table-cell>
          <table:table-cell table:style-name="Taula14.E8" office:value-type="string">
            <text:p text:style-name="P1"/>
          </table:table-cell>
        </table:table-row>
      </table:table>
      <text:p text:style-name="Standard"><text:change-start text:change-id="ct358654864"/></text:p>
      <text:h text:style-name="Heading_20_2" text:outline-level="2"><text:bookmark-start text:name="__RefHeading___Toc4744_1121911021"/><text:change-end text:change-id="ct358654864"/><text:change text:change-id="ct358636144"/><text:change-start text:change-id="ct358635904"/>Enumerats<text:bookmark-end text:name="__RefHeading___Toc4744_1121911021"/><text:change-end text:change-id="ct358635904"/><text:change text:change-id="ct358771984"/></text:h>
      <table:table table:name="Taula23" table:style-name="Taula23">
        <table:table-column table:style-name="Taula23.A"/>
        <table:table-row table:style-name="TableLine476699104">
          <table:table-cell table:style-name="Taula23.A1" office:value-type="string">
            <text:p text:style-name="P9"><text:change-start text:change-id="ct358746784"/><text:span text:style-name="T4"><text:s/>E </text:span><text:s/>ContingutOrigen<text:change-end text:change-id="ct358746784"/></text:p>
          </table:table-cell>
        </table:table-row>
      </table:table>
      <table:table table:name="Taula26" table:style-name="Taula26">
        <table:table-column table:style-name="Taula26.A"/>
        <table:table-column table:style-name="Taula26.B"/>
        <table:table-column table:style-name="Taula26.C"/>
        <table:table-header-rows>
          <table:table-row table:style-name="TableLine476698240">
            <table:table-cell table:style-name="Taula26.A1" table:number-columns-spanned="3" office:value-type="string">
              <text:p text:style-name="P1"><text:change-start text:change-id="ct358747024"/>Possibles orígens d’un document.<text:change-end text:change-id="ct358747024"/></text:p>
            </table:table-cell>
            <table:covered-table-cell/>
            <table:covered-table-cell/>
          </table:table-row>
        </table:table-header-rows>
        <table:table-row table:style-name="Taula26.2">
          <table:table-cell table:style-name="Taula26.A2" office:value-type="string">
            <text:p text:style-name="P4"><text:change-start text:change-id="ct358747264"/>Codi<text:change-end text:change-id="ct358747264"/></text:p>
          </table:table-cell>
          <table:table-cell table:style-name="Taula26.A2" office:value-type="string">
            <text:p text:style-name="P4"><text:change-start text:change-id="ct358747504"/>Valor<text:change-end text:change-id="ct358747504"/></text:p>
          </table:table-cell>
          <table:table-cell table:style-name="Taula26.C2" office:value-type="string">
            <text:p text:style-name="P4"><text:change-start text:change-id="ct358747744"/>Comentaris<text:change-end text:change-id="ct358747744"/></text:p>
          </table:table-cell>
        </table:table-row>
        <table:table-row table:style-name="Taula26.2">
          <table:table-cell table:style-name="Taula26.A3" office:value-type="string">
            <text:p text:style-name="P4"><text:change-start text:change-id="ct358721824"/>CIUTADA<text:change-end text:change-id="ct358721824"/></text:p>
          </table:table-cell>
          <table:table-cell table:style-name="Taula26.B4" office:value-type="string">
            <text:p text:style-name="P1"><text:change-start text:change-id="ct358711264"/>0<text:change-end text:change-id="ct358711264"/></text:p>
          </table:table-cell>
          <table:table-cell table:style-name="Taula26.C3" office:value-type="string">
            <text:p text:style-name="P1"/>
          </table:table-cell>
        </table:table-row>
        <table:table-row table:style-name="TableLine476664256">
          <table:table-cell table:style-name="Taula26.A4" office:value-type="string">
            <text:p text:style-name="P4"><text:change-start text:change-id="ct358644304"/>ADMINISTRACIO<text:change-end text:change-id="ct358644304"/></text:p>
          </table:table-cell>
          <table:table-cell table:style-name="Taula26.B4" office:value-type="string">
            <text:p text:style-name="P1"><text:change-start text:change-id="ct358772464"/>1<text:change-end text:change-id="ct358772464"/></text:p>
          </table:table-cell>
          <table:table-cell table:style-name="Taula26.C4" office:value-type="string">
            <text:p text:style-name="P1"/>
          </table:table-cell>
        </table:table-row>
      </table:table>
      <text:p text:style-name="Text_20_body"/>
      <table:table table:name="Taula29" table:style-name="Taula29">
        <table:table-column table:style-name="Taula29.A"/>
        <table:table-row table:style-name="TableLine476663680">
          <table:table-cell table:style-name="Taula29.A1" office:value-type="string">
            <text:p text:style-name="P9"><text:change-start text:change-id="ct358772224"/><text:span text:style-name="T4"><text:s/>E </text:span><text:s/>ContingutTipus<text:change-end text:change-id="ct358772224"/></text:p>
          </table:table-cell>
        </table:table-row>
      </table:table>
      <table:table table:name="Taula34" table:style-name="Taula34">
        <table:table-column table:style-name="Taula34.A"/>
        <table:table-column table:style-name="Taula34.B"/>
        <table:table-column table:style-name="Taula34.C"/>
        <table:table-header-rows>
          <table:table-row table:style-name="TableLine476654176">
            <table:table-cell table:style-name="Taula34.A1" table:number-columns-spanned="3" office:value-type="string">
              <text:p text:style-name="P1"><text:change-start text:change-id="ct358746544"/>Possibles tipus de continguts que gestiona l’arxiu.<text:change-end text:change-id="ct358746544"/></text:p>
            </table:table-cell>
            <table:covered-table-cell/>
            <table:covered-table-cell/>
          </table:table-row>
        </table:table-header-rows>
        <table:table-row table:style-name="Taula34.2">
          <table:table-cell table:style-name="Taula34.A2" office:value-type="string">
            <text:p text:style-name="P4"><text:change-start text:change-id="ct358746304"/>Codi<text:change-end text:change-id="ct358746304"/></text:p>
          </table:table-cell>
          <table:table-cell table:style-name="Taula34.A2" office:value-type="string">
            <text:p text:style-name="P4"><text:change-start text:change-id="ct358705744"/>Valor<text:change-end text:change-id="ct358705744"/></text:p>
          </table:table-cell>
          <table:table-cell table:style-name="Taula34.C2" office:value-type="string">
            <text:p text:style-name="P4"><text:change-start text:change-id="ct358682944"/>Comentaris<text:change-end text:change-id="ct358682944"/></text:p>
          </table:table-cell>
        </table:table-row>
        <table:table-row table:style-name="Taula34.2">
          <table:table-cell table:style-name="Taula34.A3" office:value-type="string">
            <text:p text:style-name="P4"><text:change-start text:change-id="ct358636384"/>EXPEDIENT<text:change-end text:change-id="ct358636384"/></text:p>
          </table:table-cell>
          <table:table-cell table:style-name="Taula34.B5" office:value-type="string">
            <text:p text:style-name="P1"><text:change-start text:change-id="ct358759744"/><text:s/><text:change-end text:change-id="ct358759744"/></text:p>
          </table:table-cell>
          <table:table-cell table:style-name="Taula34.C3" office:value-type="string">
            <text:p text:style-name="P1"/>
          </table:table-cell>
        </table:table-row>
        <table:table-row table:style-name="TableLine476647552">
          <table:table-cell table:style-name="Taula34.A5" office:value-type="string">
            <text:p text:style-name="P4"><text:change-start text:change-id="ct358759504"/>DOCUMENT<text:change-end text:change-id="ct358759504"/></text:p>
          </table:table-cell>
          <table:table-cell table:style-name="Taula34.B5" office:value-type="string">
            <text:p text:style-name="P1"/>
          </table:table-cell>
          <table:table-cell table:style-name="Taula34.C5" office:value-type="string">
            <text:p text:style-name="P1"/>
          </table:table-cell>
        </table:table-row>
        <table:table-row table:style-name="TableLine476642656">
          <table:table-cell table:style-name="Taula34.A5" office:value-type="string">
            <text:p text:style-name="P4"><text:change-start text:change-id="ct358759264"/>CARPETA<text:change-end text:change-id="ct358759264"/></text:p>
          </table:table-cell>
          <table:table-cell table:style-name="Taula34.B5" office:value-type="string">
            <text:p text:style-name="P1"/>
          </table:table-cell>
          <table:table-cell table:style-name="Taula34.C5" office:value-type="string">
            <text:p text:style-name="P1"/>
          </table:table-cell>
        </table:table-row>
      </table:table>
      <text:p text:style-name="Text_20_body"/>
      <table:table table:name="Taula35" table:style-name="Taula35">
        <table:table-column table:style-name="Taula35.A"/>
        <table:table-row table:style-name="TableLine476658496">
          <table:table-cell table:style-name="Taula35.A1" office:value-type="string">
            <text:p text:style-name="P9"><text:change-start text:change-id="ct358759024"/><text:span text:style-name="T4"><text:s/>E </text:span><text:s/>DocumentEstat<text:change-end text:change-id="ct358759024"/></text:p>
          </table:table-cell>
        </table:table-row>
      </table:table>
      <table:table table:name="Taula36" table:style-name="Taula36">
        <table:table-column table:style-name="Taula36.A"/>
        <table:table-column table:style-name="Taula36.B"/>
        <table:table-column table:style-name="Taula36.C"/>
        <table:table-header-rows>
          <text:soft-page-break/>
          <table:table-row table:style-name="TableLine501685904">
            <table:table-cell table:style-name="Taula36.A1" table:number-columns-spanned="3" office:value-type="string">
              <text:p text:style-name="P1"><text:change-start text:change-id="ct358758784"/>Possibles estats durant el cicle de vida del document.<text:change-end text:change-id="ct358758784"/></text:p>
            </table:table-cell>
            <table:covered-table-cell/>
            <table:covered-table-cell/>
          </table:table-row>
        </table:table-header-rows>
        <table:table-row table:style-name="Taula36.2">
          <table:table-cell table:style-name="Taula36.A2" office:value-type="string">
            <text:p text:style-name="P4"><text:change-start text:change-id="ct358758544"/>Codi<text:change-end text:change-id="ct358758544"/></text:p>
          </table:table-cell>
          <table:table-cell table:style-name="Taula36.A2" office:value-type="string">
            <text:p text:style-name="P4"><text:change-start text:change-id="ct358758304"/>Valor<text:change-end text:change-id="ct358758304"/></text:p>
          </table:table-cell>
          <table:table-cell table:style-name="Taula36.C2" office:value-type="string">
            <text:p text:style-name="P4"><text:change-start text:change-id="ct358758064"/>Comentaris<text:change-end text:change-id="ct358758064"/></text:p>
          </table:table-cell>
        </table:table-row>
        <table:table-row table:style-name="Taula36.2">
          <table:table-cell table:style-name="Taula36.A3" office:value-type="string">
            <text:p text:style-name="P4"><text:change-start text:change-id="ct358757824"/>ESBORRANY<text:change-end text:change-id="ct358757824"/></text:p>
          </table:table-cell>
          <table:table-cell table:style-name="Taula36.B4" office:value-type="string">
            <text:p text:style-name="P1"/>
          </table:table-cell>
          <table:table-cell table:style-name="Taula36.C3" office:value-type="string">
            <text:p text:style-name="P1"/>
          </table:table-cell>
        </table:table-row>
        <table:table-row table:style-name="TableLine501625424">
          <table:table-cell table:style-name="Taula36.A4" office:value-type="string">
            <text:p text:style-name="P4"><text:change-start text:change-id="ct358757584"/>DEFINITIU<text:change-end text:change-id="ct358757584"/></text:p>
          </table:table-cell>
          <table:table-cell table:style-name="Taula36.B4" office:value-type="string">
            <text:p text:style-name="P1"/>
          </table:table-cell>
          <table:table-cell table:style-name="Taula36.C4" office:value-type="string">
            <text:p text:style-name="P1"/>
          </table:table-cell>
        </table:table-row>
      </table:table>
      <text:p text:style-name="Text_20_body"><text:change-start text:change-id="ct358684384"/></text:p>
      <table:table table:name="Taula37" table:style-name="Taula37">
        <table:table-column table:style-name="Taula37.A"/>
        <table:table-row table:style-name="TableLine501625136">
          <table:table-cell table:style-name="Taula37.A1" office:value-type="string">
            <text:p text:style-name="P9"><text:span text:style-name="T4"><text:s/>E </text:span><text:s/>DocumentEstatElaboracio</text:p>
          </table:table-cell>
        </table:table-row>
      </table:table>
      <table:table table:name="Taula38" table:style-name="Taula38">
        <table:table-column table:style-name="Taula38.A"/>
        <table:table-column table:style-name="Taula38.B"/>
        <table:table-column table:style-name="Taula38.C"/>
        <table:table-header-rows>
          <table:table-row table:style-name="TableLine501626288">
            <table:table-cell table:style-name="Taula38.A1" table:number-columns-spanned="3" office:value-type="string">
              <text:p text:style-name="P1">Possibles estats d'elaboració d'un document.</text:p>
            </table:table-cell>
            <table:covered-table-cell/>
            <table:covered-table-cell/>
          </table:table-row>
        </table:table-header-rows>
        <table:table-row table:style-name="Taula38.2">
          <table:table-cell table:style-name="Taula38.A2" office:value-type="string">
            <text:p text:style-name="P4">Codi</text:p>
          </table:table-cell>
          <table:table-cell table:style-name="Taula38.A2" office:value-type="string">
            <text:p text:style-name="P4">Valor</text:p>
          </table:table-cell>
          <table:table-cell table:style-name="Taula38.C2" office:value-type="string">
            <text:p text:style-name="P4">Comentaris</text:p>
          </table:table-cell>
        </table:table-row>
        <table:table-row table:style-name="Taula38.2">
          <table:table-cell table:style-name="Taula38.A3" office:value-type="string">
            <text:p text:style-name="P4">ORIGINAL</text:p>
          </table:table-cell>
          <table:table-cell table:style-name="Taula38.B7" office:value-type="string">
            <text:p text:style-name="P1">EE01</text:p>
          </table:table-cell>
          <table:table-cell table:style-name="Taula38.C3" office:value-type="string">
            <text:p text:style-name="P1">Original (Llei 11/2007 Art. 30)</text:p>
          </table:table-cell>
        </table:table-row>
        <table:table-row table:style-name="TableLine501634928">
          <table:table-cell table:style-name="Taula38.A7" office:value-type="string">
            <text:p text:style-name="P4">COPIA_CF</text:p>
          </table:table-cell>
          <table:table-cell table:style-name="Taula38.B7" office:value-type="string">
            <text:p text:style-name="P1">EE02</text:p>
          </table:table-cell>
          <table:table-cell table:style-name="Taula38.C7" office:value-type="string">
            <text:p text:style-name="P3">Còpia electrònica autèntica amb canvi de format (Llei 11/2007 Art. 30.1).</text:p>
          </table:table-cell>
        </table:table-row>
        <table:table-row table:style-name="TableLine501634352">
          <table:table-cell table:style-name="Taula38.A7" office:value-type="string">
            <text:p text:style-name="P4">COPIA_DP</text:p>
          </table:table-cell>
          <table:table-cell table:style-name="Taula38.B7" office:value-type="string">
            <text:p text:style-name="P1">EE03</text:p>
          </table:table-cell>
          <table:table-cell table:style-name="Taula38.C7" office:value-type="string">
            <text:p text:style-name="P3">Còpia electrònica autèntica de document en paper amb canvi de format (Llei 11/2007 Art. 30.2 i 30.3).</text:p>
          </table:table-cell>
        </table:table-row>
        <table:table-row table:style-name="TableLine501634064">
          <table:table-cell table:style-name="Taula38.A7" office:value-type="string">
            <text:p text:style-name="P4">COPIA_PR</text:p>
          </table:table-cell>
          <table:table-cell table:style-name="Taula38.B7" office:value-type="string">
            <text:p text:style-name="P1">EE04</text:p>
          </table:table-cell>
          <table:table-cell table:style-name="Taula38.C7" office:value-type="string">
            <text:p text:style-name="P1">Còpia electrònica parcial autèntica.</text:p>
          </table:table-cell>
        </table:table-row>
        <table:table-row table:style-name="TableLine501633776">
          <table:table-cell table:style-name="Taula38.A7" office:value-type="string">
            <text:p text:style-name="P4">ALTRES</text:p>
          </table:table-cell>
          <table:table-cell table:style-name="Taula38.B7" office:value-type="string">
            <text:p text:style-name="P1">EE99</text:p>
          </table:table-cell>
          <table:table-cell table:style-name="Taula38.C7" office:value-type="string">
            <text:p text:style-name="P1">Altres estats d'elaboració.</text:p>
          </table:table-cell>
        </table:table-row>
      </table:table>
      <text:p text:style-name="Text_20_body"><text:change-end text:change-id="ct358684384"/></text:p>
      <table:table table:name="Taula39" table:style-name="Taula39">
        <table:table-column table:style-name="Taula39.A"/>
        <table:table-row table:style-name="TableLine501633488">
          <table:table-cell table:style-name="Taula39.A1" office:value-type="string">
            <text:p text:style-name="P9"><text:change-start text:change-id="ct358665904"/><text:span text:style-name="T4"><text:s/>E </text:span><text:s/>DocumentExtensio<text:change-end text:change-id="ct358665904"/></text:p>
          </table:table-cell>
        </table:table-row>
      </table:table>
      <table:table table:name="Taula42" table:style-name="Taula42">
        <table:table-column table:style-name="Taula42.A"/>
        <table:table-column table:style-name="Taula42.B"/>
        <table:table-column table:style-name="Taula42.C"/>
        <table:table-header-rows>
          <table:table-row table:style-name="TableLine501636080">
            <table:table-cell table:style-name="Taula42.A1" table:number-columns-spanned="3" office:value-type="string">
              <text:p text:style-name="P1"><text:change-start text:change-id="ct358684144"/>Possibles extensions d'un document<text:change-end text:change-id="ct358684144"/><text:change-start text:change-id="ct358659424"/>.<text:change-end text:change-id="ct358659424"/></text:p>
            </table:table-cell>
            <table:covered-table-cell/>
            <table:covered-table-cell/>
          </table:table-row>
        </table:table-header-rows>
        <table:table-row table:style-name="Taula42.2">
          <table:table-cell table:style-name="Taula42.A2" office:value-type="string">
            <text:p text:style-name="P4"><text:change-start text:change-id="ct358686304"/>Codi<text:change-end text:change-id="ct358686304"/></text:p>
          </table:table-cell>
          <table:table-cell table:style-name="Taula42.A2" office:value-type="string">
            <text:p text:style-name="P4"><text:change-start text:change-id="ct358727344"/>Valor<text:change-end text:change-id="ct358727344"/></text:p>
          </table:table-cell>
          <table:table-cell table:style-name="Taula42.C2" office:value-type="string">
            <text:p text:style-name="P4"><text:change-start text:change-id="ct358727584"/>Comentaris<text:change-end text:change-id="ct358727584"/></text:p>
          </table:table-cell>
        </table:table-row>
        <table:table-row table:style-name="Taula42.2">
          <table:table-cell table:style-name="Taula42.A3" office:value-type="string">
            <text:p text:style-name="P4"><text:change-start text:change-id="ct358689184"/>GML.gml<text:change-end text:change-id="ct358689184"/></text:p>
          </table:table-cell>
          <table:table-cell table:style-name="Taula42.B33" office:value-type="string">
            <text:p text:style-name="P1"><text:change-start text:change-id="ct358722064"/>.gml<text:change-end text:change-id="ct358722064"/></text:p>
          </table:table-cell>
          <table:table-cell table:style-name="Taula42.C3" office:value-type="string">
            <text:p text:style-name="P1"/>
          </table:table-cell>
        </table:table-row>
        <table:table-row table:style-name="TableLine501640112">
          <table:table-cell table:style-name="Taula42.A33" office:value-type="string">
            <text:p text:style-name="P4"><text:change-start text:change-id="ct358722304"/>GZ<text:change-end text:change-id="ct358722304"/></text:p>
          </table:table-cell>
          <table:table-cell table:style-name="Taula42.B33" office:value-type="string">
            <text:p text:style-name="P1"><text:change-start text:change-id="ct358683184"/>.gz<text:change-end text:change-id="ct358683184"/></text:p>
          </table:table-cell>
          <table:table-cell table:style-name="Taula42.C33" office:value-type="string">
            <text:p text:style-name="P1"/>
          </table:table-cell>
        </table:table-row>
        <table:table-row table:style-name="TableLine501640976">
          <table:table-cell table:style-name="Taula42.A33" office:value-type="string">
            <text:p text:style-name="P4"><text:change-start text:change-id="ct358683424"/>ZIP<text:change-end text:change-id="ct358683424"/></text:p>
          </table:table-cell>
          <table:table-cell table:style-name="Taula42.B33" office:value-type="string">
            <text:p text:style-name="P1"><text:change-start text:change-id="ct358710304"/>.zip<text:change-end text:change-id="ct358710304"/></text:p>
          </table:table-cell>
          <table:table-cell table:style-name="Taula42.C33" office:value-type="string">
            <text:p text:style-name="P1"/>
          </table:table-cell>
        </table:table-row>
        <table:table-row table:style-name="TableLine501641264">
          <table:table-cell table:style-name="Taula42.A33" office:value-type="string">
            <text:p text:style-name="P4"><text:change-start text:change-id="ct358711744"/>AVI<text:change-end text:change-id="ct358711744"/></text:p>
          </table:table-cell>
          <table:table-cell table:style-name="Taula42.B33" office:value-type="string">
            <text:p text:style-name="P1"><text:change-start text:change-id="ct358727824"/>.avi<text:change-end text:change-id="ct358727824"/></text:p>
          </table:table-cell>
          <table:table-cell table:style-name="Taula42.C33" office:value-type="string">
            <text:p text:style-name="P1"/>
          </table:table-cell>
        </table:table-row>
        <table:table-row table:style-name="TableLine501641552">
          <table:table-cell table:style-name="Taula42.A33" office:value-type="string">
            <text:p text:style-name="P4"><text:change-start text:change-id="ct358670464"/>CSV<text:change-end text:change-id="ct358670464"/></text:p>
          </table:table-cell>
          <table:table-cell table:style-name="Taula42.B33" office:value-type="string">
            <text:p text:style-name="P1"><text:change-start text:change-id="ct358707664"/>.csv<text:change-end text:change-id="ct358707664"/></text:p>
          </table:table-cell>
          <table:table-cell table:style-name="Taula42.C33" office:value-type="string">
            <text:p text:style-name="P1"/>
          </table:table-cell>
        </table:table-row>
        <table:table-row table:style-name="TableLine501641840">
          <table:table-cell table:style-name="Taula42.A33" office:value-type="string">
            <text:p text:style-name="P4"><text:change-start text:change-id="ct358666384"/>HTML<text:change-end text:change-id="ct358666384"/></text:p>
          </table:table-cell>
          <table:table-cell table:style-name="Taula42.B33" office:value-type="string">
            <text:p text:style-name="P1"><text:change-start text:change-id="ct358719904"/>.html<text:change-end text:change-id="ct358719904"/></text:p>
          </table:table-cell>
          <table:table-cell table:style-name="Taula42.C33" office:value-type="string">
            <text:p text:style-name="P1"/>
          </table:table-cell>
        </table:table-row>
        <table:table-row table:style-name="TableLine501642128">
          <table:table-cell table:style-name="Taula42.A33" office:value-type="string">
            <text:p text:style-name="P4"><text:change-start text:change-id="ct358719424"/>HTM<text:change-end text:change-id="ct358719424"/></text:p>
          </table:table-cell>
          <table:table-cell table:style-name="Taula42.B33" office:value-type="string">
            <text:p text:style-name="P1"><text:change-start text:change-id="ct358766944"/>.htm<text:change-end text:change-id="ct358766944"/></text:p>
          </table:table-cell>
          <table:table-cell table:style-name="Taula42.C33" office:value-type="string">
            <text:p text:style-name="P1"/>
          </table:table-cell>
        </table:table-row>
        <table:table-row table:style-name="TableLine501642416">
          <table:table-cell table:style-name="Taula42.A33" office:value-type="string">
            <text:p text:style-name="P4"><text:change-start text:change-id="ct358766704"/>CSS<text:change-end text:change-id="ct358766704"/></text:p>
          </table:table-cell>
          <table:table-cell table:style-name="Taula42.B33" office:value-type="string">
            <text:p text:style-name="P1"><text:change-start text:change-id="ct358766464"/>.css<text:change-end text:change-id="ct358766464"/></text:p>
          </table:table-cell>
          <table:table-cell table:style-name="Taula42.C33" office:value-type="string">
            <text:p text:style-name="P1"/>
          </table:table-cell>
        </table:table-row>
        <table:table-row table:style-name="TableLine501642704">
          <table:table-cell table:style-name="Taula42.A33" office:value-type="string">
            <text:p text:style-name="P4"><text:change-start text:change-id="ct358766224"/>JPG<text:change-end text:change-id="ct358766224"/></text:p>
          </table:table-cell>
          <table:table-cell table:style-name="Taula42.B33" office:value-type="string">
            <text:p text:style-name="P1"><text:change-start text:change-id="ct358765984"/>.jpg<text:change-end text:change-id="ct358765984"/></text:p>
          </table:table-cell>
          <table:table-cell table:style-name="Taula42.C33" office:value-type="string">
            <text:p text:style-name="P1"/>
          </table:table-cell>
        </table:table-row>
        <table:table-row table:style-name="TableLine501642992">
          <table:table-cell table:style-name="Taula42.A33" office:value-type="string">
            <text:p text:style-name="P4"><text:change-start text:change-id="ct358765744"/>JPEG<text:change-end text:change-id="ct358765744"/></text:p>
          </table:table-cell>
          <table:table-cell table:style-name="Taula42.B33" office:value-type="string">
            <text:p text:style-name="P1"><text:change-start text:change-id="ct358765504"/>.jpeg<text:change-end text:change-id="ct358765504"/></text:p>
          </table:table-cell>
          <table:table-cell table:style-name="Taula42.C33" office:value-type="string">
            <text:p text:style-name="P1"/>
          </table:table-cell>
        </table:table-row>
        <table:table-row table:style-name="TableLine501643280">
          <table:table-cell table:style-name="Taula42.A33" office:value-type="string">
            <text:p text:style-name="P4"><text:change-start text:change-id="ct358765264"/>MHTML<text:change-end text:change-id="ct358765264"/></text:p>
          </table:table-cell>
          <table:table-cell table:style-name="Taula42.B33" office:value-type="string">
            <text:p text:style-name="P1"><text:change-start text:change-id="ct358765024"/>.mhtml<text:change-end text:change-id="ct358765024"/></text:p>
          </table:table-cell>
          <table:table-cell table:style-name="Taula42.C33" office:value-type="string">
            <text:p text:style-name="P1"/>
          </table:table-cell>
        </table:table-row>
        <table:table-row table:style-name="TableLine501643568">
          <table:table-cell table:style-name="Taula42.A33" office:value-type="string">
            <text:p text:style-name="P4"><text:change-start text:change-id="ct358764784"/>MHT<text:change-end text:change-id="ct358764784"/></text:p>
          </table:table-cell>
          <table:table-cell table:style-name="Taula42.B33" office:value-type="string">
            <text:p text:style-name="P1"><text:change-start text:change-id="ct358771744"/>.mht<text:change-end text:change-id="ct358771744"/></text:p>
          </table:table-cell>
          <table:table-cell table:style-name="Taula42.C33" office:value-type="string">
            <text:p text:style-name="P1"/>
          </table:table-cell>
        </table:table-row>
        <table:table-row table:style-name="TableLine501643856">
          <table:table-cell table:style-name="Taula42.A33" office:value-type="string">
            <text:p text:style-name="P4"><text:change-start text:change-id="ct358771504"/>ODT<text:change-end text:change-id="ct358771504"/></text:p>
          </table:table-cell>
          <table:table-cell table:style-name="Taula42.B33" office:value-type="string">
            <text:p text:style-name="P1"><text:change-start text:change-id="ct358771264"/>.odt<text:change-end text:change-id="ct358771264"/></text:p>
          </table:table-cell>
          <table:table-cell table:style-name="Taula42.C33" office:value-type="string">
            <text:p text:style-name="P1"/>
          </table:table-cell>
        </table:table-row>
        <table:table-row table:style-name="TableLine501644144">
          <table:table-cell table:style-name="Taula42.A33" office:value-type="string">
            <text:p text:style-name="P4"><text:change-start text:change-id="ct358771024"/>ODS<text:change-end text:change-id="ct358771024"/></text:p>
          </table:table-cell>
          <table:table-cell table:style-name="Taula42.B33" office:value-type="string">
            <text:p text:style-name="P1"><text:change-start text:change-id="ct358770784"/>.ods<text:change-end text:change-id="ct358770784"/></text:p>
          </table:table-cell>
          <table:table-cell table:style-name="Taula42.C33" office:value-type="string">
            <text:p text:style-name="P1"/>
          </table:table-cell>
        </table:table-row>
        <table:table-row table:style-name="TableLine501644432">
          <table:table-cell table:style-name="Taula42.A33" office:value-type="string">
            <text:p text:style-name="P4"><text:change-start text:change-id="ct358770544"/>ODP<text:change-end text:change-id="ct358770544"/></text:p>
          </table:table-cell>
          <table:table-cell table:style-name="Taula42.B33" office:value-type="string">
            <text:p text:style-name="P1"><text:change-start text:change-id="ct358770304"/>.odp<text:change-end text:change-id="ct358770304"/></text:p>
          </table:table-cell>
          <table:table-cell table:style-name="Taula42.C33" office:value-type="string">
            <text:p text:style-name="P1"/>
          </table:table-cell>
        </table:table-row>
        <table:table-row table:style-name="TableLine501644720">
          <table:table-cell table:style-name="Taula42.A33" office:value-type="string">
            <text:p text:style-name="P4"><text:change-start text:change-id="ct358770064"/>ODG<text:change-end text:change-id="ct358770064"/></text:p>
          </table:table-cell>
          <table:table-cell table:style-name="Taula42.B33" office:value-type="string">
            <text:p text:style-name="P1"><text:change-start text:change-id="ct358769824"/>.odg<text:change-end text:change-id="ct358769824"/></text:p>
          </table:table-cell>
          <table:table-cell table:style-name="Taula42.C33" office:value-type="string">
            <text:p text:style-name="P1"/>
          </table:table-cell>
        </table:table-row>
        <table:table-row table:style-name="TableLine501645008">
          <table:table-cell table:style-name="Taula42.A33" office:value-type="string">
            <text:p text:style-name="P4"><text:change-start text:change-id="ct358769584"/>DOCX<text:change-end text:change-id="ct358769584"/></text:p>
          </table:table-cell>
          <table:table-cell table:style-name="Taula42.B33" office:value-type="string">
            <text:p text:style-name="P1"><text:change-start text:change-id="ct358748224"/>.docx<text:change-end text:change-id="ct358748224"/></text:p>
          </table:table-cell>
          <table:table-cell table:style-name="Taula42.C33" office:value-type="string">
            <text:p text:style-name="P1"/>
          </table:table-cell>
        </table:table-row>
        <table:table-row table:style-name="TableLine501645296">
          <table:table-cell table:style-name="Taula42.A33" office:value-type="string">
            <text:p text:style-name="P4"><text:change-start text:change-id="ct358748704"/>XLSX<text:change-end text:change-id="ct358748704"/></text:p>
          </table:table-cell>
          <table:table-cell table:style-name="Taula42.B33" office:value-type="string">
            <text:p text:style-name="P1"><text:change-start text:change-id="ct358748944"/>.xlsx<text:change-end text:change-id="ct358748944"/></text:p>
          </table:table-cell>
          <table:table-cell table:style-name="Taula42.C33" office:value-type="string">
            <text:p text:style-name="P1"/>
          </table:table-cell>
        </table:table-row>
        <table:table-row table:style-name="TableLine501645584">
          <table:table-cell table:style-name="Taula42.A33" office:value-type="string">
            <text:p text:style-name="P4"><text:change-start text:change-id="ct358749184"/>PPTX<text:change-end text:change-id="ct358749184"/></text:p>
          </table:table-cell>
          <table:table-cell table:style-name="Taula42.B33" office:value-type="string">
            <text:p text:style-name="P1"><text:change-start text:change-id="ct358749424"/>.pptx<text:change-end text:change-id="ct358749424"/></text:p>
          </table:table-cell>
          <table:table-cell table:style-name="Taula42.C33" office:value-type="string">
            <text:p text:style-name="P1"/>
          </table:table-cell>
        </table:table-row>
        <table:table-row table:style-name="TableLine501645872">
          <table:table-cell table:style-name="Taula42.A33" office:value-type="string">
            <text:p text:style-name="P4"><text:change-start text:change-id="ct358749664"/>PDF<text:change-end text:change-id="ct358749664"/></text:p>
          </table:table-cell>
          <table:table-cell table:style-name="Taula42.B33" office:value-type="string">
            <text:p text:style-name="P1"><text:change-start text:change-id="ct358746064"/>.pdf<text:change-end text:change-id="ct358746064"/></text:p>
          </table:table-cell>
          <table:table-cell table:style-name="Taula42.C33" office:value-type="string">
            <text:p text:style-name="P1"/>
          </table:table-cell>
        </table:table-row>
        <table:table-row table:style-name="TableLine501646160">
          <table:table-cell table:style-name="Taula42.A33" office:value-type="string">
            <text:p text:style-name="P4"><text:change-start text:change-id="ct358749904"/>PNG<text:change-end text:change-id="ct358749904"/></text:p>
          </table:table-cell>
          <table:table-cell table:style-name="Taula42.B33" office:value-type="string">
            <text:p text:style-name="P1"><text:change-start text:change-id="ct358750144"/>.png<text:change-end text:change-id="ct358750144"/></text:p>
          </table:table-cell>
          <table:table-cell table:style-name="Taula42.C33" office:value-type="string">
            <text:p text:style-name="P1"/>
          </table:table-cell>
        </table:table-row>
        <table:table-row table:style-name="TableLine501646448">
          <table:table-cell table:style-name="Taula42.A33" office:value-type="string">
            <text:p text:style-name="P4"><text:change-start text:change-id="ct358762144"/>RTF<text:change-end text:change-id="ct358762144"/></text:p>
          </table:table-cell>
          <table:table-cell table:style-name="Taula42.B33" office:value-type="string">
            <text:p text:style-name="P1"><text:change-start text:change-id="ct358761904"/>.rtf<text:change-end text:change-id="ct358761904"/></text:p>
          </table:table-cell>
          <table:table-cell table:style-name="Taula42.C33" office:value-type="string">
            <text:p text:style-name="P1"/>
          </table:table-cell>
        </table:table-row>
        <table:table-row table:style-name="TableLine501646736">
          <table:table-cell table:style-name="Taula42.A33" office:value-type="string">
            <text:p text:style-name="P4"><text:change-start text:change-id="ct358761664"/>SVG<text:change-end text:change-id="ct358761664"/></text:p>
          </table:table-cell>
          <table:table-cell table:style-name="Taula42.B33" office:value-type="string">
            <text:p text:style-name="P1"><text:change-start text:change-id="ct358761424"/>.svg<text:change-end text:change-id="ct358761424"/></text:p>
          </table:table-cell>
          <table:table-cell table:style-name="Taula42.C33" office:value-type="string">
            <text:p text:style-name="P1"/>
          </table:table-cell>
        </table:table-row>
        <text:soft-page-break/>
        <table:table-row table:style-name="TableLine501647024">
          <table:table-cell table:style-name="Taula42.A33" office:value-type="string">
            <text:p text:style-name="P4"><text:change-start text:change-id="ct358761184"/>TIFF<text:change-end text:change-id="ct358761184"/></text:p>
          </table:table-cell>
          <table:table-cell table:style-name="Taula42.B33" office:value-type="string">
            <text:p text:style-name="P1"><text:change-start text:change-id="ct358760944"/>.tiff<text:change-end text:change-id="ct358760944"/></text:p>
          </table:table-cell>
          <table:table-cell table:style-name="Taula42.C33" office:value-type="string">
            <text:p text:style-name="P1"/>
          </table:table-cell>
        </table:table-row>
        <table:table-row table:style-name="TableLine501647312">
          <table:table-cell table:style-name="Taula42.A33" office:value-type="string">
            <text:p text:style-name="P4"><text:change-start text:change-id="ct358760704"/>TXT<text:change-end text:change-id="ct358760704"/></text:p>
          </table:table-cell>
          <table:table-cell table:style-name="Taula42.B33" office:value-type="string">
            <text:p text:style-name="P1"><text:change-start text:change-id="ct358760464"/>.txt<text:change-end text:change-id="ct358760464"/></text:p>
          </table:table-cell>
          <table:table-cell table:style-name="Taula42.C33" office:value-type="string">
            <text:p text:style-name="P1"/>
          </table:table-cell>
        </table:table-row>
        <table:table-row table:style-name="TableLine501647600">
          <table:table-cell table:style-name="Taula42.A33" office:value-type="string">
            <text:p text:style-name="P4"><text:change-start text:change-id="ct358760224"/>MP3<text:change-end text:change-id="ct358760224"/></text:p>
          </table:table-cell>
          <table:table-cell table:style-name="Taula42.B33" office:value-type="string">
            <text:p text:style-name="P1"><text:change-start text:change-id="ct358759984"/>.mp3<text:change-end text:change-id="ct358759984"/></text:p>
          </table:table-cell>
          <table:table-cell table:style-name="Taula42.C33" office:value-type="string">
            <text:p text:style-name="P1"/>
          </table:table-cell>
        </table:table-row>
        <table:table-row table:style-name="TableLine501647888">
          <table:table-cell table:style-name="Taula42.A33" office:value-type="string">
            <text:p text:style-name="P4"><text:change-start text:change-id="ct358748464"/>OGG<text:change-end text:change-id="ct358748464"/></text:p>
          </table:table-cell>
          <table:table-cell table:style-name="Taula42.B33" office:value-type="string">
            <text:p text:style-name="P1"><text:change-start text:change-id="ct358687984"/>.ogg<text:change-end text:change-id="ct358687984"/></text:p>
          </table:table-cell>
          <table:table-cell table:style-name="Taula42.C33" office:value-type="string">
            <text:p text:style-name="P1"/>
          </table:table-cell>
        </table:table-row>
        <table:table-row table:style-name="TableLine501648176">
          <table:table-cell table:style-name="Taula42.A33" office:value-type="string">
            <text:p text:style-name="P4"><text:change-start text:change-id="ct358672864"/>OGA<text:change-end text:change-id="ct358672864"/></text:p>
          </table:table-cell>
          <table:table-cell table:style-name="Taula42.B33" office:value-type="string">
            <text:p text:style-name="P1"><text:change-start text:change-id="ct358642384"/>.oga<text:change-end text:change-id="ct358642384"/></text:p>
          </table:table-cell>
          <table:table-cell table:style-name="Taula42.C33" office:value-type="string">
            <text:p text:style-name="P1"/>
          </table:table-cell>
        </table:table-row>
        <table:table-row table:style-name="TableLine501648464">
          <table:table-cell table:style-name="Taula42.A33" office:value-type="string">
            <text:p text:style-name="P4"><text:change-start text:change-id="ct358693264"/>MPEG<text:change-end text:change-id="ct358693264"/></text:p>
          </table:table-cell>
          <table:table-cell table:style-name="Taula42.B33" office:value-type="string">
            <text:p text:style-name="P1"><text:change-start text:change-id="ct358693504"/>.mpeg<text:change-end text:change-id="ct358693504"/></text:p>
          </table:table-cell>
          <table:table-cell table:style-name="Taula42.C33" office:value-type="string">
            <text:p text:style-name="P1"/>
          </table:table-cell>
        </table:table-row>
        <table:table-row table:style-name="TableLine501648752">
          <table:table-cell table:style-name="Taula42.A33" office:value-type="string">
            <text:p text:style-name="P4"><text:change-start text:change-id="ct358692304"/>MP4<text:change-end text:change-id="ct358692304"/></text:p>
          </table:table-cell>
          <table:table-cell table:style-name="Taula42.B33" office:value-type="string">
            <text:p text:style-name="P1"><text:change-start text:change-id="ct358713904"/>.mp4<text:change-end text:change-id="ct358713904"/></text:p>
          </table:table-cell>
          <table:table-cell table:style-name="Taula42.C33" office:value-type="string">
            <text:p text:style-name="P1"/>
          </table:table-cell>
        </table:table-row>
        <table:table-row table:style-name="TableLine501649040">
          <table:table-cell table:style-name="Taula42.A33" office:value-type="string">
            <text:p text:style-name="P4"><text:change-start text:change-id="ct358658704"/>WEBM<text:change-end text:change-id="ct358658704"/></text:p>
          </table:table-cell>
          <table:table-cell table:style-name="Taula42.B33" office:value-type="string">
            <text:p text:style-name="P1"><text:change-start text:change-id="ct358620064"/>.webm<text:change-end text:change-id="ct358620064"/></text:p>
          </table:table-cell>
          <table:table-cell table:style-name="Taula42.C33" office:value-type="string">
            <text:p text:style-name="P1"/>
          </table:table-cell>
        </table:table-row>
      </table:table>
      <text:p text:style-name="Text_20_body"/>
      <table:table table:name="Taula43" table:style-name="Taula43">
        <table:table-column table:style-name="Taula43.A"/>
        <table:table-row table:style-name="TableLine501649328">
          <table:table-cell table:style-name="Taula43.A1" office:value-type="string">
            <text:p text:style-name="P9"><text:change-start text:change-id="ct358677664"/><text:span text:style-name="T4"><text:s/>E </text:span><text:s/>DocumentFormat<text:change-end text:change-id="ct358677664"/></text:p>
          </table:table-cell>
        </table:table-row>
      </table:table>
      <table:table table:name="Taula44" table:style-name="Taula44">
        <table:table-column table:style-name="Taula44.A"/>
        <table:table-column table:style-name="Taula44.B"/>
        <table:table-column table:style-name="Taula44.C"/>
        <table:table-header-rows>
          <table:table-row table:style-name="TableLine501650192">
            <table:table-cell table:style-name="Taula44.A1" table:number-columns-spanned="3" office:value-type="string">
              <text:p text:style-name="P1"><text:change-start text:change-id="ct358733344"/>Possibles formats de document.<text:change-end text:change-id="ct358733344"/></text:p>
            </table:table-cell>
            <table:covered-table-cell/>
            <table:covered-table-cell/>
          </table:table-row>
        </table:table-header-rows>
        <table:table-row table:style-name="Taula44.2">
          <table:table-cell table:style-name="Taula44.A2" office:value-type="string">
            <text:p text:style-name="P4"><text:change-start text:change-id="ct358733584"/>Codi<text:change-end text:change-id="ct358733584"/></text:p>
          </table:table-cell>
          <table:table-cell table:style-name="Taula44.A2" office:value-type="string">
            <text:p text:style-name="P4"><text:change-start text:change-id="ct358678864"/>Valor<text:change-end text:change-id="ct358678864"/></text:p>
          </table:table-cell>
          <table:table-cell table:style-name="Taula44.C2" office:value-type="string">
            <text:p text:style-name="P4"><text:change-start text:change-id="ct358717024"/>Comentaris<text:change-end text:change-id="ct358717024"/></text:p>
          </table:table-cell>
        </table:table-row>
        <table:table-row table:style-name="Taula44.2">
          <table:table-cell table:style-name="Taula44.A9" office:value-type="string">
            <text:p text:style-name="P4"><text:change-start text:change-id="ct358720624"/>GML<text:change-end text:change-id="ct358720624"/></text:p>
          </table:table-cell>
          <table:table-cell table:style-name="Taula44.B28" office:value-type="string">
            <text:p text:style-name="P1"><text:change-start text:change-id="ct358732864"/>GML<text:change-end text:change-id="ct358732864"/></text:p>
          </table:table-cell>
          <table:table-cell table:style-name="Taula44.C3" office:value-type="string">
            <text:p text:style-name="P1"/>
          </table:table-cell>
        </table:table-row>
        <table:table-row table:style-name="Taula44.2">
          <table:table-cell table:style-name="Taula44.A9" office:value-type="string">
            <text:p text:style-name="P4"><text:change-start text:change-id="ct358678384"/>WFS<text:change-end text:change-id="ct358678384"/></text:p>
          </table:table-cell>
          <table:table-cell table:style-name="Taula44.B28" office:value-type="string">
            <text:p text:style-name="P1"><text:change-start text:change-id="ct358733104"/>WFS<text:change-end text:change-id="ct358733104"/></text:p>
          </table:table-cell>
          <table:table-cell table:style-name="Taula44.C3" office:value-type="string">
            <text:p text:style-name="P1"/>
          </table:table-cell>
        </table:table-row>
        <table:table-row table:style-name="Taula44.2">
          <table:table-cell table:style-name="Taula44.A9" office:value-type="string">
            <text:p text:style-name="P4"><text:change-start text:change-id="ct358705264"/>WMS<text:change-end text:change-id="ct358705264"/></text:p>
          </table:table-cell>
          <table:table-cell table:style-name="Taula44.B28" office:value-type="string">
            <text:p text:style-name="P1"><text:change-start text:change-id="ct358675024"/>WMS<text:change-end text:change-id="ct358675024"/></text:p>
          </table:table-cell>
          <table:table-cell table:style-name="Taula44.C3" office:value-type="string">
            <text:p text:style-name="P1"/>
          </table:table-cell>
        </table:table-row>
        <table:table-row table:style-name="Taula44.2">
          <table:table-cell table:style-name="Taula44.A9" office:value-type="string">
            <text:p text:style-name="P4"><text:change-start text:change-id="ct358728064"/>GZIP<text:change-end text:change-id="ct358728064"/></text:p>
          </table:table-cell>
          <table:table-cell table:style-name="Taula44.B28" office:value-type="string">
            <text:p text:style-name="P1"><text:change-start text:change-id="ct358728304"/>GZIP<text:change-end text:change-id="ct358728304"/></text:p>
          </table:table-cell>
          <table:table-cell table:style-name="Taula44.C3" office:value-type="string">
            <text:p text:style-name="P1"/>
          </table:table-cell>
        </table:table-row>
        <table:table-row table:style-name="Taula44.2">
          <table:table-cell table:style-name="Taula44.A9" office:value-type="string">
            <text:p text:style-name="P4"><text:change-start text:change-id="ct358728544"/>ZIP<text:change-end text:change-id="ct358728544"/></text:p>
          </table:table-cell>
          <table:table-cell table:style-name="Taula44.B28" office:value-type="string">
            <text:p text:style-name="P1"><text:change-start text:change-id="ct358728784"/>ZIP<text:change-end text:change-id="ct358728784"/></text:p>
          </table:table-cell>
          <table:table-cell table:style-name="Taula44.C3" office:value-type="string">
            <text:p text:style-name="P1"/>
          </table:table-cell>
        </table:table-row>
        <table:table-row table:style-name="Taula44.2">
          <table:table-cell table:style-name="Taula44.A9" office:value-type="string">
            <text:p text:style-name="P4"><text:change-start text:change-id="ct358729024"/>AVI<text:change-end text:change-id="ct358729024"/></text:p>
          </table:table-cell>
          <table:table-cell table:style-name="Taula44.B28" office:value-type="string">
            <text:p text:style-name="P1"><text:change-start text:change-id="ct358702864"/>AVI<text:change-end text:change-id="ct358702864"/></text:p>
          </table:table-cell>
          <table:table-cell table:style-name="Taula44.C3" office:value-type="string">
            <text:p text:style-name="P1"/>
          </table:table-cell>
        </table:table-row>
        <table:table-row table:style-name="Taula44.2">
          <table:table-cell table:style-name="Taula44.A9" office:value-type="string">
            <text:p text:style-name="P4"><text:change-start text:change-id="ct358663264"/>MP4A<text:change-end text:change-id="ct358663264"/></text:p>
          </table:table-cell>
          <table:table-cell table:style-name="Taula44.B28" office:value-type="string">
            <text:p text:style-name="P1"><text:change-start text:change-id="ct358629664"/>MP4A<text:change-end text:change-id="ct358629664"/></text:p>
          </table:table-cell>
          <table:table-cell table:style-name="Taula44.C3" office:value-type="string">
            <text:p text:style-name="P1"><text:change-start text:change-id="ct358651744"/>MPEG-4 MP4 media<text:change-end text:change-id="ct358651744"/></text:p>
          </table:table-cell>
        </table:table-row>
        <table:table-row table:style-name="TableLine501655088">
          <table:table-cell table:style-name="Taula44.A28" office:value-type="string">
            <text:p text:style-name="P4"><text:change-start text:change-id="ct358649344"/>CSV<text:change-end text:change-id="ct358649344"/></text:p>
          </table:table-cell>
          <table:table-cell table:style-name="Taula44.B28" office:value-type="string">
            <text:p text:style-name="P7"><text:change-start text:change-id="ct358699504"/>CSV<text:change-end text:change-id="ct358699504"/></text:p>
          </table:table-cell>
          <table:table-cell table:style-name="Taula44.C28" office:value-type="string">
            <text:p text:style-name="P1"><text:change-start text:change-id="ct358716544"/>Comma Separated Values<text:change-end text:change-id="ct358716544"/></text:p>
          </table:table-cell>
        </table:table-row>
        <table:table-row table:style-name="TableLine501655952">
          <table:table-cell table:style-name="Taula44.A28" office:value-type="string">
            <text:p text:style-name="P4"><text:change-start text:change-id="ct358716064"/>HTML<text:change-end text:change-id="ct358716064"/></text:p>
          </table:table-cell>
          <table:table-cell table:style-name="Taula44.B28" office:value-type="string">
            <text:p text:style-name="P1"><text:change-start text:change-id="ct358730224"/>HTML<text:change-end text:change-id="ct358730224"/></text:p>
          </table:table-cell>
          <table:table-cell table:style-name="Taula44.C28" office:value-type="string">
            <text:p text:style-name="P1"/>
          </table:table-cell>
        </table:table-row>
        <table:table-row table:style-name="TableLine501656240">
          <table:table-cell table:style-name="Taula44.A28" office:value-type="string">
            <text:p text:style-name="P4"><text:change-start text:change-id="ct358730464"/>CSS<text:change-end text:change-id="ct358730464"/></text:p>
          </table:table-cell>
          <table:table-cell table:style-name="Taula44.B28" office:value-type="string">
            <text:p text:style-name="P1"><text:change-start text:change-id="ct358695904"/>CSS<text:change-end text:change-id="ct358695904"/></text:p>
          </table:table-cell>
          <table:table-cell table:style-name="Taula44.C28" office:value-type="string">
            <text:p text:style-name="P1"/>
          </table:table-cell>
        </table:table-row>
        <table:table-row table:style-name="TableLine501656528">
          <table:table-cell table:style-name="Taula44.A28" office:value-type="string">
            <text:p text:style-name="P4"><text:change-start text:change-id="ct358693744"/>JPEG<text:change-end text:change-id="ct358693744"/></text:p>
          </table:table-cell>
          <table:table-cell table:style-name="Taula44.B28" office:value-type="string">
            <text:p text:style-name="P1"><text:change-start text:change-id="ct358663024"/>JPEG<text:change-end text:change-id="ct358663024"/></text:p>
          </table:table-cell>
          <table:table-cell table:style-name="Taula44.C28" office:value-type="string">
            <text:p text:style-name="P1"/>
          </table:table-cell>
        </table:table-row>
        <table:table-row table:style-name="TableLine501656816">
          <table:table-cell table:style-name="Taula44.A28" office:value-type="string">
            <text:p text:style-name="P4"><text:change-start text:change-id="ct358688944"/>MHTML<text:change-end text:change-id="ct358688944"/></text:p>
          </table:table-cell>
          <table:table-cell table:style-name="Taula44.B28" office:value-type="string">
            <text:p text:style-name="P1"><text:change-start text:change-id="ct358622224"/>MHTML<text:change-end text:change-id="ct358622224"/></text:p>
          </table:table-cell>
          <table:table-cell table:style-name="Taula44.C28" office:value-type="string">
            <text:p text:style-name="P1"/>
          </table:table-cell>
        </table:table-row>
        <table:table-row table:style-name="TableLine501657104">
          <table:table-cell table:style-name="Taula44.A28" office:value-type="string">
            <text:p text:style-name="P4"><text:change-start text:change-id="ct358637584"/>OASIS12<text:change-end text:change-id="ct358637584"/></text:p>
          </table:table-cell>
          <table:table-cell table:style-name="Taula44.B28" office:value-type="string">
            <text:p text:style-name="P1"><text:change-start text:change-id="ct358623904"/>OASIS12<text:change-end text:change-id="ct358623904"/></text:p>
          </table:table-cell>
          <table:table-cell table:style-name="Taula44.C28" office:value-type="string">
            <text:p text:style-name="P1"><text:change-start text:change-id="ct358623664"/>ISO/IEC 26300:2006 OASIS 1.2<text:change-end text:change-id="ct358623664"/></text:p>
          </table:table-cell>
        </table:table-row>
        <table:table-row table:style-name="TableLine501657392">
          <table:table-cell table:style-name="Taula44.A28" office:value-type="string">
            <text:p text:style-name="P4"><text:change-start text:change-id="ct358687264"/>SOXML<text:change-end text:change-id="ct358687264"/></text:p>
          </table:table-cell>
          <table:table-cell table:style-name="Taula44.B28" office:value-type="string">
            <text:p text:style-name="P1"><text:change-start text:change-id="ct358619824"/>SOXML<text:change-end text:change-id="ct358619824"/></text:p>
          </table:table-cell>
          <table:table-cell table:style-name="Taula44.C28" office:value-type="string">
            <text:p text:style-name="P1"><text:change-start text:change-id="ct358670224"/>Strict Open XML<text:change-end text:change-id="ct358670224"/></text:p>
          </table:table-cell>
        </table:table-row>
        <table:table-row table:style-name="TableLine501657680">
          <table:table-cell table:style-name="Taula44.A28" office:value-type="string">
            <text:p text:style-name="P4"><text:change-start text:change-id="ct358686784"/>PDF<text:change-end text:change-id="ct358686784"/></text:p>
          </table:table-cell>
          <table:table-cell table:style-name="Taula44.B28" office:value-type="string">
            <text:p text:style-name="P1"><text:change-start text:change-id="ct358649824"/>PDF<text:change-end text:change-id="ct358649824"/></text:p>
          </table:table-cell>
          <table:table-cell table:style-name="Taula44.C28" office:value-type="string">
            <text:p text:style-name="P1"/>
          </table:table-cell>
        </table:table-row>
        <table:table-row table:style-name="TableLine501657968">
          <table:table-cell table:style-name="Taula44.A28" office:value-type="string">
            <text:p text:style-name="P4"><text:change-start text:change-id="ct358641904"/>PDFA<text:change-end text:change-id="ct358641904"/></text:p>
          </table:table-cell>
          <table:table-cell table:style-name="Taula44.B28" office:value-type="string">
            <text:p text:style-name="P1"><text:change-start text:change-id="ct358635184"/>PDFA<text:change-end text:change-id="ct358635184"/></text:p>
          </table:table-cell>
          <table:table-cell table:style-name="Taula44.C28" office:value-type="string">
            <text:p text:style-name="P1"><text:change-start text:change-id="ct358670704"/>PDF/A<text:change-end text:change-id="ct358670704"/></text:p>
          </table:table-cell>
        </table:table-row>
        <table:table-row table:style-name="TableLine501658256">
          <table:table-cell table:style-name="Taula44.A28" office:value-type="string">
            <text:p text:style-name="P4"><text:change-start text:change-id="ct358667104"/>PNG<text:change-end text:change-id="ct358667104"/></text:p>
          </table:table-cell>
          <table:table-cell table:style-name="Taula44.B28" office:value-type="string">
            <text:p text:style-name="P1"><text:change-start text:change-id="ct358659664"/>PNG<text:change-end text:change-id="ct358659664"/></text:p>
          </table:table-cell>
          <table:table-cell table:style-name="Taula44.C28" office:value-type="string">
            <text:p text:style-name="P1"/>
          </table:table-cell>
        </table:table-row>
        <table:table-row table:style-name="TableLine501675248">
          <table:table-cell table:style-name="Taula44.A28" office:value-type="string">
            <text:p text:style-name="P4"><text:change-start text:change-id="ct358710064"/>RTF<text:change-end text:change-id="ct358710064"/></text:p>
          </table:table-cell>
          <table:table-cell table:style-name="Taula44.B28" office:value-type="string">
            <text:p text:style-name="P1"><text:change-start text:change-id="ct358619584"/>RTF<text:change-end text:change-id="ct358619584"/></text:p>
          </table:table-cell>
          <table:table-cell table:style-name="Taula44.C28" office:value-type="string">
            <text:p text:style-name="P1"/>
          </table:table-cell>
        </table:table-row>
        <table:table-row table:style-name="TableLine501635792">
          <table:table-cell table:style-name="Taula44.A28" office:value-type="string">
            <text:p text:style-name="P4"><text:change-start text:change-id="ct358622704"/>SVG<text:change-end text:change-id="ct358622704"/></text:p>
          </table:table-cell>
          <table:table-cell table:style-name="Taula44.B28" office:value-type="string">
            <text:p text:style-name="P1"><text:change-start text:change-id="ct358622464"/>SVG<text:change-end text:change-id="ct358622464"/></text:p>
          </table:table-cell>
          <table:table-cell table:style-name="Taula44.C28" office:value-type="string">
            <text:p text:style-name="P1"/>
          </table:table-cell>
        </table:table-row>
        <table:table-row table:style-name="TableLine501631760">
          <table:table-cell table:style-name="Taula44.A28" office:value-type="string">
            <text:p text:style-name="P4"><text:change-start text:change-id="ct358622944"/>TIFF<text:change-end text:change-id="ct358622944"/></text:p>
          </table:table-cell>
          <table:table-cell table:style-name="Taula44.B28" office:value-type="string">
            <text:p text:style-name="P1"><text:change-start text:change-id="ct358623184"/>TIFF<text:change-end text:change-id="ct358623184"/></text:p>
          </table:table-cell>
          <table:table-cell table:style-name="Taula44.C28" office:value-type="string">
            <text:p text:style-name="P1"/>
          </table:table-cell>
        </table:table-row>
        <table:table-row table:style-name="TableLine501630032">
          <table:table-cell table:style-name="Taula44.A28" office:value-type="string">
            <text:p text:style-name="P4"><text:change-start text:change-id="ct358732624"/>TXT<text:change-end text:change-id="ct358732624"/></text:p>
          </table:table-cell>
          <table:table-cell table:style-name="Taula44.B28" office:value-type="string">
            <text:p text:style-name="P1"><text:change-start text:change-id="ct358695664"/>TXT<text:change-end text:change-id="ct358695664"/></text:p>
          </table:table-cell>
          <table:table-cell table:style-name="Taula44.C28" office:value-type="string">
            <text:p text:style-name="P1"/>
          </table:table-cell>
        </table:table-row>
        <table:table-row table:style-name="TableLine501629744">
          <table:table-cell table:style-name="Taula44.A28" office:value-type="string">
            <text:p text:style-name="P4"><text:change-start text:change-id="ct358712464"/>XHTML<text:change-end text:change-id="ct358712464"/></text:p>
          </table:table-cell>
          <table:table-cell table:style-name="Taula44.B28" office:value-type="string">
            <text:p text:style-name="P1"><text:change-start text:change-id="ct358735264"/>XHTML<text:change-end text:change-id="ct358735264"/></text:p>
          </table:table-cell>
          <table:table-cell table:style-name="Taula44.C28" office:value-type="string">
            <text:p text:style-name="P1"/>
          </table:table-cell>
        </table:table-row>
        <table:table-row table:style-name="TableLine501733712">
          <table:table-cell table:style-name="Taula44.A28" office:value-type="string">
            <text:p text:style-name="P4"><text:change-start text:change-id="ct358713424"/>MP3<text:change-end text:change-id="ct358713424"/></text:p>
          </table:table-cell>
          <table:table-cell table:style-name="Taula44.B28" office:value-type="string">
            <text:p text:style-name="P1"><text:change-start text:change-id="ct358735024"/>MP3<text:change-end text:change-id="ct358735024"/></text:p>
          </table:table-cell>
          <table:table-cell table:style-name="Taula44.C28" office:value-type="string">
            <text:p text:style-name="P1"><text:change-start text:change-id="ct358625824"/>MP3. MPEG-1 Audio Layer 3<text:change-end text:change-id="ct358625824"/></text:p>
          </table:table-cell>
        </table:table-row>
        <table:table-row table:style-name="TableLine501733424">
          <table:table-cell table:style-name="Taula44.A28" office:value-type="string">
            <text:p text:style-name="P4"><text:change-start text:change-id="ct358709104"/>OGG<text:change-end text:change-id="ct358709104"/></text:p>
          </table:table-cell>
          <table:table-cell table:style-name="Taula44.B28" office:value-type="string">
            <text:p text:style-name="P1"><text:change-start text:change-id="ct358716784"/>OGG<text:change-end text:change-id="ct358716784"/></text:p>
          </table:table-cell>
          <table:table-cell table:style-name="Taula44.C28" office:value-type="string">
            <text:p text:style-name="P1"><text:change-start text:change-id="ct358668064"/>OGG-Vorbis<text:change-end text:change-id="ct358668064"/></text:p>
          </table:table-cell>
        </table:table-row>
        <table:table-row table:style-name="TableLine501733136">
          <table:table-cell table:style-name="Taula44.A28" office:value-type="string">
            <text:p text:style-name="P4"><text:change-start text:change-id="ct358731424"/>MP4V<text:change-end text:change-id="ct358731424"/></text:p>
          </table:table-cell>
          <table:table-cell table:style-name="Taula44.B28" office:value-type="string">
            <text:p text:style-name="P1"><text:change-start text:change-id="ct358731184"/>MP4V<text:change-end text:change-id="ct358731184"/></text:p>
          </table:table-cell>
          <table:table-cell table:style-name="Taula44.C28" office:value-type="string">
            <text:p text:style-name="P1"><text:change-start text:change-id="ct358631824"/>MPEG-4 MP4 vídeo<text:change-end text:change-id="ct358631824"/></text:p>
          </table:table-cell>
        </table:table-row>
        <table:table-row table:style-name="TableLine501732848">
          <table:table-cell table:style-name="Taula44.A28" office:value-type="string">
            <text:p text:style-name="P4"><text:change-start text:change-id="ct358615744"/>WEBM<text:change-end text:change-id="ct358615744"/></text:p>
          </table:table-cell>
          <table:table-cell table:style-name="Taula44.B28" office:value-type="string">
            <text:p text:style-name="P1"><text:change-start text:change-id="ct358708864"/>WEBM<text:change-end text:change-id="ct358708864"/></text:p>
          </table:table-cell>
          <table:table-cell table:style-name="Taula44.C28" office:value-type="string">
            <text:p text:style-name="P1"><text:change-start text:change-id="ct358702624"/>WebM<text:change-end text:change-id="ct358702624"/></text:p>
          </table:table-cell>
        </table:table-row>
      </table:table>
      <text:p text:style-name="Text_20_body"/>
      <table:table table:name="Taula46" table:style-name="Taula46">
        <table:table-column table:style-name="Taula46.A"/>
        <table:table-row table:style-name="TableLine501732560">
          <table:table-cell table:style-name="Taula46.A1" office:value-type="string">
            <text:p text:style-name="P9"><text:change-start text:change-id="ct358709824"/><text:span text:style-name="T4"><text:s/>E </text:span><text:s/>DocumentTipus<text:change-end text:change-id="ct358709824"/></text:p>
          </table:table-cell>
        </table:table-row>
      </table:table>
      <table:table table:name="Taula47" table:style-name="Taula47">
        <table:table-column table:style-name="Taula47.A"/>
        <table:table-column table:style-name="Taula47.B"/>
        <table:table-column table:style-name="Taula47.C"/>
        <table:table-header-rows>
          <text:soft-page-break/>
          <table:table-row table:style-name="TableLine501731696">
            <table:table-cell table:style-name="Taula47.A1" table:number-columns-spanned="3" office:value-type="string">
              <text:p text:style-name="P1"><text:change-start text:change-id="ct358640464"/>Possibles tipus de document<text:change-end text:change-id="ct358640464"/><text:change-start text:change-id="ct358695424"/>.<text:change-end text:change-id="ct358695424"/></text:p>
            </table:table-cell>
            <table:covered-table-cell/>
            <table:covered-table-cell/>
          </table:table-row>
        </table:table-header-rows>
        <table:table-row table:style-name="Taula47.2">
          <table:table-cell table:style-name="Taula47.A2" office:value-type="string">
            <text:p text:style-name="P4"><text:change-start text:change-id="ct358730944"/>Codi<text:change-end text:change-id="ct358730944"/></text:p>
          </table:table-cell>
          <table:table-cell table:style-name="Taula47.A2" office:value-type="string">
            <text:p text:style-name="P4"><text:change-start text:change-id="ct358777024"/>Valor<text:change-end text:change-id="ct358777024"/></text:p>
          </table:table-cell>
          <table:table-cell table:style-name="Taula47.C2" office:value-type="string">
            <text:p text:style-name="P4"><text:change-start text:change-id="ct358777264"/>Comentaris<text:change-end text:change-id="ct358777264"/></text:p>
          </table:table-cell>
        </table:table-row>
        <table:table-row table:style-name="Taula47.2">
          <table:table-cell table:style-name="Taula47.A3" office:value-type="string">
            <text:p text:style-name="P4"><text:change-start text:change-id="ct358777504"/>RESOLUCIO<text:change-end text:change-id="ct358777504"/></text:p>
          </table:table-cell>
          <table:table-cell table:style-name="Taula47.B23" office:value-type="string">
            <text:p text:style-name="P1"><text:change-start text:change-id="ct358777744"/>TD<text:change-end text:change-id="ct358777744"/><text:change-start text:change-id="ct358777984"/>01<text:change-end text:change-id="ct358777984"/></text:p>
          </table:table-cell>
          <table:table-cell table:style-name="Taula47.C3" office:value-type="string">
            <text:p text:style-name="P1"><text:change-start text:change-id="ct358778224"/>Resolución<text:change-end text:change-id="ct358778224"/></text:p>
          </table:table-cell>
        </table:table-row>
        <table:table-row table:style-name="TableLine501728528">
          <table:table-cell table:style-name="Taula47.A23" office:value-type="string">
            <text:p text:style-name="P4"><text:change-start text:change-id="ct358778464"/>ACORD<text:change-end text:change-id="ct358778464"/></text:p>
          </table:table-cell>
          <table:table-cell table:style-name="Taula47.B23" office:value-type="string">
            <text:p text:style-name="P1"><text:change-start text:change-id="ct358776304"/>TD<text:change-end text:change-id="ct358776304"/><text:change-start text:change-id="ct358778704"/>02<text:change-end text:change-id="ct358778704"/></text:p>
          </table:table-cell>
          <table:table-cell table:style-name="Taula47.C23" office:value-type="string">
            <text:p text:style-name="P1"><text:change-start text:change-id="ct358776784"/>Acuerdo<text:change-end text:change-id="ct358776784"/></text:p>
          </table:table-cell>
        </table:table-row>
        <table:table-row table:style-name="TableLine501727664">
          <table:table-cell table:style-name="Taula47.A23" office:value-type="string">
            <text:p text:style-name="P4"><text:change-start text:change-id="ct358774384"/>CONTRACTE<text:change-end text:change-id="ct358774384"/></text:p>
          </table:table-cell>
          <table:table-cell table:style-name="Taula47.B23" office:value-type="string">
            <text:p text:style-name="P1"><text:change-start text:change-id="ct358774624"/>TD<text:change-end text:change-id="ct358774624"/><text:change-start text:change-id="ct358774864"/>03<text:change-end text:change-id="ct358774864"/></text:p>
          </table:table-cell>
          <table:table-cell table:style-name="Taula47.C23" office:value-type="string">
            <text:p text:style-name="P1"><text:change-start text:change-id="ct358775104"/>Contrato<text:change-end text:change-id="ct358775104"/></text:p>
          </table:table-cell>
        </table:table-row>
        <table:table-row table:style-name="TableLine501727376">
          <table:table-cell table:style-name="Taula47.A23" office:value-type="string">
            <text:p text:style-name="P4"><text:change-start text:change-id="ct358775344"/>CONVENI<text:change-end text:change-id="ct358775344"/></text:p>
          </table:table-cell>
          <table:table-cell table:style-name="Taula47.B23" office:value-type="string">
            <text:p text:style-name="P1"><text:change-start text:change-id="ct358775584"/>TD<text:change-end text:change-id="ct358775584"/><text:change-start text:change-id="ct358775824"/>04<text:change-end text:change-id="ct358775824"/></text:p>
          </table:table-cell>
          <table:table-cell table:style-name="Taula47.C23" office:value-type="string">
            <text:p text:style-name="P1"><text:change-start text:change-id="ct358776064"/>Convenio<text:change-end text:change-id="ct358776064"/></text:p>
          </table:table-cell>
        </table:table-row>
        <table:table-row table:style-name="TableLine501727088">
          <table:table-cell table:style-name="Taula47.A23" office:value-type="string">
            <text:p text:style-name="P4"><text:change-start text:change-id="ct358776544"/>DECLARACIO<text:change-end text:change-id="ct358776544"/></text:p>
          </table:table-cell>
          <table:table-cell table:style-name="Taula47.B23" office:value-type="string">
            <text:p text:style-name="P1"><text:change-start text:change-id="ct358778944"/>TD<text:change-end text:change-id="ct358778944"/><text:change-start text:change-id="ct358779184"/>05<text:change-end text:change-id="ct358779184"/></text:p>
          </table:table-cell>
          <table:table-cell table:style-name="Taula47.C23" office:value-type="string">
            <text:p text:style-name="P1"><text:change-start text:change-id="ct358779424"/>Declaración<text:change-end text:change-id="ct358779424"/></text:p>
          </table:table-cell>
        </table:table-row>
        <table:table-row table:style-name="TableLine501726800">
          <table:table-cell table:style-name="Taula47.A23" office:value-type="string">
            <text:p text:style-name="P4"><text:change-start text:change-id="ct358779664"/>COMUNICACIO<text:change-end text:change-id="ct358779664"/></text:p>
          </table:table-cell>
          <table:table-cell table:style-name="Taula47.B23" office:value-type="string">
            <text:p text:style-name="P1"><text:change-start text:change-id="ct358779904"/>TD<text:change-end text:change-id="ct358779904"/><text:change-start text:change-id="ct358780144"/>06<text:change-end text:change-id="ct358780144"/></text:p>
          </table:table-cell>
          <table:table-cell table:style-name="Taula47.C23" office:value-type="string">
            <text:p text:style-name="P1"><text:change-start text:change-id="ct358780384"/>Comunicación<text:change-end text:change-id="ct358780384"/></text:p>
          </table:table-cell>
        </table:table-row>
        <table:table-row table:style-name="TableLine501726512">
          <table:table-cell table:style-name="Taula47.A23" office:value-type="string">
            <text:p text:style-name="P4"><text:change-start text:change-id="ct358780624"/>NOTIFICACIO<text:change-end text:change-id="ct358780624"/></text:p>
          </table:table-cell>
          <table:table-cell table:style-name="Taula47.B23" office:value-type="string">
            <text:p text:style-name="P1"><text:change-start text:change-id="ct358780864"/>TD<text:change-end text:change-id="ct358780864"/><text:change-start text:change-id="ct358781104"/>07<text:change-end text:change-id="ct358781104"/></text:p>
          </table:table-cell>
          <table:table-cell table:style-name="Taula47.C23" office:value-type="string">
            <text:p text:style-name="P1"><text:change-start text:change-id="ct358781344"/>Notificación<text:change-end text:change-id="ct358781344"/></text:p>
          </table:table-cell>
        </table:table-row>
        <table:table-row table:style-name="TableLine501726224">
          <table:table-cell table:style-name="Taula47.A23" office:value-type="string">
            <text:p text:style-name="P4"><text:change-start text:change-id="ct358781584"/>PUBLICACIO<text:change-end text:change-id="ct358781584"/></text:p>
          </table:table-cell>
          <table:table-cell table:style-name="Taula47.B23" office:value-type="string">
            <text:p text:style-name="P1"><text:change-start text:change-id="ct358781824"/>TD08<text:change-end text:change-id="ct358781824"/></text:p>
          </table:table-cell>
          <table:table-cell table:style-name="Taula47.C23" office:value-type="string">
            <text:p text:style-name="P1"><text:change-start text:change-id="ct358782064"/>Publicación<text:change-end text:change-id="ct358782064"/></text:p>
          </table:table-cell>
        </table:table-row>
        <table:table-row table:style-name="TableLine501725936">
          <table:table-cell table:style-name="Taula47.A23" office:value-type="string">
            <text:p text:style-name="P4"><text:change-start text:change-id="ct358782304"/>JUSTIFICANT_RECEPCIO<text:change-end text:change-id="ct358782304"/></text:p>
          </table:table-cell>
          <table:table-cell table:style-name="Taula47.B23" office:value-type="string">
            <text:p text:style-name="P1"><text:change-start text:change-id="ct358782544"/>TD<text:change-end text:change-id="ct358782544"/><text:change-start text:change-id="ct358782784"/>09<text:change-end text:change-id="ct358782784"/></text:p>
          </table:table-cell>
          <table:table-cell table:style-name="Taula47.C23" office:value-type="string">
            <text:p text:style-name="P1"><text:change-start text:change-id="ct358783024"/>Acuse de recibo<text:change-end text:change-id="ct358783024"/></text:p>
          </table:table-cell>
        </table:table-row>
        <table:table-row table:style-name="TableLine501725648">
          <table:table-cell table:style-name="Taula47.A23" office:value-type="string">
            <text:p text:style-name="P4"><text:change-start text:change-id="ct358783264"/>ACTA<text:change-end text:change-id="ct358783264"/></text:p>
          </table:table-cell>
          <table:table-cell table:style-name="Taula47.B23" office:value-type="string">
            <text:p text:style-name="P1"><text:change-start text:change-id="ct358783504"/>TD<text:change-end text:change-id="ct358783504"/><text:change-start text:change-id="ct358783744"/>10<text:change-end text:change-id="ct358783744"/></text:p>
          </table:table-cell>
          <table:table-cell table:style-name="Taula47.C23" office:value-type="string">
            <text:p text:style-name="P1"><text:change-start text:change-id="ct358783984"/>Acta<text:change-end text:change-id="ct358783984"/></text:p>
          </table:table-cell>
        </table:table-row>
        <table:table-row table:style-name="TableLine501725360">
          <table:table-cell table:style-name="Taula47.A23" office:value-type="string">
            <text:p text:style-name="P4"><text:change-start text:change-id="ct358784224"/>CERTIFICAT<text:change-end text:change-id="ct358784224"/></text:p>
          </table:table-cell>
          <table:table-cell table:style-name="Taula47.B23" office:value-type="string">
            <text:p text:style-name="P1"><text:change-start text:change-id="ct358784464"/>TD<text:change-end text:change-id="ct358784464"/><text:change-start text:change-id="ct358784704"/>11<text:change-end text:change-id="ct358784704"/></text:p>
          </table:table-cell>
          <table:table-cell table:style-name="Taula47.C23" office:value-type="string">
            <text:p text:style-name="P1"><text:change-start text:change-id="ct358784944"/>Certificat<text:change-end text:change-id="ct358784944"/></text:p>
          </table:table-cell>
        </table:table-row>
        <table:table-row table:style-name="TableLine501725072">
          <table:table-cell table:style-name="Taula47.A23" office:value-type="string">
            <text:p text:style-name="P4"><text:change-start text:change-id="ct358785184"/>DILIGENCIA<text:change-end text:change-id="ct358785184"/></text:p>
          </table:table-cell>
          <table:table-cell table:style-name="Taula47.B23" office:value-type="string">
            <text:p text:style-name="P1"><text:change-start text:change-id="ct358785424"/>TD<text:change-end text:change-id="ct358785424"/><text:change-start text:change-id="ct358785664"/>12<text:change-end text:change-id="ct358785664"/></text:p>
          </table:table-cell>
          <table:table-cell table:style-name="Taula47.C23" office:value-type="string">
            <text:p text:style-name="P1"><text:change-start text:change-id="ct358785904"/>Diligència<text:change-end text:change-id="ct358785904"/></text:p>
          </table:table-cell>
        </table:table-row>
        <table:table-row table:style-name="TableLine501724784">
          <table:table-cell table:style-name="Taula47.A23" office:value-type="string">
            <text:p text:style-name="P4"><text:change-start text:change-id="ct358786144"/>INFORME<text:change-end text:change-id="ct358786144"/></text:p>
          </table:table-cell>
          <table:table-cell table:style-name="Taula47.B23" office:value-type="string">
            <text:p text:style-name="P1"><text:change-start text:change-id="ct358786384"/>TD<text:change-end text:change-id="ct358786384"/><text:change-start text:change-id="ct358786624"/>13<text:change-end text:change-id="ct358786624"/></text:p>
          </table:table-cell>
          <table:table-cell table:style-name="Taula47.C23" office:value-type="string">
            <text:p text:style-name="P1"><text:change-start text:change-id="ct358786864"/>Informe<text:change-end text:change-id="ct358786864"/></text:p>
          </table:table-cell>
        </table:table-row>
        <table:table-row table:style-name="TableLine501724496">
          <table:table-cell table:style-name="Taula47.A23" office:value-type="string">
            <text:p text:style-name="P4"><text:change-start text:change-id="ct358787104"/>SOLICITUD<text:change-end text:change-id="ct358787104"/></text:p>
          </table:table-cell>
          <table:table-cell table:style-name="Taula47.B23" office:value-type="string">
            <text:p text:style-name="P1"><text:change-start text:change-id="ct358787344"/>TD<text:change-end text:change-id="ct358787344"/><text:change-start text:change-id="ct358787584"/>14<text:change-end text:change-id="ct358787584"/></text:p>
          </table:table-cell>
          <table:table-cell table:style-name="Taula47.C23" office:value-type="string">
            <text:p text:style-name="P1"><text:change-start text:change-id="ct358787824"/>Solicitud<text:change-end text:change-id="ct358787824"/></text:p>
          </table:table-cell>
        </table:table-row>
        <table:table-row table:style-name="TableLine501724208">
          <table:table-cell table:style-name="Taula47.A23" office:value-type="string">
            <text:p text:style-name="P4"><text:change-start text:change-id="ct358788064"/>DENUNCIA<text:change-end text:change-id="ct358788064"/></text:p>
          </table:table-cell>
          <table:table-cell table:style-name="Taula47.B23" office:value-type="string">
            <text:p text:style-name="P1"><text:change-start text:change-id="ct358788304"/>TD<text:change-end text:change-id="ct358788304"/><text:change-start text:change-id="ct358788544"/>15<text:change-end text:change-id="ct358788544"/></text:p>
          </table:table-cell>
          <table:table-cell table:style-name="Taula47.C23" office:value-type="string">
            <text:p text:style-name="P1"><text:change-start text:change-id="ct358788784"/>Denuncia<text:change-end text:change-id="ct358788784"/></text:p>
          </table:table-cell>
        </table:table-row>
        <table:table-row table:style-name="TableLine501723920">
          <table:table-cell table:style-name="Taula47.A23" office:value-type="string">
            <text:p text:style-name="P4"><text:change-start text:change-id="ct358789024"/>ALEGACIO<text:change-end text:change-id="ct358789024"/></text:p>
          </table:table-cell>
          <table:table-cell table:style-name="Taula47.B23" office:value-type="string">
            <text:p text:style-name="P1"><text:change-start text:change-id="ct358789264"/>TD<text:change-end text:change-id="ct358789264"/><text:change-start text:change-id="ct358789504"/>16<text:change-end text:change-id="ct358789504"/></text:p>
          </table:table-cell>
          <table:table-cell table:style-name="Taula47.C23" office:value-type="string">
            <text:p text:style-name="P1"><text:change-start text:change-id="ct358789744"/>Alegación<text:change-end text:change-id="ct358789744"/></text:p>
          </table:table-cell>
        </table:table-row>
        <table:table-row table:style-name="TableLine501723632">
          <table:table-cell table:style-name="Taula47.A23" office:value-type="string">
            <text:p text:style-name="P4"><text:change-start text:change-id="ct358789984"/>RECURS<text:change-end text:change-id="ct358789984"/></text:p>
          </table:table-cell>
          <table:table-cell table:style-name="Taula47.B23" office:value-type="string">
            <text:p text:style-name="P1"><text:change-start text:change-id="ct358790224"/>TD<text:change-end text:change-id="ct358790224"/><text:change-start text:change-id="ct358790464"/>17<text:change-end text:change-id="ct358790464"/></text:p>
          </table:table-cell>
          <table:table-cell table:style-name="Taula47.C23" office:value-type="string">
            <text:p text:style-name="P1"><text:change-start text:change-id="ct358790704"/>Recurso<text:change-end text:change-id="ct358790704"/></text:p>
          </table:table-cell>
        </table:table-row>
        <table:table-row table:style-name="TableLine501723344">
          <table:table-cell table:style-name="Taula47.A23" office:value-type="string">
            <text:p text:style-name="P4"><text:change-start text:change-id="ct358791184"/>COMUNICACIO_CIUTADA<text:change-end text:change-id="ct358791184"/></text:p>
          </table:table-cell>
          <table:table-cell table:style-name="Taula47.B23" office:value-type="string">
            <text:p text:style-name="P1"><text:change-start text:change-id="ct358791424"/>TD<text:change-end text:change-id="ct358791424"/><text:change-start text:change-id="ct358791664"/>18<text:change-end text:change-id="ct358791664"/></text:p>
          </table:table-cell>
          <table:table-cell table:style-name="Taula47.C23" office:value-type="string">
            <text:p text:style-name="P1"><text:change-start text:change-id="ct358791904"/>Comunicación ciudadano<text:change-end text:change-id="ct358791904"/></text:p>
          </table:table-cell>
        </table:table-row>
        <table:table-row table:style-name="TableLine501723056">
          <table:table-cell table:style-name="Taula47.A23" office:value-type="string">
            <text:p text:style-name="P4"><text:change-start text:change-id="ct358792144"/>FACTURA<text:change-end text:change-id="ct358792144"/></text:p>
          </table:table-cell>
          <table:table-cell table:style-name="Taula47.B23" office:value-type="string">
            <text:p text:style-name="P1"><text:change-start text:change-id="ct358792384"/>TD<text:change-end text:change-id="ct358792384"/><text:change-start text:change-id="ct358792624"/>19<text:change-end text:change-id="ct358792624"/></text:p>
          </table:table-cell>
          <table:table-cell table:style-name="Taula47.C23" office:value-type="string">
            <text:p text:style-name="P1"><text:change-start text:change-id="ct358792864"/>Factura<text:change-end text:change-id="ct358792864"/></text:p>
          </table:table-cell>
        </table:table-row>
        <table:table-row table:style-name="TableLine501722768">
          <table:table-cell table:style-name="Taula47.A23" office:value-type="string">
            <text:p text:style-name="P4"><text:change-start text:change-id="ct358793104"/>ALTRES_INCAUTATS<text:change-end text:change-id="ct358793104"/></text:p>
          </table:table-cell>
          <table:table-cell table:style-name="Taula47.B23" office:value-type="string">
            <text:p text:style-name="P1"><text:change-start text:change-id="ct358793344"/>TD<text:change-end text:change-id="ct358793344"/><text:change-start text:change-id="ct358793584"/>20<text:change-end text:change-id="ct358793584"/></text:p>
          </table:table-cell>
          <table:table-cell table:style-name="Taula47.C23" office:value-type="string">
            <text:p text:style-name="P1"><text:change-start text:change-id="ct358793824"/>Otros incautados<text:change-end text:change-id="ct358793824"/></text:p>
          </table:table-cell>
        </table:table-row>
        <table:table-row table:style-name="TableLine501722480">
          <table:table-cell table:style-name="Taula47.A23" office:value-type="string">
            <text:p text:style-name="P4"><text:change-start text:change-id="ct358794064"/>ALTRES<text:change-end text:change-id="ct358794064"/></text:p>
          </table:table-cell>
          <table:table-cell table:style-name="Taula47.B23" office:value-type="string">
            <text:p text:style-name="P1"><text:change-start text:change-id="ct358794304"/>TD99<text:change-end text:change-id="ct358794304"/></text:p>
          </table:table-cell>
          <table:table-cell table:style-name="Taula47.C23" office:value-type="string">
            <text:p text:style-name="P1"><text:change-start text:change-id="ct358794544"/>Otros<text:change-end text:change-id="ct358794544"/></text:p>
          </table:table-cell>
        </table:table-row>
      </table:table>
      <text:p text:style-name="Text_20_body"/>
      <table:table table:name="Taula48" table:style-name="Taula48">
        <table:table-column table:style-name="Taula48.A"/>
        <table:table-row table:style-name="TableLine501722192">
          <table:table-cell table:style-name="Taula48.A1" office:value-type="string">
            <text:p text:style-name="P9"><text:change-start text:change-id="ct358790944"/><text:span text:style-name="T4"><text:s/>E </text:span><text:s/>ExpedientEstat<text:change-end text:change-id="ct358790944"/></text:p>
          </table:table-cell>
        </table:table-row>
      </table:table>
      <table:table table:name="Taula49" table:style-name="Taula49">
        <table:table-column table:style-name="Taula49.A"/>
        <table:table-column table:style-name="Taula49.B"/>
        <table:table-column table:style-name="Taula49.C"/>
        <table:table-header-rows>
          <table:table-row table:style-name="TableLine501721616">
            <table:table-cell table:style-name="Taula49.A1" table:number-columns-spanned="3" office:value-type="string">
              <text:p text:style-name="P1"><text:change-start text:change-id="ct358795024"/>Possibles estats d'un expedient.<text:change-end text:change-id="ct358795024"/></text:p>
            </table:table-cell>
            <table:covered-table-cell/>
            <table:covered-table-cell/>
          </table:table-row>
        </table:table-header-rows>
        <table:table-row table:style-name="Taula49.2">
          <table:table-cell table:style-name="Taula49.A2" office:value-type="string">
            <text:p text:style-name="P4"><text:change-start text:change-id="ct358795264"/>Codi<text:change-end text:change-id="ct358795264"/></text:p>
          </table:table-cell>
          <table:table-cell table:style-name="Taula49.A2" office:value-type="string">
            <text:p text:style-name="P4"><text:change-start text:change-id="ct358795504"/>Valor<text:change-end text:change-id="ct358795504"/></text:p>
          </table:table-cell>
          <table:table-cell table:style-name="Taula49.C2" office:value-type="string">
            <text:p text:style-name="P4"><text:change-start text:change-id="ct358795744"/>Comentaris<text:change-end text:change-id="ct358795744"/></text:p>
          </table:table-cell>
        </table:table-row>
        <table:table-row table:style-name="Taula49.2">
          <table:table-cell table:style-name="Taula49.A3" office:value-type="string">
            <text:p text:style-name="P4"><text:change-start text:change-id="ct358795984"/>OBERT<text:change-end text:change-id="ct358795984"/></text:p>
          </table:table-cell>
          <table:table-cell table:style-name="Taula49.B5" office:value-type="string">
            <text:p text:style-name="P1"><text:change-start text:change-id="ct358796224"/>E01<text:change-end text:change-id="ct358796224"/></text:p>
          </table:table-cell>
          <table:table-cell table:style-name="Taula49.C3" office:value-type="string">
            <text:p text:style-name="P1"><text:change-start text:change-id="ct358796464"/>Abierto<text:change-end text:change-id="ct358796464"/></text:p>
          </table:table-cell>
        </table:table-row>
        <table:table-row table:style-name="TableLine501709232">
          <table:table-cell table:style-name="Taula49.A5" office:value-type="string">
            <text:p text:style-name="P4"><text:change-start text:change-id="ct358796704"/>TANCAT<text:change-end text:change-id="ct358796704"/></text:p>
          </table:table-cell>
          <table:table-cell table:style-name="Taula49.B5" office:value-type="string">
            <text:p text:style-name="P1"><text:change-start text:change-id="ct358796944"/>E02<text:change-end text:change-id="ct358796944"/></text:p>
          </table:table-cell>
          <table:table-cell table:style-name="Taula49.C5" office:value-type="string">
            <text:p text:style-name="P1"><text:change-start text:change-id="ct358797184"/>Cerrado<text:change-end text:change-id="ct358797184"/></text:p>
          </table:table-cell>
        </table:table-row>
        <table:table-row table:style-name="TableLine501708368">
          <table:table-cell table:style-name="Taula49.A5" office:value-type="string">
            <text:p text:style-name="P4"><text:change-start text:change-id="ct358797424"/>INDEX_REMISSIO<text:change-end text:change-id="ct358797424"/></text:p>
          </table:table-cell>
          <table:table-cell table:style-name="Taula49.B5" office:value-type="string">
            <text:p text:style-name="P1"><text:change-start text:change-id="ct358797664"/>E03<text:change-end text:change-id="ct358797664"/></text:p>
          </table:table-cell>
          <table:table-cell table:style-name="Taula49.C5" office:value-type="string">
            <text:p text:style-name="P1"><text:change-start text:change-id="ct358797904"/>Índice para remisión cerrado<text:change-end text:change-id="ct358797904"/></text:p>
          </table:table-cell>
        </table:table-row>
      </table:table>
      <text:p text:style-name="Text_20_body"/>
      <table:table table:name="Taula50" table:style-name="Taula50">
        <table:table-column table:style-name="Taula50.A"/>
        <table:table-row table:style-name="TableLine501708080">
          <table:table-cell table:style-name="Taula50.A1" office:value-type="string">
            <text:p text:style-name="P9"><text:change-start text:change-id="ct358798144"/><text:span text:style-name="T4"><text:s/>E </text:span><text:s/>FirmaPerfil<text:change-end text:change-id="ct358798144"/></text:p>
          </table:table-cell>
        </table:table-row>
      </table:table>
      <table:table table:name="Taula51" table:style-name="Taula51">
        <table:table-column table:style-name="Taula51.A"/>
        <table:table-column table:style-name="Taula51.B"/>
        <table:table-column table:style-name="Taula51.C"/>
        <table:table-header-rows>
          <table:table-row table:style-name="TableLine501707216">
            <table:table-cell table:style-name="Taula51.A1" table:number-columns-spanned="3" office:value-type="string">
              <text:p text:style-name="P1"><text:change-start text:change-id="ct358798384"/>Possibles perfils de firma.<text:change-end text:change-id="ct358798384"/></text:p>
            </table:table-cell>
            <table:covered-table-cell/>
            <table:covered-table-cell/>
          </table:table-row>
        </table:table-header-rows>
        <table:table-row table:style-name="Taula51.2">
          <table:table-cell table:style-name="Taula51.A2" office:value-type="string">
            <text:p text:style-name="P4"><text:change-start text:change-id="ct358798624"/>Codi<text:change-end text:change-id="ct358798624"/></text:p>
          </table:table-cell>
          <table:table-cell table:style-name="Taula51.A2" office:value-type="string">
            <text:p text:style-name="P4"><text:change-start text:change-id="ct358798864"/>Valor<text:change-end text:change-id="ct358798864"/></text:p>
          </table:table-cell>
          <table:table-cell table:style-name="Taula51.C2" office:value-type="string">
            <text:p text:style-name="P4"><text:change-start text:change-id="ct358799104"/>Comentaris<text:change-end text:change-id="ct358799104"/></text:p>
          </table:table-cell>
        </table:table-row>
        <table:table-row table:style-name="Taula51.2">
          <table:table-cell table:style-name="Taula51.A9" office:value-type="string">
            <text:p text:style-name="P4"><text:change-start text:change-id="ct358799344"/>BES<text:change-end text:change-id="ct358799344"/></text:p>
          </table:table-cell>
          <table:table-cell table:style-name="Taula51.B10" office:value-type="string">
            <text:p text:style-name="P1"><text:change-start text:change-id="ct358799584"/>BES<text:change-end text:change-id="ct358799584"/></text:p>
          </table:table-cell>
          <table:table-cell table:style-name="Taula51.C3" office:value-type="string">
            <text:p text:style-name="P1"/>
          </table:table-cell>
        </table:table-row>
        <table:table-row table:style-name="Taula51.2">
          <table:table-cell table:style-name="Taula51.A9" office:value-type="string">
            <text:p text:style-name="P4"><text:change-start text:change-id="ct358799824"/>EPES<text:change-end text:change-id="ct358799824"/></text:p>
          </table:table-cell>
          <table:table-cell table:style-name="Taula51.B10" office:value-type="string">
            <text:p text:style-name="P1"><text:change-start text:change-id="ct358800064"/>EPES<text:change-end text:change-id="ct358800064"/></text:p>
          </table:table-cell>
          <table:table-cell table:style-name="Taula51.C3" office:value-type="string">
            <text:p text:style-name="P1"/>
          </table:table-cell>
        </table:table-row>
        <table:table-row table:style-name="Taula51.2">
          <table:table-cell table:style-name="Taula51.A9" office:value-type="string">
            <text:p text:style-name="P4"><text:change-start text:change-id="ct358800304"/>LTV<text:change-end text:change-id="ct358800304"/></text:p>
          </table:table-cell>
          <table:table-cell table:style-name="Taula51.B10" office:value-type="string">
            <text:p text:style-name="P1"><text:change-start text:change-id="ct358800544"/>LTV<text:change-end text:change-id="ct358800544"/></text:p>
          </table:table-cell>
          <table:table-cell table:style-name="Taula51.C3" office:value-type="string">
            <text:p text:style-name="P1"/>
          </table:table-cell>
        </table:table-row>
        <table:table-row table:style-name="Taula51.2">
          <table:table-cell table:style-name="Taula51.A9" office:value-type="string">
            <text:p text:style-name="P4"><text:change-start text:change-id="ct358800784"/>T<text:change-end text:change-id="ct358800784"/></text:p>
          </table:table-cell>
          <table:table-cell table:style-name="Taula51.B10" office:value-type="string">
            <text:p text:style-name="P1"><text:change-start text:change-id="ct358801024"/>T<text:change-end text:change-id="ct358801024"/></text:p>
          </table:table-cell>
          <table:table-cell table:style-name="Taula51.C3" office:value-type="string">
            <text:p text:style-name="P1"/>
          </table:table-cell>
        </table:table-row>
        <table:table-row table:style-name="Taula51.2">
          <table:table-cell table:style-name="Taula51.A9" office:value-type="string">
            <text:p text:style-name="P4"><text:change-start text:change-id="ct358801264"/>C<text:change-end text:change-id="ct358801264"/></text:p>
          </table:table-cell>
          <table:table-cell table:style-name="Taula51.B10" office:value-type="string">
            <text:p text:style-name="P1"><text:change-start text:change-id="ct358801504"/>C<text:change-end text:change-id="ct358801504"/></text:p>
          </table:table-cell>
          <table:table-cell table:style-name="Taula51.C3" office:value-type="string">
            <text:p text:style-name="P1"/>
          </table:table-cell>
        </table:table-row>
        <table:table-row table:style-name="Taula51.2">
          <table:table-cell table:style-name="Taula51.A9" office:value-type="string">
            <text:p text:style-name="P4"><text:change-start text:change-id="ct358801744"/>X<text:change-end text:change-id="ct358801744"/></text:p>
          </table:table-cell>
          <table:table-cell table:style-name="Taula51.B10" office:value-type="string">
            <text:p text:style-name="P1"><text:change-start text:change-id="ct358801984"/>X<text:change-end text:change-id="ct358801984"/></text:p>
          </table:table-cell>
          <table:table-cell table:style-name="Taula51.C3" office:value-type="string">
            <text:p text:style-name="P1"/>
          </table:table-cell>
        </table:table-row>
        <table:table-row table:style-name="Taula51.2">
          <table:table-cell table:style-name="Taula51.A9" office:value-type="string">
            <text:p text:style-name="P4"><text:change-start text:change-id="ct358802224"/>XL<text:change-end text:change-id="ct358802224"/></text:p>
          </table:table-cell>
          <table:table-cell table:style-name="Taula51.B10" office:value-type="string">
            <text:p text:style-name="P1"><text:change-start text:change-id="ct358802464"/>XL<text:change-end text:change-id="ct358802464"/></text:p>
          </table:table-cell>
          <table:table-cell table:style-name="Taula51.C3" office:value-type="string">
            <text:p text:style-name="P1"/>
          </table:table-cell>
        </table:table-row>
        <table:table-row table:style-name="TableLine501702320">
          <table:table-cell table:style-name="Taula51.A10" office:value-type="string">
            <text:p text:style-name="P4"><text:change-start text:change-id="ct358802704"/>A<text:change-end text:change-id="ct358802704"/></text:p>
          </table:table-cell>
          <table:table-cell table:style-name="Taula51.B10" office:value-type="string">
            <text:p text:style-name="P1"><text:change-start text:change-id="ct358802944"/>A<text:change-end text:change-id="ct358802944"/></text:p>
          </table:table-cell>
          <table:table-cell table:style-name="Taula51.C10" office:value-type="string">
            <text:p text:style-name="P1"/>
          </table:table-cell>
        </table:table-row>
      </table:table>
      <text:p text:style-name="Text_20_body"><text:soft-page-break/></text:p>
      <table:table table:name="Taula52" table:style-name="Taula52">
        <table:table-column table:style-name="Taula52.A"/>
        <table:table-row table:style-name="TableLine501711536">
          <table:table-cell table:style-name="Taula52.A1" office:value-type="string">
            <text:p text:style-name="P9"><text:change-start text:change-id="ct358803424"/><text:span text:style-name="T4"><text:s/>E </text:span><text:s/>FirmaTipus<text:change-end text:change-id="ct358803424"/></text:p>
          </table:table-cell>
        </table:table-row>
      </table:table>
      <table:table table:name="Taula53" table:style-name="Taula53">
        <table:table-column table:style-name="Taula53.A"/>
        <table:table-column table:style-name="Taula53.B"/>
        <table:table-column table:style-name="Taula53.C"/>
        <table:table-header-rows>
          <table:table-row table:style-name="TableLine501719600">
            <table:table-cell table:style-name="Taula53.A1" table:number-columns-spanned="3" office:value-type="string">
              <text:p text:style-name="P1"><text:change-start text:change-id="ct358803664"/>Possibles tipus de firma.<text:change-end text:change-id="ct358803664"/></text:p>
            </table:table-cell>
            <table:covered-table-cell/>
            <table:covered-table-cell/>
          </table:table-row>
        </table:table-header-rows>
        <table:table-row table:style-name="Taula53.2">
          <table:table-cell table:style-name="Taula53.A2" office:value-type="string">
            <text:p text:style-name="P4"><text:change-start text:change-id="ct358803904"/>Codi<text:change-end text:change-id="ct358803904"/></text:p>
          </table:table-cell>
          <table:table-cell table:style-name="Taula53.A2" office:value-type="string">
            <text:p text:style-name="P4"><text:change-start text:change-id="ct358804144"/>Valor<text:change-end text:change-id="ct358804144"/></text:p>
          </table:table-cell>
          <table:table-cell table:style-name="Taula53.C2" office:value-type="string">
            <text:p text:style-name="P4"><text:change-start text:change-id="ct358804384"/>Comentaris<text:change-end text:change-id="ct358804384"/></text:p>
          </table:table-cell>
        </table:table-row>
        <table:table-row table:style-name="Taula53.2">
          <table:table-cell table:style-name="Taula53.A3" office:value-type="string">
            <text:p text:style-name="P4"><text:change-start text:change-id="ct358804624"/>CSV<text:change-end text:change-id="ct358804624"/></text:p>
          </table:table-cell>
          <table:table-cell table:style-name="Taula53.B11" office:value-type="string">
            <text:p text:style-name="P1"><text:change-start text:change-id="ct358804864"/>TF01<text:change-end text:change-id="ct358804864"/></text:p>
          </table:table-cell>
          <table:table-cell table:style-name="Taula53.C3" office:value-type="string">
            <text:p text:style-name="P1"><text:change-start text:change-id="ct358805104"/>Código seguro de verificación<text:change-end text:change-id="ct358805104"/></text:p>
          </table:table-cell>
        </table:table-row>
        <table:table-row table:style-name="TableLine501716432">
          <table:table-cell table:style-name="Taula53.A11" office:value-type="string">
            <text:p text:style-name="P4"><text:change-start text:change-id="ct358805344"/>XADES_DET<text:change-end text:change-id="ct358805344"/></text:p>
          </table:table-cell>
          <table:table-cell table:style-name="Taula53.B11" office:value-type="string">
            <text:p text:style-name="P1"><text:change-start text:change-id="ct358805584"/>TF02<text:change-end text:change-id="ct358805584"/></text:p>
          </table:table-cell>
          <table:table-cell table:style-name="Taula53.C11" office:value-type="string">
            <text:p text:style-name="P1"><text:change-start text:change-id="ct358805824"/>XAdES internally detached signature<text:change-end text:change-id="ct358805824"/></text:p>
          </table:table-cell>
        </table:table-row>
        <table:table-row table:style-name="TableLine501715568">
          <table:table-cell table:style-name="Taula53.A11" office:value-type="string">
            <text:p text:style-name="P4"><text:change-start text:change-id="ct358806064"/>XADES_ENV<text:change-end text:change-id="ct358806064"/></text:p>
          </table:table-cell>
          <table:table-cell table:style-name="Taula53.B11" office:value-type="string">
            <text:p text:style-name="P1"><text:change-start text:change-id="ct358806304"/>TF03<text:change-end text:change-id="ct358806304"/></text:p>
          </table:table-cell>
          <table:table-cell table:style-name="Taula53.C11" office:value-type="string">
            <text:p text:style-name="P1"><text:change-start text:change-id="ct358806544"/>XAdES enveloped signature<text:change-end text:change-id="ct358806544"/></text:p>
          </table:table-cell>
        </table:table-row>
        <table:table-row table:style-name="TableLine501715280">
          <table:table-cell table:style-name="Taula53.A11" office:value-type="string">
            <text:p text:style-name="P4"><text:change-start text:change-id="ct358806784"/>CADES_DET<text:change-end text:change-id="ct358806784"/></text:p>
          </table:table-cell>
          <table:table-cell table:style-name="Taula53.B11" office:value-type="string">
            <text:p text:style-name="P1"><text:change-start text:change-id="ct358807024"/>TF04<text:change-end text:change-id="ct358807024"/></text:p>
          </table:table-cell>
          <table:table-cell table:style-name="Taula53.C11" office:value-type="string">
            <text:p text:style-name="P1"><text:change-start text:change-id="ct358807264"/>CAdES detached/explicit signature<text:change-end text:change-id="ct358807264"/></text:p>
          </table:table-cell>
        </table:table-row>
        <table:table-row table:style-name="TableLine501714992">
          <table:table-cell table:style-name="Taula53.A11" office:value-type="string">
            <text:p text:style-name="P4"><text:change-start text:change-id="ct358807504"/>CADES_ATT<text:change-end text:change-id="ct358807504"/></text:p>
          </table:table-cell>
          <table:table-cell table:style-name="Taula53.B11" office:value-type="string">
            <text:p text:style-name="P1"><text:change-start text:change-id="ct358807744"/>TF05<text:change-end text:change-id="ct358807744"/></text:p>
          </table:table-cell>
          <table:table-cell table:style-name="Taula53.C11" office:value-type="string">
            <text:p text:style-name="P1"><text:change-start text:change-id="ct358807984"/>CAdES attached/implicit signature<text:change-end text:change-id="ct358807984"/></text:p>
          </table:table-cell>
        </table:table-row>
        <table:table-row table:style-name="TableLine501714704">
          <table:table-cell table:style-name="Taula53.A11" office:value-type="string">
            <text:p text:style-name="P4"><text:change-start text:change-id="ct358808224"/>PADES<text:change-end text:change-id="ct358808224"/></text:p>
          </table:table-cell>
          <table:table-cell table:style-name="Taula53.B11" office:value-type="string">
            <text:p text:style-name="P1"><text:change-start text:change-id="ct358808464"/>TF06<text:change-end text:change-id="ct358808464"/></text:p>
          </table:table-cell>
          <table:table-cell table:style-name="Taula53.C11" office:value-type="string">
            <text:p text:style-name="P1"><text:change-start text:change-id="ct358808704"/>PAdES<text:change-end text:change-id="ct358808704"/></text:p>
          </table:table-cell>
        </table:table-row>
        <table:table-row table:style-name="TableLine501714416">
          <table:table-cell table:style-name="Taula53.A11" office:value-type="string">
            <text:p text:style-name="P4"><text:change-start text:change-id="ct358808944"/>SMIME<text:change-end text:change-id="ct358808944"/></text:p>
          </table:table-cell>
          <table:table-cell table:style-name="Taula53.B11" office:value-type="string">
            <text:p text:style-name="P1"><text:change-start text:change-id="ct358809184"/>TF07<text:change-end text:change-id="ct358809184"/></text:p>
          </table:table-cell>
          <table:table-cell table:style-name="Taula53.C11" office:value-type="string">
            <text:p text:style-name="P1"/>
          </table:table-cell>
        </table:table-row>
        <table:table-row table:style-name="TableLine501714128">
          <table:table-cell table:style-name="Taula53.A11" office:value-type="string">
            <text:p text:style-name="P4"><text:change-start text:change-id="ct358809424"/>ODT<text:change-end text:change-id="ct358809424"/></text:p>
          </table:table-cell>
          <table:table-cell table:style-name="Taula53.B11" office:value-type="string">
            <text:p text:style-name="P1"><text:change-start text:change-id="ct358809664"/>TF08<text:change-end text:change-id="ct358809664"/></text:p>
          </table:table-cell>
          <table:table-cell table:style-name="Taula53.C11" office:value-type="string">
            <text:p text:style-name="P1"/>
          </table:table-cell>
        </table:table-row>
        <table:table-row table:style-name="TableLine501713840">
          <table:table-cell table:style-name="Taula53.A11" office:value-type="string">
            <text:p text:style-name="P4"><text:change-start text:change-id="ct358809904"/>OOXML<text:change-end text:change-id="ct358809904"/></text:p>
          </table:table-cell>
          <table:table-cell table:style-name="Taula53.B11" office:value-type="string">
            <text:p text:style-name="P1"><text:change-start text:change-id="ct358810144"/>TF09<text:change-end text:change-id="ct358810144"/></text:p>
          </table:table-cell>
          <table:table-cell table:style-name="Taula53.C11" office:value-type="string">
            <text:p text:style-name="P1"/>
          </table:table-cell>
        </table:table-row>
      </table:table>
      <text:p text:style-name="Text_20_body"><text:change-start text:change-id="ct358810384"/></text:p>
      <text:p text:style-name="Text_20_body"><text:change-end text:change-id="ct358810384"/></text:p>
      <text:h text:style-name="P19" text:outline-level="1"><text:bookmark-start text:name="__RefHeading___Toc4746_112191102"/>Mètodes de l’API<text:bookmark-end text:name="__RefHeading___Toc4746_112191102"/></text:h>
      <text:p text:style-name="Text_20_body"/>
      <text:h text:style-name="Heading_20_2" text:outline-level="2"><text:bookmark-start text:name="__RefHeading___Toc4748_112191102"/>Consideracions sobre els paràmetres dels mètodes<text:bookmark-end text:name="__RefHeading___Toc4748_112191102"/></text:h>
      <text:list xml:id="list101913830029924" text:continue-numbering="true" text:style-name="L3">
        <text:list-item>
          <text:p text:style-name="P39">Hi haurà tres tipus de dades bàsics: expedients, documents i carpetes.<text:change text:change-id="ct358810624"/></text:p>
        </text:list-item>
        <text:list-item>
          <text:p text:style-name="P39">Els paràmetres ENI que prenguin valors d’una llista es passaran com a tipus enumerats i no com a cadenes de text.</text:p>
        </text:list-item>
        <text:list-item>
          <text:p text:style-name="P39"><text:change-start text:change-id="ct358810864"/>Els mètodes de creació i modificació tendran com a paràmetres l’element (expedient, document o carpeta) que es vol crear o modificar i l’identificador del contenidor pare (només per a documents i carpetes).</text:p>
        </text:list-item>
        <text:list-item>
          <text:p text:style-name="P39"><text:change-end text:change-id="ct358810864"/>Els altres mètodes tendran com a únic paràmetre l’identificador de l’element sobre el qual es realitza l’acció. Els mètodes que involucrin varis elements (copiar, moure, ...) tendran varis identificadors.</text:p>
        </text:list-item>
        <text:list-item>
          <text:p text:style-name="P39">No tendrà sentit per l’arxiu gestionar documents o carpetes deslligades d’un expedient.<text:change-start text:change-id="ct358811104"/></text:p>
        </text:list-item>
      </text:list>
      <text:p text:style-name="Text_20_body"><text:change-end text:change-id="ct358811104"/><text:change text:change-id="ct358811344"/><text:change-start text:change-id="ct358811584"/></text:p>
      <text:h text:style-name="Heading_20_2" text:outline-level="2"><text:bookmark-start text:name="__RefHeading___Toc4752_1121911021"/>expedientCrear<text:bookmark-end text:name="__RefHeading___Toc4752_1121911021"/><text:change-end text:change-id="ct358811584"/><text:change text:change-id="ct358811824"/></text:h>
      <table:table table:name="Taula17" table:style-name="Taula17">
        <table:table-column table:style-name="Taula17.A"/>
        <table:table-column table:style-name="Taula17.B"/>
        <table:table-column table:style-name="Taula17.C"/>
        <table:table-column table:style-name="Taula17.D"/>
        <table:table-row table:style-name="TableLine501712688">
          <table:table-cell table:style-name="Taula17.A1" table:number-columns-spanned="4" office:value-type="string">
            <text:p text:style-name="P9"><text:span text:style-name="T4"><text:s/>M </text:span><text:s/>expedientCrear</text:p>
          </table:table-cell>
          <table:covered-table-cell/>
          <table:covered-table-cell/>
          <table:covered-table-cell/>
        </table:table-row>
        <table:table-row table:style-name="TableLine501711824">
          <table:table-cell table:style-name="Taula17.A2" office:value-type="string">
            <text:p text:style-name="P4">Descripció</text:p>
          </table:table-cell>
          <table:table-cell table:style-name="Taula17.B2" table:number-columns-spanned="3" office:value-type="string">
            <text:p text:style-name="P2"><text:change text:change-id="ct358814224"/><text:change-start text:change-id="ct358813984"/>Crea un nou expedient<text:change-end text:change-id="ct358813984"/>.</text:p>
          </table:table-cell>
          <table:covered-table-cell/>
          <table:covered-table-cell/>
        </table:table-row>
        <table:table-row table:style-name="Taula17.3">
          <table:table-cell table:style-name="Taula17.A3" table:number-rows-spanned="2" office:value-type="string">
            <text:p text:style-name="P5">Paràmetres</text:p>
          </table:table-cell>
          <table:table-cell table:style-name="Taula17.B3" office:value-type="string">
            <text:p text:style-name="P4">Camp</text:p>
          </table:table-cell>
          <table:table-cell table:style-name="Taula17.C3" office:value-type="string">
            <text:p text:style-name="P4">Tipus</text:p>
          </table:table-cell>
          <table:table-cell table:style-name="Taula17.B3" office:value-type="string">
            <text:p text:style-name="P4">Descripció</text:p>
          </table:table-cell>
        </table:table-row>
        <table:table-row table:style-name="TableLine501695696">
          <table:covered-table-cell table:style-name="Taula17.A3"/>
          <table:table-cell table:style-name="Taula17.B4" office:value-type="string">
            <text:p text:style-name="P4"><text:change text:change-id="ct358813744"/><text:change-start text:change-id="ct358813504"/>e<text:change-end text:change-id="ct358813504"/><text:change-start text:change-id="ct358813264"/>xpedient<text:change-end text:change-id="ct358813264"/></text:p>
          </table:table-cell>
          <table:table-cell table:style-name="Taula17.C4" office:value-type="string">
            <text:p text:style-name="P1"><text:change text:change-id="ct358813024"/><text:change-start text:change-id="ct358812784"/>Expedient<text:change-end text:change-id="ct358812784"/> </text:p>
          </table:table-cell>
          <table:table-cell table:style-name="Taula17.D4" office:value-type="string">
            <text:p text:style-name="P1"><text:change text:change-id="ct358812544"/><text:change-start text:change-id="ct358812304"/>Informació per a la creació de l'expedient.<text:change-end text:change-id="ct358812304"/></text:p>
          </table:table-cell>
        </table:table-row>
        <table:table-row table:style-name="TableLine501696560">
          <table:table-cell table:style-name="Taula17.A6" office:value-type="string">
            <text:p text:style-name="P4">Excepcions</text:p>
          </table:table-cell>
          <table:table-cell table:style-name="Taula17.B5" office:value-type="string">
            <text:p text:style-name="P1">ArxiuException</text:p>
          </table:table-cell>
          <table:table-cell table:style-name="Taula17.C5" table:number-columns-spanned="2" office:value-type="string">
            <text:p text:style-name="P1">Si es produeix algun problema al realitzar l’operació amb l’arxiu<text:change-start text:change-id="ct358812064"/>.<text:change-end text:change-id="ct358812064"/></text:p>
          </table:table-cell>
          <table:covered-table-cell/>
        </table:table-row>
        <table:table-row table:style-name="TableLine501698000">
          <table:table-cell table:style-name="Taula17.A6" office:value-type="string">
            <text:p text:style-name="P4">Valor de retorn</text:p>
          </table:table-cell>
          <table:table-cell table:style-name="Taula17.B6" table:number-columns-spanned="3" office:value-type="string">
            <text:p text:style-name="P1"><text:change text:change-id="ct358814464"/><text:change-start text:change-id="ct358814704"/>ContingutArxiu<text:change-end text:change-id="ct358814704"/></text:p>
          </table:table-cell>
          <table:covered-table-cell/>
          <table:covered-table-cell/>
        </table:table-row>
      </table:table>
      <text:p text:style-name="Standard"><text:change text:change-id="ct358814944"/></text:p>
      <text:h text:style-name="P24" text:outline-level="2"><text:bookmark-start text:name="__RefHeading___Toc4752_112191102"/>expedientModificar<text:bookmark-end text:name="__RefHeading___Toc4752_112191102"/><text:change text:change-id="ct358815184"/></text:h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row table:style-name="TableLine501699152">
          <table:table-cell table:style-name="Taula4.A1" table:number-columns-spanned="4" office:value-type="string">
            <text:p text:style-name="P9"><text:span text:style-name="T4"><text:s/>M </text:span><text:s/>expedientModificar</text:p>
          </table:table-cell>
          <table:covered-table-cell/>
          <table:covered-table-cell/>
          <table:covered-table-cell/>
        </table:table-row>
        <table:table-row table:style-name="TableLine501698864">
          <table:table-cell table:style-name="Taula4.A2" office:value-type="string">
            <text:p text:style-name="P4">Descripció</text:p>
          </table:table-cell>
          <table:table-cell table:style-name="Taula4.B2" table:number-columns-spanned="3" office:value-type="string">
            <text:p text:style-name="P2"><text:change text:change-id="ct358817584"/><text:change-start text:change-id="ct358817344"/>Modifica un expedient existent<text:change-end text:change-id="ct358817344"/>.</text:p>
          </table:table-cell>
          <table:covered-table-cell/>
          <table:covered-table-cell/>
        </table:table-row>
        <table:table-row table:style-name="Taula4.3">
          <table:table-cell table:style-name="Taula4.A3" table:number-rows-spanned="2" office:value-type="string">
            <text:p text:style-name="P5">Paràmetres</text:p>
          </table:table-cell>
          <table:table-cell table:style-name="Taula4.B3" office:value-type="string">
            <text:p text:style-name="P4">Camp</text:p>
          </table:table-cell>
          <table:table-cell table:style-name="Taula4.C3" office:value-type="string">
            <text:p text:style-name="P4">Tipus</text:p>
          </table:table-cell>
          <table:table-cell table:style-name="Taula4.B3" office:value-type="string">
            <text:p text:style-name="P4">Descripció</text:p>
          </table:table-cell>
        </table:table-row>
        <table:table-row table:style-name="TableLine501692528">
          <table:covered-table-cell table:style-name="Taula4.A3"/>
          <table:table-cell table:style-name="Taula4.B4" office:value-type="string">
            <text:p text:style-name="P4"><text:change text:change-id="ct358817104"/><text:change-start text:change-id="ct358816864"/>expedient<text:change-end text:change-id="ct358816864"/></text:p>
          </table:table-cell>
          <table:table-cell table:style-name="Taula4.C4" office:value-type="string">
            <text:p text:style-name="P1"><text:change text:change-id="ct358816624"/><text:change-start text:change-id="ct358816384"/>Expedient<text:change-end text:change-id="ct358816384"/> </text:p>
          </table:table-cell>
          <table:table-cell table:style-name="Taula4.D4" office:value-type="string">
            <text:p text:style-name="P1"><text:change text:change-id="ct358816144"/><text:change-start text:change-id="ct358815904"/>Informació per a la modificació de l'expedient.<text:change-end text:change-id="ct358815904"/></text:p>
          </table:table-cell>
        </table:table-row>
        <table:table-row table:style-name="TableLine501690224">
          <table:table-cell table:style-name="Taula4.A6" office:value-type="string">
            <text:p text:style-name="P4">Excepcions</text:p>
          </table:table-cell>
          <table:table-cell table:style-name="Taula4.B5" office:value-type="string">
            <text:p text:style-name="P1">ArxiuException</text:p>
          </table:table-cell>
          <table:table-cell table:style-name="Taula4.C5" table:number-columns-spanned="2" office:value-type="string">
            <text:p text:style-name="P1">Si es produeix algun problema al realitzar l’operació amb l’arxiu<text:change-start text:change-id="ct358815664"/>.<text:change-end text:change-id="ct358815664"/></text:p>
          </table:table-cell>
          <table:covered-table-cell/>
        </table:table-row>
        <table:table-row table:style-name="TableLine501687056">
          <table:table-cell table:style-name="Taula4.A6" office:value-type="string">
            <text:p text:style-name="P4">Valor de retorn</text:p>
          </table:table-cell>
          <table:table-cell table:style-name="Taula4.B6" table:number-columns-spanned="3" office:value-type="string">
            <text:p text:style-name="P1"><text:change text:change-id="ct358815424"/><text:change-start text:change-id="ct358817824"/>ContingutArxiu<text:change-end text:change-id="ct358817824"/></text:p>
          </table:table-cell>
          <table:covered-table-cell/>
          <table:covered-table-cell/>
        </table:table-row>
      </table:table>
      <text:p text:style-name="Standard"><text:change text:change-id="ct358818064"/></text:p>
      <text:h text:style-name="Heading_20_2" text:outline-level="2"><text:bookmark-start text:name="__RefHeading___Toc4754_112191102"/><text:soft-page-break/>expedientEsborrar<text:bookmark-end text:name="__RefHeading___Toc4754_112191102"/><text:change text:change-id="ct358818544"/></text:h>
      <table:table table:name="Taula33" table:style-name="Taula33">
        <table:table-column table:style-name="Taula33.A"/>
        <table:table-column table:style-name="Taula33.B"/>
        <table:table-column table:style-name="Taula33.C"/>
        <table:table-column table:style-name="Taula33.D"/>
        <table:table-row table:style-name="TableLine501690800">
          <table:table-cell table:style-name="Taula33.A1" table:number-columns-spanned="4" office:value-type="string">
            <text:p text:style-name="P9"><text:span text:style-name="T4"><text:s/>M </text:span><text:s/>expedientEsborrar</text:p>
          </table:table-cell>
          <table:covered-table-cell/>
          <table:covered-table-cell/>
          <table:covered-table-cell/>
        </table:table-row>
        <table:table-row table:style-name="TableLine501689360">
          <table:table-cell table:style-name="Taula33.A2" office:value-type="string">
            <text:p text:style-name="P4">Descripció</text:p>
          </table:table-cell>
          <table:table-cell table:style-name="Taula33.B2" table:number-columns-spanned="3" office:value-type="string">
            <text:p text:style-name="P2"><text:change text:change-id="ct358820944"/><text:change-start text:change-id="ct358820704"/>Esborra un expedient<text:change-end text:change-id="ct358820704"/>.</text:p>
          </table:table-cell>
          <table:covered-table-cell/>
          <table:covered-table-cell/>
        </table:table-row>
        <table:table-row table:style-name="Taula33.3">
          <table:table-cell table:style-name="Taula33.A3" table:number-rows-spanned="2" office:value-type="string">
            <text:p text:style-name="P5">Paràmetres</text:p>
          </table:table-cell>
          <table:table-cell table:style-name="Taula33.B3" office:value-type="string">
            <text:p text:style-name="P4">Camp</text:p>
          </table:table-cell>
          <table:table-cell table:style-name="Taula33.C3" office:value-type="string">
            <text:p text:style-name="P4">Tipus</text:p>
          </table:table-cell>
          <table:table-cell table:style-name="Taula33.B3" office:value-type="string">
            <text:p text:style-name="P4">Descripció</text:p>
          </table:table-cell>
        </table:table-row>
        <table:table-row table:style-name="TableLine501684464">
          <table:covered-table-cell table:style-name="Taula33.A3"/>
          <table:table-cell table:style-name="Taula33.B4" office:value-type="string">
            <text:p text:style-name="P4">identificador</text:p>
          </table:table-cell>
          <table:table-cell table:style-name="Taula33.C4" office:value-type="string">
            <text:p text:style-name="P1">String </text:p>
          </table:table-cell>
          <table:table-cell table:style-name="Taula33.D4" office:value-type="string">
            <text:p text:style-name="P1">Identificador de l’expedient<text:change-start text:change-id="ct358820464"/>.<text:change-end text:change-id="ct358820464"/></text:p>
          </table:table-cell>
        </table:table-row>
        <table:table-row table:style-name="TableLine501685328">
          <table:table-cell table:style-name="Taula33.A6" office:value-type="string">
            <text:p text:style-name="P4">Excepcions</text:p>
          </table:table-cell>
          <table:table-cell table:style-name="Taula33.B5" office:value-type="string">
            <text:p text:style-name="P1">ArxiuException</text:p>
          </table:table-cell>
          <table:table-cell table:style-name="Taula33.C5" table:number-columns-spanned="2" office:value-type="string">
            <text:p text:style-name="P1">Si es produeix algun problema al realitzar l’operació amb l’arxiu<text:change-start text:change-id="ct358820224"/>.<text:change-end text:change-id="ct358820224"/></text:p>
          </table:table-cell>
          <table:covered-table-cell/>
        </table:table-row>
        <table:table-row table:style-name="TableLine501661712">
          <table:table-cell table:style-name="Taula33.A6" office:value-type="string">
            <text:p text:style-name="P4">Valor de retorn</text:p>
          </table:table-cell>
          <table:table-cell table:style-name="Taula33.B6" table:number-columns-spanned="3" office:value-type="string">
            <text:p text:style-name="P1">(sense valor de retorn)</text:p>
          </table:table-cell>
          <table:covered-table-cell/>
          <table:covered-table-cell/>
        </table:table-row>
      </table:table>
      <text:p text:style-name="Standard"><text:change text:change-id="ct358819984"/></text:p>
      <text:h text:style-name="Heading_20_2" text:outline-level="2"><text:bookmark-start text:name="__RefHeading___Toc4756_112191102"/><text:span text:style-name="T2">expedientDetalls</text:span><text:bookmark-end text:name="__RefHeading___Toc4756_112191102"/><text:change text:change-id="ct358819744"/></text:h>
      <table:table table:name="Taula20" table:style-name="Taula20">
        <table:table-column table:style-name="Taula20.A"/>
        <table:table-column table:style-name="Taula20.B"/>
        <table:table-column table:style-name="Taula20.C"/>
        <table:table-column table:style-name="Taula20.D"/>
        <table:table-row table:style-name="TableLine501658832">
          <table:table-cell table:style-name="Taula20.A1" table:number-columns-spanned="4" office:value-type="string">
            <text:p text:style-name="P9"><text:span text:style-name="T4"><text:s/>M </text:span><text:s/>expedientDetalls</text:p>
          </table:table-cell>
          <table:covered-table-cell/>
          <table:covered-table-cell/>
          <table:covered-table-cell/>
        </table:table-row>
        <table:table-row table:style-name="TableLine501659696">
          <table:table-cell table:style-name="Taula20.A2" office:value-type="string">
            <text:p text:style-name="P4">Descripció</text:p>
          </table:table-cell>
          <table:table-cell table:style-name="Taula20.B2" table:number-columns-spanned="3" office:value-type="string">
            <text:p text:style-name="P2"><text:change text:change-id="ct358822384"/><text:change text:change-id="ct358822144"/><text:change text:change-id="ct358821904"/><text:change-start text:change-id="ct358821664"/>Retorna la informació detallada d'un expedient<text:change-end text:change-id="ct358821664"/>.</text:p>
          </table:table-cell>
          <table:covered-table-cell/>
          <table:covered-table-cell/>
        </table:table-row>
        <table:table-row table:style-name="Taula20.3">
          <table:table-cell table:style-name="Taula20.A3" table:number-rows-spanned="3" office:value-type="string">
            <text:p text:style-name="P5">Paràmetres</text:p>
          </table:table-cell>
          <table:table-cell table:style-name="Taula20.B3" office:value-type="string">
            <text:p text:style-name="P4">Camp</text:p>
          </table:table-cell>
          <table:table-cell table:style-name="Taula20.C3" office:value-type="string">
            <text:p text:style-name="P4">Tipus</text:p>
          </table:table-cell>
          <table:table-cell table:style-name="Taula20.B3" office:value-type="string">
            <text:p text:style-name="P4">Descripció</text:p>
          </table:table-cell>
        </table:table-row>
        <table:table-row table:style-name="TableLine501664016">
          <table:covered-table-cell table:style-name="Taula20.A3"/>
          <table:table-cell table:style-name="Taula20.B4" office:value-type="string">
            <text:p text:style-name="P4">identificador</text:p>
          </table:table-cell>
          <table:table-cell table:style-name="Taula20.C5" office:value-type="string">
            <text:p text:style-name="P1">String </text:p>
          </table:table-cell>
          <table:table-cell table:style-name="Taula20.D5" office:value-type="string">
            <text:p text:style-name="P1">Identificador de l’expedient<text:change-start text:change-id="ct358821424"/>.<text:change-end text:change-id="ct358821424"/></text:p>
          </table:table-cell>
        </table:table-row>
        <table:table-row table:style-name="TableLine501665168">
          <table:covered-table-cell table:style-name="Taula20.A3"/>
          <table:table-cell table:style-name="Taula20.B5" office:value-type="string">
            <text:p text:style-name="P4">versio</text:p>
          </table:table-cell>
          <table:table-cell table:style-name="Taula20.C5" office:value-type="string">
            <text:p text:style-name="P1">String </text:p>
          </table:table-cell>
          <table:table-cell table:style-name="Taula20.D5" office:value-type="string">
            <text:p text:style-name="P1"><text:change text:change-id="ct358821184"/><text:change-start text:change-id="ct358818784"/>Versió de l'expedient (opcional). Si te el valor null es consulta la darrera versió disponible.<text:change-end text:change-id="ct358818784"/></text:p>
          </table:table-cell>
        </table:table-row>
        <table:table-row table:style-name="TableLine501665744">
          <table:table-cell table:style-name="Taula20.A7" office:value-type="string">
            <text:p text:style-name="P4">Excepcions</text:p>
          </table:table-cell>
          <table:table-cell table:style-name="Taula20.B6" office:value-type="string">
            <text:p text:style-name="P1">ArxiuException</text:p>
          </table:table-cell>
          <table:table-cell table:style-name="Taula20.C6" table:number-columns-spanned="2" office:value-type="string">
            <text:p text:style-name="P1">Si es produeix algun problema al realitzar l’operació amb l’arxiu<text:change-start text:change-id="ct358819024"/>.<text:change-end text:change-id="ct358819024"/></text:p>
          </table:table-cell>
          <table:covered-table-cell/>
        </table:table-row>
        <table:table-row table:style-name="TableLine501666896">
          <table:table-cell table:style-name="Taula20.A7" office:value-type="string">
            <text:p text:style-name="P4">Valor de retorn</text:p>
          </table:table-cell>
          <table:table-cell table:style-name="Taula20.B7" table:number-columns-spanned="3" office:value-type="string">
            <text:p text:style-name="P1">Expedient</text:p>
          </table:table-cell>
          <table:covered-table-cell/>
          <table:covered-table-cell/>
        </table:table-row>
      </table:table>
      <text:p text:style-name="Standard"/>
      <text:h text:style-name="Heading_20_2" text:outline-level="2"><text:bookmark-start text:name="__RefHeading___Toc4758_112191102"/><text:span text:style-name="T2">expedientConsulta</text:span><text:bookmark-end text:name="__RefHeading___Toc4758_112191102"/><text:change text:change-id="ct358819504"/></text:h>
      <table:table table:name="Taula21" table:style-name="Taula21">
        <table:table-column table:style-name="Taula21.A"/>
        <table:table-column table:style-name="Taula21.B"/>
        <table:table-column table:style-name="Taula21.C"/>
        <table:table-column table:style-name="Taula21.D"/>
        <table:table-row table:style-name="TableLine501676400">
          <table:table-cell table:style-name="Taula21.A1" table:number-columns-spanned="4" office:value-type="string">
            <text:p text:style-name="P9"><text:span text:style-name="T4"><text:s/>M </text:span><text:s/>expedientConsulta</text:p>
          </table:table-cell>
          <table:covered-table-cell/>
          <table:covered-table-cell/>
          <table:covered-table-cell/>
        </table:table-row>
        <table:table-row table:style-name="Taula21.2">
          <table:table-cell table:style-name="Taula21.A2" office:value-type="string">
            <text:p text:style-name="P4">Descripció</text:p>
          </table:table-cell>
          <table:table-cell table:style-name="Taula21.B2" table:number-columns-spanned="3" office:value-type="string">
            <text:p text:style-name="P2"><text:change text:change-id="ct358825024"/><text:change-start text:change-id="ct358824784"/>Realitza una consulta d'expedients<text:change-end text:change-id="ct358824784"/>.</text:p>
          </table:table-cell>
          <table:covered-table-cell/>
          <table:covered-table-cell/>
        </table:table-row>
        <table:table-row table:style-name="Taula21.3">
          <table:table-cell table:style-name="Taula21.A3" table:number-rows-spanned="4" office:value-type="string">
            <text:p text:style-name="P5">Paràmetres</text:p>
          </table:table-cell>
          <table:table-cell table:style-name="Taula21.B3" office:value-type="string">
            <text:p text:style-name="P4">Camp</text:p>
          </table:table-cell>
          <table:table-cell table:style-name="Taula21.C3" office:value-type="string">
            <text:p text:style-name="P4">Tipus</text:p>
          </table:table-cell>
          <table:table-cell table:style-name="Taula21.B3" office:value-type="string">
            <text:p text:style-name="P4">Descripció</text:p>
          </table:table-cell>
        </table:table-row>
        <table:table-row table:style-name="Taula21.4">
          <table:covered-table-cell table:style-name="Taula21.A3"/>
          <table:table-cell table:style-name="Taula21.B4" office:value-type="string">
            <text:p text:style-name="P4">filtres</text:p>
          </table:table-cell>
          <table:table-cell table:style-name="Taula21.B4" office:value-type="string">
            <text:p text:style-name="P1">List&lt;ConsultaFiltre&gt;</text:p>
          </table:table-cell>
          <table:table-cell table:style-name="Taula21.D4" office:value-type="string">
            <text:p text:style-name="P1"><text:change text:change-id="ct358824544"/><text:change-start text:change-id="ct358824304"/>Llista de filtres per aplicar a la consulta.<text:change-end text:change-id="ct358824304"/></text:p>
          </table:table-cell>
        </table:table-row>
        <table:table-row table:style-name="TableLine501680432">
          <table:covered-table-cell table:style-name="Taula21.A3"/>
          <table:table-cell table:style-name="Taula21.B6" office:value-type="string">
            <text:p text:style-name="P4">pagina</text:p>
          </table:table-cell>
          <table:table-cell table:style-name="Taula21.C6" office:value-type="string">
            <text:p text:style-name="P1"><text:change text:change-id="ct358824064"/><text:change-start text:change-id="ct358823824"/>Integer<text:change-end text:change-id="ct358823824"/> </text:p>
          </table:table-cell>
          <table:table-cell table:style-name="Taula21.D6" office:value-type="string">
            <text:p text:style-name="P1"><text:change text:change-id="ct358823584"/><text:change-start text:change-id="ct358823344"/>Número de la pàgina de resultats que s'ha de retornar. Si te el valor null es fa la consulta sense paginació.<text:change-end text:change-id="ct358823344"/></text:p>
          </table:table-cell>
        </table:table-row>
        <table:table-row table:style-name="TableLine501674384">
          <table:covered-table-cell table:style-name="Taula21.A3"/>
          <table:table-cell table:style-name="Taula21.B6" office:value-type="string">
            <text:p text:style-name="P4">itemsPerPagina</text:p>
          </table:table-cell>
          <table:table-cell table:style-name="Taula21.C6" office:value-type="string">
            <text:p text:style-name="P1"><text:change text:change-id="ct358822864"/><text:change-start text:change-id="ct358825264"/>Integer<text:change-end text:change-id="ct358825264"/></text:p>
          </table:table-cell>
          <table:table-cell table:style-name="Taula21.D6" office:value-type="string">
            <text:p text:style-name="P1"><text:change text:change-id="ct358825504"/><text:change-start text:change-id="ct358825744"/>Nombre d’elements per pàgina. Si te el valor null es fa la consulta sense paginació.<text:change-end text:change-id="ct358825744"/></text:p>
          </table:table-cell>
        </table:table-row>
        <table:table-row table:style-name="TableLine501674672">
          <table:table-cell table:style-name="Taula21.A8" office:value-type="string">
            <text:p text:style-name="P4">Excepcions</text:p>
          </table:table-cell>
          <table:table-cell table:style-name="Taula21.B7" office:value-type="string">
            <text:p text:style-name="P1">ArxiuException</text:p>
          </table:table-cell>
          <table:table-cell table:style-name="Taula21.C7" table:number-columns-spanned="2" office:value-type="string">
            <text:p text:style-name="P1">Si es produeix algun problema al realitzar l’operació amb l’arxiu<text:change-start text:change-id="ct358825984"/>.<text:change-end text:change-id="ct358825984"/></text:p>
          </table:table-cell>
          <table:covered-table-cell/>
        </table:table-row>
        <table:table-row table:style-name="TableLine501672368">
          <table:table-cell table:style-name="Taula21.A8" office:value-type="string">
            <text:p text:style-name="P4">Valor de retorn</text:p>
          </table:table-cell>
          <table:table-cell table:style-name="Taula21.B8" table:number-columns-spanned="3" office:value-type="string">
            <text:p text:style-name="P1">ConsultaResultat</text:p>
          </table:table-cell>
          <table:covered-table-cell/>
          <table:covered-table-cell/>
        </table:table-row>
      </table:table>
      <text:p text:style-name="Standard"><text:change-start text:change-id="ct358826464"/></text:p>
      <text:h text:style-name="P20" text:outline-level="2"><text:bookmark-start text:name="__RefHeading___Toc9819_786024188"/><text:change-end text:change-id="ct358826464"/><text:change text:change-id="ct358826704"/><text:change-start text:change-id="ct641180064"/>expedientCrearSubExpedient<text:bookmark-end text:name="__RefHeading___Toc9819_786024188"/></text:h>
      <text:p text:style-name="P15"><text:change-end text:change-id="ct641180064"/></text:p>
      <table:table table:name="Taula54" table:style-name="Taula54">
        <table:table-column table:style-name="Taula54.A"/>
        <table:table-column table:style-name="Taula54.B"/>
        <table:table-column table:style-name="Taula54.C"/>
        <table:table-column table:style-name="Taula54.D"/>
        <table:table-row table:style-name="TableLine501672944">
          <table:table-cell table:style-name="Taula54.A1" table:number-columns-spanned="4" office:value-type="string">
            <text:p text:style-name="P9"><text:change-start text:change-id="ct358723744"/><text:span text:style-name="T4"><text:s/>M </text:span><text:s/>expedientCrearSubExpedient<text:change-end text:change-id="ct358723744"/></text:p>
          </table:table-cell>
          <table:covered-table-cell/>
          <table:covered-table-cell/>
          <table:covered-table-cell/>
        </table:table-row>
        <table:table-row table:style-name="TableLine501673808">
          <table:table-cell table:style-name="Taula54.A2" office:value-type="string">
            <text:p text:style-name="P4"><text:change-start text:change-id="ct358828144"/>Descripció<text:change-end text:change-id="ct358828144"/></text:p>
          </table:table-cell>
          <table:table-cell table:style-name="Taula54.B2" table:number-columns-spanned="3" office:value-type="string">
            <text:p text:style-name="P2"><text:change-start text:change-id="ct358827904"/>Crea un nou expedient a dins un expedient pare<text:change-end text:change-id="ct358827904"/><text:change-start text:change-id="ct358827664"/>.<text:change-end text:change-id="ct358827664"/></text:p>
          </table:table-cell>
          <table:covered-table-cell/>
          <table:covered-table-cell/>
        </table:table-row>
        <text:soft-page-break/>
        <table:table-row table:style-name="Taula54.3">
          <table:table-cell table:style-name="Taula54.A3" table:number-rows-spanned="2" office:value-type="string">
            <text:p text:style-name="P5"><text:change-start text:change-id="ct358827424"/>Paràmetres<text:change-end text:change-id="ct358827424"/></text:p>
          </table:table-cell>
          <table:table-cell table:style-name="Taula54.B3" office:value-type="string">
            <text:p text:style-name="P4"><text:change-start text:change-id="ct358827184"/>Camp<text:change-end text:change-id="ct358827184"/></text:p>
          </table:table-cell>
          <table:table-cell table:style-name="Taula54.C3" office:value-type="string">
            <text:p text:style-name="P4"><text:change-start text:change-id="ct358826944"/>Tipus<text:change-end text:change-id="ct358826944"/></text:p>
          </table:table-cell>
          <table:table-cell table:style-name="Taula54.B3" office:value-type="string">
            <text:p text:style-name="P4"><text:change-start text:change-id="ct641081424"/>Descripció<text:change-end text:change-id="ct641081424"/></text:p>
          </table:table-cell>
        </table:table-row>
        <table:table-row table:style-name="TableLine501669488">
          <table:covered-table-cell table:style-name="Taula54.A3"/>
          <table:table-cell table:style-name="Taula54.B5" office:value-type="string">
            <text:p text:style-name="P4"><text:change-start text:change-id="ct641081184"/>expedient<text:change-end text:change-id="ct641081184"/></text:p>
          </table:table-cell>
          <table:table-cell table:style-name="Taula54.C5" office:value-type="string">
            <text:p text:style-name="P1"><text:change-start text:change-id="ct641080944"/>Expedient <text:change-end text:change-id="ct641080944"/></text:p>
          </table:table-cell>
          <table:table-cell table:style-name="Taula54.D5" office:value-type="string">
            <text:p text:style-name="P1"><text:change-start text:change-id="ct641081664"/>Informació per a la creació de l'expedient.<text:change-end text:change-id="ct641081664"/></text:p>
          </table:table-cell>
        </table:table-row>
        <table:table-row table:style-name="TableLine501674960">
          <table:table-cell table:style-name="Taula54.A3" office:value-type="string">
            <text:p text:style-name="Standard"/>
          </table:table-cell>
          <table:table-cell table:style-name="Taula54.B5" office:value-type="string">
            <text:p text:style-name="P4"><text:change-start text:change-id="ct641121504"/>identificadorPare<text:change-end text:change-id="ct641121504"/></text:p>
          </table:table-cell>
          <table:table-cell table:style-name="Taula54.C5" office:value-type="string">
            <text:p text:style-name="P1"><text:change-start text:change-id="ct641080704"/>String <text:change-end text:change-id="ct641080704"/></text:p>
          </table:table-cell>
          <table:table-cell table:style-name="Taula54.D5" office:value-type="string">
            <text:p text:style-name="P1"><text:change-start text:change-id="ct641159664"/>Identificador de l’expedient pare.<text:change-end text:change-id="ct641159664"/></text:p>
          </table:table-cell>
        </table:table-row>
        <table:table-row table:style-name="TableLine501679568">
          <table:table-cell table:style-name="Taula54.A7" office:value-type="string">
            <text:p text:style-name="P4"><text:change-start text:change-id="ct641122944"/>Excepcions<text:change-end text:change-id="ct641122944"/></text:p>
          </table:table-cell>
          <table:table-cell table:style-name="Taula54.B6" office:value-type="string">
            <text:p text:style-name="P1"><text:change-start text:change-id="ct413577424"/>ArxiuException<text:change-end text:change-id="ct413577424"/></text:p>
          </table:table-cell>
          <table:table-cell table:style-name="Taula54.C6" table:number-columns-spanned="2" office:value-type="string">
            <text:p text:style-name="P1"><text:change-start text:change-id="ct413577184"/>Si es produeix algun problema al realitzar l’operació amb l’arxiu.<text:change-end text:change-id="ct413577184"/></text:p>
          </table:table-cell>
          <table:covered-table-cell/>
        </table:table-row>
        <table:table-row table:style-name="TableLine501681008">
          <table:table-cell table:style-name="Taula54.A7" office:value-type="string">
            <text:p text:style-name="P4"><text:change-start text:change-id="ct447807200"/>Valor de retorn<text:change-end text:change-id="ct447807200"/></text:p>
          </table:table-cell>
          <table:table-cell table:style-name="Taula54.B7" table:number-columns-spanned="3" office:value-type="string">
            <text:p text:style-name="P1"><text:change-start text:change-id="ct447807440"/>ContingutArxiu<text:change-end text:change-id="ct447807440"/></text:p>
          </table:table-cell>
          <table:covered-table-cell/>
          <table:covered-table-cell/>
        </table:table-row>
      </table:table>
      <text:p text:style-name="P14"><text:change-start text:change-id="ct367952720"/></text:p>
      <text:h text:style-name="Heading_20_2" text:outline-level="2"><text:bookmark-start text:name="__RefHeading___Toc4762_1121911021"/><text:span text:style-name="T2">expedientVersions</text:span><text:bookmark-end text:name="__RefHeading___Toc4762_1121911021"/><text:change-end text:change-id="ct367952720"/><text:change text:change-id="ct566688576"/></text:h>
      <table:table table:name="Taula22" table:style-name="Taula22">
        <table:table-column table:style-name="Taula22.A"/>
        <table:table-column table:style-name="Taula22.B"/>
        <table:table-column table:style-name="Taula22.C"/>
        <table:table-column table:style-name="Taula22.D"/>
        <table:table-row table:style-name="TableLine501667760">
          <table:table-cell table:style-name="Taula22.A1" table:number-columns-spanned="4" office:value-type="string">
            <text:p text:style-name="P9"><text:span text:style-name="T4"><text:s/>M </text:span><text:s/><text:span text:style-name="T2">expedientVersions</text:span></text:p>
          </table:table-cell>
          <table:covered-table-cell/>
          <table:covered-table-cell/>
          <table:covered-table-cell/>
        </table:table-row>
        <table:table-row table:style-name="TableLine357522320">
          <table:table-cell table:style-name="Taula22.A2" office:value-type="string">
            <text:p text:style-name="P4">Descripció</text:p>
          </table:table-cell>
          <table:table-cell table:style-name="Taula22.B2" table:number-columns-spanned="3" office:value-type="string">
            <text:p text:style-name="P2">Retorna les versions disponibles d’un expedient.</text:p>
          </table:table-cell>
          <table:covered-table-cell/>
          <table:covered-table-cell/>
        </table:table-row>
        <table:table-row table:style-name="Taula22.3">
          <table:table-cell table:style-name="Taula22.A3" table:number-rows-spanned="2" office:value-type="string">
            <text:p text:style-name="P5">Paràmetres</text:p>
          </table:table-cell>
          <table:table-cell table:style-name="Taula22.B3" office:value-type="string">
            <text:p text:style-name="P4">Camp</text:p>
          </table:table-cell>
          <table:table-cell table:style-name="Taula22.C3" office:value-type="string">
            <text:p text:style-name="P4">Tipus</text:p>
          </table:table-cell>
          <table:table-cell table:style-name="Taula22.B3" office:value-type="string">
            <text:p text:style-name="P4">Descripció</text:p>
          </table:table-cell>
        </table:table-row>
        <table:table-row table:style-name="TableLine357529232">
          <table:covered-table-cell table:style-name="Taula22.A3"/>
          <table:table-cell table:style-name="Taula22.B4" office:value-type="string">
            <text:p text:style-name="P4">identificador</text:p>
          </table:table-cell>
          <table:table-cell table:style-name="Taula22.C4" office:value-type="string">
            <text:p text:style-name="P1">String </text:p>
          </table:table-cell>
          <table:table-cell table:style-name="Taula22.D4" office:value-type="string">
            <text:p text:style-name="P1">Identificador de l’expedient<text:change-start text:change-id="ct608935776"/>.<text:change-end text:change-id="ct608935776"/></text:p>
          </table:table-cell>
        </table:table-row>
        <table:table-row table:style-name="TableLine357526640">
          <table:table-cell table:style-name="Taula22.A6" office:value-type="string">
            <text:p text:style-name="P4">Excepcions</text:p>
          </table:table-cell>
          <table:table-cell table:style-name="Taula22.B5" office:value-type="string">
            <text:p text:style-name="P1">ArxiuException</text:p>
          </table:table-cell>
          <table:table-cell table:style-name="Taula22.C5" table:number-columns-spanned="2" office:value-type="string">
            <text:p text:style-name="P1">Si es produeix algun problema al realitzar l’operació amb l’arxiu<text:change-start text:change-id="ct608936016"/>.<text:change-end text:change-id="ct608936016"/></text:p>
          </table:table-cell>
          <table:covered-table-cell/>
        </table:table-row>
        <table:table-row table:style-name="TableLine357529808">
          <table:table-cell table:style-name="Taula22.A6" office:value-type="string">
            <text:p text:style-name="P4">Valor de retorn</text:p>
          </table:table-cell>
          <table:table-cell table:style-name="Taula22.B6" table:number-columns-spanned="3" office:value-type="string">
            <text:p text:style-name="P1">List&lt;<text:change text:change-id="ct608936256"/><text:change-start text:change-id="ct608936496"/>ContingutArxiu<text:change-end text:change-id="ct608936496"/>&gt;</text:p>
          </table:table-cell>
          <table:covered-table-cell/>
          <table:covered-table-cell/>
        </table:table-row>
      </table:table>
      <text:p text:style-name="Standard"><text:change text:change-id="ct608936736"/></text:p>
      <text:h text:style-name="Heading_20_2" text:outline-level="2"><text:bookmark-start text:name="__RefHeading___Toc4762_112191102"/><text:span text:style-name="T2">expedientTancar</text:span><text:bookmark-end text:name="__RefHeading___Toc4762_112191102"/><text:change text:change-id="ct608936976"/></text:h>
      <table:table table:name="Taula32" table:style-name="Taula32">
        <table:table-column table:style-name="Taula32.A"/>
        <table:table-column table:style-name="Taula32.B"/>
        <table:table-column table:style-name="Taula32.C"/>
        <table:table-column table:style-name="Taula32.D"/>
        <table:table-row table:style-name="TableLine357524912">
          <table:table-cell table:style-name="Taula32.A1" table:number-columns-spanned="4" office:value-type="string">
            <text:p text:style-name="P9"><text:span text:style-name="T4"><text:s/>M </text:span><text:s/>expedientTancar</text:p>
          </table:table-cell>
          <table:covered-table-cell/>
          <table:covered-table-cell/>
          <table:covered-table-cell/>
        </table:table-row>
        <table:table-row table:style-name="TableLine357527792">
          <table:table-cell table:style-name="Taula32.A2" office:value-type="string">
            <text:p text:style-name="P4">Descripció</text:p>
          </table:table-cell>
          <table:table-cell table:style-name="Taula32.B2" table:number-columns-spanned="3" office:value-type="string">
            <text:p text:style-name="P2"><text:change text:change-id="ct608939376"/><text:change-start text:change-id="ct608939136"/>Tanca un expedient obert.<text:change-end text:change-id="ct608939136"/></text:p>
          </table:table-cell>
          <table:covered-table-cell/>
          <table:covered-table-cell/>
        </table:table-row>
        <table:table-row table:style-name="Taula32.3">
          <table:table-cell table:style-name="Taula32.A3" table:number-rows-spanned="2" office:value-type="string">
            <text:p text:style-name="P5">Paràmetres</text:p>
          </table:table-cell>
          <table:table-cell table:style-name="Taula32.B3" office:value-type="string">
            <text:p text:style-name="P4">Camp</text:p>
          </table:table-cell>
          <table:table-cell table:style-name="Taula32.C3" office:value-type="string">
            <text:p text:style-name="P4">Tipus</text:p>
          </table:table-cell>
          <table:table-cell table:style-name="Taula32.B3" office:value-type="string">
            <text:p text:style-name="P4">Descripció</text:p>
          </table:table-cell>
        </table:table-row>
        <table:table-row table:style-name="Taula32.3">
          <table:covered-table-cell table:style-name="Taula32.A3"/>
          <table:table-cell table:style-name="Taula32.B4" office:value-type="string">
            <text:p text:style-name="P4">identificador</text:p>
          </table:table-cell>
          <table:table-cell table:style-name="Taula32.B4" office:value-type="string">
            <text:p text:style-name="P1">String </text:p>
          </table:table-cell>
          <table:table-cell table:style-name="Taula32.D4" office:value-type="string">
            <text:p text:style-name="P1">Identificador de l’expedient<text:change-start text:change-id="ct608938896"/>.<text:change-end text:change-id="ct608938896"/></text:p>
          </table:table-cell>
        </table:table-row>
        <table:table-row table:style-name="TableLine630146960">
          <table:table-cell table:style-name="Taula32.A6" office:value-type="string">
            <text:p text:style-name="P4">Excepcions</text:p>
          </table:table-cell>
          <table:table-cell table:style-name="Taula32.B5" office:value-type="string">
            <text:p text:style-name="P1">ArxiuException</text:p>
          </table:table-cell>
          <table:table-cell table:style-name="Taula32.C5" table:number-columns-spanned="2" office:value-type="string">
            <text:p text:style-name="P1">Si es produeix algun problema al realitzar l’operació amb l’arxiu<text:change-start text:change-id="ct608938656"/>.<text:change-end text:change-id="ct608938656"/></text:p>
          </table:table-cell>
          <table:covered-table-cell/>
        </table:table-row>
        <table:table-row table:style-name="TableLine630222992">
          <table:table-cell table:style-name="Taula32.A6" office:value-type="string">
            <text:p text:style-name="P4">Valor de retorn</text:p>
          </table:table-cell>
          <table:table-cell table:style-name="Taula32.B6" table:number-columns-spanned="3" office:value-type="string">
            <text:p text:style-name="P1">(sense valor de retorn)</text:p>
          </table:table-cell>
          <table:covered-table-cell/>
          <table:covered-table-cell/>
        </table:table-row>
      </table:table>
      <text:p text:style-name="Standard"/>
      <text:h text:style-name="Heading_20_2" text:outline-level="2"><text:bookmark-start text:name="__RefHeading___Toc4766_1121911022"/><text:span text:style-name="T2">expedientReobrir</text:span><text:bookmark-end text:name="__RefHeading___Toc4766_1121911022"/><text:change text:change-id="ct608938416"/></text:h>
      <table:table table:name="Taula24" table:style-name="Taula24">
        <table:table-column table:style-name="Taula24.A"/>
        <table:table-column table:style-name="Taula24.B"/>
        <table:table-column table:style-name="Taula24.C"/>
        <table:table-column table:style-name="Taula24.D"/>
        <table:table-row table:style-name="TableLine630147536">
          <table:table-cell table:style-name="Taula24.A1" table:number-columns-spanned="4" office:value-type="string">
            <text:p text:style-name="P9"><text:span text:style-name="T4"><text:s/>M </text:span><text:s/>expedientReobrir</text:p>
          </table:table-cell>
          <table:covered-table-cell/>
          <table:covered-table-cell/>
          <table:covered-table-cell/>
        </table:table-row>
        <table:table-row table:style-name="TableLine630149552">
          <table:table-cell table:style-name="Taula24.A2" office:value-type="string">
            <text:p text:style-name="P4">Descripció</text:p>
          </table:table-cell>
          <table:table-cell table:style-name="Taula24.B2" table:number-columns-spanned="3" office:value-type="string">
            <text:p text:style-name="P2"><text:change text:change-id="ct608940576"/><text:change-start text:change-id="ct608940336"/>Reobre un expedient tancat.<text:change-end text:change-id="ct608940336"/></text:p>
          </table:table-cell>
          <table:covered-table-cell/>
          <table:covered-table-cell/>
        </table:table-row>
        <table:table-row table:style-name="Taula24.3">
          <table:table-cell table:style-name="Taula24.A3" table:number-rows-spanned="2" office:value-type="string">
            <text:p text:style-name="P5">Paràmetres</text:p>
          </table:table-cell>
          <table:table-cell table:style-name="Taula24.B3" office:value-type="string">
            <text:p text:style-name="P4">Camp</text:p>
          </table:table-cell>
          <table:table-cell table:style-name="Taula24.C3" office:value-type="string">
            <text:p text:style-name="P4">Tipus</text:p>
          </table:table-cell>
          <table:table-cell table:style-name="Taula24.B3" office:value-type="string">
            <text:p text:style-name="P4">Descripció</text:p>
          </table:table-cell>
        </table:table-row>
        <table:table-row table:style-name="Taula24.3">
          <table:covered-table-cell table:style-name="Taula24.A3"/>
          <table:table-cell table:style-name="Taula24.B4" office:value-type="string">
            <text:p text:style-name="P4">identificador</text:p>
          </table:table-cell>
          <table:table-cell table:style-name="Taula24.B4" office:value-type="string">
            <text:p text:style-name="P1">String </text:p>
          </table:table-cell>
          <table:table-cell table:style-name="Taula24.D4" office:value-type="string">
            <text:p text:style-name="P1">Identificador de l’expedient<text:change-start text:change-id="ct608940096"/>.<text:change-end text:change-id="ct608940096"/></text:p>
          </table:table-cell>
        </table:table-row>
        <table:table-row table:style-name="TableLine630220688">
          <table:table-cell table:style-name="Taula24.A6" office:value-type="string">
            <text:p text:style-name="P4">Excepcions</text:p>
          </table:table-cell>
          <table:table-cell table:style-name="Taula24.B5" office:value-type="string">
            <text:p text:style-name="P1">ArxiuException</text:p>
          </table:table-cell>
          <table:table-cell table:style-name="Taula24.C5" table:number-columns-spanned="2" office:value-type="string">
            <text:p text:style-name="P1">Si es produeix algun problema al realitzar l’operació amb l’arxiu<text:change-start text:change-id="ct608939856"/>.<text:change-end text:change-id="ct608939856"/></text:p>
          </table:table-cell>
          <table:covered-table-cell/>
        </table:table-row>
        <table:table-row table:style-name="TableLine641305328">
          <table:table-cell table:style-name="Taula24.A6" office:value-type="string">
            <text:p text:style-name="P4">Valor de retorn</text:p>
          </table:table-cell>
          <table:table-cell table:style-name="Taula24.B6" table:number-columns-spanned="3" office:value-type="string">
            <text:p text:style-name="P34">Identificador de l'expedient reobert.</text:p>
          </table:table-cell>
          <table:covered-table-cell/>
          <table:covered-table-cell/>
        </table:table-row>
      </table:table>
      <text:p text:style-name="Standard"><text:change text:change-id="ct608939616"/></text:p>
      <text:h text:style-name="Heading_20_2" text:outline-level="2"><text:bookmark-start text:name="__RefHeading___Toc4766_112191102"/><text:span text:style-name="T2">expedientExportarEni</text:span><text:bookmark-end text:name="__RefHeading___Toc4766_112191102"/><text:change text:change-id="ct608937216"/></text:h>
      <table:table table:name="Taula94" table:style-name="Taula94">
        <table:table-column table:style-name="Taula94.A"/>
        <table:table-column table:style-name="Taula94.B"/>
        <table:table-column table:style-name="Taula94.C"/>
        <table:table-column table:style-name="Taula94.D"/>
        <table:table-row table:style-name="TableLine641213168">
          <table:table-cell table:style-name="Taula94.A1" table:number-columns-spanned="4" office:value-type="string">
            <text:p text:style-name="P9"><text:span text:style-name="T4"><text:s/>M </text:span><text:s/>expedientExportarEni</text:p>
          </table:table-cell>
          <table:covered-table-cell/>
          <table:covered-table-cell/>
          <table:covered-table-cell/>
        </table:table-row>
        <table:table-row table:style-name="TableLine641210288">
          <table:table-cell table:style-name="Taula94.A2" office:value-type="string">
            <text:p text:style-name="P4">Descripció</text:p>
          </table:table-cell>
          <table:table-cell table:style-name="Taula94.B2" table:number-columns-spanned="3" office:value-type="string">
            <text:p text:style-name="P2"><text:change text:change-id="ct608942016"/><text:change-start text:change-id="ct608941776"/>Exporta l'expedient en format ENI.<text:change-end text:change-id="ct608941776"/></text:p>
          </table:table-cell>
          <table:covered-table-cell/>
          <table:covered-table-cell/>
        </table:table-row>
        <text:soft-page-break/>
        <table:table-row table:style-name="Taula94.3">
          <table:table-cell table:style-name="Taula94.A3" table:number-rows-spanned="2" office:value-type="string">
            <text:p text:style-name="P5">Paràmetres</text:p>
          </table:table-cell>
          <table:table-cell table:style-name="Taula94.B3" office:value-type="string">
            <text:p text:style-name="P4">Camp</text:p>
          </table:table-cell>
          <table:table-cell table:style-name="Taula94.C3" office:value-type="string">
            <text:p text:style-name="P4">Tipus</text:p>
          </table:table-cell>
          <table:table-cell table:style-name="Taula94.B3" office:value-type="string">
            <text:p text:style-name="P4">Descripció</text:p>
          </table:table-cell>
        </table:table-row>
        <table:table-row table:style-name="TableLine427984336">
          <table:covered-table-cell table:style-name="Taula94.A3"/>
          <table:table-cell table:style-name="Taula94.B4" office:value-type="string">
            <text:p text:style-name="P4">identificador</text:p>
          </table:table-cell>
          <table:table-cell table:style-name="Taula94.C4" office:value-type="string">
            <text:p text:style-name="P1">String </text:p>
          </table:table-cell>
          <table:table-cell table:style-name="Taula94.D4" office:value-type="string">
            <text:p text:style-name="P1">Identificador de l’expedient</text:p>
          </table:table-cell>
        </table:table-row>
        <table:table-row table:style-name="TableLine492624784">
          <table:table-cell table:style-name="Taula94.A6" office:value-type="string">
            <text:p text:style-name="P4">Excepcions</text:p>
          </table:table-cell>
          <table:table-cell table:style-name="Taula94.B5" office:value-type="string">
            <text:p text:style-name="P1">ArxiuException</text:p>
          </table:table-cell>
          <table:table-cell table:style-name="Taula94.C5" table:number-columns-spanned="2" office:value-type="string">
            <text:p text:style-name="P1">Si es produeix algun problema al realitzar l’operació amb l’arxiu<text:change-start text:change-id="ct608941536"/>.<text:change-end text:change-id="ct608941536"/></text:p>
          </table:table-cell>
          <table:covered-table-cell/>
        </table:table-row>
        <table:table-row table:style-name="TableLine395916976">
          <table:table-cell table:style-name="Taula94.A6" office:value-type="string">
            <text:p text:style-name="P4">Valor de retorn</text:p>
          </table:table-cell>
          <table:table-cell table:style-name="Taula94.B6" table:number-columns-spanned="3" office:value-type="string">
            <text:p text:style-name="P1">String</text:p>
          </table:table-cell>
          <table:covered-table-cell/>
          <table:covered-table-cell/>
        </table:table-row>
      </table:table>
      <text:p text:style-name="Standard"><text:change text:change-id="ct608941296"/></text:p>
      <text:h text:style-name="Heading_20_2" text:outline-level="2"><text:bookmark-start text:name="__RefHeading___Toc4768_112191102"/><text:span text:style-name="T2">documentCrear</text:span><text:bookmark-end text:name="__RefHeading___Toc4768_112191102"/><text:change text:change-id="ct608941056"/></text:h>
      <table:table table:name="Taula45" table:style-name="Taula45">
        <table:table-column table:style-name="Taula45.A"/>
        <table:table-column table:style-name="Taula45.B"/>
        <table:table-column table:style-name="Taula45.C"/>
        <table:table-column table:style-name="Taula45.D"/>
        <table:table-row table:style-name="TableLine321355248">
          <table:table-cell table:style-name="Taula45.A1" table:number-columns-spanned="4" office:value-type="string">
            <text:p text:style-name="P9"><text:span text:style-name="T4"><text:s/>M </text:span><text:s/><text:span text:style-name="T2">documentCrear</text:span></text:p>
          </table:table-cell>
          <table:covered-table-cell/>
          <table:covered-table-cell/>
          <table:covered-table-cell/>
        </table:table-row>
        <table:table-row table:style-name="TableLine593321696">
          <table:table-cell table:style-name="Taula45.A2" office:value-type="string">
            <text:p text:style-name="P4">Descripció</text:p>
          </table:table-cell>
          <table:table-cell table:style-name="Taula45.B2" table:number-columns-spanned="3" office:value-type="string">
            <text:p text:style-name="P2"><text:change text:change-id="ct608943216"/><text:change text:change-id="ct608942976"/><text:change text:change-id="ct608942736"/><text:change text:change-id="ct608942496"/><text:change text:change-id="ct608942256"/><text:change-start text:change-id="ct608937456"/>Crea un nou document.<text:change-end text:change-id="ct608937456"/></text:p>
          </table:table-cell>
          <table:covered-table-cell/>
          <table:covered-table-cell/>
        </table:table-row>
        <table:table-row table:style-name="Taula45.3">
          <table:table-cell table:style-name="Taula45.A3" table:number-rows-spanned="3" office:value-type="string">
            <text:p text:style-name="P5">Paràmetres</text:p>
          </table:table-cell>
          <table:table-cell table:style-name="Taula45.B3" office:value-type="string">
            <text:p text:style-name="P4">Camp</text:p>
          </table:table-cell>
          <table:table-cell table:style-name="Taula45.C3" office:value-type="string">
            <text:p text:style-name="P4">Tipus</text:p>
          </table:table-cell>
          <table:table-cell table:style-name="Taula45.B3" office:value-type="string">
            <text:p text:style-name="P4">Descripció</text:p>
          </table:table-cell>
        </table:table-row>
        <table:table-row table:style-name="Taula45.3">
          <table:covered-table-cell table:style-name="Taula45.A3"/>
          <table:table-cell table:style-name="Taula45.B4" office:value-type="string">
            <text:p text:style-name="P4">document</text:p>
          </table:table-cell>
          <table:table-cell table:style-name="Taula45.B4" office:value-type="string">
            <text:p text:style-name="P1">Document </text:p>
          </table:table-cell>
          <table:table-cell table:style-name="Taula45.D4" office:value-type="string">
            <text:p text:style-name="P1"><text:change text:change-id="ct608937696"/><text:change-start text:change-id="ct608937936"/>Informació per a la creació del document.<text:change-end text:change-id="ct608937936"/></text:p>
          </table:table-cell>
        </table:table-row>
        <table:table-row table:style-name="TableLine593325152">
          <table:covered-table-cell table:style-name="Taula45.A3"/>
          <table:table-cell table:style-name="Taula45.B5" office:value-type="string">
            <text:p text:style-name="P4">identificadorPare</text:p>
          </table:table-cell>
          <table:table-cell table:style-name="Taula45.C5" office:value-type="string">
            <text:p text:style-name="P1">String </text:p>
          </table:table-cell>
          <table:table-cell table:style-name="Taula45.D5" office:value-type="string">
            <text:p text:style-name="P1"><text:change text:change-id="ct608938176"/><text:change-start text:change-id="ct608940816"/>Identificador del pare (expedient o carpeta) del document.<text:change-end text:change-id="ct608940816"/></text:p>
          </table:table-cell>
        </table:table-row>
        <table:table-row table:style-name="TableLine593326304">
          <table:table-cell table:style-name="Taula45.A7" office:value-type="string">
            <text:p text:style-name="P4">Excepcions</text:p>
          </table:table-cell>
          <table:table-cell table:style-name="Taula45.B6" office:value-type="string">
            <text:p text:style-name="P1">ArxiuException</text:p>
          </table:table-cell>
          <table:table-cell table:style-name="Taula45.C6" table:number-columns-spanned="2" office:value-type="string">
            <text:p text:style-name="P1">Si es produeix algun problema al realitzar l’operació amb l’arxiu<text:change-start text:change-id="ct608943456"/>.<text:change-end text:change-id="ct608943456"/></text:p>
          </table:table-cell>
          <table:covered-table-cell/>
        </table:table-row>
        <table:table-row table:style-name="TableLine593327456">
          <table:table-cell table:style-name="Taula45.A7" office:value-type="string">
            <text:p text:style-name="P4">Valor de retorn</text:p>
          </table:table-cell>
          <table:table-cell table:style-name="Taula45.B7" table:number-columns-spanned="3" office:value-type="string">
            <text:p text:style-name="P1"><text:change text:change-id="ct608943696"/><text:change-start text:change-id="ct608943936"/>ContingutArxiu<text:change-end text:change-id="ct608943936"/></text:p>
          </table:table-cell>
          <table:covered-table-cell/>
          <table:covered-table-cell/>
        </table:table-row>
      </table:table>
      <text:h text:style-name="Heading_20_2" text:outline-level="2"><text:change text:change-id="ct608944416"/><text:change text:change-id="ct608944656"/><text:change text:change-id="ct608944896"/><text:change text:change-id="ct608945136"/><text:change text:change-id="ct608945376"/><text:change text:change-id="ct608945616"/><text:change text:change-id="ct608945856"/><text:change text:change-id="ct608946096"/><text:change text:change-id="ct608946336"/><text:change text:change-id="ct608946576"/><text:span text:style-name="T3"/></text:h>
      <text:h text:style-name="P20" text:outline-level="2"><text:bookmark-start text:name="__RefHeading___Toc4774_112191102"/><text:change text:change-id="ct608946816"/><text:change-start text:change-id="ct608947056"/>d<text:change-end text:change-id="ct608947056"/>ocumentModificar<text:bookmark-end text:name="__RefHeading___Toc4774_112191102"/></text:h>
      <table:table table:name="Taula40" table:style-name="Taula40">
        <table:table-column table:style-name="Taula40.A"/>
        <table:table-column table:style-name="Taula40.B"/>
        <table:table-column table:style-name="Taula40.C"/>
        <table:table-column table:style-name="Taula40.D"/>
        <table:table-row table:style-name="TableLine593328320">
          <table:table-cell table:style-name="Taula40.A1" table:number-columns-spanned="4" office:value-type="string">
            <text:p text:style-name="P9"><text:span text:style-name="T4"><text:s/>M </text:span><text:s/>documentModificar</text:p>
          </table:table-cell>
          <table:covered-table-cell/>
          <table:covered-table-cell/>
          <table:covered-table-cell/>
        </table:table-row>
        <table:table-row table:style-name="TableLine593329184">
          <table:table-cell table:style-name="Taula40.A2" office:value-type="string">
            <text:p text:style-name="P4">Descripció</text:p>
          </table:table-cell>
          <table:table-cell table:style-name="Taula40.B2" table:number-columns-spanned="3" office:value-type="string">
            <text:p text:style-name="P2"><text:change text:change-id="ct608949216"/><text:change-start text:change-id="ct608948976"/>Modifica un document existent<text:change-end text:change-id="ct608948976"/>.</text:p>
          </table:table-cell>
          <table:covered-table-cell/>
          <table:covered-table-cell/>
        </table:table-row>
        <table:table-row table:style-name="Taula40.3">
          <table:table-cell table:style-name="Taula40.A3" table:number-rows-spanned="2" office:value-type="string">
            <text:p text:style-name="P5">Paràmetres</text:p>
          </table:table-cell>
          <table:table-cell table:style-name="Taula40.B3" office:value-type="string">
            <text:p text:style-name="P4">Camp</text:p>
          </table:table-cell>
          <table:table-cell table:style-name="Taula40.C3" office:value-type="string">
            <text:p text:style-name="P4">Tipus</text:p>
          </table:table-cell>
          <table:table-cell table:style-name="Taula40.B3" office:value-type="string">
            <text:p text:style-name="P4">Descripció</text:p>
          </table:table-cell>
        </table:table-row>
        <table:table-row table:style-name="Taula40.3">
          <table:covered-table-cell table:style-name="Taula40.A3"/>
          <table:table-cell table:style-name="Taula40.B4" office:value-type="string">
            <text:p text:style-name="P4">document</text:p>
          </table:table-cell>
          <table:table-cell table:style-name="Taula40.B4" office:value-type="string">
            <text:p text:style-name="P1">Document</text:p>
          </table:table-cell>
          <table:table-cell table:style-name="Taula40.D4" office:value-type="string">
            <text:p text:style-name="P1"><text:change text:change-id="ct608948736"/><text:change-start text:change-id="ct608948496"/>Informació per a la modificació del document.<text:change-end text:change-id="ct608948496"/></text:p>
          </table:table-cell>
        </table:table-row>
        <table:table-row table:style-name="Taula40.3">
          <table:table-cell table:style-name="Taula40.A3" office:value-type="string">
            <text:p text:style-name="Standard"/>
          </table:table-cell>
          <table:table-cell table:style-name="Taula40.B4" office:value-type="string">
            <text:p text:style-name="P4"><text:change-start text:change-id="ct608948256"/>marcarDefinitiu<text:change-end text:change-id="ct608948256"/></text:p>
          </table:table-cell>
          <table:table-cell table:style-name="Taula40.B4" office:value-type="string">
            <text:p text:style-name="P1"><text:change-start text:change-id="ct608948016"/>boolean<text:change-end text:change-id="ct608948016"/></text:p>
          </table:table-cell>
          <table:table-cell table:style-name="Taula40.D4" office:value-type="string">
            <text:p text:style-name="P1"><text:change-start text:change-id="ct608947776"/>Indica si el document s’ha de marcar com a definitiu durant la modificació<text:change-end text:change-id="ct608947776"/><text:change-start text:change-id="ct608947536"/>. Per a marcar un document com a definitiu aquest ha d’estar firmat.<text:change-end text:change-id="ct608947536"/></text:p>
          </table:table-cell>
        </table:table-row>
        <table:table-row table:style-name="TableLine593332928">
          <table:table-cell table:style-name="Taula40.A7" office:value-type="string">
            <text:p text:style-name="P4">Excepcions</text:p>
          </table:table-cell>
          <table:table-cell table:style-name="Taula40.B6" office:value-type="string">
            <text:p text:style-name="P1">ArxiuException</text:p>
          </table:table-cell>
          <table:table-cell table:style-name="Taula40.C6" table:number-columns-spanned="2" office:value-type="string">
            <text:p text:style-name="P1">Si es produeix algun problema al realitzar l’operació amb l’arxiu<text:change-start text:change-id="ct608947296"/>.<text:change-end text:change-id="ct608947296"/></text:p>
          </table:table-cell>
          <table:covered-table-cell/>
        </table:table-row>
        <table:table-row table:style-name="TableLine593334080">
          <table:table-cell table:style-name="Taula40.A7" office:value-type="string">
            <text:p text:style-name="P4">Valor de retorn</text:p>
          </table:table-cell>
          <table:table-cell table:style-name="Taula40.B7" table:number-columns-spanned="3" office:value-type="string">
            <text:p text:style-name="P1"><text:change text:change-id="ct608949456"/><text:change-start text:change-id="ct608949696"/>ContingutArxiu<text:change-end text:change-id="ct608949696"/></text:p>
          </table:table-cell>
          <table:covered-table-cell/>
          <table:covered-table-cell/>
        </table:table-row>
      </table:table>
      <text:p text:style-name="Text_20_body"><text:change-start text:change-id="ct608950176"/></text:p>
      <text:h text:style-name="Heading_20_2" text:outline-level="2"><text:bookmark-start text:name="__RefHeading___Toc4776_112191102"/><text:change-end text:change-id="ct608950176"/><text:span text:style-name="T2">documentEsborrar</text:span><text:bookmark-end text:name="__RefHeading___Toc4776_112191102"/><text:change text:change-id="ct608950416"/></text:h>
      <table:table table:name="Taula41" table:style-name="Taula41">
        <table:table-column table:style-name="Taula41.A"/>
        <table:table-column table:style-name="Taula41.B"/>
        <table:table-row table:style-name="TableLine593334944">
          <table:table-cell table:style-name="Taula41.A1" table:number-columns-spanned="2" office:value-type="string">
            <text:p text:style-name="P9"><text:span text:style-name="T4"><text:s/>M </text:span><text:s/>documentEsborrar</text:p>
          </table:table-cell>
          <table:covered-table-cell/>
        </table:table-row>
        <table:table-row table:style-name="TableLine593335808">
          <table:table-cell table:style-name="Taula41.A2" office:value-type="string">
            <text:p text:style-name="P4">Descripció</text:p>
          </table:table-cell>
          <table:table-cell table:style-name="Taula41.B2" office:value-type="string">
            <text:p text:style-name="P2"><text:change text:change-id="ct608952816"/><text:change-start text:change-id="ct608952576"/>Esborra un document existent.<text:change-end text:change-id="ct608952576"/></text:p>
          </table:table-cell>
        </table:table-row>
      </table:table>
      <table:table table:name="Taula30" table:style-name="Taula30">
        <table:table-column table:style-name="Taula30.A"/>
        <table:table-column table:style-name="Taula30.B"/>
        <table:table-column table:style-name="Taula30.C"/>
        <table:table-column table:style-name="Taula30.D"/>
        <table:table-row table:style-name="Taula30.1">
          <table:table-cell table:style-name="Taula30.A1" table:number-rows-spanned="2" office:value-type="string">
            <text:p text:style-name="P5">Paràmetres</text:p>
          </table:table-cell>
          <table:table-cell table:style-name="Taula30.B1" office:value-type="string">
            <text:p text:style-name="P4">Camp</text:p>
          </table:table-cell>
          <table:table-cell table:style-name="Taula30.C1" office:value-type="string">
            <text:p text:style-name="P4">Tipus</text:p>
          </table:table-cell>
          <table:table-cell table:style-name="Taula30.B1" office:value-type="string">
            <text:p text:style-name="P4">Descripció</text:p>
          </table:table-cell>
        </table:table-row>
        <table:table-row table:style-name="Taula30.1">
          <table:covered-table-cell table:style-name="Taula30.A1"/>
          <table:table-cell table:style-name="Taula30.B2" office:value-type="string">
            <text:p text:style-name="P4">identificador</text:p>
          </table:table-cell>
          <table:table-cell table:style-name="Taula30.B2" office:value-type="string">
            <text:p text:style-name="P1">String </text:p>
          </table:table-cell>
          <table:table-cell table:style-name="Taula30.D2" office:value-type="string">
            <text:p text:style-name="P1">Identificador del document<text:change-start text:change-id="ct608952336"/>.<text:change-end text:change-id="ct608952336"/></text:p>
          </table:table-cell>
        </table:table-row>
        <table:table-row table:style-name="TableLine593339552">
          <table:table-cell table:style-name="Taula30.A4" office:value-type="string">
            <text:p text:style-name="P4">Excepcions</text:p>
          </table:table-cell>
          <table:table-cell table:style-name="Taula30.B3" office:value-type="string">
            <text:p text:style-name="P1">ArxiuException</text:p>
          </table:table-cell>
          <table:table-cell table:style-name="Taula30.C3" table:number-columns-spanned="2" office:value-type="string">
            <text:p text:style-name="P1">Si es produeix algun problema al realitzar l’operació amb l’arxiu<text:change-start text:change-id="ct608952096"/>.<text:change-end text:change-id="ct608952096"/></text:p>
          </table:table-cell>
          <table:covered-table-cell/>
        </table:table-row>
        <table:table-row table:style-name="TableLine593340704">
          <table:table-cell table:style-name="Taula30.A4" office:value-type="string">
            <text:p text:style-name="P4">Valor de retorn</text:p>
          </table:table-cell>
          <table:table-cell table:style-name="Taula30.B4" table:number-columns-spanned="3" office:value-type="string">
            <text:p text:style-name="P1">(sense valor de retorn)</text:p>
          </table:table-cell>
          <table:covered-table-cell/>
          <table:covered-table-cell/>
        </table:table-row>
      </table:table>
      <text:p text:style-name="P14"/>
      <text:h text:style-name="Heading_20_2" text:outline-level="2"><text:bookmark-start text:name="__RefHeading___Toc4778_112191102"/><text:soft-page-break/><text:span text:style-name="T2">documentDetalls</text:span><text:bookmark-end text:name="__RefHeading___Toc4778_112191102"/><text:change text:change-id="ct608951856"/></text:h>
      <table:table table:name="Taula25" table:style-name="Taula25">
        <table:table-column table:style-name="Taula25.A"/>
        <table:table-column table:style-name="Taula25.B"/>
        <table:table-column table:style-name="Taula25.C"/>
        <table:table-column table:style-name="Taula25.D"/>
        <table:table-row table:style-name="TableLine593341568">
          <table:table-cell table:style-name="Taula25.A1" table:number-columns-spanned="4" office:value-type="string">
            <text:p text:style-name="P9"><text:span text:style-name="T4"><text:s/>M </text:span><text:s/>documentDetalls</text:p>
          </table:table-cell>
          <table:covered-table-cell/>
          <table:covered-table-cell/>
          <table:covered-table-cell/>
        </table:table-row>
        <table:table-row table:style-name="TableLine593342432">
          <table:table-cell table:style-name="Taula25.A2" office:value-type="string">
            <text:p text:style-name="P4">Descripció</text:p>
          </table:table-cell>
          <table:table-cell table:style-name="Taula25.B2" table:number-columns-spanned="3" office:value-type="string">
            <text:p text:style-name="P2"><text:change text:change-id="ct608953536"/><text:change-start text:change-id="ct608953296"/>Retorna la informació detallada d'un document.<text:change-end text:change-id="ct608953296"/></text:p>
          </table:table-cell>
          <table:covered-table-cell/>
          <table:covered-table-cell/>
        </table:table-row>
        <table:table-row table:style-name="Taula25.3">
          <table:table-cell table:style-name="Taula25.A3" table:number-rows-spanned="4" office:value-type="string">
            <text:p text:style-name="P5">Paràmetres</text:p>
          </table:table-cell>
          <table:table-cell table:style-name="Taula25.B3" office:value-type="string">
            <text:p text:style-name="P4">Camp</text:p>
          </table:table-cell>
          <table:table-cell table:style-name="Taula25.C3" office:value-type="string">
            <text:p text:style-name="P4">Tipus</text:p>
          </table:table-cell>
          <table:table-cell table:style-name="Taula25.B3" office:value-type="string">
            <text:p text:style-name="P4">Descripció</text:p>
          </table:table-cell>
        </table:table-row>
        <table:table-row table:style-name="Taula25.3">
          <table:covered-table-cell table:style-name="Taula25.A3"/>
          <table:table-cell table:style-name="Taula25.B4" office:value-type="string">
            <text:p text:style-name="P4">identificador</text:p>
          </table:table-cell>
          <table:table-cell table:style-name="Taula25.B4" office:value-type="string">
            <text:p text:style-name="P1">String </text:p>
          </table:table-cell>
          <table:table-cell table:style-name="Taula25.D4" office:value-type="string">
            <text:p text:style-name="P1">Identificador del document<text:change-start text:change-id="ct608953056"/>.<text:change-end text:change-id="ct608953056"/></text:p>
          </table:table-cell>
        </table:table-row>
        <table:table-row table:style-name="TableLine593345888">
          <table:covered-table-cell table:style-name="Taula25.A3"/>
          <table:table-cell table:style-name="Taula25.B6" office:value-type="string">
            <text:p text:style-name="P4">versio</text:p>
          </table:table-cell>
          <table:table-cell table:style-name="Taula25.C6" office:value-type="string">
            <text:p text:style-name="P1">String </text:p>
          </table:table-cell>
          <table:table-cell table:style-name="Taula25.D6" office:value-type="string">
            <text:p text:style-name="P1"><text:change text:change-id="ct608950656"/><text:change-start text:change-id="ct608950896"/>Versió de l'expedient (opcional). Si te el valor null es consulta la darrera versió disponible.<text:change-end text:change-id="ct608950896"/></text:p>
          </table:table-cell>
        </table:table-row>
        <table:table-row table:style-name="TableLine593347040">
          <table:covered-table-cell table:style-name="Taula25.A3"/>
          <table:table-cell table:style-name="Taula25.B6" office:value-type="string">
            <text:p text:style-name="P4">ambContingut</text:p>
          </table:table-cell>
          <table:table-cell table:style-name="Taula25.C6" office:value-type="string">
            <text:p text:style-name="P1">boolean</text:p>
          </table:table-cell>
          <table:table-cell table:style-name="Taula25.D6" office:value-type="string">
            <text:p text:style-name="P1"><text:change text:change-id="ct608951136"/><text:change-start text:change-id="ct608951376"/>Indica si s'ha de retornar també el contingut del document.<text:change-end text:change-id="ct608951376"/></text:p>
          </table:table-cell>
        </table:table-row>
        <table:table-row table:style-name="TableLine593347328">
          <table:table-cell table:style-name="Taula25.A7" office:value-type="string">
            <text:p text:style-name="P4">Excepcions</text:p>
          </table:table-cell>
          <table:table-cell table:style-name="Taula25.B7" office:value-type="string">
            <text:p text:style-name="P1">ArxiuException</text:p>
          </table:table-cell>
          <table:table-cell table:style-name="Taula25.C7" table:number-columns-spanned="2" office:value-type="string">
            <text:p text:style-name="P1">Si es produeix algun problema al realitzar l’operació amb l’arxiu<text:change-start text:change-id="ct608951616"/>.<text:change-end text:change-id="ct608951616"/></text:p>
          </table:table-cell>
          <table:covered-table-cell/>
        </table:table-row>
      </table:table>
      <table:table table:name="Taula31" table:style-name="Taula31">
        <table:table-column table:style-name="Taula31.A"/>
        <table:table-column table:style-name="Taula31.B"/>
        <table:table-row table:style-name="TableLine593348480">
          <table:table-cell table:style-name="Taula31.A1" office:value-type="string">
            <text:p text:style-name="P4">Valor de retorn</text:p>
          </table:table-cell>
          <table:table-cell table:style-name="Taula31.B1" office:value-type="string">
            <text:p text:style-name="P1">Document</text:p>
          </table:table-cell>
        </table:table-row>
      </table:table>
      <text:p text:style-name="Standard"/>
      <text:h text:style-name="Heading_20_2" text:outline-level="2"><text:bookmark-start text:name="__RefHeading___Toc4780_112191102"/><text:span text:style-name="T2">documentConsulta</text:span><text:bookmark-end text:name="__RefHeading___Toc4780_112191102"/><text:change text:change-id="ct608954016"/></text:h>
      <table:table table:name="Taula57" table:style-name="Taula57">
        <table:table-column table:style-name="Taula57.A"/>
        <table:table-column table:style-name="Taula57.B"/>
        <table:table-column table:style-name="Taula57.C"/>
        <table:table-column table:style-name="Taula57.D"/>
        <table:table-row table:style-name="TableLine593349920">
          <table:table-cell table:style-name="Taula57.A1" table:number-columns-spanned="4" office:value-type="string">
            <text:p text:style-name="P9"><text:span text:style-name="T4"><text:s/>M </text:span><text:s/>documentConsulta</text:p>
          </table:table-cell>
          <table:covered-table-cell/>
          <table:covered-table-cell/>
          <table:covered-table-cell/>
        </table:table-row>
        <table:table-row table:style-name="TableLine593350784">
          <table:table-cell table:style-name="Taula57.A2" office:value-type="string">
            <text:p text:style-name="P4">Descripció</text:p>
          </table:table-cell>
          <table:table-cell table:style-name="Taula57.B2" table:number-columns-spanned="3" office:value-type="string">
            <text:p text:style-name="P2"><text:change text:change-id="ct608956416"/><text:change-start text:change-id="ct608956176"/>Realitza una consulta de documents.<text:change-end text:change-id="ct608956176"/></text:p>
          </table:table-cell>
          <table:covered-table-cell/>
          <table:covered-table-cell/>
        </table:table-row>
        <table:table-row table:style-name="Taula57.3">
          <table:table-cell table:style-name="Taula57.A3" table:number-rows-spanned="4" office:value-type="string">
            <text:p text:style-name="P5">Paràmetres</text:p>
          </table:table-cell>
          <table:table-cell table:style-name="Taula57.B3" office:value-type="string">
            <text:p text:style-name="P4">Camp</text:p>
          </table:table-cell>
          <table:table-cell table:style-name="Taula57.C3" office:value-type="string">
            <text:p text:style-name="P4">Tipus</text:p>
          </table:table-cell>
          <table:table-cell table:style-name="Taula57.B3" office:value-type="string">
            <text:p text:style-name="P4">Descripció</text:p>
          </table:table-cell>
        </table:table-row>
        <table:table-row table:style-name="Taula57.3">
          <table:covered-table-cell table:style-name="Taula57.A3"/>
          <table:table-cell table:style-name="Taula57.B4" office:value-type="string">
            <text:p text:style-name="P4">filtres</text:p>
          </table:table-cell>
          <table:table-cell table:style-name="Taula57.B4" office:value-type="string">
            <text:p text:style-name="P1">List&lt;ConsultaFiltre&gt;</text:p>
          </table:table-cell>
          <table:table-cell table:style-name="Taula57.D4" office:value-type="string">
            <text:p text:style-name="P1">Filtres a aplicar per a la realització de la consulta</text:p>
          </table:table-cell>
        </table:table-row>
        <table:table-row table:style-name="TableLine593354240">
          <table:covered-table-cell table:style-name="Taula57.A3"/>
          <table:table-cell table:style-name="Taula57.B6" office:value-type="string">
            <text:p text:style-name="P4">pagina</text:p>
          </table:table-cell>
          <table:table-cell table:style-name="Taula57.C6" office:value-type="string">
            <text:p text:style-name="P1">int </text:p>
          </table:table-cell>
          <table:table-cell table:style-name="Taula57.D6" office:value-type="string">
            <text:p text:style-name="P1">Número de pàgina que es vol obtenir. Null si no es vol realitzar la consulta amb paginació</text:p>
          </table:table-cell>
        </table:table-row>
        <table:table-row table:style-name="TableLine593355392">
          <table:covered-table-cell table:style-name="Taula57.A3"/>
          <table:table-cell table:style-name="Taula57.B6" office:value-type="string">
            <text:p text:style-name="P4">itemsPerPagina</text:p>
          </table:table-cell>
          <table:table-cell table:style-name="Taula57.C6" office:value-type="string">
            <text:p text:style-name="P1">int</text:p>
          </table:table-cell>
          <table:table-cell table:style-name="Taula57.D6" office:value-type="string">
            <text:p text:style-name="P1">Número de elements per pàgina. Null si no es vol realitzar la consulta amb paginació</text:p>
          </table:table-cell>
        </table:table-row>
        <table:table-row table:style-name="TableLine593355680">
          <table:table-cell table:style-name="Taula57.A8" office:value-type="string">
            <text:p text:style-name="P4">Excepcions</text:p>
          </table:table-cell>
          <table:table-cell table:style-name="Taula57.B7" office:value-type="string">
            <text:p text:style-name="P1">ArxiuException</text:p>
          </table:table-cell>
          <table:table-cell table:style-name="Taula57.C7" table:number-columns-spanned="2" office:value-type="string">
            <text:p text:style-name="P1">Si es produeix algun problema al realitzar l’operació amb l’arxiu<text:change-start text:change-id="ct608955936"/>.<text:change-end text:change-id="ct608955936"/></text:p>
          </table:table-cell>
          <table:covered-table-cell/>
        </table:table-row>
        <table:table-row table:style-name="TableLine593356832">
          <table:table-cell table:style-name="Taula57.A8" office:value-type="string">
            <text:p text:style-name="P4">Valor de retorn</text:p>
          </table:table-cell>
          <table:table-cell table:style-name="Taula57.B8" table:number-columns-spanned="3" office:value-type="string">
            <text:p text:style-name="P1">ConsultaResultat</text:p>
          </table:table-cell>
          <table:covered-table-cell/>
          <table:covered-table-cell/>
        </table:table-row>
      </table:table>
      <text:p text:style-name="P14"><text:change text:change-id="ct608955456"/><text:change text:change-id="ct608955216"/><text:change-start text:change-id="ct608954976"/></text:p>
      <text:h text:style-name="Heading_20_2" text:outline-level="2"><text:bookmark-start text:name="__RefHeading___Toc7464_3993651760"/><text:change-end text:change-id="ct608954976"/><text:change text:change-id="ct608954736"/><text:change-start text:change-id="ct608954496"/><text:span text:style-name="T2">documentVersions</text:span><text:bookmark-end text:name="__RefHeading___Toc7464_3993651760"/><text:change-end text:change-id="ct608954496"/></text:h>
      <table:table table:name="Taula59" table:style-name="Taula59">
        <table:table-column table:style-name="Taula59.A"/>
        <table:table-column table:style-name="Taula59.B"/>
        <table:table-column table:style-name="Taula59.C"/>
        <table:table-column table:style-name="Taula59.D"/>
        <table:table-row table:style-name="TableLine593357696">
          <table:table-cell table:style-name="Taula59.A1" table:number-columns-spanned="4" office:value-type="string">
            <text:p text:style-name="P9"><text:span text:style-name="T4"><text:s/>M </text:span><text:s/><text:span text:style-name="T2">documentVersions</text:span></text:p>
          </table:table-cell>
          <table:covered-table-cell/>
          <table:covered-table-cell/>
          <table:covered-table-cell/>
        </table:table-row>
        <table:table-row table:style-name="TableLine593358560">
          <table:table-cell table:style-name="Taula59.A2" office:value-type="string">
            <text:p text:style-name="P4">Descripció</text:p>
          </table:table-cell>
          <table:table-cell table:style-name="Taula59.B2" table:number-columns-spanned="3" office:value-type="string">
            <text:p text:style-name="P2">Retorna les versions disponibles d’un document.</text:p>
          </table:table-cell>
          <table:covered-table-cell/>
          <table:covered-table-cell/>
        </table:table-row>
        <table:table-row table:style-name="Taula59.3">
          <table:table-cell table:style-name="Taula59.A3" table:number-rows-spanned="2" office:value-type="string">
            <text:p text:style-name="P5">Paràmetres</text:p>
          </table:table-cell>
          <table:table-cell table:style-name="Taula59.B3" office:value-type="string">
            <text:p text:style-name="P4">Camp</text:p>
          </table:table-cell>
          <table:table-cell table:style-name="Taula59.C3" office:value-type="string">
            <text:p text:style-name="P4">Tipus</text:p>
          </table:table-cell>
          <table:table-cell table:style-name="Taula59.B3" office:value-type="string">
            <text:p text:style-name="P4">Descripció</text:p>
          </table:table-cell>
        </table:table-row>
        <table:table-row table:style-name="Taula59.3">
          <table:covered-table-cell table:style-name="Taula59.A3"/>
          <table:table-cell table:style-name="Taula59.B4" office:value-type="string">
            <text:p text:style-name="P4">identificador</text:p>
          </table:table-cell>
          <table:table-cell table:style-name="Taula59.B4" office:value-type="string">
            <text:p text:style-name="P1">String </text:p>
          </table:table-cell>
          <table:table-cell table:style-name="Taula59.D4" office:value-type="string">
            <text:p text:style-name="P1">Identificador del document</text:p>
          </table:table-cell>
        </table:table-row>
        <table:table-row table:style-name="TableLine593362016">
          <table:table-cell table:style-name="Taula59.A6" office:value-type="string">
            <text:p text:style-name="P4">Excepcions</text:p>
          </table:table-cell>
          <table:table-cell table:style-name="Taula59.B5" office:value-type="string">
            <text:p text:style-name="P1">ArxiuException</text:p>
          </table:table-cell>
          <table:table-cell table:style-name="Taula59.C5" table:number-columns-spanned="2" office:value-type="string">
            <text:p text:style-name="P1">Si es produeix algun problema al realitzar l’operació amb l’arxiu<text:change-start text:change-id="ct608958576"/>.<text:change-end text:change-id="ct608958576"/></text:p>
          </table:table-cell>
          <table:covered-table-cell/>
        </table:table-row>
        <table:table-row table:style-name="TableLine593363168">
          <table:table-cell table:style-name="Taula59.A6" office:value-type="string">
            <text:p text:style-name="P4">Valor de retorn</text:p>
          </table:table-cell>
          <table:table-cell table:style-name="Taula59.B6" table:number-columns-spanned="3" office:value-type="string">
            <text:p text:style-name="P1">List&lt;<text:change text:change-id="ct608958336"/><text:change-start text:change-id="ct608958096"/>ContingutArxiu<text:change-end text:change-id="ct608958096"/>&gt;</text:p>
          </table:table-cell>
          <table:covered-table-cell/>
          <table:covered-table-cell/>
        </table:table-row>
      </table:table>
      <text:p text:style-name="Standard"><text:change text:change-id="ct608957856"/><text:change text:change-id="ct608957616"/><text:change text:change-id="ct608957376"/><text:change text:change-id="ct608957136"/><text:change text:change-id="ct608956896"/></text:p>
      <text:h text:style-name="Heading_20_2" text:outline-level="2"><text:bookmark-start text:name="__RefHeading___Toc4786_112191102"/><text:span text:style-name="T2">documentCopiar</text:span><text:bookmark-end text:name="__RefHeading___Toc4786_112191102"/><text:change text:change-id="ct608956656"/></text:h>
      <table:table table:name="Taula61" table:style-name="Taula61">
        <table:table-column table:style-name="Taula61.A"/>
        <table:table-column table:style-name="Taula61.B"/>
        <table:table-column table:style-name="Taula61.C"/>
        <table:table-column table:style-name="Taula61.D"/>
        <table:table-row table:style-name="TableLine593364032">
          <table:table-cell table:style-name="Taula61.A1" table:number-columns-spanned="4" office:value-type="string">
            <text:p text:style-name="P9"><text:span text:style-name="T4"><text:s/>M </text:span><text:s/><text:span text:style-name="T2">documentCopiar</text:span></text:p>
          </table:table-cell>
          <table:covered-table-cell/>
          <table:covered-table-cell/>
          <table:covered-table-cell/>
        </table:table-row>
        <table:table-row table:style-name="TableLine593364896">
          <table:table-cell table:style-name="Taula61.A2" office:value-type="string">
            <text:p text:style-name="P4">Descripció</text:p>
          </table:table-cell>
          <table:table-cell table:style-name="Taula61.B2" table:number-columns-spanned="3" office:value-type="string">
            <text:p text:style-name="P2"><text:change text:change-id="ct608960736"/><text:change-start text:change-id="ct608960496"/>Copia un document a una altra carpeta o expedient<text:change-end text:change-id="ct608960496"/>.</text:p>
          </table:table-cell>
          <table:covered-table-cell/>
          <table:covered-table-cell/>
        </table:table-row>
        <table:table-row table:style-name="Taula61.3">
          <table:table-cell table:style-name="Taula61.A3" table:number-rows-spanned="3" office:value-type="string">
            <text:p text:style-name="P5">Paràmetres</text:p>
          </table:table-cell>
          <table:table-cell table:style-name="Taula61.B3" office:value-type="string">
            <text:p text:style-name="P4">Camp</text:p>
          </table:table-cell>
          <table:table-cell table:style-name="Taula61.C3" office:value-type="string">
            <text:p text:style-name="P4">Tipus</text:p>
          </table:table-cell>
          <table:table-cell table:style-name="Taula61.B3" office:value-type="string">
            <text:p text:style-name="P4">Descripció</text:p>
          </table:table-cell>
        </table:table-row>
        <table:table-row table:style-name="Taula61.3">
          <table:covered-table-cell table:style-name="Taula61.A3"/>
          <table:table-cell table:style-name="Taula61.B4" office:value-type="string">
            <text:p text:style-name="P4">identificador</text:p>
          </table:table-cell>
          <table:table-cell table:style-name="Taula61.B4" office:value-type="string">
            <text:p text:style-name="P1">String </text:p>
          </table:table-cell>
          <table:table-cell table:style-name="Taula61.D4" office:value-type="string">
            <text:p text:style-name="P1">Identificador del document<text:change-start text:change-id="ct608960256"/> que es vol copiar.<text:change-end text:change-id="ct608960256"/></text:p>
          </table:table-cell>
        </table:table-row>
        <table:table-row table:style-name="TableLine593368352">
          <table:covered-table-cell table:style-name="Taula61.A3"/>
          <table:table-cell table:style-name="Taula61.B5" office:value-type="string">
            <text:p text:style-name="P4">identificadorDesti</text:p>
          </table:table-cell>
          <table:table-cell table:style-name="Taula61.C5" office:value-type="string">
            <text:p text:style-name="P1">String </text:p>
          </table:table-cell>
          <table:table-cell table:style-name="Taula61.D5" office:value-type="string">
            <text:p text:style-name="P1"><text:change text:change-id="ct608960016"/><text:change-start text:change-id="ct608959776"/>Identificador de la carpeta o expedient destí.<text:change-end text:change-id="ct608959776"/></text:p>
          </table:table-cell>
        </table:table-row>
        <table:table-row table:style-name="TableLine593369504">
          <table:table-cell table:style-name="Taula61.A7" office:value-type="string">
            <text:p text:style-name="P4">Excepcions</text:p>
          </table:table-cell>
          <table:table-cell table:style-name="Taula61.B6" office:value-type="string">
            <text:p text:style-name="P1">ArxiuException</text:p>
          </table:table-cell>
          <table:table-cell table:style-name="Taula61.C6" table:number-columns-spanned="2" office:value-type="string">
            <text:p text:style-name="P1">Si es produeix algun problema al realitzar l’operació amb l’arxiu<text:change-start text:change-id="ct608959536"/>.<text:change-end text:change-id="ct608959536"/></text:p>
          </table:table-cell>
          <table:covered-table-cell/>
        </table:table-row>
        <table:table-row table:style-name="TableLine593370656">
          <table:table-cell table:style-name="Taula61.A7" office:value-type="string">
            <text:p text:style-name="P4"><text:change-start text:change-id="ct608959296"/>Valor de retorn<text:change-end text:change-id="ct608959296"/><text:change text:change-id="ct608959056"/></text:p>
          </table:table-cell>
          <table:table-cell table:style-name="Taula61.B7" table:number-columns-spanned="3" office:value-type="string">
            <text:p text:style-name="P1"><text:change-start text:change-id="ct608958816"/>ContingutArxiu<text:change-end text:change-id="ct608958816"/><text:change text:change-id="ct608954256"/><text:change text:change-id="ct608960976"/></text:p>
          </table:table-cell>
          <table:covered-table-cell/>
          <table:covered-table-cell/>
        </table:table-row>
      </table:table>
      <text:p text:style-name="P14"><text:change-start text:change-id="ct608961456"/></text:p>
      <text:h text:style-name="Heading_20_2" text:outline-level="2"><text:bookmark-start text:name="__RefHeading___Toc4786_1121911021"/><text:change-end text:change-id="ct608961456"/><text:change text:change-id="ct608961696"/><text:change-start text:change-id="ct608961936"/><text:span text:style-name="T2">documentMoure</text:span><text:bookmark-end text:name="__RefHeading___Toc4786_1121911021"/><text:change-end text:change-id="ct608961936"/><text:change text:change-id="ct608962176"/><text:change text:change-id="ct608962416"/></text:h>
      <table:table table:name="Taula62" table:style-name="Taula62">
        <table:table-column table:style-name="Taula62.A"/>
        <table:table-column table:style-name="Taula62.B"/>
        <table:table-column table:style-name="Taula62.C"/>
        <table:table-column table:style-name="Taula62.D"/>
        <table:table-row table:style-name="TableLine593371520">
          <table:table-cell table:style-name="Taula62.A1" table:number-columns-spanned="4" office:value-type="string">
            <text:p text:style-name="P9"><text:span text:style-name="T4"><text:s/>M </text:span><text:s/><text:span text:style-name="T2">documentMoure</text:span></text:p>
          </table:table-cell>
          <table:covered-table-cell/>
          <table:covered-table-cell/>
          <table:covered-table-cell/>
        </table:table-row>
        <table:table-row table:style-name="TableLine593372384">
          <table:table-cell table:style-name="Taula62.A2" office:value-type="string">
            <text:p text:style-name="P4">Descripció</text:p>
          </table:table-cell>
          <table:table-cell table:style-name="Taula62.B2" table:number-columns-spanned="3" office:value-type="string">
            <text:p text:style-name="P2"><text:change text:change-id="ct608964816"/><text:change-start text:change-id="ct608964576"/>Mou un document a una altra carpeta o expedient<text:change-end text:change-id="ct608964576"/>.</text:p>
          </table:table-cell>
          <table:covered-table-cell/>
          <table:covered-table-cell/>
        </table:table-row>
        <table:table-row table:style-name="Taula62.3">
          <table:table-cell table:style-name="Taula62.A3" table:number-rows-spanned="3" office:value-type="string">
            <text:p text:style-name="P5">Paràmetres</text:p>
          </table:table-cell>
          <table:table-cell table:style-name="Taula62.B3" office:value-type="string">
            <text:p text:style-name="P4">Camp</text:p>
          </table:table-cell>
          <table:table-cell table:style-name="Taula62.C3" office:value-type="string">
            <text:p text:style-name="P4">Tipus</text:p>
          </table:table-cell>
          <table:table-cell table:style-name="Taula62.B3" office:value-type="string">
            <text:p text:style-name="P4">Descripció</text:p>
          </table:table-cell>
        </table:table-row>
        <table:table-row table:style-name="Taula62.3">
          <table:covered-table-cell table:style-name="Taula62.A3"/>
          <table:table-cell table:style-name="Taula62.B4" office:value-type="string">
            <text:p text:style-name="P4">identificador</text:p>
          </table:table-cell>
          <table:table-cell table:style-name="Taula62.B4" office:value-type="string">
            <text:p text:style-name="P1">String </text:p>
          </table:table-cell>
          <table:table-cell table:style-name="Taula62.D4" office:value-type="string">
            <text:p text:style-name="P1">Identificador del document<text:change-start text:change-id="ct608964336"/> que es vol moure.<text:change-end text:change-id="ct608964336"/></text:p>
          </table:table-cell>
        </table:table-row>
        <table:table-row table:style-name="TableLine593375840">
          <table:covered-table-cell table:style-name="Taula62.A3"/>
          <table:table-cell table:style-name="Taula62.B5" office:value-type="string">
            <text:p text:style-name="P4">identificadorDesti</text:p>
          </table:table-cell>
          <table:table-cell table:style-name="Taula62.C5" office:value-type="string">
            <text:p text:style-name="P1">String </text:p>
          </table:table-cell>
          <table:table-cell table:style-name="Taula62.D5" office:value-type="string">
            <text:p text:style-name="P1"><text:change text:change-id="ct608964096"/><text:change-start text:change-id="ct608963856"/>Identificador de la carpeta o expedient destí.<text:change-end text:change-id="ct608963856"/></text:p>
          </table:table-cell>
        </table:table-row>
        <table:table-row table:style-name="TableLine593376992">
          <table:table-cell table:style-name="Taula62.A7" office:value-type="string">
            <text:p text:style-name="P4">Excepcions</text:p>
          </table:table-cell>
          <table:table-cell table:style-name="Taula62.B6" office:value-type="string">
            <text:p text:style-name="P1">ArxiuException</text:p>
          </table:table-cell>
          <table:table-cell table:style-name="Taula62.C6" table:number-columns-spanned="2" office:value-type="string">
            <text:p text:style-name="P1">Si es produeix algun problema al realitzar l’operació amb l’arxiu<text:change-start text:change-id="ct608963616"/>.<text:change-end text:change-id="ct608963616"/></text:p>
          </table:table-cell>
          <table:covered-table-cell/>
        </table:table-row>
        <table:table-row table:style-name="TableLine593378144">
          <table:table-cell table:style-name="Taula62.A7" office:value-type="string">
            <text:p text:style-name="P4">Valor de retorn</text:p>
          </table:table-cell>
          <table:table-cell table:style-name="Taula62.B7" table:number-columns-spanned="3" office:value-type="string">
            <text:p text:style-name="P1">(sense valor de retorn)</text:p>
          </table:table-cell>
          <table:covered-table-cell/>
          <table:covered-table-cell/>
        </table:table-row>
      </table:table>
      <text:p text:style-name="Standard"><text:change text:change-id="ct608963136"/></text:p>
      <text:h text:style-name="Heading_20_2" text:outline-level="2"><text:bookmark-start text:name="__RefHeading___Toc4790_112191102"/><text:span text:style-name="T2">documentExportarEni</text:span><text:bookmark-end text:name="__RefHeading___Toc4790_112191102"/><text:change text:change-id="ct608962896"/></text:h>
      <table:table table:name="Taula63" table:style-name="Taula63">
        <table:table-column table:style-name="Taula63.A"/>
        <table:table-column table:style-name="Taula63.B"/>
        <table:table-column table:style-name="Taula63.C"/>
        <table:table-column table:style-name="Taula63.D"/>
        <table:table-row table:style-name="TableLine593379008">
          <table:table-cell table:style-name="Taula63.A1" table:number-columns-spanned="4" office:value-type="string">
            <text:p text:style-name="P9"><text:span text:style-name="T4"><text:s/>M </text:span><text:s/>documentExportarEni</text:p>
          </table:table-cell>
          <table:covered-table-cell/>
          <table:covered-table-cell/>
          <table:covered-table-cell/>
        </table:table-row>
        <table:table-row table:style-name="TableLine593379872">
          <table:table-cell table:style-name="Taula63.A2" office:value-type="string">
            <text:p text:style-name="P4">Descripció</text:p>
          </table:table-cell>
          <table:table-cell table:style-name="Taula63.B2" table:number-columns-spanned="3" office:value-type="string">
            <text:p text:style-name="P2"><text:change text:change-id="ct608966976"/><text:change-start text:change-id="ct608966736"/>Exporta el document en format ENI<text:change-end text:change-id="ct608966736"/>.</text:p>
          </table:table-cell>
          <table:covered-table-cell/>
          <table:covered-table-cell/>
        </table:table-row>
        <table:table-row table:style-name="Taula63.3">
          <table:table-cell table:style-name="Taula63.A3" table:number-rows-spanned="2" office:value-type="string">
            <text:p text:style-name="P5">Paràmetres</text:p>
          </table:table-cell>
          <table:table-cell table:style-name="Taula63.B3" office:value-type="string">
            <text:p text:style-name="P4">Camp</text:p>
          </table:table-cell>
          <table:table-cell table:style-name="Taula63.C3" office:value-type="string">
            <text:p text:style-name="P4">Tipus</text:p>
          </table:table-cell>
          <table:table-cell table:style-name="Taula63.B3" office:value-type="string">
            <text:p text:style-name="P4">Descripció</text:p>
          </table:table-cell>
        </table:table-row>
        <table:table-row table:style-name="Taula63.3">
          <table:covered-table-cell table:style-name="Taula63.A3"/>
          <table:table-cell table:style-name="Taula63.B4" office:value-type="string">
            <text:p text:style-name="P4">identificador</text:p>
          </table:table-cell>
          <table:table-cell table:style-name="Taula63.B4" office:value-type="string">
            <text:p text:style-name="P1">String </text:p>
          </table:table-cell>
          <table:table-cell table:style-name="Taula63.D4" office:value-type="string">
            <text:p text:style-name="P1">Identificador del document</text:p>
          </table:table-cell>
        </table:table-row>
        <table:table-row table:style-name="TableLine593383328">
          <table:table-cell table:style-name="Taula63.A6" office:value-type="string">
            <text:p text:style-name="P4">Excepcions</text:p>
          </table:table-cell>
          <table:table-cell table:style-name="Taula63.B5" office:value-type="string">
            <text:p text:style-name="P1">ArxiuException</text:p>
          </table:table-cell>
          <table:table-cell table:style-name="Taula63.C5" table:number-columns-spanned="2" office:value-type="string">
            <text:p text:style-name="P1">Si es produeix algun problema al realitzar l’operació amb l’arxiu<text:change-start text:change-id="ct608966496"/>.<text:change-end text:change-id="ct608966496"/></text:p>
          </table:table-cell>
          <table:covered-table-cell/>
        </table:table-row>
        <table:table-row table:style-name="TableLine593384480">
          <table:table-cell table:style-name="Taula63.A6" office:value-type="string">
            <text:p text:style-name="P4">Valor de retorn</text:p>
          </table:table-cell>
          <table:table-cell table:style-name="Taula63.B6" table:number-columns-spanned="3" office:value-type="string">
            <text:p text:style-name="P1">String</text:p>
          </table:table-cell>
          <table:covered-table-cell/>
          <table:covered-table-cell/>
        </table:table-row>
      </table:table>
      <text:p text:style-name="Standard"><text:change-start text:change-id="ct608966256"/></text:p>
      <text:h text:style-name="Heading_20_2" text:outline-level="2"><text:bookmark-start text:name="__RefHeading___Toc4790_1121911021"/><text:span text:style-name="T2">documentImprimible</text:span><text:bookmark-end text:name="__RefHeading___Toc4790_1121911021"/><text:change-end text:change-id="ct608966256"/></text:h>
      <table:table table:name="Taula7" table:style-name="Taula7">
        <table:table-column table:style-name="Taula7.A"/>
        <table:table-column table:style-name="Taula7.B"/>
        <table:table-column table:style-name="Taula7.C"/>
        <table:table-column table:style-name="Taula7.D"/>
        <table:table-row table:style-name="TableLine593385344">
          <table:table-cell table:style-name="Taula7.A1" table:number-columns-spanned="4" office:value-type="string">
            <text:p text:style-name="P9"><text:change-start text:change-id="ct608967936"/><text:span text:style-name="T4"><text:s/>M </text:span><text:s/>documentImprimible<text:change-end text:change-id="ct608967936"/></text:p>
          </table:table-cell>
          <table:covered-table-cell/>
          <table:covered-table-cell/>
          <table:covered-table-cell/>
        </table:table-row>
        <table:table-row table:style-name="TableLine593386208">
          <table:table-cell table:style-name="Taula7.A2" office:value-type="string">
            <text:p text:style-name="P4"><text:change-start text:change-id="ct608967696"/>Descripció<text:change-end text:change-id="ct608967696"/></text:p>
          </table:table-cell>
          <table:table-cell table:style-name="Taula7.B2" table:number-columns-spanned="3" office:value-type="string">
            <text:p text:style-name="P2"><text:change-start text:change-id="ct608967456"/>Genera la versió imprimible del document<text:change-end text:change-id="ct608967456"/><text:change-start text:change-id="ct608967216"/>.<text:change-end text:change-id="ct608967216"/></text:p>
          </table:table-cell>
          <table:covered-table-cell/>
          <table:covered-table-cell/>
        </table:table-row>
        <table:table-row table:style-name="Taula7.3">
          <table:table-cell table:style-name="Taula7.A3" table:number-rows-spanned="2" office:value-type="string">
            <text:p text:style-name="P5"><text:change-start text:change-id="ct608962656"/>Paràmetres<text:change-end text:change-id="ct608962656"/></text:p>
          </table:table-cell>
          <table:table-cell table:style-name="Taula7.B3" office:value-type="string">
            <text:p text:style-name="P4"><text:change-start text:change-id="ct608965056"/>Camp<text:change-end text:change-id="ct608965056"/></text:p>
          </table:table-cell>
          <table:table-cell table:style-name="Taula7.C3" office:value-type="string">
            <text:p text:style-name="P4"><text:change-start text:change-id="ct608965296"/>Tipus<text:change-end text:change-id="ct608965296"/></text:p>
          </table:table-cell>
          <table:table-cell table:style-name="Taula7.B3" office:value-type="string">
            <text:p text:style-name="P4"><text:change-start text:change-id="ct608965536"/>Descripció<text:change-end text:change-id="ct608965536"/></text:p>
          </table:table-cell>
        </table:table-row>
        <table:table-row table:style-name="Taula7.3">
          <table:covered-table-cell table:style-name="Taula7.A3"/>
          <table:table-cell table:style-name="Taula7.B4" office:value-type="string">
            <text:p text:style-name="P4"><text:change-start text:change-id="ct608965776"/>identificador<text:change-end text:change-id="ct608965776"/></text:p>
          </table:table-cell>
          <table:table-cell table:style-name="Taula7.B4" office:value-type="string">
            <text:p text:style-name="P1"><text:change-start text:change-id="ct608966016"/>String <text:change-end text:change-id="ct608966016"/></text:p>
          </table:table-cell>
          <table:table-cell table:style-name="Taula7.D4" office:value-type="string">
            <text:p text:style-name="P1"><text:change-start text:change-id="ct608968176"/>Identificador del document<text:change-end text:change-id="ct608968176"/></text:p>
          </table:table-cell>
        </table:table-row>
        <table:table-row table:style-name="TableLine593389664">
          <table:table-cell table:style-name="Taula7.A6" office:value-type="string">
            <text:p text:style-name="P4"><text:change-start text:change-id="ct608968416"/>Excepcions<text:change-end text:change-id="ct608968416"/></text:p>
          </table:table-cell>
          <table:table-cell table:style-name="Taula7.B5" office:value-type="string">
            <text:p text:style-name="P1"><text:change-start text:change-id="ct608968656"/>ArxiuException<text:change-end text:change-id="ct608968656"/></text:p>
          </table:table-cell>
          <table:table-cell table:style-name="Taula7.C5" table:number-columns-spanned="2" office:value-type="string">
            <text:p text:style-name="P1"><text:change-start text:change-id="ct608968896"/>Si es produeix algun problema al realitzar l’operació amb l’arxiu<text:change-end text:change-id="ct608968896"/><text:change-start text:change-id="ct608969136"/>.<text:change-end text:change-id="ct608969136"/></text:p>
          </table:table-cell>
          <table:covered-table-cell/>
        </table:table-row>
        <table:table-row table:style-name="TableLine593390816">
          <table:table-cell table:style-name="Taula7.A6" office:value-type="string">
            <text:p text:style-name="P4"><text:change-start text:change-id="ct608969376"/>Valor de retorn<text:change-end text:change-id="ct608969376"/></text:p>
          </table:table-cell>
          <table:table-cell table:style-name="Taula7.B6" table:number-columns-spanned="3" office:value-type="string">
            <text:p text:style-name="P1"><text:change-start text:change-id="ct608969616"/>DocumentContingut<text:change-end text:change-id="ct608969616"/></text:p>
          </table:table-cell>
          <table:covered-table-cell/>
          <table:covered-table-cell/>
        </table:table-row>
      </table:table>
      <text:p text:style-name="Standard"><text:change text:change-id="ct608969856"/></text:p>
      <text:h text:style-name="Heading_20_2" text:outline-level="2"><text:bookmark-start text:name="__RefHeading___Toc4792_112191102"/><text:span text:style-name="T2">carpetaCrear</text:span><text:bookmark-end text:name="__RefHeading___Toc4792_112191102"/><text:change text:change-id="ct608970096"/></text:h>
      <table:table table:name="Taula18" table:style-name="Taula18">
        <table:table-column table:style-name="Taula18.A"/>
        <table:table-column table:style-name="Taula18.B"/>
        <table:table-column table:style-name="Taula18.C"/>
        <table:table-column table:style-name="Taula18.D"/>
        <table:table-row table:style-name="TableLine593391680">
          <table:table-cell table:style-name="Taula18.A1" table:number-columns-spanned="4" office:value-type="string">
            <text:p text:style-name="P9"><text:span text:style-name="T4"><text:s/>M </text:span><text:s/>carpetaCrear</text:p>
          </table:table-cell>
          <table:covered-table-cell/>
          <table:covered-table-cell/>
          <table:covered-table-cell/>
        </table:table-row>
        <table:table-row table:style-name="TableLine593392544">
          <table:table-cell table:style-name="Taula18.A2" office:value-type="string">
            <text:p text:style-name="P4">Descripció</text:p>
          </table:table-cell>
          <table:table-cell table:style-name="Taula18.B2" table:number-columns-spanned="3" office:value-type="string">
            <text:p text:style-name="P2"><text:change text:change-id="ct608972496"/><text:change-start text:change-id="ct608972256"/>Crea una nova carpeta<text:change-end text:change-id="ct608972256"/>.</text:p>
          </table:table-cell>
          <table:covered-table-cell/>
          <table:covered-table-cell/>
        </table:table-row>
        <table:table-row table:style-name="Taula18.3">
          <table:table-cell table:style-name="Taula18.A3" table:number-rows-spanned="3" office:value-type="string">
            <text:p text:style-name="P5">Paràmetres</text:p>
          </table:table-cell>
          <table:table-cell table:style-name="Taula18.B3" office:value-type="string">
            <text:p text:style-name="P4">Camp</text:p>
          </table:table-cell>
          <table:table-cell table:style-name="Taula18.C3" office:value-type="string">
            <text:p text:style-name="P4">Tipus</text:p>
          </table:table-cell>
          <table:table-cell table:style-name="Taula18.B3" office:value-type="string">
            <text:p text:style-name="P4">Descripció</text:p>
          </table:table-cell>
        </table:table-row>
        <table:table-row table:style-name="Taula18.3">
          <table:covered-table-cell table:style-name="Taula18.A3"/>
          <table:table-cell table:style-name="Taula18.B4" office:value-type="string">
            <text:p text:style-name="P4"><text:change text:change-id="ct608972016"/><text:change-start text:change-id="ct608971776"/>carpeta<text:change-end text:change-id="ct608971776"/></text:p>
          </table:table-cell>
          <table:table-cell table:style-name="Taula18.B4" office:value-type="string">
            <text:p text:style-name="P1"><text:change text:change-id="ct608971536"/><text:change-start text:change-id="ct608971296"/>Carpeta<text:change-end text:change-id="ct608971296"/> </text:p>
          </table:table-cell>
          <table:table-cell table:style-name="Taula18.D4" office:value-type="string">
            <text:p text:style-name="P1"><text:change text:change-id="ct608971056"/><text:change-start text:change-id="ct608970816"/>Informació per a la creació de la carpeta.<text:change-end text:change-id="ct608970816"/></text:p>
          </table:table-cell>
        </table:table-row>
        <table:table-row table:style-name="TableLine593396000">
          <table:covered-table-cell table:style-name="Taula18.A3"/>
          <table:table-cell table:style-name="Taula18.B5" office:value-type="string">
            <text:p text:style-name="P4">identificadorPare</text:p>
          </table:table-cell>
          <table:table-cell table:style-name="Taula18.C5" office:value-type="string">
            <text:p text:style-name="P1">String </text:p>
          </table:table-cell>
          <table:table-cell table:style-name="Taula18.D5" office:value-type="string">
            <text:p text:style-name="P1">Identificador del contenidor on crear la carpeta</text:p>
          </table:table-cell>
        </table:table-row>
        <table:table-row table:style-name="TableLine593397152">
          <table:table-cell table:style-name="Taula18.A7" office:value-type="string">
            <text:p text:style-name="P4">Excepcions</text:p>
          </table:table-cell>
          <table:table-cell table:style-name="Taula18.B6" office:value-type="string">
            <text:p text:style-name="P1">ArxiuException</text:p>
          </table:table-cell>
          <table:table-cell table:style-name="Taula18.C6" table:number-columns-spanned="2" office:value-type="string">
            <text:p text:style-name="P1">Si es produeix algun problema al realitzar l’operació amb l’arxiu<text:change-start text:change-id="ct608970576"/>.<text:change-end text:change-id="ct608970576"/></text:p>
          </table:table-cell>
          <table:covered-table-cell/>
        </table:table-row>
        <table:table-row table:style-name="TableLine593398304">
          <table:table-cell table:style-name="Taula18.A7" office:value-type="string">
            <text:p text:style-name="P4">Valor de retorn</text:p>
          </table:table-cell>
          <table:table-cell table:style-name="Taula18.B7" table:number-columns-spanned="3" office:value-type="string">
            <text:p text:style-name="P1"><text:change text:change-id="ct608970336"/><text:change-start text:change-id="ct608972736"/>ContingutArxiu<text:change-end text:change-id="ct608972736"/></text:p>
          </table:table-cell>
          <table:covered-table-cell/>
          <table:covered-table-cell/>
        </table:table-row>
      </table:table>
      <text:p text:style-name="P14"><text:change text:change-id="ct608973216"/></text:p>
      <text:h text:style-name="P23" text:outline-level="2"><text:bookmark-start text:name="__RefHeading___Toc4794_112191102"/><text:span text:style-name="T2">carpetaModificar</text:span><text:bookmark-end text:name="__RefHeading___Toc4794_112191102"/><text:change text:change-id="ct608973456"/></text:h>
      <table:table table:name="Taula64" table:style-name="Taula64">
        <table:table-column table:style-name="Taula64.A"/>
        <table:table-column table:style-name="Taula64.B"/>
        <table:table-column table:style-name="Taula64.C"/>
        <table:table-column table:style-name="Taula64.D"/>
        <table:table-row table:style-name="TableLine593399168">
          <table:table-cell table:style-name="Taula64.A1" table:number-columns-spanned="4" office:value-type="string">
            <text:p text:style-name="P9"><text:span text:style-name="T4"><text:s/>M </text:span><text:s/>carpetaModificar</text:p>
          </table:table-cell>
          <table:covered-table-cell/>
          <table:covered-table-cell/>
          <table:covered-table-cell/>
        </table:table-row>
        <table:table-row table:style-name="TableLine593400032">
          <table:table-cell table:style-name="Taula64.A2" office:value-type="string">
            <text:p text:style-name="P4">Descripció</text:p>
          </table:table-cell>
          <table:table-cell table:style-name="Taula64.B2" table:number-columns-spanned="3" office:value-type="string">
            <text:p text:style-name="P2">Modifica una carpeta existent.</text:p>
          </table:table-cell>
          <table:covered-table-cell/>
          <table:covered-table-cell/>
        </table:table-row>
        <table:table-row table:style-name="Taula64.3">
          <table:table-cell table:style-name="Taula64.A3" table:number-rows-spanned="2" office:value-type="string">
            <text:p text:style-name="P5">Paràmetres</text:p>
          </table:table-cell>
          <table:table-cell table:style-name="Taula64.B3" office:value-type="string">
            <text:p text:style-name="P4">Camp</text:p>
          </table:table-cell>
          <table:table-cell table:style-name="Taula64.C3" office:value-type="string">
            <text:p text:style-name="P4">Tipus</text:p>
          </table:table-cell>
          <table:table-cell table:style-name="Taula64.B3" office:value-type="string">
            <text:p text:style-name="P4">Descripció</text:p>
          </table:table-cell>
        </table:table-row>
        <table:table-row table:style-name="Taula64.3">
          <table:covered-table-cell table:style-name="Taula64.A3"/>
          <table:table-cell table:style-name="Taula64.B4" office:value-type="string">
            <text:p text:style-name="P4"><text:change-start text:change-id="ct608975856"/>carpeta<text:change-end text:change-id="ct608975856"/><text:change text:change-id="ct608975616"/></text:p>
          </table:table-cell>
          <table:table-cell table:style-name="Taula64.B4" office:value-type="string">
            <text:p text:style-name="P1"><text:change-start text:change-id="ct608975376"/>Carpeta <text:change-end text:change-id="ct608975376"/><text:change text:change-id="ct608975136"/></text:p>
          </table:table-cell>
          <table:table-cell table:style-name="Taula64.D4" office:value-type="string">
            <text:p text:style-name="P1"><text:change-start text:change-id="ct608974896"/>Informació per a la creació de la carpeta.<text:change-end text:change-id="ct608974896"/><text:change text:change-id="ct608974656"/></text:p>
          </table:table-cell>
        </table:table-row>
        <table:table-row table:style-name="TableLine593403488">
          <table:table-cell table:style-name="Taula64.A6" office:value-type="string">
            <text:p text:style-name="P4">Excepcions</text:p>
          </table:table-cell>
          <table:table-cell table:style-name="Taula64.B5" office:value-type="string">
            <text:p text:style-name="P1">ArxiuException</text:p>
          </table:table-cell>
          <table:table-cell table:style-name="Taula64.C5" table:number-columns-spanned="2" office:value-type="string">
            <text:p text:style-name="P1">Si es produeix algun problema al realitzar l’operació amb l’arxiu<text:change-start text:change-id="ct608974416"/>.<text:change-end text:change-id="ct608974416"/></text:p>
          </table:table-cell>
          <table:covered-table-cell/>
        </table:table-row>
        <table:table-row table:style-name="TableLine593404640">
          <table:table-cell table:style-name="Taula64.A6" office:value-type="string">
            <text:p text:style-name="P4">Valor de retorn</text:p>
          </table:table-cell>
          <table:table-cell table:style-name="Taula64.B6" table:number-columns-spanned="3" office:value-type="string">
            <text:p text:style-name="P1"><text:change text:change-id="ct608974176"/><text:change-start text:change-id="ct608973936"/>ContingutArxiu<text:change-end text:change-id="ct608973936"/></text:p>
          </table:table-cell>
          <table:covered-table-cell/>
          <table:covered-table-cell/>
        </table:table-row>
      </table:table>
      <text:p text:style-name="Standard"><text:change text:change-id="ct608973696"/></text:p>
      <text:h text:style-name="Heading_20_2" text:outline-level="2"><text:bookmark-start text:name="__RefHeading___Toc4796_112191102"/><text:span text:style-name="T2">carpetaEsborrar</text:span><text:bookmark-end text:name="__RefHeading___Toc4796_112191102"/><text:change text:change-id="ct608976096"/></text:h>
      <table:table table:name="Taula73" table:style-name="Taula73">
        <table:table-column table:style-name="Taula73.A"/>
        <table:table-column table:style-name="Taula73.B"/>
        <table:table-column table:style-name="Taula73.C"/>
        <table:table-column table:style-name="Taula73.D"/>
        <table:table-row table:style-name="TableLine593405504">
          <table:table-cell table:style-name="Taula73.A1" table:number-columns-spanned="4" office:value-type="string">
            <text:p text:style-name="P9"><text:span text:style-name="T4"><text:s/>M </text:span><text:s/>carpetaEsborrar</text:p>
          </table:table-cell>
          <table:covered-table-cell/>
          <table:covered-table-cell/>
          <table:covered-table-cell/>
        </table:table-row>
        <table:table-row table:style-name="TableLine593406368">
          <table:table-cell table:style-name="Taula73.A2" office:value-type="string">
            <text:p text:style-name="P4">Descripció</text:p>
          </table:table-cell>
          <table:table-cell table:style-name="Taula73.B2" table:number-columns-spanned="3" office:value-type="string">
            <text:p text:style-name="P2">Esborra una carpeta existent amb tot el seu contingut.</text:p>
          </table:table-cell>
          <table:covered-table-cell/>
          <table:covered-table-cell/>
        </table:table-row>
        <table:table-row table:style-name="Taula73.3">
          <table:table-cell table:style-name="Taula73.A3" table:number-rows-spanned="2" office:value-type="string">
            <text:p text:style-name="P5">Paràmetres</text:p>
          </table:table-cell>
          <table:table-cell table:style-name="Taula73.B3" office:value-type="string">
            <text:p text:style-name="P4">Camp</text:p>
          </table:table-cell>
          <table:table-cell table:style-name="Taula73.C3" office:value-type="string">
            <text:p text:style-name="P4">Tipus</text:p>
          </table:table-cell>
          <table:table-cell table:style-name="Taula73.B3" office:value-type="string">
            <text:p text:style-name="P4">Descripció</text:p>
          </table:table-cell>
        </table:table-row>
        <table:table-row table:style-name="Taula73.3">
          <table:covered-table-cell table:style-name="Taula73.A3"/>
          <table:table-cell table:style-name="Taula73.B4" office:value-type="string">
            <text:p text:style-name="P4">identificador</text:p>
          </table:table-cell>
          <table:table-cell table:style-name="Taula73.B4" office:value-type="string">
            <text:p text:style-name="P1">String </text:p>
          </table:table-cell>
          <table:table-cell table:style-name="Taula73.D4" office:value-type="string">
            <text:p text:style-name="P1">Identificador de la carpeta</text:p>
          </table:table-cell>
        </table:table-row>
        <table:table-row table:style-name="TableLine593409824">
          <table:table-cell table:style-name="Taula73.A6" office:value-type="string">
            <text:p text:style-name="P4">Excepcions</text:p>
          </table:table-cell>
          <table:table-cell table:style-name="Taula73.B5" office:value-type="string">
            <text:p text:style-name="P1">ArxiuException</text:p>
          </table:table-cell>
          <table:table-cell table:style-name="Taula73.C5" table:number-columns-spanned="2" office:value-type="string">
            <text:p text:style-name="P1">Si es produeix algun problema al realitzar l’operació amb l’arxiu<text:change-start text:change-id="ct608978496"/>.<text:change-end text:change-id="ct608978496"/></text:p>
          </table:table-cell>
          <table:covered-table-cell/>
        </table:table-row>
        <table:table-row table:style-name="TableLine593410976">
          <table:table-cell table:style-name="Taula73.A6" office:value-type="string">
            <text:p text:style-name="P4">Valor de retorn</text:p>
          </table:table-cell>
          <table:table-cell table:style-name="Taula73.B6" table:number-columns-spanned="3" office:value-type="string">
            <text:p text:style-name="P1">(sense valor de retorn)</text:p>
          </table:table-cell>
          <table:covered-table-cell/>
          <table:covered-table-cell/>
        </table:table-row>
      </table:table>
      <text:p text:style-name="P14"><text:change text:change-id="ct608978256"/></text:p>
      <text:h text:style-name="Heading_20_2" text:outline-level="2"><text:bookmark-start text:name="__RefHeading___Toc4798_112191102"/><text:span text:style-name="T2">carpetaDetalls</text:span><text:bookmark-end text:name="__RefHeading___Toc4798_112191102"/><text:change text:change-id="ct608978016"/></text:h>
      <table:table table:name="Taula66" table:style-name="Taula66">
        <table:table-column table:style-name="Taula66.A"/>
        <table:table-column table:style-name="Taula66.B"/>
        <table:table-column table:style-name="Taula66.C"/>
        <table:table-column table:style-name="Taula66.D"/>
        <table:table-row table:style-name="TableLine593411840">
          <table:table-cell table:style-name="Taula66.A1" table:number-columns-spanned="4" office:value-type="string">
            <text:p text:style-name="P9"><text:span text:style-name="T4"><text:s/>M </text:span><text:s/>carpetaDetalls</text:p>
          </table:table-cell>
          <table:covered-table-cell/>
          <table:covered-table-cell/>
          <table:covered-table-cell/>
        </table:table-row>
        <table:table-row table:style-name="TableLine593412704">
          <table:table-cell table:style-name="Taula66.A2" office:value-type="string">
            <text:p text:style-name="P4">Descripció</text:p>
          </table:table-cell>
          <table:table-cell table:style-name="Taula66.B2" table:number-columns-spanned="3" office:value-type="string">
            <text:p text:style-name="P2"><text:change text:change-id="ct608979216"/><text:change-start text:change-id="ct608978976"/>Esborra una carpeta existent<text:change-end text:change-id="ct608978976"/>.</text:p>
          </table:table-cell>
          <table:covered-table-cell/>
          <table:covered-table-cell/>
        </table:table-row>
        <table:table-row table:style-name="Taula66.3">
          <table:table-cell table:style-name="Taula66.A3" table:number-rows-spanned="2" office:value-type="string">
            <text:p text:style-name="P5">Paràmetres</text:p>
          </table:table-cell>
          <table:table-cell table:style-name="Taula66.B3" office:value-type="string">
            <text:p text:style-name="P4">Camp</text:p>
          </table:table-cell>
          <table:table-cell table:style-name="Taula66.C3" office:value-type="string">
            <text:p text:style-name="P4">Tipus</text:p>
          </table:table-cell>
          <table:table-cell table:style-name="Taula66.B3" office:value-type="string">
            <text:p text:style-name="P4">Descripció</text:p>
          </table:table-cell>
        </table:table-row>
        <table:table-row table:style-name="Taula66.3">
          <table:covered-table-cell table:style-name="Taula66.A3"/>
          <table:table-cell table:style-name="Taula66.B4" office:value-type="string">
            <text:p text:style-name="P4">identificador</text:p>
          </table:table-cell>
          <table:table-cell table:style-name="Taula66.B4" office:value-type="string">
            <text:p text:style-name="P1">String </text:p>
          </table:table-cell>
          <table:table-cell table:style-name="Taula66.D4" office:value-type="string">
            <text:p text:style-name="P1">Identificador de la carpeta</text:p>
          </table:table-cell>
        </table:table-row>
        <table:table-row table:style-name="TableLine593416160">
          <table:table-cell table:style-name="Taula66.A6" office:value-type="string">
            <text:p text:style-name="P4">Excepcions</text:p>
          </table:table-cell>
          <table:table-cell table:style-name="Taula66.B5" office:value-type="string">
            <text:p text:style-name="P1">ArxiuException</text:p>
          </table:table-cell>
          <table:table-cell table:style-name="Taula66.C5" table:number-columns-spanned="2" office:value-type="string">
            <text:p text:style-name="P1">Si es produeix algun problema al realitzar l’operació amb l’arxiu<text:change-start text:change-id="ct608978736"/>.<text:change-end text:change-id="ct608978736"/></text:p>
          </table:table-cell>
          <table:covered-table-cell/>
        </table:table-row>
        <table:table-row table:style-name="TableLine593417312">
          <table:table-cell table:style-name="Taula66.A6" office:value-type="string">
            <text:p text:style-name="P4">Valor de retorn</text:p>
          </table:table-cell>
          <table:table-cell table:style-name="Taula66.B6" table:number-columns-spanned="3" office:value-type="string">
            <text:p text:style-name="P1">Carpeta</text:p>
          </table:table-cell>
          <table:covered-table-cell/>
          <table:covered-table-cell/>
        </table:table-row>
      </table:table>
      <text:p text:style-name="P14"><text:change-start text:change-id="ct608976336"/></text:p>
      <text:h text:style-name="Heading_20_2" text:outline-level="2"><text:bookmark-start text:name="__RefHeading___Toc7466_3993651760"/><text:span text:style-name="T2">carpeta</text:span><text:change-end text:change-id="ct608976336"/><text:change text:change-id="ct608976576"/><text:change text:change-id="ct608976816"/><text:change text:change-id="ct608977056"/><text:change-start text:change-id="ct608977296"/><text:span text:style-name="T2">Copiar</text:span><text:bookmark-end text:name="__RefHeading___Toc7466_3993651760"/><text:change-end text:change-id="ct608977296"/></text:h>
      <table:table table:name="Taula67" table:style-name="Taula67">
        <table:table-column table:style-name="Taula67.A"/>
        <table:table-column table:style-name="Taula67.B"/>
        <table:table-column table:style-name="Taula67.C"/>
        <table:table-column table:style-name="Taula67.D"/>
        <table:table-row table:style-name="TableLine593418176">
          <table:table-cell table:style-name="Taula67.A1" table:number-columns-spanned="4" office:value-type="string">
            <text:p text:style-name="P9"><text:span text:style-name="T4"><text:s/>M </text:span><text:s/><text:span text:style-name="T2">carpetaCopiar</text:span></text:p>
          </table:table-cell>
          <table:covered-table-cell/>
          <table:covered-table-cell/>
          <table:covered-table-cell/>
        </table:table-row>
        <table:table-row table:style-name="TableLine593419040">
          <table:table-cell table:style-name="Taula67.A2" office:value-type="string">
            <text:p text:style-name="P4">Descripció</text:p>
          </table:table-cell>
          <table:table-cell table:style-name="Taula67.B2" table:number-columns-spanned="3" office:value-type="string">
            <text:p text:style-name="P2"><text:change text:change-id="ct608981136"/><text:change-start text:change-id="ct608980896"/>Copia una carpeta a una altra carpeta o expedient.<text:change-end text:change-id="ct608980896"/></text:p>
          </table:table-cell>
          <table:covered-table-cell/>
          <table:covered-table-cell/>
        </table:table-row>
        <table:table-row table:style-name="Taula67.3">
          <table:table-cell table:style-name="Taula67.A3" table:number-rows-spanned="3" office:value-type="string">
            <text:p text:style-name="P5">Paràmetres</text:p>
          </table:table-cell>
          <table:table-cell table:style-name="Taula67.B3" office:value-type="string">
            <text:p text:style-name="P4">Camp</text:p>
          </table:table-cell>
          <table:table-cell table:style-name="Taula67.C3" office:value-type="string">
            <text:p text:style-name="P4">Tipus</text:p>
          </table:table-cell>
          <table:table-cell table:style-name="Taula67.B3" office:value-type="string">
            <text:p text:style-name="P4">Descripció</text:p>
          </table:table-cell>
        </table:table-row>
        <table:table-row table:style-name="Taula67.3">
          <table:covered-table-cell table:style-name="Taula67.A3"/>
          <table:table-cell table:style-name="Taula67.B4" office:value-type="string">
            <text:p text:style-name="P4">identificador</text:p>
          </table:table-cell>
          <table:table-cell table:style-name="Taula67.C4" office:value-type="string">
            <text:p text:style-name="P1">String </text:p>
          </table:table-cell>
          <table:table-cell table:style-name="Taula67.D5" office:value-type="string">
            <text:p text:style-name="P1"><text:change text:change-id="ct608980656"/><text:change-start text:change-id="ct608980416"/>Identificador de la carpeta que es vol copiar.<text:change-end text:change-id="ct608980416"/></text:p>
          </table:table-cell>
        </table:table-row>
        <table:table-row table:style-name="TableLine593422496">
          <table:covered-table-cell table:style-name="Taula67.A3"/>
          <table:table-cell table:style-name="Taula67.B5" office:value-type="string">
            <text:p text:style-name="P4">identificadorDesti</text:p>
          </table:table-cell>
          <table:table-cell table:style-name="Taula67.C5" office:value-type="string">
            <text:p text:style-name="P1">String </text:p>
          </table:table-cell>
          <table:table-cell table:style-name="Taula67.D5" office:value-type="string">
            <text:p text:style-name="P1"><text:change text:change-id="ct608980176"/><text:change-start text:change-id="ct608979936"/>Identificador de la carpeta o expedient destí.<text:change-end text:change-id="ct608979936"/></text:p>
          </table:table-cell>
        </table:table-row>
        <table:table-row table:style-name="TableLine593423360">
          <table:table-cell table:style-name="Taula67.A7" office:value-type="string">
            <text:p text:style-name="P4">Excepcions</text:p>
          </table:table-cell>
          <table:table-cell table:style-name="Taula67.B6" office:value-type="string">
            <text:p text:style-name="P1">ArxiuException</text:p>
          </table:table-cell>
          <table:table-cell table:style-name="Taula67.C6" table:number-columns-spanned="2" office:value-type="string">
            <text:p text:style-name="P1">Si es produeix algun problema al realitzar l’operació amb l’arxiu<text:change-start text:change-id="ct608979696"/>.<text:change-end text:change-id="ct608979696"/></text:p>
          </table:table-cell>
          <table:covered-table-cell/>
        </table:table-row>
        <table:table-row table:style-name="TableLine593424512">
          <table:table-cell table:style-name="Taula67.A7" office:value-type="string">
            <text:p text:style-name="P4">Valor de retorn</text:p>
          </table:table-cell>
          <table:table-cell table:style-name="Taula67.B7" table:number-columns-spanned="3" office:value-type="string">
            <text:p text:style-name="P1"><text:change text:change-id="ct608979456"/><text:change text:change-id="ct608977776"/><text:change-start text:change-id="ct608977536"/>ContingutArxiu<text:change-end text:change-id="ct608977536"/></text:p>
          </table:table-cell>
          <table:covered-table-cell/>
          <table:covered-table-cell/>
        </table:table-row>
      </table:table>
      <text:p text:style-name="Standard"/>
      <text:h text:style-name="Heading_20_2" text:outline-level="2"><text:bookmark-start text:name="__RefHeading___Toc4910_112191102"/><text:soft-page-break/><text:span text:style-name="T2">carpetaMoure</text:span><text:bookmark-end text:name="__RefHeading___Toc4910_112191102"/><text:change text:change-id="ct608981616"/></text:h>
      <table:table table:name="Taula68" table:style-name="Taula68">
        <table:table-column table:style-name="Taula68.A"/>
        <table:table-column table:style-name="Taula68.B"/>
        <table:table-column table:style-name="Taula68.C"/>
        <table:table-column table:style-name="Taula68.D"/>
        <table:table-row table:style-name="TableLine593425376">
          <table:table-cell table:style-name="Taula68.A1" table:number-columns-spanned="4" office:value-type="string">
            <text:p text:style-name="P9"><text:span text:style-name="T4"><text:s/>M </text:span><text:s/><text:span text:style-name="T2">carpetaMoure</text:span></text:p>
          </table:table-cell>
          <table:covered-table-cell/>
          <table:covered-table-cell/>
          <table:covered-table-cell/>
        </table:table-row>
        <table:table-row table:style-name="TableLine593426240">
          <table:table-cell table:style-name="Taula68.A2" office:value-type="string">
            <text:p text:style-name="P4">Descripció</text:p>
          </table:table-cell>
          <table:table-cell table:style-name="Taula68.B2" table:number-columns-spanned="3" office:value-type="string">
            <text:p text:style-name="P2"><text:change text:change-id="ct608984016"/><text:change-start text:change-id="ct608983776"/>Mou una carpeta a una altra carpeta o expedient.<text:change-end text:change-id="ct608983776"/></text:p>
          </table:table-cell>
          <table:covered-table-cell/>
          <table:covered-table-cell/>
        </table:table-row>
        <table:table-row table:style-name="Taula68.3">
          <table:table-cell table:style-name="Taula68.A3" table:number-rows-spanned="3" office:value-type="string">
            <text:p text:style-name="P5">Paràmetres</text:p>
          </table:table-cell>
          <table:table-cell table:style-name="Taula68.B3" office:value-type="string">
            <text:p text:style-name="P4">Camp</text:p>
          </table:table-cell>
          <table:table-cell table:style-name="Taula68.C3" office:value-type="string">
            <text:p text:style-name="P4">Tipus</text:p>
          </table:table-cell>
          <table:table-cell table:style-name="Taula68.B3" office:value-type="string">
            <text:p text:style-name="P4">Descripció</text:p>
          </table:table-cell>
        </table:table-row>
        <table:table-row table:style-name="Taula68.3">
          <table:covered-table-cell table:style-name="Taula68.A3"/>
          <table:table-cell table:style-name="Taula68.B4" office:value-type="string">
            <text:p text:style-name="P4">identificador</text:p>
          </table:table-cell>
          <table:table-cell table:style-name="Taula68.B4" office:value-type="string">
            <text:p text:style-name="P1">String </text:p>
          </table:table-cell>
          <table:table-cell table:style-name="Taula68.D4" office:value-type="string">
            <text:p text:style-name="P1"><text:change text:change-id="ct608983536"/><text:change-start text:change-id="ct608983296"/>Identificador de la carpeta que es vol moure.<text:change-end text:change-id="ct608983296"/></text:p>
          </table:table-cell>
        </table:table-row>
        <table:table-row table:style-name="TableLine593429696">
          <table:covered-table-cell table:style-name="Taula68.A3"/>
          <table:table-cell table:style-name="Taula68.B5" office:value-type="string">
            <text:p text:style-name="P4">identificadorDesti</text:p>
          </table:table-cell>
          <table:table-cell table:style-name="Taula68.C5" office:value-type="string">
            <text:p text:style-name="P1">String </text:p>
          </table:table-cell>
          <table:table-cell table:style-name="Taula68.D5" office:value-type="string">
            <text:p text:style-name="P1"><text:change text:change-id="ct608983056"/><text:change-start text:change-id="ct608982816"/>Identificador de la carpeta o expedient destí.<text:change-end text:change-id="ct608982816"/></text:p>
          </table:table-cell>
        </table:table-row>
        <table:table-row table:style-name="TableLine593430848">
          <table:table-cell table:style-name="Taula68.A7" office:value-type="string">
            <text:p text:style-name="P4">Excepcions</text:p>
          </table:table-cell>
          <table:table-cell table:style-name="Taula68.B6" office:value-type="string">
            <text:p text:style-name="P1">ArxiuException</text:p>
          </table:table-cell>
          <table:table-cell table:style-name="Taula68.C6" table:number-columns-spanned="2" office:value-type="string">
            <text:p text:style-name="P1">Si es produeix algun problema al realitzar l’operació amb l’arxiu<text:change-start text:change-id="ct608982576"/>.<text:change-end text:change-id="ct608982576"/></text:p>
          </table:table-cell>
          <table:covered-table-cell/>
        </table:table-row>
        <table:table-row table:style-name="TableLine593432000">
          <table:table-cell table:style-name="Taula68.A7" office:value-type="string">
            <text:p text:style-name="P4">Valor de retorn</text:p>
          </table:table-cell>
          <table:table-cell table:style-name="Taula68.B7" table:number-columns-spanned="3" office:value-type="string">
            <text:p text:style-name="P1">(sense valor de retorn)</text:p>
          </table:table-cell>
          <table:covered-table-cell/>
          <table:covered-table-cell/>
        </table:table-row>
      </table:table>
      <text:p text:style-name="P27"><text:change text:change-id="ct60898209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19T12:39:20.258785457</meta:creation-date>
    <dc:date>2023-09-05T10:19:13.162000000</dc:date>
    <meta:editing-duration>P5DT23H32M19S</meta:editing-duration>
    <meta:editing-cycles>240</meta:editing-cycles>
    <meta:generator>LibreOffice/7.3.5.2$Windows_X86_64 LibreOffice_project/184fe81b8c8c30d8b5082578aee2fed2ea847c01</meta:generator>
    <meta:printed-by>sion </meta:printed-by>
    <meta:print-date>2017-07-11T16:22:34.486007980</meta:print-date>
    <dc:creator>Daniel Moreno Linares</dc:creator>
    <meta:document-statistic meta:table-count="67" meta:image-count="0" meta:object-count="0" meta:page-count="21" meta:paragraph-count="1220" meta:word-count="2788" meta:character-count="19138" meta:non-whitespace-character-count="17450"/>
  </office:meta>
</office:document-meta>
</file>